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_3" table:style-name="ta1">
        <table:shapes>
          <draw:frame draw:z-index="0" draw:style-name="gr1" draw:text-style-name="P1" svg:width="30.26cm" svg:height="12.457cm" svg:x="2.229cm" svg:y="0.16cm">
            <draw:object draw:notify-on-update-of-ranges="2_3.B1:2_3.B1 2_3.B700:2_3.B1100 2_3.F1:2_3.F1 2_3.F700:2_3.F1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easur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NIS_2/3</text:p>
          </table:table-cell>
          <table:table-cell office:value-type="string" calcext:value-type="string">
            <text:p>NIS_1.5/3</text:p>
          </table:table-cell>
          <table:table-cell office:value-type="string" calcext:value-type="string">
            <text:p>NIS 1.5/2.5</text:p>
          </table:table-cell>
          <table:table-cell office:value-type="string" calcext:value-type="string">
            <text:p>NIS_30/30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117.142" calcext:value-type="float">
            <text:p>117.1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181.479" calcext:value-type="float">
            <text:p>181.47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table:number-columns-repeated="4" office:value-type="float" office:value="29.3836" calcext:value-type="float">
            <text:p>29.38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table:number-columns-repeated="3" office:value-type="float" office:value="1.10291" calcext:value-type="float">
            <text:p>1.10291</text:p>
          </table:table-cell>
          <table:table-cell office:value-type="float" office:value="1.10278" calcext:value-type="float">
            <text:p>1.1027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2.6035" calcext:value-type="float">
            <text:p>22.6035</text:p>
          </table:table-cell>
          <table:table-cell office:value-type="float" office:value="22.7379" calcext:value-type="float">
            <text:p>22.7379</text:p>
          </table:table-cell>
          <table:table-cell office:value-type="float" office:value="22.738" calcext:value-type="float">
            <text:p>22.738</text:p>
          </table:table-cell>
          <table:table-cell office:value-type="float" office:value="6.76969" calcext:value-type="float">
            <text:p>6.769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8146" calcext:value-type="float">
            <text:p>1.48146</text:p>
          </table:table-cell>
          <table:table-cell table:number-columns-repeated="2" office:value-type="float" office:value="1.48147" calcext:value-type="float">
            <text:p>1.48147</text:p>
          </table:table-cell>
          <table:table-cell office:value-type="float" office:value="1.47791" calcext:value-type="float">
            <text:p>1.477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8.9931" calcext:value-type="float">
            <text:p>38.9931</text:p>
          </table:table-cell>
          <table:table-cell office:value-type="float" office:value="39.3625" calcext:value-type="float">
            <text:p>39.3625</text:p>
          </table:table-cell>
          <table:table-cell office:value-type="float" office:value="39.3626" calcext:value-type="float">
            <text:p>39.3626</text:p>
          </table:table-cell>
          <table:table-cell office:value-type="float" office:value="7.38402" calcext:value-type="float">
            <text:p>7.384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96833" calcext:value-type="float">
            <text:p>0.896833</text:p>
          </table:table-cell>
          <table:table-cell table:number-columns-repeated="2" office:value-type="float" office:value="0.896835" calcext:value-type="float">
            <text:p>0.896835</text:p>
          </table:table-cell>
          <table:table-cell office:value-type="float" office:value="0.895902" calcext:value-type="float">
            <text:p>0.8959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9327" calcext:value-type="float">
            <text:p>1.89327</text:p>
          </table:table-cell>
          <table:table-cell table:number-columns-repeated="2" office:value-type="float" office:value="1.90021" calcext:value-type="float">
            <text:p>1.90021</text:p>
          </table:table-cell>
          <table:table-cell office:value-type="float" office:value="1.45386" calcext:value-type="float">
            <text:p>1.453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2771" calcext:value-type="float">
            <text:p>1.32771</text:p>
          </table:table-cell>
          <table:table-cell table:number-columns-repeated="2" office:value-type="float" office:value="1.3307" calcext:value-type="float">
            <text:p>1.3307</text:p>
          </table:table-cell>
          <table:table-cell office:value-type="float" office:value="0.819461" calcext:value-type="float">
            <text:p>0.8194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1.2438" calcext:value-type="float">
            <text:p>11.2438</text:p>
          </table:table-cell>
          <table:table-cell office:value-type="float" office:value="11.5909" calcext:value-type="float">
            <text:p>11.5909</text:p>
          </table:table-cell>
          <table:table-cell office:value-type="float" office:value="11.5912" calcext:value-type="float">
            <text:p>11.5912</text:p>
          </table:table-cell>
          <table:table-cell office:value-type="float" office:value="1.05096" calcext:value-type="float">
            <text:p>1.050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646" calcext:value-type="float">
            <text:p>3.0646</text:p>
          </table:table-cell>
          <table:table-cell office:value-type="float" office:value="3.08227" calcext:value-type="float">
            <text:p>3.08227</text:p>
          </table:table-cell>
          <table:table-cell office:value-type="float" office:value="3.08226" calcext:value-type="float">
            <text:p>3.08226</text:p>
          </table:table-cell>
          <table:table-cell office:value-type="float" office:value="1.79849" calcext:value-type="float">
            <text:p>1.798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5.8293" calcext:value-type="float">
            <text:p>15.8293</text:p>
          </table:table-cell>
          <table:table-cell office:value-type="float" office:value="16.2182" calcext:value-type="float">
            <text:p>16.2182</text:p>
          </table:table-cell>
          <table:table-cell office:value-type="float" office:value="16.2189" calcext:value-type="float">
            <text:p>16.2189</text:p>
          </table:table-cell>
          <table:table-cell office:value-type="float" office:value="2.81058" calcext:value-type="float">
            <text:p>2.810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08518" calcext:value-type="float">
            <text:p>0.508518</text:p>
          </table:table-cell>
          <table:table-cell table:number-columns-repeated="2" office:value-type="float" office:value="0.50796" calcext:value-type="float">
            <text:p>0.50796</text:p>
          </table:table-cell>
          <table:table-cell office:value-type="float" office:value="0.540674" calcext:value-type="float">
            <text:p>0.5406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228" calcext:value-type="float">
            <text:p>2.3228</text:p>
          </table:table-cell>
          <table:table-cell table:number-columns-repeated="2" office:value-type="float" office:value="2.32356" calcext:value-type="float">
            <text:p>2.32356</text:p>
          </table:table-cell>
          <table:table-cell office:value-type="float" office:value="2.33095" calcext:value-type="float">
            <text:p>2.330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9502" calcext:value-type="float">
            <text:p>1.69502</text:p>
          </table:table-cell>
          <table:table-cell table:number-columns-repeated="2" office:value-type="float" office:value="1.70609" calcext:value-type="float">
            <text:p>1.70609</text:p>
          </table:table-cell>
          <table:table-cell office:value-type="float" office:value="0.951015" calcext:value-type="float">
            <text:p>0.9510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5.8328" calcext:value-type="float">
            <text:p>15.8328</text:p>
          </table:table-cell>
          <table:table-cell office:value-type="float" office:value="16.8597" calcext:value-type="float">
            <text:p>16.8597</text:p>
          </table:table-cell>
          <table:table-cell office:value-type="float" office:value="16.8602" calcext:value-type="float">
            <text:p>16.8602</text:p>
          </table:table-cell>
          <table:table-cell office:value-type="float" office:value="0.436677" calcext:value-type="float">
            <text:p>0.4366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93392" calcext:value-type="float">
            <text:p>0.493392</text:p>
          </table:table-cell>
          <table:table-cell office:value-type="float" office:value="0.495849" calcext:value-type="float">
            <text:p>0.495849</text:p>
          </table:table-cell>
          <table:table-cell office:value-type="float" office:value="0.495847" calcext:value-type="float">
            <text:p>0.495847</text:p>
          </table:table-cell>
          <table:table-cell office:value-type="float" office:value="0.539906" calcext:value-type="float">
            <text:p>0.5399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9.3322" calcext:value-type="float">
            <text:p>19.3322</text:p>
          </table:table-cell>
          <table:table-cell office:value-type="float" office:value="19.3361" calcext:value-type="float">
            <text:p>19.3361</text:p>
          </table:table-cell>
          <table:table-cell office:value-type="float" office:value="0.222309" calcext:value-type="float">
            <text:p>0.2223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307" calcext:value-type="float">
            <text:p>1.0307</text:p>
          </table:table-cell>
          <table:table-cell table:number-columns-repeated="2" office:value-type="float" office:value="1.03161" calcext:value-type="float">
            <text:p>1.03161</text:p>
          </table:table-cell>
          <table:table-cell office:value-type="float" office:value="1.00345" calcext:value-type="float">
            <text:p>1.003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43926" calcext:value-type="float">
            <text:p>3.43926</text:p>
          </table:table-cell>
          <table:table-cell office:value-type="float" office:value="3.52357" calcext:value-type="float">
            <text:p>3.52357</text:p>
          </table:table-cell>
          <table:table-cell office:value-type="float" office:value="3.52353" calcext:value-type="float">
            <text:p>3.52353</text:p>
          </table:table-cell>
          <table:table-cell office:value-type="float" office:value="1.31948" calcext:value-type="float">
            <text:p>1.319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59987" calcext:value-type="float">
            <text:p>2.59987</text:p>
          </table:table-cell>
          <table:table-cell office:value-type="float" office:value="2.63875" calcext:value-type="float">
            <text:p>2.63875</text:p>
          </table:table-cell>
          <table:table-cell office:value-type="float" office:value="2.63841" calcext:value-type="float">
            <text:p>2.63841</text:p>
          </table:table-cell>
          <table:table-cell office:value-type="float" office:value="0.738446" calcext:value-type="float">
            <text:p>0.7384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30621" calcext:value-type="float">
            <text:p>9.30621</text:p>
          </table:table-cell>
          <table:table-cell office:value-type="float" office:value="10.471" calcext:value-type="float">
            <text:p>10.471</text:p>
          </table:table-cell>
          <table:table-cell office:value-type="float" office:value="10.4701" calcext:value-type="float">
            <text:p>10.4701</text:p>
          </table:table-cell>
          <table:table-cell office:value-type="float" office:value="0.397381" calcext:value-type="float">
            <text:p>0.39738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4243" calcext:value-type="float">
            <text:p>1.04243</text:p>
          </table:table-cell>
          <table:table-cell office:value-type="float" office:value="1.07291" calcext:value-type="float">
            <text:p>1.07291</text:p>
          </table:table-cell>
          <table:table-cell office:value-type="float" office:value="1.07272" calcext:value-type="float">
            <text:p>1.07272</text:p>
          </table:table-cell>
          <table:table-cell office:value-type="float" office:value="0.0253974" calcext:value-type="float">
            <text:p>0.02539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6.8816" calcext:value-type="float">
            <text:p>16.8816</text:p>
          </table:table-cell>
          <table:table-cell office:value-type="float" office:value="18.8941" calcext:value-type="float">
            <text:p>18.8941</text:p>
          </table:table-cell>
          <table:table-cell office:value-type="float" office:value="18.8963" calcext:value-type="float">
            <text:p>18.8963</text:p>
          </table:table-cell>
          <table:table-cell office:value-type="float" office:value="0.015887" calcext:value-type="float">
            <text:p>0.0158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07007" calcext:value-type="float">
            <text:p>0.607007</text:p>
          </table:table-cell>
          <table:table-cell office:value-type="float" office:value="0.612772" calcext:value-type="float">
            <text:p>0.612772</text:p>
          </table:table-cell>
          <table:table-cell office:value-type="float" office:value="0.612767" calcext:value-type="float">
            <text:p>0.612767</text:p>
          </table:table-cell>
          <table:table-cell office:value-type="float" office:value="0.474776" calcext:value-type="float">
            <text:p>0.4747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3324" calcext:value-type="float">
            <text:p>2.03324</text:p>
          </table:table-cell>
          <table:table-cell office:value-type="float" office:value="2.18131" calcext:value-type="float">
            <text:p>2.18131</text:p>
          </table:table-cell>
          <table:table-cell office:value-type="float" office:value="2.18118" calcext:value-type="float">
            <text:p>2.18118</text:p>
          </table:table-cell>
          <table:table-cell office:value-type="float" office:value="0.502002" calcext:value-type="float">
            <text:p>0.5020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18038" calcext:value-type="float">
            <text:p>0.318038</text:p>
          </table:table-cell>
          <table:table-cell office:value-type="float" office:value="0.344889" calcext:value-type="float">
            <text:p>0.344889</text:p>
          </table:table-cell>
          <table:table-cell office:value-type="float" office:value="0.344841" calcext:value-type="float">
            <text:p>0.344841</text:p>
          </table:table-cell>
          <table:table-cell office:value-type="float" office:value="0.829055" calcext:value-type="float">
            <text:p>0.8290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10868" calcext:value-type="float">
            <text:p>6.10868</text:p>
          </table:table-cell>
          <table:table-cell office:value-type="float" office:value="6.84434" calcext:value-type="float">
            <text:p>6.84434</text:p>
          </table:table-cell>
          <table:table-cell office:value-type="float" office:value="6.84269" calcext:value-type="float">
            <text:p>6.84269</text:p>
          </table:table-cell>
          <table:table-cell office:value-type="float" office:value="3.02188" calcext:value-type="float">
            <text:p>3.021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3538" calcext:value-type="float">
            <text:p>4.73538</text:p>
          </table:table-cell>
          <table:table-cell office:value-type="float" office:value="4.79187" calcext:value-type="float">
            <text:p>4.79187</text:p>
          </table:table-cell>
          <table:table-cell office:value-type="float" office:value="4.79309" calcext:value-type="float">
            <text:p>4.79309</text:p>
          </table:table-cell>
          <table:table-cell office:value-type="float" office:value="1.82178" calcext:value-type="float">
            <text:p>1.8217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31907" calcext:value-type="float">
            <text:p>8.31907</text:p>
          </table:table-cell>
          <table:table-cell office:value-type="float" office:value="9.86749" calcext:value-type="float">
            <text:p>9.86749</text:p>
          </table:table-cell>
          <table:table-cell office:value-type="float" office:value="9.86432" calcext:value-type="float">
            <text:p>9.86432</text:p>
          </table:table-cell>
          <table:table-cell office:value-type="float" office:value="1.53406" calcext:value-type="float">
            <text:p>1.534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9188" calcext:value-type="float">
            <text:p>1.99188</text:p>
          </table:table-cell>
          <table:table-cell office:value-type="float" office:value="1.98884" calcext:value-type="float">
            <text:p>1.98884</text:p>
          </table:table-cell>
          <table:table-cell office:value-type="float" office:value="1.98886" calcext:value-type="float">
            <text:p>1.98886</text:p>
          </table:table-cell>
          <table:table-cell office:value-type="float" office:value="2.02805" calcext:value-type="float">
            <text:p>2.028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61596" calcext:value-type="float">
            <text:p>3.61596</text:p>
          </table:table-cell>
          <table:table-cell office:value-type="float" office:value="3.66771" calcext:value-type="float">
            <text:p>3.66771</text:p>
          </table:table-cell>
          <table:table-cell office:value-type="float" office:value="3.66761" calcext:value-type="float">
            <text:p>3.66761</text:p>
          </table:table-cell>
          <table:table-cell office:value-type="float" office:value="3.43847" calcext:value-type="float">
            <text:p>3.4384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1771" calcext:value-type="float">
            <text:p>1.11771</text:p>
          </table:table-cell>
          <table:table-cell office:value-type="float" office:value="1.18112" calcext:value-type="float">
            <text:p>1.18112</text:p>
          </table:table-cell>
          <table:table-cell office:value-type="float" office:value="1.18098" calcext:value-type="float">
            <text:p>1.18098</text:p>
          </table:table-cell>
          <table:table-cell office:value-type="float" office:value="1.13209" calcext:value-type="float">
            <text:p>1.132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10767" calcext:value-type="float">
            <text:p>3.10767</text:p>
          </table:table-cell>
          <table:table-cell office:value-type="float" office:value="3.14104" calcext:value-type="float">
            <text:p>3.14104</text:p>
          </table:table-cell>
          <table:table-cell office:value-type="float" office:value="3.14083" calcext:value-type="float">
            <text:p>3.14083</text:p>
          </table:table-cell>
          <table:table-cell office:value-type="float" office:value="2.59649" calcext:value-type="float">
            <text:p>2.596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09717" calcext:value-type="float">
            <text:p>5.09717</text:p>
          </table:table-cell>
          <table:table-cell office:value-type="float" office:value="5.22518" calcext:value-type="float">
            <text:p>5.22518</text:p>
          </table:table-cell>
          <table:table-cell office:value-type="float" office:value="5.22408" calcext:value-type="float">
            <text:p>5.22408</text:p>
          </table:table-cell>
          <table:table-cell office:value-type="float" office:value="0.614187" calcext:value-type="float">
            <text:p>0.6141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405" calcext:value-type="float">
            <text:p>2.1405</text:p>
          </table:table-cell>
          <table:table-cell office:value-type="float" office:value="2.68005" calcext:value-type="float">
            <text:p>2.68005</text:p>
          </table:table-cell>
          <table:table-cell office:value-type="float" office:value="2.67778" calcext:value-type="float">
            <text:p>2.67778</text:p>
          </table:table-cell>
          <table:table-cell office:value-type="float" office:value="0.868463" calcext:value-type="float">
            <text:p>0.8684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12873" calcext:value-type="float">
            <text:p>3.12873</text:p>
          </table:table-cell>
          <table:table-cell office:value-type="float" office:value="3.13754" calcext:value-type="float">
            <text:p>3.13754</text:p>
          </table:table-cell>
          <table:table-cell office:value-type="float" office:value="3.13763" calcext:value-type="float">
            <text:p>3.13763</text:p>
          </table:table-cell>
          <table:table-cell office:value-type="float" office:value="2.93328" calcext:value-type="float">
            <text:p>2.933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2351" calcext:value-type="float">
            <text:p>1.82351</text:p>
          </table:table-cell>
          <table:table-cell office:value-type="float" office:value="1.75542" calcext:value-type="float">
            <text:p>1.75542</text:p>
          </table:table-cell>
          <table:table-cell office:value-type="float" office:value="1.756" calcext:value-type="float">
            <text:p>1.756</text:p>
          </table:table-cell>
          <table:table-cell office:value-type="float" office:value="1.14696" calcext:value-type="float">
            <text:p>1.146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86776" calcext:value-type="float">
            <text:p>0.286776</text:p>
          </table:table-cell>
          <table:table-cell office:value-type="float" office:value="0.271984" calcext:value-type="float">
            <text:p>0.271984</text:p>
          </table:table-cell>
          <table:table-cell office:value-type="float" office:value="0.272272" calcext:value-type="float">
            <text:p>0.272272</text:p>
          </table:table-cell>
          <table:table-cell office:value-type="float" office:value="0.280227" calcext:value-type="float">
            <text:p>0.2802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7977" calcext:value-type="float">
            <text:p>1.07977</text:p>
          </table:table-cell>
          <table:table-cell office:value-type="float" office:value="1.48049" calcext:value-type="float">
            <text:p>1.48049</text:p>
          </table:table-cell>
          <table:table-cell office:value-type="float" office:value="1.47761" calcext:value-type="float">
            <text:p>1.47761</text:p>
          </table:table-cell>
          <table:table-cell office:value-type="float" office:value="0.178711" calcext:value-type="float">
            <text:p>0.1787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4772" calcext:value-type="float">
            <text:p>3.44772</text:p>
          </table:table-cell>
          <table:table-cell office:value-type="float" office:value="3.692" calcext:value-type="float">
            <text:p>3.692</text:p>
          </table:table-cell>
          <table:table-cell office:value-type="float" office:value="3.69111" calcext:value-type="float">
            <text:p>3.69111</text:p>
          </table:table-cell>
          <table:table-cell office:value-type="float" office:value="2.06159" calcext:value-type="float">
            <text:p>2.061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0229" calcext:value-type="float">
            <text:p>3.20229</text:p>
          </table:table-cell>
          <table:table-cell office:value-type="float" office:value="4.13316" calcext:value-type="float">
            <text:p>4.13316</text:p>
          </table:table-cell>
          <table:table-cell office:value-type="float" office:value="4.13048" calcext:value-type="float">
            <text:p>4.13048</text:p>
          </table:table-cell>
          <table:table-cell office:value-type="float" office:value="1.11048" calcext:value-type="float">
            <text:p>1.110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17122" calcext:value-type="float">
            <text:p>0.917122</text:p>
          </table:table-cell>
          <table:table-cell office:value-type="float" office:value="0.910924" calcext:value-type="float">
            <text:p>0.910924</text:p>
          </table:table-cell>
          <table:table-cell office:value-type="float" office:value="0.911063" calcext:value-type="float">
            <text:p>0.911063</text:p>
          </table:table-cell>
          <table:table-cell office:value-type="float" office:value="0.89346" calcext:value-type="float">
            <text:p>0.893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0611" calcext:value-type="float">
            <text:p>1.20611</text:p>
          </table:table-cell>
          <table:table-cell office:value-type="float" office:value="1.22648" calcext:value-type="float">
            <text:p>1.22648</text:p>
          </table:table-cell>
          <table:table-cell office:value-type="float" office:value="1.22617" calcext:value-type="float">
            <text:p>1.22617</text:p>
          </table:table-cell>
          <table:table-cell office:value-type="float" office:value="25.3424" calcext:value-type="float">
            <text:p>25.342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3428" calcext:value-type="float">
            <text:p>2.83428</text:p>
          </table:table-cell>
          <table:table-cell office:value-type="float" office:value="2.96207" calcext:value-type="float">
            <text:p>2.96207</text:p>
          </table:table-cell>
          <table:table-cell office:value-type="float" office:value="2.96146" calcext:value-type="float">
            <text:p>2.96146</text:p>
          </table:table-cell>
          <table:table-cell office:value-type="float" office:value="2.0475" calcext:value-type="float">
            <text:p>2.04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0.1892" calcext:value-type="float">
            <text:p>10.1892</text:p>
          </table:table-cell>
          <table:table-cell office:value-type="float" office:value="11.0211" calcext:value-type="float">
            <text:p>11.0211</text:p>
          </table:table-cell>
          <table:table-cell office:value-type="float" office:value="11.015" calcext:value-type="float">
            <text:p>11.015</text:p>
          </table:table-cell>
          <table:table-cell office:value-type="float" office:value="6.27125" calcext:value-type="float">
            <text:p>6.271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0247" calcext:value-type="float">
            <text:p>3.40247</text:p>
          </table:table-cell>
          <table:table-cell office:value-type="float" office:value="3.65273" calcext:value-type="float">
            <text:p>3.65273</text:p>
          </table:table-cell>
          <table:table-cell office:value-type="float" office:value="3.649" calcext:value-type="float">
            <text:p>3.649</text:p>
          </table:table-cell>
          <table:table-cell office:value-type="float" office:value="0.351689" calcext:value-type="float">
            <text:p>0.3516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1.9161" calcext:value-type="float">
            <text:p>11.9161</text:p>
          </table:table-cell>
          <table:table-cell office:value-type="float" office:value="13.4414" calcext:value-type="float">
            <text:p>13.4414</text:p>
          </table:table-cell>
          <table:table-cell office:value-type="float" office:value="13.4435" calcext:value-type="float">
            <text:p>13.4435</text:p>
          </table:table-cell>
          <table:table-cell office:value-type="float" office:value="5.69808" calcext:value-type="float">
            <text:p>5.698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16935" calcext:value-type="float">
            <text:p>3.16935</text:p>
          </table:table-cell>
          <table:table-cell office:value-type="float" office:value="3.2041" calcext:value-type="float">
            <text:p>3.2041</text:p>
          </table:table-cell>
          <table:table-cell office:value-type="float" office:value="3.20451" calcext:value-type="float">
            <text:p>3.20451</text:p>
          </table:table-cell>
          <table:table-cell office:value-type="float" office:value="2.67622" calcext:value-type="float">
            <text:p>2.676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0.1775" calcext:value-type="float">
            <text:p>30.1775</text:p>
          </table:table-cell>
          <table:table-cell office:value-type="float" office:value="30.3525" calcext:value-type="float">
            <text:p>30.3525</text:p>
          </table:table-cell>
          <table:table-cell office:value-type="float" office:value="30.351" calcext:value-type="float">
            <text:p>30.351</text:p>
          </table:table-cell>
          <table:table-cell office:value-type="float" office:value="28.1949" calcext:value-type="float">
            <text:p>28.19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5464" calcext:value-type="float">
            <text:p>1.05464</text:p>
          </table:table-cell>
          <table:table-cell office:value-type="float" office:value="1.07505" calcext:value-type="float">
            <text:p>1.07505</text:p>
          </table:table-cell>
          <table:table-cell office:value-type="float" office:value="1.07575" calcext:value-type="float">
            <text:p>1.07575</text:p>
          </table:table-cell>
          <table:table-cell office:value-type="float" office:value="0.547669" calcext:value-type="float">
            <text:p>0.5476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4308" calcext:value-type="float">
            <text:p>1.14308</text:p>
          </table:table-cell>
          <table:table-cell office:value-type="float" office:value="1.5564" calcext:value-type="float">
            <text:p>1.5564</text:p>
          </table:table-cell>
          <table:table-cell office:value-type="float" office:value="1.55229" calcext:value-type="float">
            <text:p>1.55229</text:p>
          </table:table-cell>
          <table:table-cell office:value-type="float" office:value="0.403412" calcext:value-type="float">
            <text:p>0.4034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8183" calcext:value-type="float">
            <text:p>2.88183</text:p>
          </table:table-cell>
          <table:table-cell office:value-type="float" office:value="3.19649" calcext:value-type="float">
            <text:p>3.19649</text:p>
          </table:table-cell>
          <table:table-cell office:value-type="float" office:value="3.1917" calcext:value-type="float">
            <text:p>3.1917</text:p>
          </table:table-cell>
          <table:table-cell office:value-type="float" office:value="2.97644" calcext:value-type="float">
            <text:p>2.976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348" calcext:value-type="float">
            <text:p>1.9348</text:p>
          </table:table-cell>
          <table:table-cell office:value-type="float" office:value="2.77802" calcext:value-type="float">
            <text:p>2.77802</text:p>
          </table:table-cell>
          <table:table-cell office:value-type="float" office:value="2.78183" calcext:value-type="float">
            <text:p>2.78183</text:p>
          </table:table-cell>
          <table:table-cell office:value-type="float" office:value="0.971113" calcext:value-type="float">
            <text:p>0.9711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08772" calcext:value-type="float">
            <text:p>0.508772</text:p>
          </table:table-cell>
          <table:table-cell office:value-type="float" office:value="0.487565" calcext:value-type="float">
            <text:p>0.487565</text:p>
          </table:table-cell>
          <table:table-cell office:value-type="float" office:value="0.487668" calcext:value-type="float">
            <text:p>0.487668</text:p>
          </table:table-cell>
          <table:table-cell office:value-type="float" office:value="0.746238" calcext:value-type="float">
            <text:p>0.74623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5.8165" calcext:value-type="float">
            <text:p>25.8165</text:p>
          </table:table-cell>
          <table:table-cell office:value-type="float" office:value="25.9075" calcext:value-type="float">
            <text:p>25.9075</text:p>
          </table:table-cell>
          <table:table-cell office:value-type="float" office:value="25.9068" calcext:value-type="float">
            <text:p>25.9068</text:p>
          </table:table-cell>
          <table:table-cell office:value-type="float" office:value="25.5461" calcext:value-type="float">
            <text:p>25.546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1335" calcext:value-type="float">
            <text:p>2.61335</text:p>
          </table:table-cell>
          <table:table-cell office:value-type="float" office:value="2.81444" calcext:value-type="float">
            <text:p>2.81444</text:p>
          </table:table-cell>
          <table:table-cell office:value-type="float" office:value="2.81325" calcext:value-type="float">
            <text:p>2.81325</text:p>
          </table:table-cell>
          <table:table-cell office:value-type="float" office:value="1.71432" calcext:value-type="float">
            <text:p>1.714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0991" calcext:value-type="float">
            <text:p>3.50991</text:p>
          </table:table-cell>
          <table:table-cell office:value-type="float" office:value="3.47237" calcext:value-type="float">
            <text:p>3.47237</text:p>
          </table:table-cell>
          <table:table-cell office:value-type="float" office:value="3.47296" calcext:value-type="float">
            <text:p>3.47296</text:p>
          </table:table-cell>
          <table:table-cell office:value-type="float" office:value="3.3069" calcext:value-type="float">
            <text:p>3.30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3658" calcext:value-type="float">
            <text:p>2.03658</text:p>
          </table:table-cell>
          <table:table-cell office:value-type="float" office:value="2.34827" calcext:value-type="float">
            <text:p>2.34827</text:p>
          </table:table-cell>
          <table:table-cell office:value-type="float" office:value="2.3376" calcext:value-type="float">
            <text:p>2.3376</text:p>
          </table:table-cell>
          <table:table-cell office:value-type="float" office:value="0.358748" calcext:value-type="float">
            <text:p>0.3587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63902" calcext:value-type="float">
            <text:p>3.63902</text:p>
          </table:table-cell>
          <table:table-cell office:value-type="float" office:value="3.81714" calcext:value-type="float">
            <text:p>3.81714</text:p>
          </table:table-cell>
          <table:table-cell office:value-type="float" office:value="3.81854" calcext:value-type="float">
            <text:p>3.81854</text:p>
          </table:table-cell>
          <table:table-cell office:value-type="float" office:value="3.82203" calcext:value-type="float">
            <text:p>3.822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835" calcext:value-type="float">
            <text:p>2.0835</text:p>
          </table:table-cell>
          <table:table-cell office:value-type="float" office:value="2.15518" calcext:value-type="float">
            <text:p>2.15518</text:p>
          </table:table-cell>
          <table:table-cell office:value-type="float" office:value="2.15499" calcext:value-type="float">
            <text:p>2.15499</text:p>
          </table:table-cell>
          <table:table-cell office:value-type="float" office:value="1.19723" calcext:value-type="float">
            <text:p>1.197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8.8397" calcext:value-type="float">
            <text:p>28.8397</text:p>
          </table:table-cell>
          <table:table-cell office:value-type="float" office:value="28.7972" calcext:value-type="float">
            <text:p>28.7972</text:p>
          </table:table-cell>
          <table:table-cell office:value-type="float" office:value="28.7982" calcext:value-type="float">
            <text:p>28.7982</text:p>
          </table:table-cell>
          <table:table-cell office:value-type="float" office:value="28.4692" calcext:value-type="float">
            <text:p>28.46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9.53037" calcext:value-type="float">
            <text:p>9.53037</text:p>
          </table:table-cell>
          <table:table-cell office:value-type="float" office:value="10.0276" calcext:value-type="float">
            <text:p>10.0276</text:p>
          </table:table-cell>
          <table:table-cell office:value-type="float" office:value="10.0397" calcext:value-type="float">
            <text:p>10.0397</text:p>
          </table:table-cell>
          <table:table-cell office:value-type="float" office:value="5.54762" calcext:value-type="float">
            <text:p>5.547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72053" calcext:value-type="float">
            <text:p>5.72053</text:p>
          </table:table-cell>
          <table:table-cell office:value-type="float" office:value="6.57289" calcext:value-type="float">
            <text:p>6.57289</text:p>
          </table:table-cell>
          <table:table-cell office:value-type="float" office:value="6.55748" calcext:value-type="float">
            <text:p>6.55748</text:p>
          </table:table-cell>
          <table:table-cell office:value-type="float" office:value="1.94996" calcext:value-type="float">
            <text:p>1.949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50147" calcext:value-type="float">
            <text:p>1.50147</text:p>
          </table:table-cell>
          <table:table-cell office:value-type="float" office:value="1.18738" calcext:value-type="float">
            <text:p>1.18738</text:p>
          </table:table-cell>
          <table:table-cell office:value-type="float" office:value="1.194" calcext:value-type="float">
            <text:p>1.194</text:p>
          </table:table-cell>
          <table:table-cell office:value-type="float" office:value="3.55181" calcext:value-type="float">
            <text:p>3.5518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87663" calcext:value-type="float">
            <text:p>4.87663</text:p>
          </table:table-cell>
          <table:table-cell office:value-type="float" office:value="6.18621" calcext:value-type="float">
            <text:p>6.18621</text:p>
          </table:table-cell>
          <table:table-cell office:value-type="float" office:value="6.19654" calcext:value-type="float">
            <text:p>6.19654</text:p>
          </table:table-cell>
          <table:table-cell office:value-type="float" office:value="1.25752" calcext:value-type="float">
            <text:p>1.257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18409" calcext:value-type="float">
            <text:p>4.18409</text:p>
          </table:table-cell>
          <table:table-cell office:value-type="float" office:value="4.20164" calcext:value-type="float">
            <text:p>4.20164</text:p>
          </table:table-cell>
          <table:table-cell office:value-type="float" office:value="4.20103" calcext:value-type="float">
            <text:p>4.20103</text:p>
          </table:table-cell>
          <table:table-cell office:value-type="float" office:value="5.00109" calcext:value-type="float">
            <text:p>5.001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7.6451" calcext:value-type="float">
            <text:p>27.6451</text:p>
          </table:table-cell>
          <table:table-cell office:value-type="float" office:value="27.9406" calcext:value-type="float">
            <text:p>27.9406</text:p>
          </table:table-cell>
          <table:table-cell office:value-type="float" office:value="27.9379" calcext:value-type="float">
            <text:p>27.9379</text:p>
          </table:table-cell>
          <table:table-cell office:value-type="float" office:value="25.8443" calcext:value-type="float">
            <text:p>25.84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67061" calcext:value-type="float">
            <text:p>5.67061</text:p>
          </table:table-cell>
          <table:table-cell office:value-type="float" office:value="6.23839" calcext:value-type="float">
            <text:p>6.23839</text:p>
          </table:table-cell>
          <table:table-cell office:value-type="float" office:value="6.22719" calcext:value-type="float">
            <text:p>6.22719</text:p>
          </table:table-cell>
          <table:table-cell office:value-type="float" office:value="1.21606" calcext:value-type="float">
            <text:p>1.216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0359" calcext:value-type="float">
            <text:p>0.10359</text:p>
          </table:table-cell>
          <table:table-cell office:value-type="float" office:value="0.24462" calcext:value-type="float">
            <text:p>0.24462</text:p>
          </table:table-cell>
          <table:table-cell office:value-type="float" office:value="0.242641" calcext:value-type="float">
            <text:p>0.242641</text:p>
          </table:table-cell>
          <table:table-cell office:value-type="float" office:value="0.518365" calcext:value-type="float">
            <text:p>0.5183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09951" calcext:value-type="float">
            <text:p>0.509951</text:p>
          </table:table-cell>
          <table:table-cell office:value-type="float" office:value="0.329269" calcext:value-type="float">
            <text:p>0.329269</text:p>
          </table:table-cell>
          <table:table-cell office:value-type="float" office:value="0.335321" calcext:value-type="float">
            <text:p>0.335321</text:p>
          </table:table-cell>
          <table:table-cell office:value-type="float" office:value="1.25733" calcext:value-type="float">
            <text:p>1.257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59258" calcext:value-type="float">
            <text:p>0.459258</text:p>
          </table:table-cell>
          <table:table-cell office:value-type="float" office:value="0.699567" calcext:value-type="float">
            <text:p>0.699567</text:p>
          </table:table-cell>
          <table:table-cell office:value-type="float" office:value="0.704188" calcext:value-type="float">
            <text:p>0.704188</text:p>
          </table:table-cell>
          <table:table-cell office:value-type="float" office:value="0.399554" calcext:value-type="float">
            <text:p>0.3995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12054" calcext:value-type="float">
            <text:p>2.12054</text:p>
          </table:table-cell>
          <table:table-cell office:value-type="float" office:value="2.13822" calcext:value-type="float">
            <text:p>2.13822</text:p>
          </table:table-cell>
          <table:table-cell office:value-type="float" office:value="2.13885" calcext:value-type="float">
            <text:p>2.13885</text:p>
          </table:table-cell>
          <table:table-cell office:value-type="float" office:value="2.46836" calcext:value-type="float">
            <text:p>2.4683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5.1917" calcext:value-type="float">
            <text:p>25.1917</text:p>
          </table:table-cell>
          <table:table-cell office:value-type="float" office:value="25.1677" calcext:value-type="float">
            <text:p>25.1677</text:p>
          </table:table-cell>
          <table:table-cell office:value-type="float" office:value="25.1678" calcext:value-type="float">
            <text:p>25.1678</text:p>
          </table:table-cell>
          <table:table-cell office:value-type="float" office:value="25.2488" calcext:value-type="float">
            <text:p>25.24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25179" calcext:value-type="float">
            <text:p>0.825179</text:p>
          </table:table-cell>
          <table:table-cell office:value-type="float" office:value="1.07836" calcext:value-type="float">
            <text:p>1.07836</text:p>
          </table:table-cell>
          <table:table-cell office:value-type="float" office:value="1.07571" calcext:value-type="float">
            <text:p>1.07571</text:p>
          </table:table-cell>
          <table:table-cell office:value-type="float" office:value="0.865376" calcext:value-type="float">
            <text:p>0.8653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0.6636" calcext:value-type="float">
            <text:p>10.6636</text:p>
          </table:table-cell>
          <table:table-cell office:value-type="float" office:value="11.6143" calcext:value-type="float">
            <text:p>11.6143</text:p>
          </table:table-cell>
          <table:table-cell office:value-type="float" office:value="11.6145" calcext:value-type="float">
            <text:p>11.6145</text:p>
          </table:table-cell>
          <table:table-cell office:value-type="float" office:value="5.16501" calcext:value-type="float">
            <text:p>5.165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22809" calcext:value-type="float">
            <text:p>0.722809</text:p>
          </table:table-cell>
          <table:table-cell office:value-type="float" office:value="0.962586" calcext:value-type="float">
            <text:p>0.962586</text:p>
          </table:table-cell>
          <table:table-cell office:value-type="float" office:value="0.944009" calcext:value-type="float">
            <text:p>0.944009</text:p>
          </table:table-cell>
          <table:table-cell office:value-type="float" office:value="0.95102" calcext:value-type="float">
            <text:p>0.951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64191" calcext:value-type="float">
            <text:p>7.64191</text:p>
          </table:table-cell>
          <table:table-cell office:value-type="float" office:value="8.64849" calcext:value-type="float">
            <text:p>8.64849</text:p>
          </table:table-cell>
          <table:table-cell office:value-type="float" office:value="8.65158" calcext:value-type="float">
            <text:p>8.65158</text:p>
          </table:table-cell>
          <table:table-cell office:value-type="float" office:value="5.72794" calcext:value-type="float">
            <text:p>5.727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78988" calcext:value-type="float">
            <text:p>0.178988</text:p>
          </table:table-cell>
          <table:table-cell office:value-type="float" office:value="0.210989" calcext:value-type="float">
            <text:p>0.210989</text:p>
          </table:table-cell>
          <table:table-cell office:value-type="float" office:value="0.210346" calcext:value-type="float">
            <text:p>0.210346</text:p>
          </table:table-cell>
          <table:table-cell office:value-type="float" office:value="0.0666574" calcext:value-type="float">
            <text:p>0.06665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5.499" calcext:value-type="float">
            <text:p>25.499</text:p>
          </table:table-cell>
          <table:table-cell office:value-type="float" office:value="25.7526" calcext:value-type="float">
            <text:p>25.7526</text:p>
          </table:table-cell>
          <table:table-cell office:value-type="float" office:value="25.7497" calcext:value-type="float">
            <text:p>25.7497</text:p>
          </table:table-cell>
          <table:table-cell office:value-type="float" office:value="24.4869" calcext:value-type="float">
            <text:p>24.48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45123" calcext:value-type="float">
            <text:p>0.645123</text:p>
          </table:table-cell>
          <table:table-cell office:value-type="float" office:value="0.826168" calcext:value-type="float">
            <text:p>0.826168</text:p>
          </table:table-cell>
          <table:table-cell office:value-type="float" office:value="0.818323" calcext:value-type="float">
            <text:p>0.818323</text:p>
          </table:table-cell>
          <table:table-cell office:value-type="float" office:value="1.62028" calcext:value-type="float">
            <text:p>1.620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3003" calcext:value-type="float">
            <text:p>3.73003</text:p>
          </table:table-cell>
          <table:table-cell office:value-type="float" office:value="3.70589" calcext:value-type="float">
            <text:p>3.70589</text:p>
          </table:table-cell>
          <table:table-cell office:value-type="float" office:value="3.7035" calcext:value-type="float">
            <text:p>3.7035</text:p>
          </table:table-cell>
          <table:table-cell office:value-type="float" office:value="1.11573" calcext:value-type="float">
            <text:p>1.115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28024" calcext:value-type="float">
            <text:p>1.28024</text:p>
          </table:table-cell>
          <table:table-cell office:value-type="float" office:value="1.27752" calcext:value-type="float">
            <text:p>1.27752</text:p>
          </table:table-cell>
          <table:table-cell office:value-type="float" office:value="0.550372" calcext:value-type="float">
            <text:p>0.55037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0637" calcext:value-type="float">
            <text:p>3.20637</text:p>
          </table:table-cell>
          <table:table-cell office:value-type="float" office:value="2.6618" calcext:value-type="float">
            <text:p>2.6618</text:p>
          </table:table-cell>
          <table:table-cell office:value-type="float" office:value="2.65636" calcext:value-type="float">
            <text:p>2.65636</text:p>
          </table:table-cell>
          <table:table-cell office:value-type="float" office:value="1.61632" calcext:value-type="float">
            <text:p>1.616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45481" calcext:value-type="float">
            <text:p>0.545481</text:p>
          </table:table-cell>
          <table:table-cell office:value-type="float" office:value="0.485817" calcext:value-type="float">
            <text:p>0.485817</text:p>
          </table:table-cell>
          <table:table-cell office:value-type="float" office:value="0.486907" calcext:value-type="float">
            <text:p>0.486907</text:p>
          </table:table-cell>
          <table:table-cell office:value-type="float" office:value="0.774328" calcext:value-type="float">
            <text:p>0.7743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8.3246" calcext:value-type="float">
            <text:p>28.3246</text:p>
          </table:table-cell>
          <table:table-cell office:value-type="float" office:value="28.1124" calcext:value-type="float">
            <text:p>28.1124</text:p>
          </table:table-cell>
          <table:table-cell office:value-type="float" office:value="28.1189" calcext:value-type="float">
            <text:p>28.1189</text:p>
          </table:table-cell>
          <table:table-cell office:value-type="float" office:value="25.7549" calcext:value-type="float">
            <text:p>25.75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5148" calcext:value-type="float">
            <text:p>1.05148</text:p>
          </table:table-cell>
          <table:table-cell office:value-type="float" office:value="1.29208" calcext:value-type="float">
            <text:p>1.29208</text:p>
          </table:table-cell>
          <table:table-cell office:value-type="float" office:value="1.29228" calcext:value-type="float">
            <text:p>1.29228</text:p>
          </table:table-cell>
          <table:table-cell office:value-type="float" office:value="1.67894" calcext:value-type="float">
            <text:p>1.678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45704" calcext:value-type="float">
            <text:p>2.45704</text:p>
          </table:table-cell>
          <table:table-cell office:value-type="float" office:value="2.79179" calcext:value-type="float">
            <text:p>2.79179</text:p>
          </table:table-cell>
          <table:table-cell office:value-type="float" office:value="2.7898" calcext:value-type="float">
            <text:p>2.7898</text:p>
          </table:table-cell>
          <table:table-cell office:value-type="float" office:value="1.69575" calcext:value-type="float">
            <text:p>1.695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82637" calcext:value-type="float">
            <text:p>0.182637</text:p>
          </table:table-cell>
          <table:table-cell office:value-type="float" office:value="0.244583" calcext:value-type="float">
            <text:p>0.244583</text:p>
          </table:table-cell>
          <table:table-cell office:value-type="float" office:value="0.240255" calcext:value-type="float">
            <text:p>0.240255</text:p>
          </table:table-cell>
          <table:table-cell office:value-type="float" office:value="0.430982" calcext:value-type="float">
            <text:p>0.4309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438" calcext:value-type="float">
            <text:p>1.5438</text:p>
          </table:table-cell>
          <table:table-cell office:value-type="float" office:value="1.90654" calcext:value-type="float">
            <text:p>1.90654</text:p>
          </table:table-cell>
          <table:table-cell office:value-type="float" office:value="1.9073" calcext:value-type="float">
            <text:p>1.9073</text:p>
          </table:table-cell>
          <table:table-cell office:value-type="float" office:value="1.19048" calcext:value-type="float">
            <text:p>1.190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98435" calcext:value-type="float">
            <text:p>0.498435</text:p>
          </table:table-cell>
          <table:table-cell office:value-type="float" office:value="0.537125" calcext:value-type="float">
            <text:p>0.537125</text:p>
          </table:table-cell>
          <table:table-cell office:value-type="float" office:value="0.535965" calcext:value-type="float">
            <text:p>0.535965</text:p>
          </table:table-cell>
          <table:table-cell office:value-type="float" office:value="0.457027" calcext:value-type="float">
            <text:p>0.4570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6.5088" calcext:value-type="float">
            <text:p>26.5088</text:p>
          </table:table-cell>
          <table:table-cell office:value-type="float" office:value="26.5909" calcext:value-type="float">
            <text:p>26.5909</text:p>
          </table:table-cell>
          <table:table-cell office:value-type="float" office:value="26.5887" calcext:value-type="float">
            <text:p>26.5887</text:p>
          </table:table-cell>
          <table:table-cell office:value-type="float" office:value="26.2678" calcext:value-type="float">
            <text:p>26.26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87467" calcext:value-type="float">
            <text:p>3.87467</text:p>
          </table:table-cell>
          <table:table-cell office:value-type="float" office:value="4.69889" calcext:value-type="float">
            <text:p>4.69889</text:p>
          </table:table-cell>
          <table:table-cell office:value-type="float" office:value="4.68881" calcext:value-type="float">
            <text:p>4.68881</text:p>
          </table:table-cell>
          <table:table-cell office:value-type="float" office:value="0.425989" calcext:value-type="float">
            <text:p>0.4259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1855" calcext:value-type="float">
            <text:p>1.21855</text:p>
          </table:table-cell>
          <table:table-cell office:value-type="float" office:value="1.24911" calcext:value-type="float">
            <text:p>1.24911</text:p>
          </table:table-cell>
          <table:table-cell office:value-type="float" office:value="1.25875" calcext:value-type="float">
            <text:p>1.25875</text:p>
          </table:table-cell>
          <table:table-cell office:value-type="float" office:value="2.09327" calcext:value-type="float">
            <text:p>2.093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59681" calcext:value-type="float">
            <text:p>1.59681</text:p>
          </table:table-cell>
          <table:table-cell office:value-type="float" office:value="1.28074" calcext:value-type="float">
            <text:p>1.28074</text:p>
          </table:table-cell>
          <table:table-cell office:value-type="float" office:value="1.30928" calcext:value-type="float">
            <text:p>1.30928</text:p>
          </table:table-cell>
          <table:table-cell office:value-type="float" office:value="1.11094" calcext:value-type="float">
            <text:p>1.110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2428" calcext:value-type="float">
            <text:p>1.02428</text:p>
          </table:table-cell>
          <table:table-cell office:value-type="float" office:value="1.12501" calcext:value-type="float">
            <text:p>1.12501</text:p>
          </table:table-cell>
          <table:table-cell office:value-type="float" office:value="1.13271" calcext:value-type="float">
            <text:p>1.13271</text:p>
          </table:table-cell>
          <table:table-cell office:value-type="float" office:value="0.763439" calcext:value-type="float">
            <text:p>0.7634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5353" calcext:value-type="float">
            <text:p>3.05353</text:p>
          </table:table-cell>
          <table:table-cell office:value-type="float" office:value="3.05046" calcext:value-type="float">
            <text:p>3.05046</text:p>
          </table:table-cell>
          <table:table-cell office:value-type="float" office:value="3.05685" calcext:value-type="float">
            <text:p>3.05685</text:p>
          </table:table-cell>
          <table:table-cell office:value-type="float" office:value="2.50019" calcext:value-type="float">
            <text:p>2.500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5.7601" calcext:value-type="float">
            <text:p>25.7601</text:p>
          </table:table-cell>
          <table:table-cell office:value-type="float" office:value="25.8218" calcext:value-type="float">
            <text:p>25.8218</text:p>
          </table:table-cell>
          <table:table-cell office:value-type="float" office:value="25.8194" calcext:value-type="float">
            <text:p>25.8194</text:p>
          </table:table-cell>
          <table:table-cell office:value-type="float" office:value="1.45058" calcext:value-type="float">
            <text:p>1.450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53421" calcext:value-type="float">
            <text:p>2.53421</text:p>
          </table:table-cell>
          <table:table-cell office:value-type="float" office:value="2.70553" calcext:value-type="float">
            <text:p>2.70553</text:p>
          </table:table-cell>
          <table:table-cell office:value-type="float" office:value="2.69598" calcext:value-type="float">
            <text:p>2.69598</text:p>
          </table:table-cell>
          <table:table-cell office:value-type="float" office:value="2.83352" calcext:value-type="float">
            <text:p>2.8335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793536" calcext:value-type="float">
            <text:p>0.793536</text:p>
          </table:table-cell>
          <table:table-cell office:value-type="float" office:value="0.797135" calcext:value-type="float">
            <text:p>0.797135</text:p>
          </table:table-cell>
          <table:table-cell office:value-type="float" office:value="0.797276" calcext:value-type="float">
            <text:p>0.797276</text:p>
          </table:table-cell>
          <table:table-cell office:value-type="float" office:value="1.13854" calcext:value-type="float">
            <text:p>1.138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9367" calcext:value-type="float">
            <text:p>2.9367</text:p>
          </table:table-cell>
          <table:table-cell office:value-type="float" office:value="3.12563" calcext:value-type="float">
            <text:p>3.12563</text:p>
          </table:table-cell>
          <table:table-cell office:value-type="float" office:value="3.14203" calcext:value-type="float">
            <text:p>3.14203</text:p>
          </table:table-cell>
          <table:table-cell office:value-type="float" office:value="2.23449" calcext:value-type="float">
            <text:p>2.234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2562" calcext:value-type="float">
            <text:p>1.02562</text:p>
          </table:table-cell>
          <table:table-cell office:value-type="float" office:value="0.897487" calcext:value-type="float">
            <text:p>0.897487</text:p>
          </table:table-cell>
          <table:table-cell office:value-type="float" office:value="0.898158" calcext:value-type="float">
            <text:p>0.898158</text:p>
          </table:table-cell>
          <table:table-cell office:value-type="float" office:value="0.496588" calcext:value-type="float">
            <text:p>0.4965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4214" calcext:value-type="float">
            <text:p>2.74214</text:p>
          </table:table-cell>
          <table:table-cell office:value-type="float" office:value="2.65075" calcext:value-type="float">
            <text:p>2.65075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2.11022" calcext:value-type="float">
            <text:p>2.110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8101" calcext:value-type="float">
            <text:p>1.68101</text:p>
          </table:table-cell>
          <table:table-cell office:value-type="float" office:value="1.68146" calcext:value-type="float">
            <text:p>1.68146</text:p>
          </table:table-cell>
          <table:table-cell office:value-type="float" office:value="1.68276" calcext:value-type="float">
            <text:p>1.68276</text:p>
          </table:table-cell>
          <table:table-cell office:value-type="float" office:value="1.5984" calcext:value-type="float">
            <text:p>1.59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88184" calcext:value-type="float">
            <text:p>0.688184</text:p>
          </table:table-cell>
          <table:table-cell office:value-type="float" office:value="1.08629" calcext:value-type="float">
            <text:p>1.08629</text:p>
          </table:table-cell>
          <table:table-cell office:value-type="float" office:value="1.08353" calcext:value-type="float">
            <text:p>1.08353</text:p>
          </table:table-cell>
          <table:table-cell office:value-type="float" office:value="0.0277136" calcext:value-type="float">
            <text:p>0.027713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4018" calcext:value-type="float">
            <text:p>3.04018</text:p>
          </table:table-cell>
          <table:table-cell office:value-type="float" office:value="3.0716" calcext:value-type="float">
            <text:p>3.0716</text:p>
          </table:table-cell>
          <table:table-cell office:value-type="float" office:value="3.11585" calcext:value-type="float">
            <text:p>3.11585</text:p>
          </table:table-cell>
          <table:table-cell office:value-type="float" office:value="1.89669" calcext:value-type="float">
            <text:p>1.896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316225" calcext:value-type="float">
            <text:p>0.0316225</text:p>
          </table:table-cell>
          <table:table-cell office:value-type="float" office:value="0.0633954" calcext:value-type="float">
            <text:p>0.0633954</text:p>
          </table:table-cell>
          <table:table-cell office:value-type="float" office:value="0.0507136" calcext:value-type="float">
            <text:p>0.0507136</text:p>
          </table:table-cell>
          <table:table-cell office:value-type="float" office:value="0.616676" calcext:value-type="float">
            <text:p>0.6166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5251" calcext:value-type="float">
            <text:p>2.15251</text:p>
          </table:table-cell>
          <table:table-cell office:value-type="float" office:value="2.28358" calcext:value-type="float">
            <text:p>2.28358</text:p>
          </table:table-cell>
          <table:table-cell office:value-type="float" office:value="2.28891" calcext:value-type="float">
            <text:p>2.28891</text:p>
          </table:table-cell>
          <table:table-cell office:value-type="float" office:value="1.76332" calcext:value-type="float">
            <text:p>1.763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69522" calcext:value-type="float">
            <text:p>0.369522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390237" calcext:value-type="float">
            <text:p>0.390237</text:p>
          </table:table-cell>
          <table:table-cell office:value-type="float" office:value="0.244273" calcext:value-type="float">
            <text:p>0.2442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34476" calcext:value-type="float">
            <text:p>4.34476</text:p>
          </table:table-cell>
          <table:table-cell office:value-type="float" office:value="4.54393" calcext:value-type="float">
            <text:p>4.54393</text:p>
          </table:table-cell>
          <table:table-cell office:value-type="float" office:value="4.53222" calcext:value-type="float">
            <text:p>4.53222</text:p>
          </table:table-cell>
          <table:table-cell office:value-type="float" office:value="2.79244" calcext:value-type="float">
            <text:p>2.792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0551" calcext:value-type="float">
            <text:p>5.0551</text:p>
          </table:table-cell>
          <table:table-cell office:value-type="float" office:value="4.92057" calcext:value-type="float">
            <text:p>4.92057</text:p>
          </table:table-cell>
          <table:table-cell office:value-type="float" office:value="4.94242" calcext:value-type="float">
            <text:p>4.94242</text:p>
          </table:table-cell>
          <table:table-cell office:value-type="float" office:value="5.25162" calcext:value-type="float">
            <text:p>5.251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1601" calcext:value-type="float">
            <text:p>3.21601</text:p>
          </table:table-cell>
          <table:table-cell office:value-type="float" office:value="2.98064" calcext:value-type="float">
            <text:p>2.98064</text:p>
          </table:table-cell>
          <table:table-cell office:value-type="float" office:value="3.06403" calcext:value-type="float">
            <text:p>3.06403</text:p>
          </table:table-cell>
          <table:table-cell office:value-type="float" office:value="2.34295" calcext:value-type="float">
            <text:p>2.342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22343" calcext:value-type="float">
            <text:p>6.22343</text:p>
          </table:table-cell>
          <table:table-cell office:value-type="float" office:value="6.40183" calcext:value-type="float">
            <text:p>6.40183</text:p>
          </table:table-cell>
          <table:table-cell office:value-type="float" office:value="6.3478" calcext:value-type="float">
            <text:p>6.3478</text:p>
          </table:table-cell>
          <table:table-cell office:value-type="float" office:value="7.15713" calcext:value-type="float">
            <text:p>7.157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10207" calcext:value-type="float">
            <text:p>4.10207</text:p>
          </table:table-cell>
          <table:table-cell office:value-type="float" office:value="4.34181" calcext:value-type="float">
            <text:p>4.34181</text:p>
          </table:table-cell>
          <table:table-cell office:value-type="float" office:value="4.33916" calcext:value-type="float">
            <text:p>4.33916</text:p>
          </table:table-cell>
          <table:table-cell office:value-type="float" office:value="3.58499" calcext:value-type="float">
            <text:p>3.584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80959" calcext:value-type="float">
            <text:p>4.80959</text:p>
          </table:table-cell>
          <table:table-cell office:value-type="float" office:value="4.87899" calcext:value-type="float">
            <text:p>4.87899</text:p>
          </table:table-cell>
          <table:table-cell office:value-type="float" office:value="4.87447" calcext:value-type="float">
            <text:p>4.87447</text:p>
          </table:table-cell>
          <table:table-cell office:value-type="float" office:value="6.15543" calcext:value-type="float">
            <text:p>6.155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7.7624" calcext:value-type="float">
            <text:p>27.7624</text:p>
          </table:table-cell>
          <table:table-cell office:value-type="float" office:value="28.1877" calcext:value-type="float">
            <text:p>28.1877</text:p>
          </table:table-cell>
          <table:table-cell office:value-type="float" office:value="28.1764" calcext:value-type="float">
            <text:p>28.1764</text:p>
          </table:table-cell>
          <table:table-cell office:value-type="float" office:value="25.8025" calcext:value-type="float">
            <text:p>25.80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13257" calcext:value-type="float">
            <text:p>4.13257</text:p>
          </table:table-cell>
          <table:table-cell office:value-type="float" office:value="5.09382" calcext:value-type="float">
            <text:p>5.09382</text:p>
          </table:table-cell>
          <table:table-cell office:value-type="float" office:value="5.05316" calcext:value-type="float">
            <text:p>5.05316</text:p>
          </table:table-cell>
          <table:table-cell office:value-type="float" office:value="3.54768" calcext:value-type="float">
            <text:p>3.547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07055" calcext:value-type="float">
            <text:p>5.07055</text:p>
          </table:table-cell>
          <table:table-cell office:value-type="float" office:value="4.79849" calcext:value-type="float">
            <text:p>4.79849</text:p>
          </table:table-cell>
          <table:table-cell office:value-type="float" office:value="4.77578" calcext:value-type="float">
            <text:p>4.77578</text:p>
          </table:table-cell>
          <table:table-cell office:value-type="float" office:value="5.82893" calcext:value-type="float">
            <text:p>5.828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0481" calcext:value-type="float">
            <text:p>1.00481</text:p>
          </table:table-cell>
          <table:table-cell office:value-type="float" office:value="0.80559" calcext:value-type="float">
            <text:p>0.80559</text:p>
          </table:table-cell>
          <table:table-cell office:value-type="float" office:value="0.828927" calcext:value-type="float">
            <text:p>0.828927</text:p>
          </table:table-cell>
          <table:table-cell office:value-type="float" office:value="1.26741" calcext:value-type="float">
            <text:p>1.267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4002" calcext:value-type="float">
            <text:p>5.4002</text:p>
          </table:table-cell>
          <table:table-cell office:value-type="float" office:value="5.14051" calcext:value-type="float">
            <text:p>5.14051</text:p>
          </table:table-cell>
          <table:table-cell office:value-type="float" office:value="5.1452" calcext:value-type="float">
            <text:p>5.1452</text:p>
          </table:table-cell>
          <table:table-cell office:value-type="float" office:value="5.36891" calcext:value-type="float">
            <text:p>5.368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413" calcext:value-type="float">
            <text:p>2.7413</text:p>
          </table:table-cell>
          <table:table-cell office:value-type="float" office:value="2.83834" calcext:value-type="float">
            <text:p>2.83834</text:p>
          </table:table-cell>
          <table:table-cell office:value-type="float" office:value="2.84389" calcext:value-type="float">
            <text:p>2.84389</text:p>
          </table:table-cell>
          <table:table-cell office:value-type="float" office:value="1.88327" calcext:value-type="float">
            <text:p>1.883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89745" calcext:value-type="float">
            <text:p>5.89745</text:p>
          </table:table-cell>
          <table:table-cell office:value-type="float" office:value="5.8644" calcext:value-type="float">
            <text:p>5.8644</text:p>
          </table:table-cell>
          <table:table-cell office:value-type="float" office:value="5.86351" calcext:value-type="float">
            <text:p>5.86351</text:p>
          </table:table-cell>
          <table:table-cell office:value-type="float" office:value="6.203" calcext:value-type="float">
            <text:p>6.2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8353" calcext:value-type="float">
            <text:p>1.98353</text:p>
          </table:table-cell>
          <table:table-cell office:value-type="float" office:value="2.56531" calcext:value-type="float">
            <text:p>2.56531</text:p>
          </table:table-cell>
          <table:table-cell office:value-type="float" office:value="2.55403" calcext:value-type="float">
            <text:p>2.55403</text:p>
          </table:table-cell>
          <table:table-cell office:value-type="float" office:value="1.27629" calcext:value-type="float">
            <text:p>1.276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49289" calcext:value-type="float">
            <text:p>2.49289</text:p>
          </table:table-cell>
          <table:table-cell office:value-type="float" office:value="2.12943" calcext:value-type="float">
            <text:p>2.12943</text:p>
          </table:table-cell>
          <table:table-cell office:value-type="float" office:value="2.11381" calcext:value-type="float">
            <text:p>2.11381</text:p>
          </table:table-cell>
          <table:table-cell office:value-type="float" office:value="2.58465" calcext:value-type="float">
            <text:p>2.584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76835" calcext:value-type="float">
            <text:p>0.676835</text:p>
          </table:table-cell>
          <table:table-cell office:value-type="float" office:value="0.641926" calcext:value-type="float">
            <text:p>0.641926</text:p>
          </table:table-cell>
          <table:table-cell office:value-type="float" office:value="0.62419" calcext:value-type="float">
            <text:p>0.62419</text:p>
          </table:table-cell>
          <table:table-cell office:value-type="float" office:value="0.868404" calcext:value-type="float">
            <text:p>0.8684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72463" calcext:value-type="float">
            <text:p>2.72463</text:p>
          </table:table-cell>
          <table:table-cell office:value-type="float" office:value="2.62754" calcext:value-type="float">
            <text:p>2.62754</text:p>
          </table:table-cell>
          <table:table-cell office:value-type="float" office:value="2.63755" calcext:value-type="float">
            <text:p>2.63755</text:p>
          </table:table-cell>
          <table:table-cell office:value-type="float" office:value="2.20667" calcext:value-type="float">
            <text:p>2.206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8545" calcext:value-type="float">
            <text:p>1.38545</text:p>
          </table:table-cell>
          <table:table-cell office:value-type="float" office:value="1.48756" calcext:value-type="float">
            <text:p>1.48756</text:p>
          </table:table-cell>
          <table:table-cell office:value-type="float" office:value="1.48682" calcext:value-type="float">
            <text:p>1.48682</text:p>
          </table:table-cell>
          <table:table-cell office:value-type="float" office:value="1.25449" calcext:value-type="float">
            <text:p>1.254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2354" calcext:value-type="float">
            <text:p>1.12354</text:p>
          </table:table-cell>
          <table:table-cell office:value-type="float" office:value="1.12146" calcext:value-type="float">
            <text:p>1.12146</text:p>
          </table:table-cell>
          <table:table-cell office:value-type="float" office:value="1.1209" calcext:value-type="float">
            <text:p>1.1209</text:p>
          </table:table-cell>
          <table:table-cell office:value-type="float" office:value="1.14994" calcext:value-type="float">
            <text:p>1.149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1454" calcext:value-type="float">
            <text:p>1.81454</text:p>
          </table:table-cell>
          <table:table-cell office:value-type="float" office:value="2.16618" calcext:value-type="float">
            <text:p>2.16618</text:p>
          </table:table-cell>
          <table:table-cell office:value-type="float" office:value="2.1657" calcext:value-type="float">
            <text:p>2.1657</text:p>
          </table:table-cell>
          <table:table-cell office:value-type="float" office:value="1.44681" calcext:value-type="float">
            <text:p>1.4468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9367" calcext:value-type="float">
            <text:p>1.59367</text:p>
          </table:table-cell>
          <table:table-cell office:value-type="float" office:value="1.6861" calcext:value-type="float">
            <text:p>1.6861</text:p>
          </table:table-cell>
          <table:table-cell office:value-type="float" office:value="1.72737" calcext:value-type="float">
            <text:p>1.72737</text:p>
          </table:table-cell>
          <table:table-cell office:value-type="float" office:value="0.827359" calcext:value-type="float">
            <text:p>0.8273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9436" calcext:value-type="float">
            <text:p>1.39436</text:p>
          </table:table-cell>
          <table:table-cell office:value-type="float" office:value="1.412" calcext:value-type="float">
            <text:p>1.412</text:p>
          </table:table-cell>
          <table:table-cell office:value-type="float" office:value="1.3875" calcext:value-type="float">
            <text:p>1.3875</text:p>
          </table:table-cell>
          <table:table-cell office:value-type="float" office:value="1.35952" calcext:value-type="float">
            <text:p>1.3595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76757" calcext:value-type="float">
            <text:p>1.76757</text:p>
          </table:table-cell>
          <table:table-cell office:value-type="float" office:value="1.92794" calcext:value-type="float">
            <text:p>1.92794</text:p>
          </table:table-cell>
          <table:table-cell office:value-type="float" office:value="1.92385" calcext:value-type="float">
            <text:p>1.92385</text:p>
          </table:table-cell>
          <table:table-cell office:value-type="float" office:value="1.30812" calcext:value-type="float">
            <text:p>1.308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5024" calcext:value-type="float">
            <text:p>1.35024</text:p>
          </table:table-cell>
          <table:table-cell office:value-type="float" office:value="1.43528" calcext:value-type="float">
            <text:p>1.43528</text:p>
          </table:table-cell>
          <table:table-cell office:value-type="float" office:value="1.43018" calcext:value-type="float">
            <text:p>1.43018</text:p>
          </table:table-cell>
          <table:table-cell office:value-type="float" office:value="1.48747" calcext:value-type="float">
            <text:p>1.487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2374" calcext:value-type="float">
            <text:p>3.72374</text:p>
          </table:table-cell>
          <table:table-cell office:value-type="float" office:value="4.21166" calcext:value-type="float">
            <text:p>4.21166</text:p>
          </table:table-cell>
          <table:table-cell office:value-type="float" office:value="4.19983" calcext:value-type="float">
            <text:p>4.19983</text:p>
          </table:table-cell>
          <table:table-cell office:value-type="float" office:value="1.87399" calcext:value-type="float">
            <text:p>1.873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43513" calcext:value-type="float">
            <text:p>0.343513</text:p>
          </table:table-cell>
          <table:table-cell office:value-type="float" office:value="0.443481" calcext:value-type="float">
            <text:p>0.443481</text:p>
          </table:table-cell>
          <table:table-cell office:value-type="float" office:value="0.432052" calcext:value-type="float">
            <text:p>0.432052</text:p>
          </table:table-cell>
          <table:table-cell office:value-type="float" office:value="0.520416" calcext:value-type="float">
            <text:p>0.5204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50367" calcext:value-type="float">
            <text:p>0.150367</text:p>
          </table:table-cell>
          <table:table-cell office:value-type="float" office:value="0.134349" calcext:value-type="float">
            <text:p>0.134349</text:p>
          </table:table-cell>
          <table:table-cell office:value-type="float" office:value="0.156467" calcext:value-type="float">
            <text:p>0.156467</text:p>
          </table:table-cell>
          <table:table-cell office:value-type="float" office:value="0.0567369" calcext:value-type="float">
            <text:p>0.05673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81365" calcext:value-type="float">
            <text:p>0.981365</text:p>
          </table:table-cell>
          <table:table-cell office:value-type="float" office:value="1.13498" calcext:value-type="float">
            <text:p>1.13498</text:p>
          </table:table-cell>
          <table:table-cell office:value-type="float" office:value="1.12683" calcext:value-type="float">
            <text:p>1.12683</text:p>
          </table:table-cell>
          <table:table-cell office:value-type="float" office:value="0.646071" calcext:value-type="float">
            <text:p>0.6460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46586" calcext:value-type="float">
            <text:p>0.146586</text:p>
          </table:table-cell>
          <table:table-cell office:value-type="float" office:value="0.198561" calcext:value-type="float">
            <text:p>0.198561</text:p>
          </table:table-cell>
          <table:table-cell office:value-type="float" office:value="0.197309" calcext:value-type="float">
            <text:p>0.197309</text:p>
          </table:table-cell>
          <table:table-cell office:value-type="float" office:value="0.098919" calcext:value-type="float">
            <text:p>0.09891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38637" calcext:value-type="float">
            <text:p>0.438637</text:p>
          </table:table-cell>
          <table:table-cell office:value-type="float" office:value="0.402614" calcext:value-type="float">
            <text:p>0.402614</text:p>
          </table:table-cell>
          <table:table-cell office:value-type="float" office:value="0.406439" calcext:value-type="float">
            <text:p>0.406439</text:p>
          </table:table-cell>
          <table:table-cell office:value-type="float" office:value="0.433354" calcext:value-type="float">
            <text:p>0.4333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3388" calcext:value-type="float">
            <text:p>2.03388</text:p>
          </table:table-cell>
          <table:table-cell office:value-type="float" office:value="2.43876" calcext:value-type="float">
            <text:p>2.43876</text:p>
          </table:table-cell>
          <table:table-cell office:value-type="float" office:value="2.42862" calcext:value-type="float">
            <text:p>2.42862</text:p>
          </table:table-cell>
          <table:table-cell office:value-type="float" office:value="1.04897" calcext:value-type="float">
            <text:p>1.048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15304" calcext:value-type="float">
            <text:p>0.115304</text:p>
          </table:table-cell>
          <table:table-cell office:value-type="float" office:value="0.0396441" calcext:value-type="float">
            <text:p>0.0396441</text:p>
          </table:table-cell>
          <table:table-cell office:value-type="float" office:value="0.0434876" calcext:value-type="float">
            <text:p>0.0434876</text:p>
          </table:table-cell>
          <table:table-cell office:value-type="float" office:value="0.0908362" calcext:value-type="float">
            <text:p>0.09083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5676" calcext:value-type="float">
            <text:p>1.05676</text:p>
          </table:table-cell>
          <table:table-cell office:value-type="float" office:value="0.849478" calcext:value-type="float">
            <text:p>0.849478</text:p>
          </table:table-cell>
          <table:table-cell office:value-type="float" office:value="0.877375" calcext:value-type="float">
            <text:p>0.877375</text:p>
          </table:table-cell>
          <table:table-cell office:value-type="float" office:value="0.808548" calcext:value-type="float">
            <text:p>0.8085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7145" calcext:value-type="float">
            <text:p>1.47145</text:p>
          </table:table-cell>
          <table:table-cell office:value-type="float" office:value="1.64978" calcext:value-type="float">
            <text:p>1.64978</text:p>
          </table:table-cell>
          <table:table-cell office:value-type="float" office:value="1.64415" calcext:value-type="float">
            <text:p>1.64415</text:p>
          </table:table-cell>
          <table:table-cell office:value-type="float" office:value="0.481927" calcext:value-type="float">
            <text:p>0.4819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8406" calcext:value-type="float">
            <text:p>1.68406</text:p>
          </table:table-cell>
          <table:table-cell office:value-type="float" office:value="1.72671" calcext:value-type="float">
            <text:p>1.72671</text:p>
          </table:table-cell>
          <table:table-cell office:value-type="float" office:value="1.72119" calcext:value-type="float">
            <text:p>1.72119</text:p>
          </table:table-cell>
          <table:table-cell office:value-type="float" office:value="1.91084" calcext:value-type="float">
            <text:p>1.910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7067" calcext:value-type="float">
            <text:p>0.27067</text:p>
          </table:table-cell>
          <table:table-cell office:value-type="float" office:value="0.221998" calcext:value-type="float">
            <text:p>0.221998</text:p>
          </table:table-cell>
          <table:table-cell office:value-type="float" office:value="0.221283" calcext:value-type="float">
            <text:p>0.221283</text:p>
          </table:table-cell>
          <table:table-cell office:value-type="float" office:value="0.572256" calcext:value-type="float">
            <text:p>0.57225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4674" calcext:value-type="float">
            <text:p>2.14674</text:p>
          </table:table-cell>
          <table:table-cell office:value-type="float" office:value="2.61678" calcext:value-type="float">
            <text:p>2.61678</text:p>
          </table:table-cell>
          <table:table-cell office:value-type="float" office:value="2.60646" calcext:value-type="float">
            <text:p>2.60646</text:p>
          </table:table-cell>
          <table:table-cell office:value-type="float" office:value="1.11514" calcext:value-type="float">
            <text:p>1.115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2957" calcext:value-type="float">
            <text:p>0.12957</text:p>
          </table:table-cell>
          <table:table-cell office:value-type="float" office:value="0.282079" calcext:value-type="float">
            <text:p>0.282079</text:p>
          </table:table-cell>
          <table:table-cell office:value-type="float" office:value="0.270055" calcext:value-type="float">
            <text:p>0.270055</text:p>
          </table:table-cell>
          <table:table-cell office:value-type="float" office:value="0.370369" calcext:value-type="float">
            <text:p>0.3703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6078" calcext:value-type="float">
            <text:p>2.06078</text:p>
          </table:table-cell>
          <table:table-cell office:value-type="float" office:value="2.09769" calcext:value-type="float">
            <text:p>2.09769</text:p>
          </table:table-cell>
          <table:table-cell office:value-type="float" office:value="2.06268" calcext:value-type="float">
            <text:p>2.06268</text:p>
          </table:table-cell>
          <table:table-cell office:value-type="float" office:value="2.11127" calcext:value-type="float">
            <text:p>2.111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64213" calcext:value-type="float">
            <text:p>0.364213</text:p>
          </table:table-cell>
          <table:table-cell office:value-type="float" office:value="0.465527" calcext:value-type="float">
            <text:p>0.465527</text:p>
          </table:table-cell>
          <table:table-cell office:value-type="float" office:value="0.466266" calcext:value-type="float">
            <text:p>0.466266</text:p>
          </table:table-cell>
          <table:table-cell office:value-type="float" office:value="0.101829" calcext:value-type="float">
            <text:p>0.1018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4419" calcext:value-type="float">
            <text:p>1.84419</text:p>
          </table:table-cell>
          <table:table-cell office:value-type="float" office:value="1.71772" calcext:value-type="float">
            <text:p>1.71772</text:p>
          </table:table-cell>
          <table:table-cell office:value-type="float" office:value="1.72548" calcext:value-type="float">
            <text:p>1.72548</text:p>
          </table:table-cell>
          <table:table-cell office:value-type="float" office:value="1.7686" calcext:value-type="float">
            <text:p>1.76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403585" calcext:value-type="float">
            <text:p>0.0403585</text:p>
          </table:table-cell>
          <table:table-cell office:value-type="float" office:value="0.0361561" calcext:value-type="float">
            <text:p>0.0361561</text:p>
          </table:table-cell>
          <table:table-cell office:value-type="float" office:value="0.0368893" calcext:value-type="float">
            <text:p>0.0368893</text:p>
          </table:table-cell>
          <table:table-cell office:value-type="float" office:value="0.0600474" calcext:value-type="float">
            <text:p>0.06004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1424" calcext:value-type="float">
            <text:p>2.81424</text:p>
          </table:table-cell>
          <table:table-cell office:value-type="float" office:value="2.91034" calcext:value-type="float">
            <text:p>2.91034</text:p>
          </table:table-cell>
          <table:table-cell office:value-type="float" office:value="2.90695" calcext:value-type="float">
            <text:p>2.90695</text:p>
          </table:table-cell>
          <table:table-cell office:value-type="float" office:value="2.84485" calcext:value-type="float">
            <text:p>2.8448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9853" calcext:value-type="float">
            <text:p>3.49853</text:p>
          </table:table-cell>
          <table:table-cell office:value-type="float" office:value="4.15546" calcext:value-type="float">
            <text:p>4.15546</text:p>
          </table:table-cell>
          <table:table-cell office:value-type="float" office:value="4.13687" calcext:value-type="float">
            <text:p>4.13687</text:p>
          </table:table-cell>
          <table:table-cell office:value-type="float" office:value="2.96535" calcext:value-type="float">
            <text:p>2.9653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2573" calcext:value-type="float">
            <text:p>1.42573</text:p>
          </table:table-cell>
          <table:table-cell office:value-type="float" office:value="1.67669" calcext:value-type="float">
            <text:p>1.67669</text:p>
          </table:table-cell>
          <table:table-cell office:value-type="float" office:value="1.69272" calcext:value-type="float">
            <text:p>1.69272</text:p>
          </table:table-cell>
          <table:table-cell office:value-type="float" office:value="0.923022" calcext:value-type="float">
            <text:p>0.9230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26042" calcext:value-type="float">
            <text:p>1.26042</text:p>
          </table:table-cell>
          <table:table-cell office:value-type="float" office:value="1.11429" calcext:value-type="float">
            <text:p>1.11429</text:p>
          </table:table-cell>
          <table:table-cell office:value-type="float" office:value="1.11081" calcext:value-type="float">
            <text:p>1.11081</text:p>
          </table:table-cell>
          <table:table-cell office:value-type="float" office:value="1.93723" calcext:value-type="float">
            <text:p>1.937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1311" calcext:value-type="float">
            <text:p>1.41311</text:p>
          </table:table-cell>
          <table:table-cell office:value-type="float" office:value="1.52497" calcext:value-type="float">
            <text:p>1.52497</text:p>
          </table:table-cell>
          <table:table-cell office:value-type="float" office:value="1.51837" calcext:value-type="float">
            <text:p>1.51837</text:p>
          </table:table-cell>
          <table:table-cell office:value-type="float" office:value="1.21243" calcext:value-type="float">
            <text:p>1.212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923" calcext:value-type="float">
            <text:p>2.8923</text:p>
          </table:table-cell>
          <table:table-cell office:value-type="float" office:value="3.11991" calcext:value-type="float">
            <text:p>3.11991</text:p>
          </table:table-cell>
          <table:table-cell office:value-type="float" office:value="3.12252" calcext:value-type="float">
            <text:p>3.12252</text:p>
          </table:table-cell>
          <table:table-cell office:value-type="float" office:value="2.37766" calcext:value-type="float">
            <text:p>2.3776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5044" calcext:value-type="float">
            <text:p>2.85044</text:p>
          </table:table-cell>
          <table:table-cell office:value-type="float" office:value="3.46162" calcext:value-type="float">
            <text:p>3.46162</text:p>
          </table:table-cell>
          <table:table-cell office:value-type="float" office:value="3.44852" calcext:value-type="float">
            <text:p>3.44852</text:p>
          </table:table-cell>
          <table:table-cell office:value-type="float" office:value="1.36771" calcext:value-type="float">
            <text:p>1.367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55229" calcext:value-type="float">
            <text:p>1.55229</text:p>
          </table:table-cell>
          <table:table-cell office:value-type="float" office:value="1.85312" calcext:value-type="float">
            <text:p>1.85312</text:p>
          </table:table-cell>
          <table:table-cell office:value-type="float" office:value="1.83567" calcext:value-type="float">
            <text:p>1.83567</text:p>
          </table:table-cell>
          <table:table-cell office:value-type="float" office:value="1.11774" calcext:value-type="float">
            <text:p>1.117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047" calcext:value-type="float">
            <text:p>1.9047</text:p>
          </table:table-cell>
          <table:table-cell office:value-type="float" office:value="1.99254" calcext:value-type="float">
            <text:p>1.99254</text:p>
          </table:table-cell>
          <table:table-cell office:value-type="float" office:value="1.98151" calcext:value-type="float">
            <text:p>1.98151</text:p>
          </table:table-cell>
          <table:table-cell office:value-type="float" office:value="0.918798" calcext:value-type="float">
            <text:p>0.9187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43582" calcext:value-type="float">
            <text:p>0.843582</text:p>
          </table:table-cell>
          <table:table-cell office:value-type="float" office:value="0.859242" calcext:value-type="float">
            <text:p>0.859242</text:p>
          </table:table-cell>
          <table:table-cell office:value-type="float" office:value="0.860568" calcext:value-type="float">
            <text:p>0.860568</text:p>
          </table:table-cell>
          <table:table-cell office:value-type="float" office:value="1.15151" calcext:value-type="float">
            <text:p>1.151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79165" calcext:value-type="float">
            <text:p>2.79165</text:p>
          </table:table-cell>
          <table:table-cell office:value-type="float" office:value="2.7226" calcext:value-type="float">
            <text:p>2.7226</text:p>
          </table:table-cell>
          <table:table-cell office:value-type="float" office:value="2.73213" calcext:value-type="float">
            <text:p>2.73213</text:p>
          </table:table-cell>
          <table:table-cell office:value-type="float" office:value="1.34434" calcext:value-type="float">
            <text:p>1.344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6448" calcext:value-type="float">
            <text:p>1.76448</text:p>
          </table:table-cell>
          <table:table-cell office:value-type="float" office:value="1.83935" calcext:value-type="float">
            <text:p>1.83935</text:p>
          </table:table-cell>
          <table:table-cell office:value-type="float" office:value="1.85761" calcext:value-type="float">
            <text:p>1.85761</text:p>
          </table:table-cell>
          <table:table-cell office:value-type="float" office:value="1.03042" calcext:value-type="float">
            <text:p>1.030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9856" calcext:value-type="float">
            <text:p>1.99856</text:p>
          </table:table-cell>
          <table:table-cell office:value-type="float" office:value="1.79217" calcext:value-type="float">
            <text:p>1.79217</text:p>
          </table:table-cell>
          <table:table-cell office:value-type="float" office:value="1.79988" calcext:value-type="float">
            <text:p>1.79988</text:p>
          </table:table-cell>
          <table:table-cell office:value-type="float" office:value="1.95506" calcext:value-type="float">
            <text:p>1.955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4146" calcext:value-type="float">
            <text:p>4.74146</text:p>
          </table:table-cell>
          <table:table-cell office:value-type="float" office:value="4.06446" calcext:value-type="float">
            <text:p>4.06446</text:p>
          </table:table-cell>
          <table:table-cell office:value-type="float" office:value="4.06783" calcext:value-type="float">
            <text:p>4.06783</text:p>
          </table:table-cell>
          <table:table-cell office:value-type="float" office:value="5.64811" calcext:value-type="float">
            <text:p>5.648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49" calcext:value-type="float">
            <text:p>3.049</text:p>
          </table:table-cell>
          <table:table-cell office:value-type="float" office:value="2.95637" calcext:value-type="float">
            <text:p>2.95637</text:p>
          </table:table-cell>
          <table:table-cell office:value-type="float" office:value="3.01039" calcext:value-type="float">
            <text:p>3.01039</text:p>
          </table:table-cell>
          <table:table-cell office:value-type="float" office:value="2.18548" calcext:value-type="float">
            <text:p>2.185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76339" calcext:value-type="float">
            <text:p>6.76339</text:p>
          </table:table-cell>
          <table:table-cell office:value-type="float" office:value="7.04395" calcext:value-type="float">
            <text:p>7.04395</text:p>
          </table:table-cell>
          <table:table-cell office:value-type="float" office:value="7.08487" calcext:value-type="float">
            <text:p>7.08487</text:p>
          </table:table-cell>
          <table:table-cell office:value-type="float" office:value="5.85759" calcext:value-type="float">
            <text:p>5.857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3453" calcext:value-type="float">
            <text:p>2.83453</text:p>
          </table:table-cell>
          <table:table-cell office:value-type="float" office:value="2.92646" calcext:value-type="float">
            <text:p>2.92646</text:p>
          </table:table-cell>
          <table:table-cell office:value-type="float" office:value="2.88698" calcext:value-type="float">
            <text:p>2.88698</text:p>
          </table:table-cell>
          <table:table-cell office:value-type="float" office:value="1.19302" calcext:value-type="float">
            <text:p>1.193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06888" calcext:value-type="float">
            <text:p>4.06888</text:p>
          </table:table-cell>
          <table:table-cell office:value-type="float" office:value="3.7626" calcext:value-type="float">
            <text:p>3.7626</text:p>
          </table:table-cell>
          <table:table-cell office:value-type="float" office:value="3.7456" calcext:value-type="float">
            <text:p>3.7456</text:p>
          </table:table-cell>
          <table:table-cell office:value-type="float" office:value="4.94854" calcext:value-type="float">
            <text:p>4.948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65535" calcext:value-type="float">
            <text:p>6.65535</text:p>
          </table:table-cell>
          <table:table-cell office:value-type="float" office:value="7.58896" calcext:value-type="float">
            <text:p>7.58896</text:p>
          </table:table-cell>
          <table:table-cell office:value-type="float" office:value="7.57954" calcext:value-type="float">
            <text:p>7.57954</text:p>
          </table:table-cell>
          <table:table-cell office:value-type="float" office:value="2.49073" calcext:value-type="float">
            <text:p>2.490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7385" calcext:value-type="float">
            <text:p>3.07385</text:p>
          </table:table-cell>
          <table:table-cell office:value-type="float" office:value="3.44688" calcext:value-type="float">
            <text:p>3.44688</text:p>
          </table:table-cell>
          <table:table-cell office:value-type="float" office:value="3.41568" calcext:value-type="float">
            <text:p>3.41568</text:p>
          </table:table-cell>
          <table:table-cell office:value-type="float" office:value="2.25838" calcext:value-type="float">
            <text:p>2.2583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9911" calcext:value-type="float">
            <text:p>3.09911</text:p>
          </table:table-cell>
          <table:table-cell office:value-type="float" office:value="3.22492" calcext:value-type="float">
            <text:p>3.22492</text:p>
          </table:table-cell>
          <table:table-cell office:value-type="float" office:value="3.27596" calcext:value-type="float">
            <text:p>3.27596</text:p>
          </table:table-cell>
          <table:table-cell office:value-type="float" office:value="2.19126" calcext:value-type="float">
            <text:p>2.1912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6034" calcext:value-type="float">
            <text:p>1.86034</text:p>
          </table:table-cell>
          <table:table-cell office:value-type="float" office:value="1.79828" calcext:value-type="float">
            <text:p>1.79828</text:p>
          </table:table-cell>
          <table:table-cell office:value-type="float" office:value="1.81012" calcext:value-type="float">
            <text:p>1.81012</text:p>
          </table:table-cell>
          <table:table-cell office:value-type="float" office:value="2.38119" calcext:value-type="float">
            <text:p>2.381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92562" calcext:value-type="float">
            <text:p>2.92562</text:p>
          </table:table-cell>
          <table:table-cell office:value-type="float" office:value="2.95867" calcext:value-type="float">
            <text:p>2.95867</text:p>
          </table:table-cell>
          <table:table-cell office:value-type="float" office:value="2.95842" calcext:value-type="float">
            <text:p>2.95842</text:p>
          </table:table-cell>
          <table:table-cell office:value-type="float" office:value="2.58065" calcext:value-type="float">
            <text:p>2.580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35764" calcext:value-type="float">
            <text:p>3.35764</text:p>
          </table:table-cell>
          <table:table-cell office:value-type="float" office:value="3.58745" calcext:value-type="float">
            <text:p>3.58745</text:p>
          </table:table-cell>
          <table:table-cell office:value-type="float" office:value="3.61023" calcext:value-type="float">
            <text:p>3.61023</text:p>
          </table:table-cell>
          <table:table-cell office:value-type="float" office:value="1.79238" calcext:value-type="float">
            <text:p>1.7923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75157" calcext:value-type="float">
            <text:p>4.75157</text:p>
          </table:table-cell>
          <table:table-cell office:value-type="float" office:value="5.56856" calcext:value-type="float">
            <text:p>5.56856</text:p>
          </table:table-cell>
          <table:table-cell office:value-type="float" office:value="5.5553" calcext:value-type="float">
            <text:p>5.5553</text:p>
          </table:table-cell>
          <table:table-cell office:value-type="float" office:value="2.15399" calcext:value-type="float">
            <text:p>2.153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0235" calcext:value-type="float">
            <text:p>2.60235</text:p>
          </table:table-cell>
          <table:table-cell office:value-type="float" office:value="2.52891" calcext:value-type="float">
            <text:p>2.52891</text:p>
          </table:table-cell>
          <table:table-cell office:value-type="float" office:value="2.51093" calcext:value-type="float">
            <text:p>2.51093</text:p>
          </table:table-cell>
          <table:table-cell office:value-type="float" office:value="3.10107" calcext:value-type="float">
            <text:p>3.101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9053" calcext:value-type="float">
            <text:p>3.59053</text:p>
          </table:table-cell>
          <table:table-cell office:value-type="float" office:value="3.81288" calcext:value-type="float">
            <text:p>3.81288</text:p>
          </table:table-cell>
          <table:table-cell office:value-type="float" office:value="3.73895" calcext:value-type="float">
            <text:p>3.73895</text:p>
          </table:table-cell>
          <table:table-cell office:value-type="float" office:value="1.24428" calcext:value-type="float">
            <text:p>1.244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3882" calcext:value-type="float">
            <text:p>2.83882</text:p>
          </table:table-cell>
          <table:table-cell office:value-type="float" office:value="2.98183" calcext:value-type="float">
            <text:p>2.98183</text:p>
          </table:table-cell>
          <table:table-cell office:value-type="float" office:value="2.98764" calcext:value-type="float">
            <text:p>2.98764</text:p>
          </table:table-cell>
          <table:table-cell office:value-type="float" office:value="2.55037" calcext:value-type="float">
            <text:p>2.550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7654" calcext:value-type="float">
            <text:p>5.7654</text:p>
          </table:table-cell>
          <table:table-cell office:value-type="float" office:value="5.67189" calcext:value-type="float">
            <text:p>5.67189</text:p>
          </table:table-cell>
          <table:table-cell office:value-type="float" office:value="5.66145" calcext:value-type="float">
            <text:p>5.66145</text:p>
          </table:table-cell>
          <table:table-cell office:value-type="float" office:value="3.19068" calcext:value-type="float">
            <text:p>3.1906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5601" calcext:value-type="float">
            <text:p>2.75601</text:p>
          </table:table-cell>
          <table:table-cell office:value-type="float" office:value="2.75411" calcext:value-type="float">
            <text:p>2.75411</text:p>
          </table:table-cell>
          <table:table-cell office:value-type="float" office:value="2.768" calcext:value-type="float">
            <text:p>2.768</text:p>
          </table:table-cell>
          <table:table-cell office:value-type="float" office:value="1.70131" calcext:value-type="float">
            <text:p>1.701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3105" calcext:value-type="float">
            <text:p>1.83105</text:p>
          </table:table-cell>
          <table:table-cell office:value-type="float" office:value="1.64983" calcext:value-type="float">
            <text:p>1.64983</text:p>
          </table:table-cell>
          <table:table-cell office:value-type="float" office:value="1.66961" calcext:value-type="float">
            <text:p>1.66961</text:p>
          </table:table-cell>
          <table:table-cell office:value-type="float" office:value="1.01016" calcext:value-type="float">
            <text:p>1.010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64724" calcext:value-type="float">
            <text:p>0.464724</text:p>
          </table:table-cell>
          <table:table-cell office:value-type="float" office:value="0.348676" calcext:value-type="float">
            <text:p>0.348676</text:p>
          </table:table-cell>
          <table:table-cell office:value-type="float" office:value="0.353798" calcext:value-type="float">
            <text:p>0.353798</text:p>
          </table:table-cell>
          <table:table-cell office:value-type="float" office:value="1.18292" calcext:value-type="float">
            <text:p>1.182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39569" calcext:value-type="float">
            <text:p>0.139569</text:p>
          </table:table-cell>
          <table:table-cell office:value-type="float" office:value="0.212738" calcext:value-type="float">
            <text:p>0.212738</text:p>
          </table:table-cell>
          <table:table-cell office:value-type="float" office:value="0.208848" calcext:value-type="float">
            <text:p>0.208848</text:p>
          </table:table-cell>
          <table:table-cell office:value-type="float" office:value="0.149693" calcext:value-type="float">
            <text:p>0.1496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55026" calcext:value-type="float">
            <text:p>0.855026</text:p>
          </table:table-cell>
          <table:table-cell office:value-type="float" office:value="0.937447" calcext:value-type="float">
            <text:p>0.937447</text:p>
          </table:table-cell>
          <table:table-cell office:value-type="float" office:value="0.931464" calcext:value-type="float">
            <text:p>0.931464</text:p>
          </table:table-cell>
          <table:table-cell office:value-type="float" office:value="1.08259" calcext:value-type="float">
            <text:p>1.082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49883" calcext:value-type="float">
            <text:p>0.649883</text:p>
          </table:table-cell>
          <table:table-cell office:value-type="float" office:value="0.678645" calcext:value-type="float">
            <text:p>0.678645</text:p>
          </table:table-cell>
          <table:table-cell office:value-type="float" office:value="0.693699" calcext:value-type="float">
            <text:p>0.693699</text:p>
          </table:table-cell>
          <table:table-cell office:value-type="float" office:value="0.271568" calcext:value-type="float">
            <text:p>0.27156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96735" calcext:value-type="float">
            <text:p>0.296735</text:p>
          </table:table-cell>
          <table:table-cell office:value-type="float" office:value="0.208523" calcext:value-type="float">
            <text:p>0.208523</text:p>
          </table:table-cell>
          <table:table-cell office:value-type="float" office:value="0.197405" calcext:value-type="float">
            <text:p>0.197405</text:p>
          </table:table-cell>
          <table:table-cell office:value-type="float" office:value="1.61799" calcext:value-type="float">
            <text:p>1.617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09297" calcext:value-type="float">
            <text:p>0.409297</text:p>
          </table:table-cell>
          <table:table-cell office:value-type="float" office:value="0.660669" calcext:value-type="float">
            <text:p>0.660669</text:p>
          </table:table-cell>
          <table:table-cell office:value-type="float" office:value="0.653372" calcext:value-type="float">
            <text:p>0.653372</text:p>
          </table:table-cell>
          <table:table-cell office:value-type="float" office:value="0.226078" calcext:value-type="float">
            <text:p>0.2260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2189" calcext:value-type="float">
            <text:p>1.32189</text:p>
          </table:table-cell>
          <table:table-cell office:value-type="float" office:value="1.18729" calcext:value-type="float">
            <text:p>1.18729</text:p>
          </table:table-cell>
          <table:table-cell office:value-type="float" office:value="1.19546" calcext:value-type="float">
            <text:p>1.19546</text:p>
          </table:table-cell>
          <table:table-cell office:value-type="float" office:value="1.40857" calcext:value-type="float">
            <text:p>1.4085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47283" calcext:value-type="float">
            <text:p>0.647283</text:p>
          </table:table-cell>
          <table:table-cell office:value-type="float" office:value="0.736162" calcext:value-type="float">
            <text:p>0.736162</text:p>
          </table:table-cell>
          <table:table-cell office:value-type="float" office:value="0.737472" calcext:value-type="float">
            <text:p>0.737472</text:p>
          </table:table-cell>
          <table:table-cell office:value-type="float" office:value="0.583415" calcext:value-type="float">
            <text:p>0.58341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2921" calcext:value-type="float">
            <text:p>1.02921</text:p>
          </table:table-cell>
          <table:table-cell office:value-type="float" office:value="1.09346" calcext:value-type="float">
            <text:p>1.09346</text:p>
          </table:table-cell>
          <table:table-cell office:value-type="float" office:value="1.11975" calcext:value-type="float">
            <text:p>1.11975</text:p>
          </table:table-cell>
          <table:table-cell office:value-type="float" office:value="0.879733" calcext:value-type="float">
            <text:p>0.8797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375121" calcext:value-type="float">
            <text:p>0.375121</text:p>
          </table:table-cell>
          <table:table-cell office:value-type="float" office:value="0.399605" calcext:value-type="float">
            <text:p>0.399605</text:p>
          </table:table-cell>
          <table:table-cell office:value-type="float" office:value="0.403287" calcext:value-type="float">
            <text:p>0.403287</text:p>
          </table:table-cell>
          <table:table-cell office:value-type="float" office:value="0.395578" calcext:value-type="float">
            <text:p>0.3955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27374" calcext:value-type="float">
            <text:p>0.727374</text:p>
          </table:table-cell>
          <table:table-cell office:value-type="float" office:value="0.590445" calcext:value-type="float">
            <text:p>0.590445</text:p>
          </table:table-cell>
          <table:table-cell office:value-type="float" office:value="0.584005" calcext:value-type="float">
            <text:p>0.584005</text:p>
          </table:table-cell>
          <table:table-cell office:value-type="float" office:value="1.82105" calcext:value-type="float">
            <text:p>1.821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73493" calcext:value-type="float">
            <text:p>1.73493</text:p>
          </table:table-cell>
          <table:table-cell office:value-type="float" office:value="2.2289" calcext:value-type="float">
            <text:p>2.2289</text:p>
          </table:table-cell>
          <table:table-cell office:value-type="float" office:value="2.23068" calcext:value-type="float">
            <text:p>2.23068</text:p>
          </table:table-cell>
          <table:table-cell office:value-type="float" office:value="0.635158" calcext:value-type="float">
            <text:p>0.6351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27907" calcext:value-type="float">
            <text:p>0.327907</text:p>
          </table:table-cell>
          <table:table-cell office:value-type="float" office:value="0.439197" calcext:value-type="float">
            <text:p>0.439197</text:p>
          </table:table-cell>
          <table:table-cell office:value-type="float" office:value="0.438152" calcext:value-type="float">
            <text:p>0.438152</text:p>
          </table:table-cell>
          <table:table-cell office:value-type="float" office:value="0.248925" calcext:value-type="float">
            <text:p>0.2489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1497" calcext:value-type="float">
            <text:p>2.51497</text:p>
          </table:table-cell>
          <table:table-cell office:value-type="float" office:value="2.45686" calcext:value-type="float">
            <text:p>2.45686</text:p>
          </table:table-cell>
          <table:table-cell office:value-type="float" office:value="2.50442" calcext:value-type="float">
            <text:p>2.50442</text:p>
          </table:table-cell>
          <table:table-cell office:value-type="float" office:value="1.37095" calcext:value-type="float">
            <text:p>1.370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0651" calcext:value-type="float">
            <text:p>0.10651</text:p>
          </table:table-cell>
          <table:table-cell office:value-type="float" office:value="0.0906367" calcext:value-type="float">
            <text:p>0.0906367</text:p>
          </table:table-cell>
          <table:table-cell office:value-type="float" office:value="0.080459" calcext:value-type="float">
            <text:p>0.080459</text:p>
          </table:table-cell>
          <table:table-cell office:value-type="float" office:value="0.219862" calcext:value-type="float">
            <text:p>0.2198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8467" calcext:value-type="float">
            <text:p>2.58467</text:p>
          </table:table-cell>
          <table:table-cell office:value-type="float" office:value="2.53782" calcext:value-type="float">
            <text:p>2.53782</text:p>
          </table:table-cell>
          <table:table-cell office:value-type="float" office:value="2.51093" calcext:value-type="float">
            <text:p>2.51093</text:p>
          </table:table-cell>
          <table:table-cell office:value-type="float" office:value="1.67505" calcext:value-type="float">
            <text:p>1.675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61396" calcext:value-type="float">
            <text:p>0.561396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743128" calcext:value-type="float">
            <text:p>0.743128</text:p>
          </table:table-cell>
          <table:table-cell office:value-type="float" office:value="0.401093" calcext:value-type="float">
            <text:p>0.40109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5765" calcext:value-type="float">
            <text:p>5.5765</text:p>
          </table:table-cell>
          <table:table-cell office:value-type="float" office:value="6.48304" calcext:value-type="float">
            <text:p>6.48304</text:p>
          </table:table-cell>
          <table:table-cell office:value-type="float" office:value="6.50633" calcext:value-type="float">
            <text:p>6.50633</text:p>
          </table:table-cell>
          <table:table-cell office:value-type="float" office:value="1.4635" calcext:value-type="float">
            <text:p>1.46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3148" calcext:value-type="float">
            <text:p>1.33148</text:p>
          </table:table-cell>
          <table:table-cell office:value-type="float" office:value="1.13039" calcext:value-type="float">
            <text:p>1.13039</text:p>
          </table:table-cell>
          <table:table-cell office:value-type="float" office:value="1.13733" calcext:value-type="float">
            <text:p>1.13733</text:p>
          </table:table-cell>
          <table:table-cell office:value-type="float" office:value="1.26214" calcext:value-type="float">
            <text:p>1.262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91265" calcext:value-type="float">
            <text:p>0.891265</text:p>
          </table:table-cell>
          <table:table-cell office:value-type="float" office:value="0.986021" calcext:value-type="float">
            <text:p>0.986021</text:p>
          </table:table-cell>
          <table:table-cell office:value-type="float" office:value="0.953297" calcext:value-type="float">
            <text:p>0.953297</text:p>
          </table:table-cell>
          <table:table-cell office:value-type="float" office:value="1.00945" calcext:value-type="float">
            <text:p>1.009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47259" calcext:value-type="float">
            <text:p>2.47259</text:p>
          </table:table-cell>
          <table:table-cell office:value-type="float" office:value="2.60573" calcext:value-type="float">
            <text:p>2.60573</text:p>
          </table:table-cell>
          <table:table-cell office:value-type="float" office:value="2.60672" calcext:value-type="float">
            <text:p>2.60672</text:p>
          </table:table-cell>
          <table:table-cell office:value-type="float" office:value="2.29572" calcext:value-type="float">
            <text:p>2.2957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03929" calcext:value-type="float">
            <text:p>0.603929</text:p>
          </table:table-cell>
          <table:table-cell office:value-type="float" office:value="0.607714" calcext:value-type="float">
            <text:p>0.607714</text:p>
          </table:table-cell>
          <table:table-cell office:value-type="float" office:value="0.623375" calcext:value-type="float">
            <text:p>0.623375</text:p>
          </table:table-cell>
          <table:table-cell office:value-type="float" office:value="0.526245" calcext:value-type="float">
            <text:p>0.5262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9442" calcext:value-type="float">
            <text:p>1.19442</text:p>
          </table:table-cell>
          <table:table-cell office:value-type="float" office:value="1.06154" calcext:value-type="float">
            <text:p>1.06154</text:p>
          </table:table-cell>
          <table:table-cell office:value-type="float" office:value="1.05927" calcext:value-type="float">
            <text:p>1.05927</text:p>
          </table:table-cell>
          <table:table-cell office:value-type="float" office:value="1.46622" calcext:value-type="float">
            <text:p>1.466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09663" calcext:value-type="float">
            <text:p>0.909663</text:p>
          </table:table-cell>
          <table:table-cell office:value-type="float" office:value="1.34991" calcext:value-type="float">
            <text:p>1.34991</text:p>
          </table:table-cell>
          <table:table-cell office:value-type="float" office:value="1.35651" calcext:value-type="float">
            <text:p>1.35651</text:p>
          </table:table-cell>
          <table:table-cell office:value-type="float" office:value="0.422967" calcext:value-type="float">
            <text:p>0.4229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19036" calcext:value-type="float">
            <text:p>2.19036</text:p>
          </table:table-cell>
          <table:table-cell office:value-type="float" office:value="2.334" calcext:value-type="float">
            <text:p>2.334</text:p>
          </table:table-cell>
          <table:table-cell office:value-type="float" office:value="2.33928" calcext:value-type="float">
            <text:p>2.33928</text:p>
          </table:table-cell>
          <table:table-cell office:value-type="float" office:value="2.14782" calcext:value-type="float">
            <text:p>2.147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8653" calcext:value-type="float">
            <text:p>0.68653</text:p>
          </table:table-cell>
          <table:table-cell office:value-type="float" office:value="0.695821" calcext:value-type="float">
            <text:p>0.695821</text:p>
          </table:table-cell>
          <table:table-cell office:value-type="float" office:value="0.74943" calcext:value-type="float">
            <text:p>0.74943</text:p>
          </table:table-cell>
          <table:table-cell office:value-type="float" office:value="0.0404473" calcext:value-type="float">
            <text:p>0.04044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24186" calcext:value-type="float">
            <text:p>0.824186</text:p>
          </table:table-cell>
          <table:table-cell office:value-type="float" office:value="0.777098" calcext:value-type="float">
            <text:p>0.777098</text:p>
          </table:table-cell>
          <table:table-cell office:value-type="float" office:value="0.789194" calcext:value-type="float">
            <text:p>0.789194</text:p>
          </table:table-cell>
          <table:table-cell office:value-type="float" office:value="0.70445" calcext:value-type="float">
            <text:p>0.704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3302" calcext:value-type="float">
            <text:p>1.03302</text:p>
          </table:table-cell>
          <table:table-cell office:value-type="float" office:value="1.05886" calcext:value-type="float">
            <text:p>1.05886</text:p>
          </table:table-cell>
          <table:table-cell office:value-type="float" office:value="1.03645" calcext:value-type="float">
            <text:p>1.03645</text:p>
          </table:table-cell>
          <table:table-cell office:value-type="float" office:value="0.404297" calcext:value-type="float">
            <text:p>0.4042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0706" calcext:value-type="float">
            <text:p>1.80706</text:p>
          </table:table-cell>
          <table:table-cell office:value-type="float" office:value="1.96957" calcext:value-type="float">
            <text:p>1.96957</text:p>
          </table:table-cell>
          <table:table-cell office:value-type="float" office:value="1.97216" calcext:value-type="float">
            <text:p>1.97216</text:p>
          </table:table-cell>
          <table:table-cell office:value-type="float" office:value="1.83936" calcext:value-type="float">
            <text:p>1.8393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96086" calcext:value-type="float">
            <text:p>3.96086</text:p>
          </table:table-cell>
          <table:table-cell office:value-type="float" office:value="5.12325" calcext:value-type="float">
            <text:p>5.12325</text:p>
          </table:table-cell>
          <table:table-cell office:value-type="float" office:value="5.15638" calcext:value-type="float">
            <text:p>5.15638</text:p>
          </table:table-cell>
          <table:table-cell office:value-type="float" office:value="0.1479" calcext:value-type="float">
            <text:p>0.14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16171" calcext:value-type="float">
            <text:p>0.516171</text:p>
          </table:table-cell>
          <table:table-cell office:value-type="float" office:value="0.613717" calcext:value-type="float">
            <text:p>0.613717</text:p>
          </table:table-cell>
          <table:table-cell office:value-type="float" office:value="0.613134" calcext:value-type="float">
            <text:p>0.613134</text:p>
          </table:table-cell>
          <table:table-cell office:value-type="float" office:value="0.489616" calcext:value-type="float">
            <text:p>0.4896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54512" calcext:value-type="float">
            <text:p>4.54512</text:p>
          </table:table-cell>
          <table:table-cell office:value-type="float" office:value="4.57602" calcext:value-type="float">
            <text:p>4.57602</text:p>
          </table:table-cell>
          <table:table-cell office:value-type="float" office:value="4.61847" calcext:value-type="float">
            <text:p>4.61847</text:p>
          </table:table-cell>
          <table:table-cell office:value-type="float" office:value="4.30388" calcext:value-type="float">
            <text:p>4.303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06201" calcext:value-type="float">
            <text:p>0.106201</text:p>
          </table:table-cell>
          <table:table-cell office:value-type="float" office:value="0.0808072" calcext:value-type="float">
            <text:p>0.0808072</text:p>
          </table:table-cell>
          <table:table-cell office:value-type="float" office:value="0.0805183" calcext:value-type="float">
            <text:p>0.0805183</text:p>
          </table:table-cell>
          <table:table-cell office:value-type="float" office:value="0.193533" calcext:value-type="float">
            <text:p>0.1935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76988" calcext:value-type="float">
            <text:p>4.76988</text:p>
          </table:table-cell>
          <table:table-cell office:value-type="float" office:value="4.87075" calcext:value-type="float">
            <text:p>4.87075</text:p>
          </table:table-cell>
          <table:table-cell office:value-type="float" office:value="4.86953" calcext:value-type="float">
            <text:p>4.86953</text:p>
          </table:table-cell>
          <table:table-cell office:value-type="float" office:value="4.47752" calcext:value-type="float">
            <text:p>4.477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6876" calcext:value-type="float">
            <text:p>0.56876</text:p>
          </table:table-cell>
          <table:table-cell office:value-type="float" office:value="0.796937" calcext:value-type="float">
            <text:p>0.796937</text:p>
          </table:table-cell>
          <table:table-cell office:value-type="float" office:value="0.791327" calcext:value-type="float">
            <text:p>0.791327</text:p>
          </table:table-cell>
          <table:table-cell office:value-type="float" office:value="0.307695" calcext:value-type="float">
            <text:p>0.3076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25493" calcext:value-type="float">
            <text:p>7.25493</text:p>
          </table:table-cell>
          <table:table-cell office:value-type="float" office:value="8.55155" calcext:value-type="float">
            <text:p>8.55155</text:p>
          </table:table-cell>
          <table:table-cell office:value-type="float" office:value="8.58429" calcext:value-type="float">
            <text:p>8.58429</text:p>
          </table:table-cell>
          <table:table-cell office:value-type="float" office:value="4.43784" calcext:value-type="float">
            <text:p>4.437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00565" calcext:value-type="float">
            <text:p>0.300565</text:p>
          </table:table-cell>
          <table:table-cell office:value-type="float" office:value="0.245167" calcext:value-type="float">
            <text:p>0.245167</text:p>
          </table:table-cell>
          <table:table-cell office:value-type="float" office:value="0.243792" calcext:value-type="float">
            <text:p>0.243792</text:p>
          </table:table-cell>
          <table:table-cell office:value-type="float" office:value="0.334771" calcext:value-type="float">
            <text:p>0.3347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79441" calcext:value-type="float">
            <text:p>6.79441</text:p>
          </table:table-cell>
          <table:table-cell office:value-type="float" office:value="6.6656" calcext:value-type="float">
            <text:p>6.6656</text:p>
          </table:table-cell>
          <table:table-cell office:value-type="float" office:value="6.59313" calcext:value-type="float">
            <text:p>6.59313</text:p>
          </table:table-cell>
          <table:table-cell office:value-type="float" office:value="3.1228" calcext:value-type="float">
            <text:p>3.12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62751" calcext:value-type="float">
            <text:p>0.662751</text:p>
          </table:table-cell>
          <table:table-cell office:value-type="float" office:value="0.717936" calcext:value-type="float">
            <text:p>0.717936</text:p>
          </table:table-cell>
          <table:table-cell office:value-type="float" office:value="0.717573" calcext:value-type="float">
            <text:p>0.717573</text:p>
          </table:table-cell>
          <table:table-cell office:value-type="float" office:value="0.658758" calcext:value-type="float">
            <text:p>0.6587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08437" calcext:value-type="float">
            <text:p>8.08437</text:p>
          </table:table-cell>
          <table:table-cell office:value-type="float" office:value="8.04267" calcext:value-type="float">
            <text:p>8.04267</text:p>
          </table:table-cell>
          <table:table-cell office:value-type="float" office:value="8.04056" calcext:value-type="float">
            <text:p>8.04056</text:p>
          </table:table-cell>
          <table:table-cell office:value-type="float" office:value="6.01183" calcext:value-type="float">
            <text:p>6.011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43526" calcext:value-type="float">
            <text:p>0.743526</text:p>
          </table:table-cell>
          <table:table-cell office:value-type="float" office:value="0.797644" calcext:value-type="float">
            <text:p>0.797644</text:p>
          </table:table-cell>
          <table:table-cell office:value-type="float" office:value="0.787511" calcext:value-type="float">
            <text:p>0.787511</text:p>
          </table:table-cell>
          <table:table-cell office:value-type="float" office:value="0.826748" calcext:value-type="float">
            <text:p>0.8267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27966" calcext:value-type="float">
            <text:p>4.27966</text:p>
          </table:table-cell>
          <table:table-cell office:value-type="float" office:value="3.88358" calcext:value-type="float">
            <text:p>3.88358</text:p>
          </table:table-cell>
          <table:table-cell office:value-type="float" office:value="3.89263" calcext:value-type="float">
            <text:p>3.89263</text:p>
          </table:table-cell>
          <table:table-cell office:value-type="float" office:value="4.45249" calcext:value-type="float">
            <text:p>4.452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49459" calcext:value-type="float">
            <text:p>0.349459</text:p>
          </table:table-cell>
          <table:table-cell office:value-type="float" office:value="0.393619" calcext:value-type="float">
            <text:p>0.393619</text:p>
          </table:table-cell>
          <table:table-cell office:value-type="float" office:value="0.391713" calcext:value-type="float">
            <text:p>0.391713</text:p>
          </table:table-cell>
          <table:table-cell office:value-type="float" office:value="1.10698" calcext:value-type="float">
            <text:p>1.106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40642" calcext:value-type="float">
            <text:p>8.40642</text:p>
          </table:table-cell>
          <table:table-cell office:value-type="float" office:value="8.41206" calcext:value-type="float">
            <text:p>8.41206</text:p>
          </table:table-cell>
          <table:table-cell office:value-type="float" office:value="8.44522" calcext:value-type="float">
            <text:p>8.44522</text:p>
          </table:table-cell>
          <table:table-cell office:value-type="float" office:value="7.73936" calcext:value-type="float">
            <text:p>7.739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20831" calcext:value-type="float">
            <text:p>0.020831</text:p>
          </table:table-cell>
          <table:table-cell office:value-type="float" office:value="0.0212306" calcext:value-type="float">
            <text:p>0.0212306</text:p>
          </table:table-cell>
          <table:table-cell office:value-type="float" office:value="0.0215826" calcext:value-type="float">
            <text:p>0.0215826</text:p>
          </table:table-cell>
          <table:table-cell office:value-type="float" office:value="0.155121" calcext:value-type="float">
            <text:p>0.1551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96028" calcext:value-type="float">
            <text:p>7.96028</text:p>
          </table:table-cell>
          <table:table-cell office:value-type="float" office:value="8.00998" calcext:value-type="float">
            <text:p>8.00998</text:p>
          </table:table-cell>
          <table:table-cell office:value-type="float" office:value="8.03625" calcext:value-type="float">
            <text:p>8.03625</text:p>
          </table:table-cell>
          <table:table-cell office:value-type="float" office:value="6.71177" calcext:value-type="float">
            <text:p>6.711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76623" calcext:value-type="float">
            <text:p>0.376623</text:p>
          </table:table-cell>
          <table:table-cell office:value-type="float" office:value="0.589393" calcext:value-type="float">
            <text:p>0.589393</text:p>
          </table:table-cell>
          <table:table-cell office:value-type="float" office:value="0.577659" calcext:value-type="float">
            <text:p>0.577659</text:p>
          </table:table-cell>
          <table:table-cell office:value-type="float" office:value="0.34197" calcext:value-type="float">
            <text:p>0.341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42193" calcext:value-type="float">
            <text:p>6.42193</text:p>
          </table:table-cell>
          <table:table-cell office:value-type="float" office:value="6.32601" calcext:value-type="float">
            <text:p>6.32601</text:p>
          </table:table-cell>
          <table:table-cell office:value-type="float" office:value="6.32403" calcext:value-type="float">
            <text:p>6.32403</text:p>
          </table:table-cell>
          <table:table-cell office:value-type="float" office:value="6.62818" calcext:value-type="float">
            <text:p>6.6281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8345" calcext:value-type="float">
            <text:p>0.68345</text:p>
          </table:table-cell>
          <table:table-cell office:value-type="float" office:value="0.749116" calcext:value-type="float">
            <text:p>0.749116</text:p>
          </table:table-cell>
          <table:table-cell office:value-type="float" office:value="0.747812" calcext:value-type="float">
            <text:p>0.747812</text:p>
          </table:table-cell>
          <table:table-cell office:value-type="float" office:value="0.931086" calcext:value-type="float">
            <text:p>0.9310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92552" calcext:value-type="float">
            <text:p>7.92552</text:p>
          </table:table-cell>
          <table:table-cell office:value-type="float" office:value="8.15034" calcext:value-type="float">
            <text:p>8.15034</text:p>
          </table:table-cell>
          <table:table-cell office:value-type="float" office:value="8.20158" calcext:value-type="float">
            <text:p>8.20158</text:p>
          </table:table-cell>
          <table:table-cell office:value-type="float" office:value="7.63276" calcext:value-type="float">
            <text:p>7.632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418326" calcext:value-type="float">
            <text:p>0.0418326</text:p>
          </table:table-cell>
          <table:table-cell office:value-type="float" office:value="0.0435548" calcext:value-type="float">
            <text:p>0.0435548</text:p>
          </table:table-cell>
          <table:table-cell office:value-type="float" office:value="0.0393771" calcext:value-type="float">
            <text:p>0.0393771</text:p>
          </table:table-cell>
          <table:table-cell office:value-type="float" office:value="0.0123147" calcext:value-type="float">
            <text:p>0.01231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32343" calcext:value-type="float">
            <text:p>6.32343</text:p>
          </table:table-cell>
          <table:table-cell office:value-type="float" office:value="6.41706" calcext:value-type="float">
            <text:p>6.41706</text:p>
          </table:table-cell>
          <table:table-cell office:value-type="float" office:value="6.44965" calcext:value-type="float">
            <text:p>6.44965</text:p>
          </table:table-cell>
          <table:table-cell office:value-type="float" office:value="6.34874" calcext:value-type="float">
            <text:p>6.348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51724" calcext:value-type="float">
            <text:p>0.851724</text:p>
          </table:table-cell>
          <table:table-cell office:value-type="float" office:value="1.13878" calcext:value-type="float">
            <text:p>1.13878</text:p>
          </table:table-cell>
          <table:table-cell office:value-type="float" office:value="1.13405" calcext:value-type="float">
            <text:p>1.13405</text:p>
          </table:table-cell>
          <table:table-cell office:value-type="float" office:value="0.666611" calcext:value-type="float">
            <text:p>0.6666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2584" calcext:value-type="float">
            <text:p>8.2584</text:p>
          </table:table-cell>
          <table:table-cell office:value-type="float" office:value="8.90292" calcext:value-type="float">
            <text:p>8.90292</text:p>
          </table:table-cell>
          <table:table-cell office:value-type="float" office:value="8.91211" calcext:value-type="float">
            <text:p>8.91211</text:p>
          </table:table-cell>
          <table:table-cell office:value-type="float" office:value="7.51821" calcext:value-type="float">
            <text:p>7.5182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4528" calcext:value-type="float">
            <text:p>2.04528</text:p>
          </table:table-cell>
          <table:table-cell office:value-type="float" office:value="2.24514" calcext:value-type="float">
            <text:p>2.24514</text:p>
          </table:table-cell>
          <table:table-cell office:value-type="float" office:value="2.24658" calcext:value-type="float">
            <text:p>2.24658</text:p>
          </table:table-cell>
          <table:table-cell office:value-type="float" office:value="1.03891" calcext:value-type="float">
            <text:p>1.038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31932" calcext:value-type="float">
            <text:p>5.31932</text:p>
          </table:table-cell>
          <table:table-cell office:value-type="float" office:value="5.40558" calcext:value-type="float">
            <text:p>5.40558</text:p>
          </table:table-cell>
          <table:table-cell office:value-type="float" office:value="5.29147" calcext:value-type="float">
            <text:p>5.29147</text:p>
          </table:table-cell>
          <table:table-cell office:value-type="float" office:value="4.08307" calcext:value-type="float">
            <text:p>4.083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10936" calcext:value-type="float">
            <text:p>2.10936</text:p>
          </table:table-cell>
          <table:table-cell office:value-type="float" office:value="2.17435" calcext:value-type="float">
            <text:p>2.17435</text:p>
          </table:table-cell>
          <table:table-cell office:value-type="float" office:value="2.13677" calcext:value-type="float">
            <text:p>2.13677</text:p>
          </table:table-cell>
          <table:table-cell office:value-type="float" office:value="1.18462" calcext:value-type="float">
            <text:p>1.184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9478" calcext:value-type="float">
            <text:p>4.9478</text:p>
          </table:table-cell>
          <table:table-cell office:value-type="float" office:value="4.77824" calcext:value-type="float">
            <text:p>4.77824</text:p>
          </table:table-cell>
          <table:table-cell office:value-type="float" office:value="4.76572" calcext:value-type="float">
            <text:p>4.76572</text:p>
          </table:table-cell>
          <table:table-cell office:value-type="float" office:value="3.55535" calcext:value-type="float">
            <text:p>3.555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76403" calcext:value-type="float">
            <text:p>3.76403</text:p>
          </table:table-cell>
          <table:table-cell office:value-type="float" office:value="4.38541" calcext:value-type="float">
            <text:p>4.38541</text:p>
          </table:table-cell>
          <table:table-cell office:value-type="float" office:value="4.40307" calcext:value-type="float">
            <text:p>4.40307</text:p>
          </table:table-cell>
          <table:table-cell office:value-type="float" office:value="2.68049" calcext:value-type="float">
            <text:p>2.680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13657" calcext:value-type="float">
            <text:p>9.13657</text:p>
          </table:table-cell>
          <table:table-cell office:value-type="float" office:value="10.4334" calcext:value-type="float">
            <text:p>10.4334</text:p>
          </table:table-cell>
          <table:table-cell office:value-type="float" office:value="10.4776" calcext:value-type="float">
            <text:p>10.4776</text:p>
          </table:table-cell>
          <table:table-cell office:value-type="float" office:value="3.55717" calcext:value-type="float">
            <text:p>3.557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8001" calcext:value-type="float">
            <text:p>3.48001</text:p>
          </table:table-cell>
          <table:table-cell office:value-type="float" office:value="3.77235" calcext:value-type="float">
            <text:p>3.77235</text:p>
          </table:table-cell>
          <table:table-cell office:value-type="float" office:value="3.76591" calcext:value-type="float">
            <text:p>3.76591</text:p>
          </table:table-cell>
          <table:table-cell office:value-type="float" office:value="1.79114" calcext:value-type="float">
            <text:p>1.791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8969" calcext:value-type="float">
            <text:p>1.48969</text:p>
          </table:table-cell>
          <table:table-cell office:value-type="float" office:value="1.31291" calcext:value-type="float">
            <text:p>1.31291</text:p>
          </table:table-cell>
          <table:table-cell office:value-type="float" office:value="1.32066" calcext:value-type="float">
            <text:p>1.32066</text:p>
          </table:table-cell>
          <table:table-cell office:value-type="float" office:value="3.29951" calcext:value-type="float">
            <text:p>3.299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37717" calcext:value-type="float">
            <text:p>2.37717</text:p>
          </table:table-cell>
          <table:table-cell office:value-type="float" office:value="2.36755" calcext:value-type="float">
            <text:p>2.36755</text:p>
          </table:table-cell>
          <table:table-cell office:value-type="float" office:value="2.37014" calcext:value-type="float">
            <text:p>2.37014</text:p>
          </table:table-cell>
          <table:table-cell office:value-type="float" office:value="1.97222" calcext:value-type="float">
            <text:p>1.972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9897" calcext:value-type="float">
            <text:p>1.29897</text:p>
          </table:table-cell>
          <table:table-cell office:value-type="float" office:value="1.3235" calcext:value-type="float">
            <text:p>1.3235</text:p>
          </table:table-cell>
          <table:table-cell office:value-type="float" office:value="1.32582" calcext:value-type="float">
            <text:p>1.32582</text:p>
          </table:table-cell>
          <table:table-cell office:value-type="float" office:value="1.08364" calcext:value-type="float">
            <text:p>1.083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0152" calcext:value-type="float">
            <text:p>4.70152</text:p>
          </table:table-cell>
          <table:table-cell office:value-type="float" office:value="5.35557" calcext:value-type="float">
            <text:p>5.35557</text:p>
          </table:table-cell>
          <table:table-cell office:value-type="float" office:value="5.3481" calcext:value-type="float">
            <text:p>5.3481</text:p>
          </table:table-cell>
          <table:table-cell office:value-type="float" office:value="3.60948" calcext:value-type="float">
            <text:p>3.609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7023" calcext:value-type="float">
            <text:p>1.47023</text:p>
          </table:table-cell>
          <table:table-cell office:value-type="float" office:value="1.87844" calcext:value-type="float">
            <text:p>1.87844</text:p>
          </table:table-cell>
          <table:table-cell office:value-type="float" office:value="1.92136" calcext:value-type="float">
            <text:p>1.92136</text:p>
          </table:table-cell>
          <table:table-cell office:value-type="float" office:value="1.51394" calcext:value-type="float">
            <text:p>1.513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1359" calcext:value-type="float">
            <text:p>3.61359</text:p>
          </table:table-cell>
          <table:table-cell office:value-type="float" office:value="3.75508" calcext:value-type="float">
            <text:p>3.75508</text:p>
          </table:table-cell>
          <table:table-cell office:value-type="float" office:value="3.75495" calcext:value-type="float">
            <text:p>3.75495</text:p>
          </table:table-cell>
          <table:table-cell office:value-type="float" office:value="3.31061" calcext:value-type="float">
            <text:p>3.310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2853" calcext:value-type="float">
            <text:p>1.12853</text:p>
          </table:table-cell>
          <table:table-cell office:value-type="float" office:value="1.06519" calcext:value-type="float">
            <text:p>1.06519</text:p>
          </table:table-cell>
          <table:table-cell office:value-type="float" office:value="1.06393" calcext:value-type="float">
            <text:p>1.06393</text:p>
          </table:table-cell>
          <table:table-cell office:value-type="float" office:value="1.52244" calcext:value-type="float">
            <text:p>1.522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3208" calcext:value-type="float">
            <text:p>1.73208</text:p>
          </table:table-cell>
          <table:table-cell office:value-type="float" office:value="1.66122" calcext:value-type="float">
            <text:p>1.66122</text:p>
          </table:table-cell>
          <table:table-cell office:value-type="float" office:value="1.65838" calcext:value-type="float">
            <text:p>1.65838</text:p>
          </table:table-cell>
          <table:table-cell office:value-type="float" office:value="2.10505" calcext:value-type="float">
            <text:p>2.105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5907" calcext:value-type="float">
            <text:p>1.15907</text:p>
          </table:table-cell>
          <table:table-cell office:value-type="float" office:value="1.14104" calcext:value-type="float">
            <text:p>1.14104</text:p>
          </table:table-cell>
          <table:table-cell office:value-type="float" office:value="1.14215" calcext:value-type="float">
            <text:p>1.14215</text:p>
          </table:table-cell>
          <table:table-cell office:value-type="float" office:value="0.860745" calcext:value-type="float">
            <text:p>0.8607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54825" calcext:value-type="float">
            <text:p>2.54825</text:p>
          </table:table-cell>
          <table:table-cell office:value-type="float" office:value="2.76996" calcext:value-type="float">
            <text:p>2.76996</text:p>
          </table:table-cell>
          <table:table-cell office:value-type="float" office:value="2.78625" calcext:value-type="float">
            <text:p>2.78625</text:p>
          </table:table-cell>
          <table:table-cell office:value-type="float" office:value="2.68638" calcext:value-type="float">
            <text:p>2.6863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1201" calcext:value-type="float">
            <text:p>2.51201</text:p>
          </table:table-cell>
          <table:table-cell office:value-type="float" office:value="3.25006" calcext:value-type="float">
            <text:p>3.25006</text:p>
          </table:table-cell>
          <table:table-cell office:value-type="float" office:value="3.30155" calcext:value-type="float">
            <text:p>3.30155</text:p>
          </table:table-cell>
          <table:table-cell office:value-type="float" office:value="1.03898" calcext:value-type="float">
            <text:p>1.038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27601" calcext:value-type="float">
            <text:p>0.127601</text:p>
          </table:table-cell>
          <table:table-cell office:value-type="float" office:value="0.173237" calcext:value-type="float">
            <text:p>0.173237</text:p>
          </table:table-cell>
          <table:table-cell office:value-type="float" office:value="0.171149" calcext:value-type="float">
            <text:p>0.171149</text:p>
          </table:table-cell>
          <table:table-cell office:value-type="float" office:value="0.0134619" calcext:value-type="float">
            <text:p>0.01346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4566" calcext:value-type="float">
            <text:p>2.4566</text:p>
          </table:table-cell>
          <table:table-cell office:value-type="float" office:value="2.57893" calcext:value-type="float">
            <text:p>2.57893</text:p>
          </table:table-cell>
          <table:table-cell office:value-type="float" office:value="2.58964" calcext:value-type="float">
            <text:p>2.58964</text:p>
          </table:table-cell>
          <table:table-cell office:value-type="float" office:value="1.41011" calcext:value-type="float">
            <text:p>1.410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10324" calcext:value-type="float">
            <text:p>0.410324</text:p>
          </table:table-cell>
          <table:table-cell office:value-type="float" office:value="0.448076" calcext:value-type="float">
            <text:p>0.448076</text:p>
          </table:table-cell>
          <table:table-cell office:value-type="float" office:value="0.456014" calcext:value-type="float">
            <text:p>0.456014</text:p>
          </table:table-cell>
          <table:table-cell office:value-type="float" office:value="0.290071" calcext:value-type="float">
            <text:p>0.2900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6782" calcext:value-type="float">
            <text:p>2.56782</text:p>
          </table:table-cell>
          <table:table-cell office:value-type="float" office:value="2.56418" calcext:value-type="float">
            <text:p>2.56418</text:p>
          </table:table-cell>
          <table:table-cell office:value-type="float" office:value="2.57464" calcext:value-type="float">
            <text:p>2.57464</text:p>
          </table:table-cell>
          <table:table-cell office:value-type="float" office:value="1.95913" calcext:value-type="float">
            <text:p>1.959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8764" calcext:value-type="float">
            <text:p>1.48764</text:p>
          </table:table-cell>
          <table:table-cell office:value-type="float" office:value="1.99928" calcext:value-type="float">
            <text:p>1.99928</text:p>
          </table:table-cell>
          <table:table-cell office:value-type="float" office:value="1.96349" calcext:value-type="float">
            <text:p>1.96349</text:p>
          </table:table-cell>
          <table:table-cell office:value-type="float" office:value="0.532643" calcext:value-type="float">
            <text:p>0.5326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67736" calcext:value-type="float">
            <text:p>5.67736</text:p>
          </table:table-cell>
          <table:table-cell office:value-type="float" office:value="6.95001" calcext:value-type="float">
            <text:p>6.95001</text:p>
          </table:table-cell>
          <table:table-cell office:value-type="float" office:value="7.00725" calcext:value-type="float">
            <text:p>7.00725</text:p>
          </table:table-cell>
          <table:table-cell office:value-type="float" office:value="2.3727" calcext:value-type="float">
            <text:p>2.37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01798" calcext:value-type="float">
            <text:p>4.01798</text:p>
          </table:table-cell>
          <table:table-cell office:value-type="float" office:value="3.83975" calcext:value-type="float">
            <text:p>3.83975</text:p>
          </table:table-cell>
          <table:table-cell office:value-type="float" office:value="3.85054" calcext:value-type="float">
            <text:p>3.85054</text:p>
          </table:table-cell>
          <table:table-cell office:value-type="float" office:value="4.73768" calcext:value-type="float">
            <text:p>4.737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8918" calcext:value-type="float">
            <text:p>1.68918</text:p>
          </table:table-cell>
          <table:table-cell office:value-type="float" office:value="1.70387" calcext:value-type="float">
            <text:p>1.70387</text:p>
          </table:table-cell>
          <table:table-cell office:value-type="float" office:value="1.68532" calcext:value-type="float">
            <text:p>1.68532</text:p>
          </table:table-cell>
          <table:table-cell office:value-type="float" office:value="1.26374" calcext:value-type="float">
            <text:p>1.263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8849" calcext:value-type="float">
            <text:p>3.68849</text:p>
          </table:table-cell>
          <table:table-cell office:value-type="float" office:value="3.71398" calcext:value-type="float">
            <text:p>3.71398</text:p>
          </table:table-cell>
          <table:table-cell office:value-type="float" office:value="3.69946" calcext:value-type="float">
            <text:p>3.69946</text:p>
          </table:table-cell>
          <table:table-cell office:value-type="float" office:value="3.32426" calcext:value-type="float">
            <text:p>3.3242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4475" calcext:value-type="float">
            <text:p>1.64475</text:p>
          </table:table-cell>
          <table:table-cell office:value-type="float" office:value="1.63191" calcext:value-type="float">
            <text:p>1.63191</text:p>
          </table:table-cell>
          <table:table-cell office:value-type="float" office:value="1.63123" calcext:value-type="float">
            <text:p>1.63123</text:p>
          </table:table-cell>
          <table:table-cell office:value-type="float" office:value="1.59478" calcext:value-type="float">
            <text:p>1.594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5328" calcext:value-type="float">
            <text:p>1.5328</text:p>
          </table:table-cell>
          <table:table-cell office:value-type="float" office:value="1.07352" calcext:value-type="float">
            <text:p>1.07352</text:p>
          </table:table-cell>
          <table:table-cell office:value-type="float" office:value="1.08947" calcext:value-type="float">
            <text:p>1.08947</text:p>
          </table:table-cell>
          <table:table-cell office:value-type="float" office:value="3.03409" calcext:value-type="float">
            <text:p>3.034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30408" calcext:value-type="float">
            <text:p>1.30408</text:p>
          </table:table-cell>
          <table:table-cell office:value-type="float" office:value="1.76002" calcext:value-type="float">
            <text:p>1.76002</text:p>
          </table:table-cell>
          <table:table-cell office:value-type="float" office:value="1.78421" calcext:value-type="float">
            <text:p>1.78421</text:p>
          </table:table-cell>
          <table:table-cell office:value-type="float" office:value="0.989301" calcext:value-type="float">
            <text:p>0.9893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1728" calcext:value-type="float">
            <text:p>1.41728</text:p>
          </table:table-cell>
          <table:table-cell office:value-type="float" office:value="1.49559" calcext:value-type="float">
            <text:p>1.49559</text:p>
          </table:table-cell>
          <table:table-cell office:value-type="float" office:value="1.49616" calcext:value-type="float">
            <text:p>1.49616</text:p>
          </table:table-cell>
          <table:table-cell office:value-type="float" office:value="1.60332" calcext:value-type="float">
            <text:p>1.603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79159" calcext:value-type="float">
            <text:p>5.79159</text:p>
          </table:table-cell>
          <table:table-cell office:value-type="float" office:value="5.75652" calcext:value-type="float">
            <text:p>5.75652</text:p>
          </table:table-cell>
          <table:table-cell office:value-type="float" office:value="5.88596" calcext:value-type="float">
            <text:p>5.88596</text:p>
          </table:table-cell>
          <table:table-cell office:value-type="float" office:value="2.29144" calcext:value-type="float">
            <text:p>2.291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45734" calcext:value-type="float">
            <text:p>0.245734</text:p>
          </table:table-cell>
          <table:table-cell office:value-type="float" office:value="0.232299" calcext:value-type="float">
            <text:p>0.232299</text:p>
          </table:table-cell>
          <table:table-cell office:value-type="float" office:value="0.233225" calcext:value-type="float">
            <text:p>0.233225</text:p>
          </table:table-cell>
          <table:table-cell office:value-type="float" office:value="0.351116" calcext:value-type="float">
            <text:p>0.3511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67689" calcext:value-type="float">
            <text:p>7.67689</text:p>
          </table:table-cell>
          <table:table-cell office:value-type="float" office:value="7.93931" calcext:value-type="float">
            <text:p>7.93931</text:p>
          </table:table-cell>
          <table:table-cell office:value-type="float" office:value="8.02146" calcext:value-type="float">
            <text:p>8.02146</text:p>
          </table:table-cell>
          <table:table-cell office:value-type="float" office:value="2.86667" calcext:value-type="float">
            <text:p>2.866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7519" calcext:value-type="float">
            <text:p>1.07519</text:p>
          </table:table-cell>
          <table:table-cell office:value-type="float" office:value="1.41745" calcext:value-type="float">
            <text:p>1.41745</text:p>
          </table:table-cell>
          <table:table-cell office:value-type="float" office:value="1.40987" calcext:value-type="float">
            <text:p>1.40987</text:p>
          </table:table-cell>
          <table:table-cell office:value-type="float" office:value="0.709917" calcext:value-type="float">
            <text:p>0.7099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2.486" calcext:value-type="float">
            <text:p>12.486</text:p>
          </table:table-cell>
          <table:table-cell office:value-type="float" office:value="14.7958" calcext:value-type="float">
            <text:p>14.7958</text:p>
          </table:table-cell>
          <table:table-cell office:value-type="float" office:value="14.9583" calcext:value-type="float">
            <text:p>14.9583</text:p>
          </table:table-cell>
          <table:table-cell office:value-type="float" office:value="2.29828" calcext:value-type="float">
            <text:p>2.298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0434" calcext:value-type="float">
            <text:p>2.80434</text:p>
          </table:table-cell>
          <table:table-cell office:value-type="float" office:value="2.81351" calcext:value-type="float">
            <text:p>2.81351</text:p>
          </table:table-cell>
          <table:table-cell office:value-type="float" office:value="2.79877" calcext:value-type="float">
            <text:p>2.79877</text:p>
          </table:table-cell>
          <table:table-cell office:value-type="float" office:value="3.26151" calcext:value-type="float">
            <text:p>3.261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27227" calcext:value-type="float">
            <text:p>8.27227</text:p>
          </table:table-cell>
          <table:table-cell office:value-type="float" office:value="8.33259" calcext:value-type="float">
            <text:p>8.33259</text:p>
          </table:table-cell>
          <table:table-cell office:value-type="float" office:value="8.21629" calcext:value-type="float">
            <text:p>8.21629</text:p>
          </table:table-cell>
          <table:table-cell office:value-type="float" office:value="6.53117" calcext:value-type="float">
            <text:p>6.531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7898" calcext:value-type="float">
            <text:p>3.07898</text:p>
          </table:table-cell>
          <table:table-cell office:value-type="float" office:value="3.04034" calcext:value-type="float">
            <text:p>3.04034</text:p>
          </table:table-cell>
          <table:table-cell office:value-type="float" office:value="3.14668" calcext:value-type="float">
            <text:p>3.14668</text:p>
          </table:table-cell>
          <table:table-cell office:value-type="float" office:value="3.72399" calcext:value-type="float">
            <text:p>3.723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88751" calcext:value-type="float">
            <text:p>7.88751</text:p>
          </table:table-cell>
          <table:table-cell office:value-type="float" office:value="7.80298" calcext:value-type="float">
            <text:p>7.80298</text:p>
          </table:table-cell>
          <table:table-cell office:value-type="float" office:value="7.72804" calcext:value-type="float">
            <text:p>7.72804</text:p>
          </table:table-cell>
          <table:table-cell office:value-type="float" office:value="5.91939" calcext:value-type="float">
            <text:p>5.919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85812" calcext:value-type="float">
            <text:p>5.85812</text:p>
          </table:table-cell>
          <table:table-cell office:value-type="float" office:value="6.82646" calcext:value-type="float">
            <text:p>6.82646</text:p>
          </table:table-cell>
          <table:table-cell office:value-type="float" office:value="6.75442" calcext:value-type="float">
            <text:p>6.75442</text:p>
          </table:table-cell>
          <table:table-cell office:value-type="float" office:value="3.36951" calcext:value-type="float">
            <text:p>3.369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38576" calcext:value-type="float">
            <text:p>5.38576</text:p>
          </table:table-cell>
          <table:table-cell office:value-type="float" office:value="5.48927" calcext:value-type="float">
            <text:p>5.48927</text:p>
          </table:table-cell>
          <table:table-cell office:value-type="float" office:value="5.48969" calcext:value-type="float">
            <text:p>5.48969</text:p>
          </table:table-cell>
          <table:table-cell office:value-type="float" office:value="5.09772" calcext:value-type="float">
            <text:p>5.0977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46936" calcext:value-type="float">
            <text:p>4.46936</text:p>
          </table:table-cell>
          <table:table-cell office:value-type="float" office:value="4.70148" calcext:value-type="float">
            <text:p>4.70148</text:p>
          </table:table-cell>
          <table:table-cell office:value-type="float" office:value="4.69615" calcext:value-type="float">
            <text:p>4.69615</text:p>
          </table:table-cell>
          <table:table-cell office:value-type="float" office:value="3.46803" calcext:value-type="float">
            <text:p>3.468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1724" calcext:value-type="float">
            <text:p>1.91724</text:p>
          </table:table-cell>
          <table:table-cell office:value-type="float" office:value="2.07654" calcext:value-type="float">
            <text:p>2.07654</text:p>
          </table:table-cell>
          <table:table-cell office:value-type="float" office:value="2.07187" calcext:value-type="float">
            <text:p>2.07187</text:p>
          </table:table-cell>
          <table:table-cell office:value-type="float" office:value="1.68954" calcext:value-type="float">
            <text:p>1.689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15539" calcext:value-type="float">
            <text:p>3.15539</text:p>
          </table:table-cell>
          <table:table-cell office:value-type="float" office:value="3.12351" calcext:value-type="float">
            <text:p>3.12351</text:p>
          </table:table-cell>
          <table:table-cell office:value-type="float" office:value="3.11578" calcext:value-type="float">
            <text:p>3.11578</text:p>
          </table:table-cell>
          <table:table-cell office:value-type="float" office:value="3.00199" calcext:value-type="float">
            <text:p>3.001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952" calcext:value-type="float">
            <text:p>1.9952</text:p>
          </table:table-cell>
          <table:table-cell office:value-type="float" office:value="1.98508" calcext:value-type="float">
            <text:p>1.98508</text:p>
          </table:table-cell>
          <table:table-cell office:value-type="float" office:value="1.96988" calcext:value-type="float">
            <text:p>1.96988</text:p>
          </table:table-cell>
          <table:table-cell office:value-type="float" office:value="2.41454" calcext:value-type="float">
            <text:p>2.414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84358" calcext:value-type="float">
            <text:p>4.84358</text:p>
          </table:table-cell>
          <table:table-cell office:value-type="float" office:value="5.60335" calcext:value-type="float">
            <text:p>5.60335</text:p>
          </table:table-cell>
          <table:table-cell office:value-type="float" office:value="5.61281" calcext:value-type="float">
            <text:p>5.61281</text:p>
          </table:table-cell>
          <table:table-cell office:value-type="float" office:value="4.29232" calcext:value-type="float">
            <text:p>4.292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44938" calcext:value-type="float">
            <text:p>4.44938</text:p>
          </table:table-cell>
          <table:table-cell office:value-type="float" office:value="5.57507" calcext:value-type="float">
            <text:p>5.57507</text:p>
          </table:table-cell>
          <table:table-cell office:value-type="float" office:value="5.6195" calcext:value-type="float">
            <text:p>5.6195</text:p>
          </table:table-cell>
          <table:table-cell office:value-type="float" office:value="2.0686" calcext:value-type="float">
            <text:p>2.06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21791" calcext:value-type="float">
            <text:p>1.21791</text:p>
          </table:table-cell>
          <table:table-cell office:value-type="float" office:value="1.35051" calcext:value-type="float">
            <text:p>1.35051</text:p>
          </table:table-cell>
          <table:table-cell office:value-type="float" office:value="1.34499" calcext:value-type="float">
            <text:p>1.34499</text:p>
          </table:table-cell>
          <table:table-cell office:value-type="float" office:value="0.588074" calcext:value-type="float">
            <text:p>0.5880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36055" calcext:value-type="float">
            <text:p>4.36055</text:p>
          </table:table-cell>
          <table:table-cell office:value-type="float" office:value="4.08642" calcext:value-type="float">
            <text:p>4.08642</text:p>
          </table:table-cell>
          <table:table-cell office:value-type="float" office:value="4.0939" calcext:value-type="float">
            <text:p>4.0939</text:p>
          </table:table-cell>
          <table:table-cell office:value-type="float" office:value="5.71101" calcext:value-type="float">
            <text:p>5.711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2617" calcext:value-type="float">
            <text:p>0.92617</text:p>
          </table:table-cell>
          <table:table-cell office:value-type="float" office:value="0.934976" calcext:value-type="float">
            <text:p>0.934976</text:p>
          </table:table-cell>
          <table:table-cell office:value-type="float" office:value="1.02708" calcext:value-type="float">
            <text:p>1.02708</text:p>
          </table:table-cell>
          <table:table-cell office:value-type="float" office:value="0.303799" calcext:value-type="float">
            <text:p>0.3037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67785" calcext:value-type="float">
            <text:p>3.67785</text:p>
          </table:table-cell>
          <table:table-cell office:value-type="float" office:value="3.70175" calcext:value-type="float">
            <text:p>3.70175</text:p>
          </table:table-cell>
          <table:table-cell office:value-type="float" office:value="3.74641" calcext:value-type="float">
            <text:p>3.74641</text:p>
          </table:table-cell>
          <table:table-cell office:value-type="float" office:value="3.2103" calcext:value-type="float">
            <text:p>3.21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2961" calcext:value-type="float">
            <text:p>2.72961</text:p>
          </table:table-cell>
          <table:table-cell office:value-type="float" office:value="3.64479" calcext:value-type="float">
            <text:p>3.64479</text:p>
          </table:table-cell>
          <table:table-cell office:value-type="float" office:value="3.63938" calcext:value-type="float">
            <text:p>3.63938</text:p>
          </table:table-cell>
          <table:table-cell office:value-type="float" office:value="0.413094" calcext:value-type="float">
            <text:p>0.4130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80004" calcext:value-type="float">
            <text:p>3.80004</text:p>
          </table:table-cell>
          <table:table-cell office:value-type="float" office:value="4.15589" calcext:value-type="float">
            <text:p>4.15589</text:p>
          </table:table-cell>
          <table:table-cell office:value-type="float" office:value="4.20863" calcext:value-type="float">
            <text:p>4.20863</text:p>
          </table:table-cell>
          <table:table-cell office:value-type="float" office:value="4.87864" calcext:value-type="float">
            <text:p>4.878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51534" calcext:value-type="float">
            <text:p>0.851534</text:p>
          </table:table-cell>
          <table:table-cell office:value-type="float" office:value="0.83345" calcext:value-type="float">
            <text:p>0.83345</text:p>
          </table:table-cell>
          <table:table-cell office:value-type="float" office:value="0.831634" calcext:value-type="float">
            <text:p>0.831634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278" calcext:value-type="float">
            <text:p>1.0278</text:p>
          </table:table-cell>
          <table:table-cell office:value-type="float" office:value="1.07661" calcext:value-type="float">
            <text:p>1.07661</text:p>
          </table:table-cell>
          <table:table-cell office:value-type="float" office:value="1.08671" calcext:value-type="float">
            <text:p>1.08671</text:p>
          </table:table-cell>
          <table:table-cell office:value-type="float" office:value="0.800316" calcext:value-type="float">
            <text:p>0.8003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44155" calcext:value-type="float">
            <text:p>0.644155</text:p>
          </table:table-cell>
          <table:table-cell office:value-type="float" office:value="0.65817" calcext:value-type="float">
            <text:p>0.65817</text:p>
          </table:table-cell>
          <table:table-cell office:value-type="float" office:value="0.698103" calcext:value-type="float">
            <text:p>0.698103</text:p>
          </table:table-cell>
          <table:table-cell office:value-type="float" office:value="0.853534" calcext:value-type="float">
            <text:p>0.8535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9914" calcext:value-type="float">
            <text:p>1.29914</text:p>
          </table:table-cell>
          <table:table-cell office:value-type="float" office:value="1.30513" calcext:value-type="float">
            <text:p>1.30513</text:p>
          </table:table-cell>
          <table:table-cell office:value-type="float" office:value="1.31758" calcext:value-type="float">
            <text:p>1.31758</text:p>
          </table:table-cell>
          <table:table-cell office:value-type="float" office:value="0.943327" calcext:value-type="float">
            <text:p>0.9433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029" calcext:value-type="float">
            <text:p>1.9029</text:p>
          </table:table-cell>
          <table:table-cell office:value-type="float" office:value="2.53957" calcext:value-type="float">
            <text:p>2.53957</text:p>
          </table:table-cell>
          <table:table-cell office:value-type="float" office:value="2.50722" calcext:value-type="float">
            <text:p>2.50722</text:p>
          </table:table-cell>
          <table:table-cell office:value-type="float" office:value="0.297955" calcext:value-type="float">
            <text:p>0.2979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53729" calcext:value-type="float">
            <text:p>4.53729</text:p>
          </table:table-cell>
          <table:table-cell office:value-type="float" office:value="6.05222" calcext:value-type="float">
            <text:p>6.05222</text:p>
          </table:table-cell>
          <table:table-cell office:value-type="float" office:value="6.17246" calcext:value-type="float">
            <text:p>6.17246</text:p>
          </table:table-cell>
          <table:table-cell office:value-type="float" office:value="0.479408" calcext:value-type="float">
            <text:p>0.4794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00858" calcext:value-type="float">
            <text:p>4.00858</text:p>
          </table:table-cell>
          <table:table-cell office:value-type="float" office:value="4.2569" calcext:value-type="float">
            <text:p>4.2569</text:p>
          </table:table-cell>
          <table:table-cell office:value-type="float" office:value="4.25788" calcext:value-type="float">
            <text:p>4.25788</text:p>
          </table:table-cell>
          <table:table-cell office:value-type="float" office:value="2.72406" calcext:value-type="float">
            <text:p>2.724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7457" calcext:value-type="float">
            <text:p>2.57457</text:p>
          </table:table-cell>
          <table:table-cell office:value-type="float" office:value="2.51332" calcext:value-type="float">
            <text:p>2.51332</text:p>
          </table:table-cell>
          <table:table-cell office:value-type="float" office:value="2.52588" calcext:value-type="float">
            <text:p>2.52588</text:p>
          </table:table-cell>
          <table:table-cell office:value-type="float" office:value="3.06191" calcext:value-type="float">
            <text:p>3.061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91033" calcext:value-type="float">
            <text:p>3.91033</text:p>
          </table:table-cell>
          <table:table-cell office:value-type="float" office:value="3.87938" calcext:value-type="float">
            <text:p>3.87938</text:p>
          </table:table-cell>
          <table:table-cell office:value-type="float" office:value="3.79262" calcext:value-type="float">
            <text:p>3.79262</text:p>
          </table:table-cell>
          <table:table-cell office:value-type="float" office:value="4.35154" calcext:value-type="float">
            <text:p>4.351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2102" calcext:value-type="float">
            <text:p>2.12102</text:p>
          </table:table-cell>
          <table:table-cell office:value-type="float" office:value="2.14184" calcext:value-type="float">
            <text:p>2.14184</text:p>
          </table:table-cell>
          <table:table-cell office:value-type="float" office:value="2.15857" calcext:value-type="float">
            <text:p>2.15857</text:p>
          </table:table-cell>
          <table:table-cell office:value-type="float" office:value="1.8984" calcext:value-type="float">
            <text:p>1.89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95035" calcext:value-type="float">
            <text:p>3.95035</text:p>
          </table:table-cell>
          <table:table-cell office:value-type="float" office:value="4.57072" calcext:value-type="float">
            <text:p>4.57072</text:p>
          </table:table-cell>
          <table:table-cell office:value-type="float" office:value="4.58055" calcext:value-type="float">
            <text:p>4.58055</text:p>
          </table:table-cell>
          <table:table-cell office:value-type="float" office:value="4.42234" calcext:value-type="float">
            <text:p>4.422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53885" calcext:value-type="float">
            <text:p>4.53885</text:p>
          </table:table-cell>
          <table:table-cell office:value-type="float" office:value="5.43332" calcext:value-type="float">
            <text:p>5.43332</text:p>
          </table:table-cell>
          <table:table-cell office:value-type="float" office:value="5.54991" calcext:value-type="float">
            <text:p>5.54991</text:p>
          </table:table-cell>
          <table:table-cell office:value-type="float" office:value="2.92027" calcext:value-type="float">
            <text:p>2.920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90191" calcext:value-type="float">
            <text:p>4.90191</text:p>
          </table:table-cell>
          <table:table-cell office:value-type="float" office:value="4.69942" calcext:value-type="float">
            <text:p>4.69942</text:p>
          </table:table-cell>
          <table:table-cell office:value-type="float" office:value="4.69305" calcext:value-type="float">
            <text:p>4.69305</text:p>
          </table:table-cell>
          <table:table-cell office:value-type="float" office:value="5.54227" calcext:value-type="float">
            <text:p>5.542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50596" calcext:value-type="float">
            <text:p>0.950596</text:p>
          </table:table-cell>
          <table:table-cell office:value-type="float" office:value="0.864033" calcext:value-type="float">
            <text:p>0.864033</text:p>
          </table:table-cell>
          <table:table-cell office:value-type="float" office:value="0.872165" calcext:value-type="float">
            <text:p>0.872165</text:p>
          </table:table-cell>
          <table:table-cell office:value-type="float" office:value="0.640303" calcext:value-type="float">
            <text:p>0.6403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13839" calcext:value-type="float">
            <text:p>5.13839</text:p>
          </table:table-cell>
          <table:table-cell office:value-type="float" office:value="5.18446" calcext:value-type="float">
            <text:p>5.18446</text:p>
          </table:table-cell>
          <table:table-cell office:value-type="float" office:value="5.20916" calcext:value-type="float">
            <text:p>5.20916</text:p>
          </table:table-cell>
          <table:table-cell office:value-type="float" office:value="5.23677" calcext:value-type="float">
            <text:p>5.236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778586" calcext:value-type="float">
            <text:p>0.778586</text:p>
          </table:table-cell>
          <table:table-cell office:value-type="float" office:value="0.799615" calcext:value-type="float">
            <text:p>0.799615</text:p>
          </table:table-cell>
          <table:table-cell office:value-type="float" office:value="0.838344" calcext:value-type="float">
            <text:p>0.838344</text:p>
          </table:table-cell>
          <table:table-cell office:value-type="float" office:value="0.730204" calcext:value-type="float">
            <text:p>0.7302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96731" calcext:value-type="float">
            <text:p>5.96731</text:p>
          </table:table-cell>
          <table:table-cell office:value-type="float" office:value="6.30688" calcext:value-type="float">
            <text:p>6.30688</text:p>
          </table:table-cell>
          <table:table-cell office:value-type="float" office:value="6.22186" calcext:value-type="float">
            <text:p>6.22186</text:p>
          </table:table-cell>
          <table:table-cell office:value-type="float" office:value="4.83068" calcext:value-type="float">
            <text:p>4.830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1393" calcext:value-type="float">
            <text:p>2.81393</text:p>
          </table:table-cell>
          <table:table-cell office:value-type="float" office:value="3.6281" calcext:value-type="float">
            <text:p>3.6281</text:p>
          </table:table-cell>
          <table:table-cell office:value-type="float" office:value="3.78527" calcext:value-type="float">
            <text:p>3.78527</text:p>
          </table:table-cell>
          <table:table-cell office:value-type="float" office:value="1.96444" calcext:value-type="float">
            <text:p>1.964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59521" calcext:value-type="float">
            <text:p>0.559521</text:p>
          </table:table-cell>
          <table:table-cell office:value-type="float" office:value="0.594791" calcext:value-type="float">
            <text:p>0.594791</text:p>
          </table:table-cell>
          <table:table-cell office:value-type="float" office:value="0.598028" calcext:value-type="float">
            <text:p>0.598028</text:p>
          </table:table-cell>
          <table:table-cell office:value-type="float" office:value="0.822531" calcext:value-type="float">
            <text:p>0.8225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97953" calcext:value-type="float">
            <text:p>2.97953</text:p>
          </table:table-cell>
          <table:table-cell office:value-type="float" office:value="3.05799" calcext:value-type="float">
            <text:p>3.05799</text:p>
          </table:table-cell>
          <table:table-cell office:value-type="float" office:value="3.03472" calcext:value-type="float">
            <text:p>3.03472</text:p>
          </table:table-cell>
          <table:table-cell office:value-type="float" office:value="3.09991" calcext:value-type="float">
            <text:p>3.099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9917" calcext:value-type="float">
            <text:p>1.69917</text:p>
          </table:table-cell>
          <table:table-cell office:value-type="float" office:value="1.73485" calcext:value-type="float">
            <text:p>1.73485</text:p>
          </table:table-cell>
          <table:table-cell office:value-type="float" office:value="1.61435" calcext:value-type="float">
            <text:p>1.61435</text:p>
          </table:table-cell>
          <table:table-cell office:value-type="float" office:value="1.42328" calcext:value-type="float">
            <text:p>1.423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3042" calcext:value-type="float">
            <text:p>2.53042</text:p>
          </table:table-cell>
          <table:table-cell office:value-type="float" office:value="2.49574" calcext:value-type="float">
            <text:p>2.49574</text:p>
          </table:table-cell>
          <table:table-cell office:value-type="float" office:value="2.46915" calcext:value-type="float">
            <text:p>2.46915</text:p>
          </table:table-cell>
          <table:table-cell office:value-type="float" office:value="2.16332" calcext:value-type="float">
            <text:p>2.163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09089" calcext:value-type="float">
            <text:p>0.109089</text:p>
          </table:table-cell>
          <table:table-cell office:value-type="float" office:value="0.243905" calcext:value-type="float">
            <text:p>0.243905</text:p>
          </table:table-cell>
          <table:table-cell office:value-type="float" office:value="0.239312" calcext:value-type="float">
            <text:p>0.239312</text:p>
          </table:table-cell>
          <table:table-cell office:value-type="float" office:value="0.735129" calcext:value-type="float">
            <text:p>0.7351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35239" calcext:value-type="float">
            <text:p>3.35239</text:p>
          </table:table-cell>
          <table:table-cell office:value-type="float" office:value="3.99" calcext:value-type="float">
            <text:p>3.99</text:p>
          </table:table-cell>
          <table:table-cell office:value-type="float" office:value="4.03957" calcext:value-type="float">
            <text:p>4.03957</text:p>
          </table:table-cell>
          <table:table-cell office:value-type="float" office:value="2.52069" calcext:value-type="float">
            <text:p>2.520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06942" calcext:value-type="float">
            <text:p>0.306942</text:p>
          </table:table-cell>
          <table:table-cell office:value-type="float" office:value="0.290277" calcext:value-type="float">
            <text:p>0.290277</text:p>
          </table:table-cell>
          <table:table-cell office:value-type="float" office:value="0.291781" calcext:value-type="float">
            <text:p>0.291781</text:p>
          </table:table-cell>
          <table:table-cell office:value-type="float" office:value="0.282214" calcext:value-type="float">
            <text:p>0.2822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593826" calcext:value-type="float">
            <text:p>0.593826</text:p>
          </table:table-cell>
          <table:table-cell office:value-type="float" office:value="0.577686" calcext:value-type="float">
            <text:p>0.577686</text:p>
          </table:table-cell>
          <table:table-cell office:value-type="float" office:value="0.586558" calcext:value-type="float">
            <text:p>0.586558</text:p>
          </table:table-cell>
          <table:table-cell office:value-type="float" office:value="0.117384" calcext:value-type="float">
            <text:p>0.1173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1456" calcext:value-type="float">
            <text:p>1.01456</text:p>
          </table:table-cell>
          <table:table-cell office:value-type="float" office:value="1.07357" calcext:value-type="float">
            <text:p>1.07357</text:p>
          </table:table-cell>
          <table:table-cell office:value-type="float" office:value="1.03394" calcext:value-type="float">
            <text:p>1.03394</text:p>
          </table:table-cell>
          <table:table-cell office:value-type="float" office:value="0.29264" calcext:value-type="float">
            <text:p>0.2926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379654" calcext:value-type="float">
            <text:p>0.379654</text:p>
          </table:table-cell>
          <table:table-cell office:value-type="float" office:value="0.358797" calcext:value-type="float">
            <text:p>0.358797</text:p>
          </table:table-cell>
          <table:table-cell office:value-type="float" office:value="0.370357" calcext:value-type="float">
            <text:p>0.370357</text:p>
          </table:table-cell>
          <table:table-cell office:value-type="float" office:value="0.322857" calcext:value-type="float">
            <text:p>0.3228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769363" calcext:value-type="float">
            <text:p>0.0769363</text:p>
          </table:table-cell>
          <table:table-cell office:value-type="float" office:value="0.0923163" calcext:value-type="float">
            <text:p>0.0923163</text:p>
          </table:table-cell>
          <table:table-cell office:value-type="float" office:value="0.0763011" calcext:value-type="float">
            <text:p>0.0763011</text:p>
          </table:table-cell>
          <table:table-cell office:value-type="float" office:value="0.474455" calcext:value-type="float">
            <text:p>0.4744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292379" calcext:value-type="float">
            <text:p>0.292379</text:p>
          </table:table-cell>
          <table:table-cell office:value-type="float" office:value="0.649874" calcext:value-type="float">
            <text:p>0.649874</text:p>
          </table:table-cell>
          <table:table-cell office:value-type="float" office:value="0.721986" calcext:value-type="float">
            <text:p>0.721986</text:p>
          </table:table-cell>
          <table:table-cell office:value-type="float" office:value="0.117855" calcext:value-type="float">
            <text:p>0.1178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7219" calcext:value-type="float">
            <text:p>1.47219</text:p>
          </table:table-cell>
          <table:table-cell office:value-type="float" office:value="1.56077" calcext:value-type="float">
            <text:p>1.56077</text:p>
          </table:table-cell>
          <table:table-cell office:value-type="float" office:value="1.55832" calcext:value-type="float">
            <text:p>1.55832</text:p>
          </table:table-cell>
          <table:table-cell office:value-type="float" office:value="1.56733" calcext:value-type="float">
            <text:p>1.567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2581" calcext:value-type="float">
            <text:p>3.02581</text:p>
          </table:table-cell>
          <table:table-cell office:value-type="float" office:value="2.94199" calcext:value-type="float">
            <text:p>2.94199</text:p>
          </table:table-cell>
          <table:table-cell office:value-type="float" office:value="2.95009" calcext:value-type="float">
            <text:p>2.95009</text:p>
          </table:table-cell>
          <table:table-cell office:value-type="float" office:value="2.88007" calcext:value-type="float">
            <text:p>2.880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3859" calcext:value-type="float">
            <text:p>1.13859</text:p>
          </table:table-cell>
          <table:table-cell office:value-type="float" office:value="1.14834" calcext:value-type="float">
            <text:p>1.14834</text:p>
          </table:table-cell>
          <table:table-cell office:value-type="float" office:value="1.1453" calcext:value-type="float">
            <text:p>1.1453</text:p>
          </table:table-cell>
          <table:table-cell office:value-type="float" office:value="0.731088" calcext:value-type="float">
            <text:p>0.73108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9334" calcext:value-type="float">
            <text:p>3.79334</text:p>
          </table:table-cell>
          <table:table-cell office:value-type="float" office:value="3.79253" calcext:value-type="float">
            <text:p>3.79253</text:p>
          </table:table-cell>
          <table:table-cell office:value-type="float" office:value="3.78818" calcext:value-type="float">
            <text:p>3.78818</text:p>
          </table:table-cell>
          <table:table-cell office:value-type="float" office:value="4.40899" calcext:value-type="float">
            <text:p>4.408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4037" calcext:value-type="float">
            <text:p>1.04037</text:p>
          </table:table-cell>
          <table:table-cell office:value-type="float" office:value="1.46753" calcext:value-type="float">
            <text:p>1.46753</text:p>
          </table:table-cell>
          <table:table-cell office:value-type="float" office:value="1.45666" calcext:value-type="float">
            <text:p>1.45666</text:p>
          </table:table-cell>
          <table:table-cell office:value-type="float" office:value="0.722569" calcext:value-type="float">
            <text:p>0.7225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3311" calcext:value-type="float">
            <text:p>3.53311</text:p>
          </table:table-cell>
          <table:table-cell office:value-type="float" office:value="4.11493" calcext:value-type="float">
            <text:p>4.11493</text:p>
          </table:table-cell>
          <table:table-cell office:value-type="float" office:value="4.26729" calcext:value-type="float">
            <text:p>4.26729</text:p>
          </table:table-cell>
          <table:table-cell office:value-type="float" office:value="2.4277" calcext:value-type="float">
            <text:p>2.42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22579" calcext:value-type="float">
            <text:p>2.22579</text:p>
          </table:table-cell>
          <table:table-cell office:value-type="float" office:value="2.19533" calcext:value-type="float">
            <text:p>2.19533</text:p>
          </table:table-cell>
          <table:table-cell office:value-type="float" office:value="2.19994" calcext:value-type="float">
            <text:p>2.19994</text:p>
          </table:table-cell>
          <table:table-cell office:value-type="float" office:value="1.2714" calcext:value-type="float">
            <text:p>1.27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88499" calcext:value-type="float">
            <text:p>0.888499</text:p>
          </table:table-cell>
          <table:table-cell office:value-type="float" office:value="0.875425" calcext:value-type="float">
            <text:p>0.875425</text:p>
          </table:table-cell>
          <table:table-cell office:value-type="float" office:value="0.92111" calcext:value-type="float">
            <text:p>0.92111</text:p>
          </table:table-cell>
          <table:table-cell office:value-type="float" office:value="0.352679" calcext:value-type="float">
            <text:p>0.3526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1702" calcext:value-type="float">
            <text:p>3.61702</text:p>
          </table:table-cell>
          <table:table-cell office:value-type="float" office:value="3.75038" calcext:value-type="float">
            <text:p>3.75038</text:p>
          </table:table-cell>
          <table:table-cell office:value-type="float" office:value="3.75339" calcext:value-type="float">
            <text:p>3.75339</text:p>
          </table:table-cell>
          <table:table-cell office:value-type="float" office:value="2.27454" calcext:value-type="float">
            <text:p>2.274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2068" calcext:value-type="float">
            <text:p>1.42068</text:p>
          </table:table-cell>
          <table:table-cell office:value-type="float" office:value="1.39572" calcext:value-type="float">
            <text:p>1.39572</text:p>
          </table:table-cell>
          <table:table-cell office:value-type="float" office:value="1.40672" calcext:value-type="float">
            <text:p>1.40672</text:p>
          </table:table-cell>
          <table:table-cell office:value-type="float" office:value="1.92584" calcext:value-type="float">
            <text:p>1.925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27964" calcext:value-type="float">
            <text:p>2.27964</text:p>
          </table:table-cell>
          <table:table-cell office:value-type="float" office:value="1.93142" calcext:value-type="float">
            <text:p>1.93142</text:p>
          </table:table-cell>
          <table:table-cell office:value-type="float" office:value="1.89885" calcext:value-type="float">
            <text:p>1.89885</text:p>
          </table:table-cell>
          <table:table-cell office:value-type="float" office:value="2.82358" calcext:value-type="float">
            <text:p>2.823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97621" calcext:value-type="float">
            <text:p>0.697621</text:p>
          </table:table-cell>
          <table:table-cell office:value-type="float" office:value="1.03706" calcext:value-type="float">
            <text:p>1.03706</text:p>
          </table:table-cell>
          <table:table-cell office:value-type="float" office:value="1.12273" calcext:value-type="float">
            <text:p>1.12273</text:p>
          </table:table-cell>
          <table:table-cell office:value-type="float" office:value="0.302907" calcext:value-type="float">
            <text:p>0.3029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4218" calcext:value-type="float">
            <text:p>0.74218</text:p>
          </table:table-cell>
          <table:table-cell office:value-type="float" office:value="0.75753" calcext:value-type="float">
            <text:p>0.75753</text:p>
          </table:table-cell>
          <table:table-cell office:value-type="float" office:value="0.753406" calcext:value-type="float">
            <text:p>0.753406</text:p>
          </table:table-cell>
          <table:table-cell office:value-type="float" office:value="1.28146" calcext:value-type="float">
            <text:p>1.281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47174" calcext:value-type="float">
            <text:p>2.47174</text:p>
          </table:table-cell>
          <table:table-cell office:value-type="float" office:value="2.52451" calcext:value-type="float">
            <text:p>2.52451</text:p>
          </table:table-cell>
          <table:table-cell office:value-type="float" office:value="2.47799" calcext:value-type="float">
            <text:p>2.47799</text:p>
          </table:table-cell>
          <table:table-cell office:value-type="float" office:value="1.40481" calcext:value-type="float">
            <text:p>1.4048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25798" calcext:value-type="float">
            <text:p>0.625798</text:p>
          </table:table-cell>
          <table:table-cell office:value-type="float" office:value="0.687775" calcext:value-type="float">
            <text:p>0.687775</text:p>
          </table:table-cell>
          <table:table-cell office:value-type="float" office:value="0.712004" calcext:value-type="float">
            <text:p>0.712004</text:p>
          </table:table-cell>
          <table:table-cell office:value-type="float" office:value="0.0110605" calcext:value-type="float">
            <text:p>0.01106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54701" calcext:value-type="float">
            <text:p>5.54701</text:p>
          </table:table-cell>
          <table:table-cell office:value-type="float" office:value="5.63209" calcext:value-type="float">
            <text:p>5.63209</text:p>
          </table:table-cell>
          <table:table-cell office:value-type="float" office:value="5.57402" calcext:value-type="float">
            <text:p>5.57402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454528" calcext:value-type="float">
            <text:p>0.0454528</text:p>
          </table:table-cell>
          <table:table-cell office:value-type="float" office:value="0.216121" calcext:value-type="float">
            <text:p>0.216121</text:p>
          </table:table-cell>
          <table:table-cell office:value-type="float" office:value="0.179184" calcext:value-type="float">
            <text:p>0.179184</text:p>
          </table:table-cell>
          <table:table-cell office:value-type="float" office:value="0.171284" calcext:value-type="float">
            <text:p>0.17128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63923" calcext:value-type="float">
            <text:p>6.63923</text:p>
          </table:table-cell>
          <table:table-cell office:value-type="float" office:value="7.92619" calcext:value-type="float">
            <text:p>7.92619</text:p>
          </table:table-cell>
          <table:table-cell office:value-type="float" office:value="8.19143" calcext:value-type="float">
            <text:p>8.19143</text:p>
          </table:table-cell>
          <table:table-cell office:value-type="float" office:value="1.22723" calcext:value-type="float">
            <text:p>1.227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84298" calcext:value-type="float">
            <text:p>3.84298</text:p>
          </table:table-cell>
          <table:table-cell office:value-type="float" office:value="3.89758" calcext:value-type="float">
            <text:p>3.89758</text:p>
          </table:table-cell>
          <table:table-cell office:value-type="float" office:value="3.90298" calcext:value-type="float">
            <text:p>3.90298</text:p>
          </table:table-cell>
          <table:table-cell office:value-type="float" office:value="2.38203" calcext:value-type="float">
            <text:p>2.382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90864" calcext:value-type="float">
            <text:p>6.90864</text:p>
          </table:table-cell>
          <table:table-cell office:value-type="float" office:value="6.8027" calcext:value-type="float">
            <text:p>6.8027</text:p>
          </table:table-cell>
          <table:table-cell office:value-type="float" office:value="6.79261" calcext:value-type="float">
            <text:p>6.79261</text:p>
          </table:table-cell>
          <table:table-cell office:value-type="float" office:value="10.1326" calcext:value-type="float">
            <text:p>10.132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4566" calcext:value-type="float">
            <text:p>4.74566</text:p>
          </table:table-cell>
          <table:table-cell office:value-type="float" office:value="4.78705" calcext:value-type="float">
            <text:p>4.78705</text:p>
          </table:table-cell>
          <table:table-cell office:value-type="float" office:value="4.79396" calcext:value-type="float">
            <text:p>4.79396</text:p>
          </table:table-cell>
          <table:table-cell office:value-type="float" office:value="5.76394" calcext:value-type="float">
            <text:p>5.763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93505" calcext:value-type="float">
            <text:p>3.93505</text:p>
          </table:table-cell>
          <table:table-cell office:value-type="float" office:value="4.06006" calcext:value-type="float">
            <text:p>4.06006</text:p>
          </table:table-cell>
          <table:table-cell office:value-type="float" office:value="4.04788" calcext:value-type="float">
            <text:p>4.04788</text:p>
          </table:table-cell>
          <table:table-cell office:value-type="float" office:value="3.45105" calcext:value-type="float">
            <text:p>3.451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9.49617" calcext:value-type="float">
            <text:p>9.49617</text:p>
          </table:table-cell>
          <table:table-cell office:value-type="float" office:value="9.93086" calcext:value-type="float">
            <text:p>9.93086</text:p>
          </table:table-cell>
          <table:table-cell office:value-type="float" office:value="9.70064" calcext:value-type="float">
            <text:p>9.70064</text:p>
          </table:table-cell>
          <table:table-cell office:value-type="float" office:value="10.3407" calcext:value-type="float">
            <text:p>10.34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63318" calcext:value-type="float">
            <text:p>8.63318</text:p>
          </table:table-cell>
          <table:table-cell office:value-type="float" office:value="10.3835" calcext:value-type="float">
            <text:p>10.3835</text:p>
          </table:table-cell>
          <table:table-cell office:value-type="float" office:value="10.4392" calcext:value-type="float">
            <text:p>10.4392</text:p>
          </table:table-cell>
          <table:table-cell office:value-type="float" office:value="5.66096" calcext:value-type="float">
            <text:p>5.660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99182" calcext:value-type="float">
            <text:p>4.99182</text:p>
          </table:table-cell>
          <table:table-cell office:value-type="float" office:value="4.9604" calcext:value-type="float">
            <text:p>4.9604</text:p>
          </table:table-cell>
          <table:table-cell office:value-type="float" office:value="4.96065" calcext:value-type="float">
            <text:p>4.96065</text:p>
          </table:table-cell>
          <table:table-cell office:value-type="float" office:value="5.00569" calcext:value-type="float">
            <text:p>5.005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1542" calcext:value-type="float">
            <text:p>3.51542</text:p>
          </table:table-cell>
          <table:table-cell office:value-type="float" office:value="3.49911" calcext:value-type="float">
            <text:p>3.49911</text:p>
          </table:table-cell>
          <table:table-cell office:value-type="float" office:value="3.61405" calcext:value-type="float">
            <text:p>3.61405</text:p>
          </table:table-cell>
          <table:table-cell office:value-type="float" office:value="1.30616" calcext:value-type="float">
            <text:p>1.306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12869" calcext:value-type="float">
            <text:p>3.12869</text:p>
          </table:table-cell>
          <table:table-cell office:value-type="float" office:value="2.98398" calcext:value-type="float">
            <text:p>2.98398</text:p>
          </table:table-cell>
          <table:table-cell office:value-type="float" office:value="3.02792" calcext:value-type="float">
            <text:p>3.02792</text:p>
          </table:table-cell>
          <table:table-cell office:value-type="float" office:value="3.86801" calcext:value-type="float">
            <text:p>3.868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15574" calcext:value-type="float">
            <text:p>5.15574</text:p>
          </table:table-cell>
          <table:table-cell office:value-type="float" office:value="5.08787" calcext:value-type="float">
            <text:p>5.08787</text:p>
          </table:table-cell>
          <table:table-cell office:value-type="float" office:value="5.09194" calcext:value-type="float">
            <text:p>5.09194</text:p>
          </table:table-cell>
          <table:table-cell office:value-type="float" office:value="2.4898" calcext:value-type="float">
            <text:p>2.48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7.70083" calcext:value-type="float">
            <text:p>7.70083</text:p>
          </table:table-cell>
          <table:table-cell office:value-type="float" office:value="8.76389" calcext:value-type="float">
            <text:p>8.76389</text:p>
          </table:table-cell>
          <table:table-cell office:value-type="float" office:value="8.65888" calcext:value-type="float">
            <text:p>8.65888</text:p>
          </table:table-cell>
          <table:table-cell office:value-type="float" office:value="4.30698" calcext:value-type="float">
            <text:p>4.306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73773" calcext:value-type="float">
            <text:p>1.73773</text:p>
          </table:table-cell>
          <table:table-cell office:value-type="float" office:value="1.33212" calcext:value-type="float">
            <text:p>1.33212</text:p>
          </table:table-cell>
          <table:table-cell office:value-type="float" office:value="1.33889" calcext:value-type="float">
            <text:p>1.33889</text:p>
          </table:table-cell>
          <table:table-cell office:value-type="float" office:value="3.40843" calcext:value-type="float">
            <text:p>3.408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7.48921" calcext:value-type="float">
            <text:p>7.48921</text:p>
          </table:table-cell>
          <table:table-cell office:value-type="float" office:value="7.51999" calcext:value-type="float">
            <text:p>7.51999</text:p>
          </table:table-cell>
          <table:table-cell office:value-type="float" office:value="7.48499" calcext:value-type="float">
            <text:p>7.48499</text:p>
          </table:table-cell>
          <table:table-cell office:value-type="float" office:value="6.24071" calcext:value-type="float">
            <text:p>6.240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7548" calcext:value-type="float">
            <text:p>2.37548</text:p>
          </table:table-cell>
          <table:table-cell office:value-type="float" office:value="2.38288" calcext:value-type="float">
            <text:p>2.38288</text:p>
          </table:table-cell>
          <table:table-cell office:value-type="float" office:value="2.53782" calcext:value-type="float">
            <text:p>2.53782</text:p>
          </table:table-cell>
          <table:table-cell office:value-type="float" office:value="1.86744" calcext:value-type="float">
            <text:p>1.867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45613" calcext:value-type="float">
            <text:p>6.45613</text:p>
          </table:table-cell>
          <table:table-cell office:value-type="float" office:value="6.44552" calcext:value-type="float">
            <text:p>6.44552</text:p>
          </table:table-cell>
          <table:table-cell office:value-type="float" office:value="6.42552" calcext:value-type="float">
            <text:p>6.42552</text:p>
          </table:table-cell>
          <table:table-cell office:value-type="float" office:value="6.69511" calcext:value-type="float">
            <text:p>6.695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91878" calcext:value-type="float">
            <text:p>2.91878</text:p>
          </table:table-cell>
          <table:table-cell office:value-type="float" office:value="3.02913" calcext:value-type="float">
            <text:p>3.02913</text:p>
          </table:table-cell>
          <table:table-cell office:value-type="float" office:value="3.05551" calcext:value-type="float">
            <text:p>3.05551</text:p>
          </table:table-cell>
          <table:table-cell office:value-type="float" office:value="1.45251" calcext:value-type="float">
            <text:p>1.452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61164" calcext:value-type="float">
            <text:p>4.61164</text:p>
          </table:table-cell>
          <table:table-cell office:value-type="float" office:value="5.31926" calcext:value-type="float">
            <text:p>5.31926</text:p>
          </table:table-cell>
          <table:table-cell office:value-type="float" office:value="5.33815" calcext:value-type="float">
            <text:p>5.33815</text:p>
          </table:table-cell>
          <table:table-cell office:value-type="float" office:value="4.69029" calcext:value-type="float">
            <text:p>4.690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8396" calcext:value-type="float">
            <text:p>1.08396</text:p>
          </table:table-cell>
          <table:table-cell office:value-type="float" office:value="0.854597" calcext:value-type="float">
            <text:p>0.854597</text:p>
          </table:table-cell>
          <table:table-cell office:value-type="float" office:value="0.857407" calcext:value-type="float">
            <text:p>0.857407</text:p>
          </table:table-cell>
          <table:table-cell office:value-type="float" office:value="1.83939" calcext:value-type="float">
            <text:p>1.839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35477" calcext:value-type="float">
            <text:p>3.35477</text:p>
          </table:table-cell>
          <table:table-cell office:value-type="float" office:value="3.47159" calcext:value-type="float">
            <text:p>3.47159</text:p>
          </table:table-cell>
          <table:table-cell office:value-type="float" office:value="3.44168" calcext:value-type="float">
            <text:p>3.44168</text:p>
          </table:table-cell>
          <table:table-cell office:value-type="float" office:value="1.44606" calcext:value-type="float">
            <text:p>1.446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11144" calcext:value-type="float">
            <text:p>5.11144</text:p>
          </table:table-cell>
          <table:table-cell office:value-type="float" office:value="5.31553" calcext:value-type="float">
            <text:p>5.31553</text:p>
          </table:table-cell>
          <table:table-cell office:value-type="float" office:value="5.33731" calcext:value-type="float">
            <text:p>5.33731</text:p>
          </table:table-cell>
          <table:table-cell office:value-type="float" office:value="3.6474" calcext:value-type="float">
            <text:p>3.64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3584" calcext:value-type="float">
            <text:p>1.73584</text:p>
          </table:table-cell>
          <table:table-cell office:value-type="float" office:value="1.72705" calcext:value-type="float">
            <text:p>1.72705</text:p>
          </table:table-cell>
          <table:table-cell office:value-type="float" office:value="1.73084" calcext:value-type="float">
            <text:p>1.73084</text:p>
          </table:table-cell>
          <table:table-cell office:value-type="float" office:value="1.49304" calcext:value-type="float">
            <text:p>1.493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87714" calcext:value-type="float">
            <text:p>4.87714</text:p>
          </table:table-cell>
          <table:table-cell office:value-type="float" office:value="4.95636" calcext:value-type="float">
            <text:p>4.95636</text:p>
          </table:table-cell>
          <table:table-cell office:value-type="float" office:value="4.97641" calcext:value-type="float">
            <text:p>4.97641</text:p>
          </table:table-cell>
          <table:table-cell office:value-type="float" office:value="5.21615" calcext:value-type="float">
            <text:p>5.2161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3562" calcext:value-type="float">
            <text:p>3.03562</text:p>
          </table:table-cell>
          <table:table-cell office:value-type="float" office:value="4.03069" calcext:value-type="float">
            <text:p>4.03069</text:p>
          </table:table-cell>
          <table:table-cell office:value-type="float" office:value="4.01361" calcext:value-type="float">
            <text:p>4.01361</text:p>
          </table:table-cell>
          <table:table-cell office:value-type="float" office:value="1.48377" calcext:value-type="float">
            <text:p>1.483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55914" calcext:value-type="float">
            <text:p>5.55914</text:p>
          </table:table-cell>
          <table:table-cell office:value-type="float" office:value="6.48873" calcext:value-type="float">
            <text:p>6.48873</text:p>
          </table:table-cell>
          <table:table-cell office:value-type="float" office:value="6.49394" calcext:value-type="float">
            <text:p>6.49394</text:p>
          </table:table-cell>
          <table:table-cell office:value-type="float" office:value="3.69511" calcext:value-type="float">
            <text:p>3.695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94299" calcext:value-type="float">
            <text:p>3.94299</text:p>
          </table:table-cell>
          <table:table-cell office:value-type="float" office:value="4.21654" calcext:value-type="float">
            <text:p>4.21654</text:p>
          </table:table-cell>
          <table:table-cell office:value-type="float" office:value="4.18682" calcext:value-type="float">
            <text:p>4.18682</text:p>
          </table:table-cell>
          <table:table-cell office:value-type="float" office:value="1.16157" calcext:value-type="float">
            <text:p>1.1615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7416" calcext:value-type="float">
            <text:p>1.07416</text:p>
          </table:table-cell>
          <table:table-cell office:value-type="float" office:value="1.1275" calcext:value-type="float">
            <text:p>1.1275</text:p>
          </table:table-cell>
          <table:table-cell office:value-type="float" office:value="1.08965" calcext:value-type="float">
            <text:p>1.08965</text:p>
          </table:table-cell>
          <table:table-cell office:value-type="float" office:value="1.78506" calcext:value-type="float">
            <text:p>1.785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3211" calcext:value-type="float">
            <text:p>2.63211</text:p>
          </table:table-cell>
          <table:table-cell office:value-type="float" office:value="2.65349" calcext:value-type="float">
            <text:p>2.65349</text:p>
          </table:table-cell>
          <table:table-cell office:value-type="float" office:value="2.65001" calcext:value-type="float">
            <text:p>2.65001</text:p>
          </table:table-cell>
          <table:table-cell office:value-type="float" office:value="1.92131" calcext:value-type="float">
            <text:p>1.921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6878" calcext:value-type="float">
            <text:p>1.26878</text:p>
          </table:table-cell>
          <table:table-cell office:value-type="float" office:value="1.25757" calcext:value-type="float">
            <text:p>1.25757</text:p>
          </table:table-cell>
          <table:table-cell office:value-type="float" office:value="1.25827" calcext:value-type="float">
            <text:p>1.25827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97891" calcext:value-type="float">
            <text:p>3.97891</text:p>
          </table:table-cell>
          <table:table-cell office:value-type="float" office:value="5.14629" calcext:value-type="float">
            <text:p>5.14629</text:p>
          </table:table-cell>
          <table:table-cell office:value-type="float" office:value="5.14402" calcext:value-type="float">
            <text:p>5.14402</text:p>
          </table:table-cell>
          <table:table-cell office:value-type="float" office:value="1.83121" calcext:value-type="float">
            <text:p>1.831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5761" calcext:value-type="float">
            <text:p>2.05761</text:p>
          </table:table-cell>
          <table:table-cell office:value-type="float" office:value="2.79078" calcext:value-type="float">
            <text:p>2.79078</text:p>
          </table:table-cell>
          <table:table-cell office:value-type="float" office:value="2.80449" calcext:value-type="float">
            <text:p>2.80449</text:p>
          </table:table-cell>
          <table:table-cell office:value-type="float" office:value="0.771957" calcext:value-type="float">
            <text:p>0.7719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2414" calcext:value-type="float">
            <text:p>0.82414</text:p>
          </table:table-cell>
          <table:table-cell office:value-type="float" office:value="0.840736" calcext:value-type="float">
            <text:p>0.840736</text:p>
          </table:table-cell>
          <table:table-cell office:value-type="float" office:value="0.845421" calcext:value-type="float">
            <text:p>0.845421</text:p>
          </table:table-cell>
          <table:table-cell office:value-type="float" office:value="1.75849" calcext:value-type="float">
            <text:p>1.758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294" calcext:value-type="float">
            <text:p>1.1294</text:p>
          </table:table-cell>
          <table:table-cell office:value-type="float" office:value="1.26754" calcext:value-type="float">
            <text:p>1.26754</text:p>
          </table:table-cell>
          <table:table-cell office:value-type="float" office:value="1.21294" calcext:value-type="float">
            <text:p>1.21294</text:p>
          </table:table-cell>
          <table:table-cell office:value-type="float" office:value="0.215258" calcext:value-type="float">
            <text:p>0.2152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56664" calcext:value-type="float">
            <text:p>0.156664</text:p>
          </table:table-cell>
          <table:table-cell office:value-type="float" office:value="0.176484" calcext:value-type="float">
            <text:p>0.176484</text:p>
          </table:table-cell>
          <table:table-cell office:value-type="float" office:value="0.171073" calcext:value-type="float">
            <text:p>0.171073</text:p>
          </table:table-cell>
          <table:table-cell office:value-type="float" office:value="0.0795729" calcext:value-type="float">
            <text:p>0.07957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34686" calcext:value-type="float">
            <text:p>1.34686</text:p>
          </table:table-cell>
          <table:table-cell office:value-type="float" office:value="1.31127" calcext:value-type="float">
            <text:p>1.31127</text:p>
          </table:table-cell>
          <table:table-cell office:value-type="float" office:value="1.30983" calcext:value-type="float">
            <text:p>1.30983</text:p>
          </table:table-cell>
          <table:table-cell office:value-type="float" office:value="1.66403" calcext:value-type="float">
            <text:p>1.664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6063" calcext:value-type="float">
            <text:p>1.46063</text:p>
          </table:table-cell>
          <table:table-cell office:value-type="float" office:value="2.17147" calcext:value-type="float">
            <text:p>2.17147</text:p>
          </table:table-cell>
          <table:table-cell office:value-type="float" office:value="2.13951" calcext:value-type="float">
            <text:p>2.13951</text:p>
          </table:table-cell>
          <table:table-cell office:value-type="float" office:value="0.157105" calcext:value-type="float">
            <text:p>0.1571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72" calcext:value-type="float">
            <text:p>2.572</text:p>
          </table:table-cell>
          <table:table-cell office:value-type="float" office:value="3.46662" calcext:value-type="float">
            <text:p>3.46662</text:p>
          </table:table-cell>
          <table:table-cell office:value-type="float" office:value="3.49666" calcext:value-type="float">
            <text:p>3.49666</text:p>
          </table:table-cell>
          <table:table-cell office:value-type="float" office:value="0.281317" calcext:value-type="float">
            <text:p>0.2813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46395" calcext:value-type="float">
            <text:p>0.246395</text:p>
          </table:table-cell>
          <table:table-cell office:value-type="float" office:value="0.171715" calcext:value-type="float">
            <text:p>0.171715</text:p>
          </table:table-cell>
          <table:table-cell office:value-type="float" office:value="0.176821" calcext:value-type="float">
            <text:p>0.176821</text:p>
          </table:table-cell>
          <table:table-cell office:value-type="float" office:value="1.16232" calcext:value-type="float">
            <text:p>1.162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27207" calcext:value-type="float">
            <text:p>2.27207</text:p>
          </table:table-cell>
          <table:table-cell office:value-type="float" office:value="2.55011" calcext:value-type="float">
            <text:p>2.55011</text:p>
          </table:table-cell>
          <table:table-cell office:value-type="float" office:value="2.5379" calcext:value-type="float">
            <text:p>2.5379</text:p>
          </table:table-cell>
          <table:table-cell office:value-type="float" office:value="1.36942" calcext:value-type="float">
            <text:p>1.3694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52876" calcext:value-type="float">
            <text:p>0.652876</text:p>
          </table:table-cell>
          <table:table-cell office:value-type="float" office:value="0.624602" calcext:value-type="float">
            <text:p>0.624602</text:p>
          </table:table-cell>
          <table:table-cell office:value-type="float" office:value="0.636604" calcext:value-type="float">
            <text:p>0.636604</text:p>
          </table:table-cell>
          <table:table-cell office:value-type="float" office:value="1.05692" calcext:value-type="float">
            <text:p>1.056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9894" calcext:value-type="float">
            <text:p>2.89894</text:p>
          </table:table-cell>
          <table:table-cell office:value-type="float" office:value="2.90627" calcext:value-type="float">
            <text:p>2.90627</text:p>
          </table:table-cell>
          <table:table-cell office:value-type="float" office:value="2.94153" calcext:value-type="float">
            <text:p>2.94153</text:p>
          </table:table-cell>
          <table:table-cell office:value-type="float" office:value="2.84598" calcext:value-type="float">
            <text:p>2.845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67672" calcext:value-type="float">
            <text:p>0.367672</text:p>
          </table:table-cell>
          <table:table-cell office:value-type="float" office:value="0.327481" calcext:value-type="float">
            <text:p>0.327481</text:p>
          </table:table-cell>
          <table:table-cell office:value-type="float" office:value="0.310888" calcext:value-type="float">
            <text:p>0.310888</text:p>
          </table:table-cell>
          <table:table-cell office:value-type="float" office:value="2.15015" calcext:value-type="float">
            <text:p>2.150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32406" calcext:value-type="float">
            <text:p>3.32406</text:p>
          </table:table-cell>
          <table:table-cell office:value-type="float" office:value="4.2289" calcext:value-type="float">
            <text:p>4.2289</text:p>
          </table:table-cell>
          <table:table-cell office:value-type="float" office:value="4.24291" calcext:value-type="float">
            <text:p>4.24291</text:p>
          </table:table-cell>
          <table:table-cell office:value-type="float" office:value="1.21863" calcext:value-type="float">
            <text:p>1.218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37518" calcext:value-type="float">
            <text:p>0.537518</text:p>
          </table:table-cell>
          <table:table-cell office:value-type="float" office:value="0.514448" calcext:value-type="float">
            <text:p>0.514448</text:p>
          </table:table-cell>
          <table:table-cell office:value-type="float" office:value="0.511508" calcext:value-type="float">
            <text:p>0.511508</text:p>
          </table:table-cell>
          <table:table-cell office:value-type="float" office:value="0.97002" calcext:value-type="float">
            <text:p>0.970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46505" calcext:value-type="float">
            <text:p>0.946505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785143" calcext:value-type="float">
            <text:p>0.785143</text:p>
          </table:table-cell>
          <table:table-cell office:value-type="float" office:value="1.30527" calcext:value-type="float">
            <text:p>1.305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0904" calcext:value-type="float">
            <text:p>0.70904</text:p>
          </table:table-cell>
          <table:table-cell office:value-type="float" office:value="0.688682" calcext:value-type="float">
            <text:p>0.688682</text:p>
          </table:table-cell>
          <table:table-cell office:value-type="float" office:value="0.731982" calcext:value-type="float">
            <text:p>0.731982</text:p>
          </table:table-cell>
          <table:table-cell office:value-type="float" office:value="0.313298" calcext:value-type="float">
            <text:p>0.3132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49493" calcext:value-type="float">
            <text:p>0.949493</text:p>
          </table:table-cell>
          <table:table-cell office:value-type="float" office:value="0.945427" calcext:value-type="float">
            <text:p>0.945427</text:p>
          </table:table-cell>
          <table:table-cell office:value-type="float" office:value="0.899041" calcext:value-type="float">
            <text:p>0.899041</text:p>
          </table:table-cell>
          <table:table-cell office:value-type="float" office:value="1.01508" calcext:value-type="float">
            <text:p>1.015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32501" calcext:value-type="float">
            <text:p>0.332501</text:p>
          </table:table-cell>
          <table:table-cell office:value-type="float" office:value="0.0702778" calcext:value-type="float">
            <text:p>0.0702778</text:p>
          </table:table-cell>
          <table:table-cell office:value-type="float" office:value="0.0802099" calcext:value-type="float">
            <text:p>0.0802099</text:p>
          </table:table-cell>
          <table:table-cell office:value-type="float" office:value="2.33163" calcext:value-type="float">
            <text:p>2.331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5419" calcext:value-type="float">
            <text:p>1.85419</text:p>
          </table:table-cell>
          <table:table-cell office:value-type="float" office:value="2.2652" calcext:value-type="float">
            <text:p>2.2652</text:p>
          </table:table-cell>
          <table:table-cell office:value-type="float" office:value="2.38837" calcext:value-type="float">
            <text:p>2.38837</text:p>
          </table:table-cell>
          <table:table-cell office:value-type="float" office:value="0.77255" calcext:value-type="float">
            <text:p>0.772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17912" calcext:value-type="float">
            <text:p>4.17912</text:p>
          </table:table-cell>
          <table:table-cell office:value-type="float" office:value="3.89958" calcext:value-type="float">
            <text:p>3.89958</text:p>
          </table:table-cell>
          <table:table-cell office:value-type="float" office:value="3.92812" calcext:value-type="float">
            <text:p>3.92812</text:p>
          </table:table-cell>
          <table:table-cell office:value-type="float" office:value="3.44213" calcext:value-type="float">
            <text:p>3.442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5607" calcext:value-type="float">
            <text:p>3.25607</text:p>
          </table:table-cell>
          <table:table-cell office:value-type="float" office:value="3.38126" calcext:value-type="float">
            <text:p>3.38126</text:p>
          </table:table-cell>
          <table:table-cell office:value-type="float" office:value="3.36331" calcext:value-type="float">
            <text:p>3.36331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09672" calcext:value-type="float">
            <text:p>4.09672</text:p>
          </table:table-cell>
          <table:table-cell office:value-type="float" office:value="4.11922" calcext:value-type="float">
            <text:p>4.11922</text:p>
          </table:table-cell>
          <table:table-cell office:value-type="float" office:value="4.1211" calcext:value-type="float">
            <text:p>4.1211</text:p>
          </table:table-cell>
          <table:table-cell office:value-type="float" office:value="4.21032" calcext:value-type="float">
            <text:p>4.210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7701" calcext:value-type="float">
            <text:p>3.07701</text:p>
          </table:table-cell>
          <table:table-cell office:value-type="float" office:value="3.13546" calcext:value-type="float">
            <text:p>3.13546</text:p>
          </table:table-cell>
          <table:table-cell office:value-type="float" office:value="3.10964" calcext:value-type="float">
            <text:p>3.10964</text:p>
          </table:table-cell>
          <table:table-cell office:value-type="float" office:value="2.12192" calcext:value-type="float">
            <text:p>2.121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93934" calcext:value-type="float">
            <text:p>4.93934</text:p>
          </table:table-cell>
          <table:table-cell office:value-type="float" office:value="4.65582" calcext:value-type="float">
            <text:p>4.65582</text:p>
          </table:table-cell>
          <table:table-cell office:value-type="float" office:value="4.59202" calcext:value-type="float">
            <text:p>4.59202</text:p>
          </table:table-cell>
          <table:table-cell office:value-type="float" office:value="5.84233" calcext:value-type="float">
            <text:p>5.842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39313" calcext:value-type="float">
            <text:p>6.39313</text:p>
          </table:table-cell>
          <table:table-cell office:value-type="float" office:value="7.65646" calcext:value-type="float">
            <text:p>7.65646</text:p>
          </table:table-cell>
          <table:table-cell office:value-type="float" office:value="7.81494" calcext:value-type="float">
            <text:p>7.81494</text:p>
          </table:table-cell>
          <table:table-cell office:value-type="float" office:value="2.52128" calcext:value-type="float">
            <text:p>2.521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866" calcext:value-type="float">
            <text:p>1.9866</text:p>
          </table:table-cell>
          <table:table-cell office:value-type="float" office:value="2.08311" calcext:value-type="float">
            <text:p>2.08311</text:p>
          </table:table-cell>
          <table:table-cell office:value-type="float" office:value="2.07766" calcext:value-type="float">
            <text:p>2.07766</text:p>
          </table:table-cell>
          <table:table-cell office:value-type="float" office:value="2.29341" calcext:value-type="float">
            <text:p>2.293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90097" calcext:value-type="float">
            <text:p>0.490097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462137" calcext:value-type="float">
            <text:p>0.462137</text:p>
          </table:table-cell>
          <table:table-cell office:value-type="float" office:value="0.126155" calcext:value-type="float">
            <text:p>0.1261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" calcext:value-type="float">
            <text:p>1.8</text:p>
          </table:table-cell>
          <table:table-cell office:value-type="float" office:value="1.76341" calcext:value-type="float">
            <text:p>1.76341</text:p>
          </table:table-cell>
          <table:table-cell office:value-type="float" office:value="1.74616" calcext:value-type="float">
            <text:p>1.74616</text:p>
          </table:table-cell>
          <table:table-cell office:value-type="float" office:value="2.76173" calcext:value-type="float">
            <text:p>2.761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262652" calcext:value-type="float">
            <text:p>0.262652</text:p>
          </table:table-cell>
          <table:table-cell office:value-type="float" office:value="0.273222" calcext:value-type="float">
            <text:p>0.273222</text:p>
          </table:table-cell>
          <table:table-cell office:value-type="float" office:value="0.270238" calcext:value-type="float">
            <text:p>0.270238</text:p>
          </table:table-cell>
          <table:table-cell office:value-type="float" office:value="0.283191" calcext:value-type="float">
            <text:p>0.2831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3029" calcext:value-type="float">
            <text:p>2.3029</text:p>
          </table:table-cell>
          <table:table-cell office:value-type="float" office:value="3.39442" calcext:value-type="float">
            <text:p>3.39442</text:p>
          </table:table-cell>
          <table:table-cell office:value-type="float" office:value="3.30597" calcext:value-type="float">
            <text:p>3.30597</text:p>
          </table:table-cell>
          <table:table-cell office:value-type="float" office:value="0.540561" calcext:value-type="float">
            <text:p>0.5405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1461" calcext:value-type="float">
            <text:p>1.11461</text:p>
          </table:table-cell>
          <table:table-cell office:value-type="float" office:value="1.53995" calcext:value-type="float">
            <text:p>1.53995</text:p>
          </table:table-cell>
          <table:table-cell office:value-type="float" office:value="1.68667" calcext:value-type="float">
            <text:p>1.68667</text:p>
          </table:table-cell>
          <table:table-cell office:value-type="float" office:value="0.446754" calcext:value-type="float">
            <text:p>0.4467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36021" calcext:value-type="float">
            <text:p>2.36021</text:p>
          </table:table-cell>
          <table:table-cell office:value-type="float" office:value="2.45318" calcext:value-type="float">
            <text:p>2.45318</text:p>
          </table:table-cell>
          <table:table-cell office:value-type="float" office:value="2.44759" calcext:value-type="float">
            <text:p>2.44759</text:p>
          </table:table-cell>
          <table:table-cell office:value-type="float" office:value="2.62717" calcext:value-type="float">
            <text:p>2.627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92869" calcext:value-type="float">
            <text:p>0.192869</text:p>
          </table:table-cell>
          <table:table-cell office:value-type="float" office:value="0.219021" calcext:value-type="float">
            <text:p>0.219021</text:p>
          </table:table-cell>
          <table:table-cell office:value-type="float" office:value="0.247661" calcext:value-type="float">
            <text:p>0.247661</text:p>
          </table:table-cell>
          <table:table-cell office:value-type="float" office:value="0.0981074" calcext:value-type="float">
            <text:p>0.09810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58358" calcext:value-type="float">
            <text:p>1.58358</text:p>
          </table:table-cell>
          <table:table-cell office:value-type="float" office:value="1.58308" calcext:value-type="float">
            <text:p>1.58308</text:p>
          </table:table-cell>
          <table:table-cell office:value-type="float" office:value="1.58152" calcext:value-type="float">
            <text:p>1.58152</text:p>
          </table:table-cell>
          <table:table-cell office:value-type="float" office:value="1.34354" calcext:value-type="float">
            <text:p>1.343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52441" calcext:value-type="float">
            <text:p>0.152441</text:p>
          </table:table-cell>
          <table:table-cell office:value-type="float" office:value="0.147056" calcext:value-type="float">
            <text:p>0.147056</text:p>
          </table:table-cell>
          <table:table-cell office:value-type="float" office:value="0.145675" calcext:value-type="float">
            <text:p>0.145675</text:p>
          </table:table-cell>
          <table:table-cell office:value-type="float" office:value="0.165374" calcext:value-type="float">
            <text:p>0.1653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3481" calcext:value-type="float">
            <text:p>2.63481</text:p>
          </table:table-cell>
          <table:table-cell office:value-type="float" office:value="3.83285" calcext:value-type="float">
            <text:p>3.83285</text:p>
          </table:table-cell>
          <table:table-cell office:value-type="float" office:value="3.734" calcext:value-type="float">
            <text:p>3.734</text:p>
          </table:table-cell>
          <table:table-cell office:value-type="float" office:value="0.590277" calcext:value-type="float">
            <text:p>0.5902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537326" calcext:value-type="float">
            <text:p>0.537326</text:p>
          </table:table-cell>
          <table:table-cell office:value-type="float" office:value="0.966109" calcext:value-type="float">
            <text:p>0.966109</text:p>
          </table:table-cell>
          <table:table-cell office:value-type="float" office:value="1.04203" calcext:value-type="float">
            <text:p>1.04203</text:p>
          </table:table-cell>
          <table:table-cell office:value-type="float" office:value="0.0913696" calcext:value-type="float">
            <text:p>0.09136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0.4746" calcext:value-type="float">
            <text:p>10.4746</text:p>
          </table:table-cell>
          <table:table-cell office:value-type="float" office:value="10.2519" calcext:value-type="float">
            <text:p>10.2519</text:p>
          </table:table-cell>
          <table:table-cell office:value-type="float" office:value="10.2472" calcext:value-type="float">
            <text:p>10.2472</text:p>
          </table:table-cell>
          <table:table-cell office:value-type="float" office:value="7.38928" calcext:value-type="float">
            <text:p>7.389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2714" calcext:value-type="float">
            <text:p>1.12714</text:p>
          </table:table-cell>
          <table:table-cell office:value-type="float" office:value="1.1447" calcext:value-type="float">
            <text:p>1.1447</text:p>
          </table:table-cell>
          <table:table-cell office:value-type="float" office:value="1.13989" calcext:value-type="float">
            <text:p>1.13989</text:p>
          </table:table-cell>
          <table:table-cell office:value-type="float" office:value="2.33648" calcext:value-type="float">
            <text:p>2.336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9.90657" calcext:value-type="float">
            <text:p>9.90657</text:p>
          </table:table-cell>
          <table:table-cell office:value-type="float" office:value="9.93132" calcext:value-type="float">
            <text:p>9.93132</text:p>
          </table:table-cell>
          <table:table-cell office:value-type="float" office:value="9.92956" calcext:value-type="float">
            <text:p>9.92956</text:p>
          </table:table-cell>
          <table:table-cell office:value-type="float" office:value="10.2347" calcext:value-type="float">
            <text:p>10.23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5022" calcext:value-type="float">
            <text:p>2.05022</text:p>
          </table:table-cell>
          <table:table-cell office:value-type="float" office:value="2.05513" calcext:value-type="float">
            <text:p>2.05513</text:p>
          </table:table-cell>
          <table:table-cell office:value-type="float" office:value="2.05364" calcext:value-type="float">
            <text:p>2.05364</text:p>
          </table:table-cell>
          <table:table-cell office:value-type="float" office:value="1.49578" calcext:value-type="float">
            <text:p>1.495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2.9868" calcext:value-type="float">
            <text:p>12.9868</text:p>
          </table:table-cell>
          <table:table-cell office:value-type="float" office:value="12.7339" calcext:value-type="float">
            <text:p>12.7339</text:p>
          </table:table-cell>
          <table:table-cell office:value-type="float" office:value="12.6161" calcext:value-type="float">
            <text:p>12.6161</text:p>
          </table:table-cell>
          <table:table-cell office:value-type="float" office:value="13.3802" calcext:value-type="float">
            <text:p>13.38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69864" calcext:value-type="float">
            <text:p>0.869864</text:p>
          </table:table-cell>
          <table:table-cell office:value-type="float" office:value="0.956106" calcext:value-type="float">
            <text:p>0.956106</text:p>
          </table:table-cell>
          <table:table-cell office:value-type="float" office:value="0.975458" calcext:value-type="float">
            <text:p>0.975458</text:p>
          </table:table-cell>
          <table:table-cell office:value-type="float" office:value="1.03955" calcext:value-type="float">
            <text:p>1.039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712915" calcext:value-type="float">
            <text:p>0.0712915</text:p>
          </table:table-cell>
          <table:table-cell office:value-type="float" office:value="0.0645828" calcext:value-type="float">
            <text:p>0.0645828</text:p>
          </table:table-cell>
          <table:table-cell office:value-type="float" office:value="0.0652562" calcext:value-type="float">
            <text:p>0.0652562</text:p>
          </table:table-cell>
          <table:table-cell office:value-type="float" office:value="0.265434" calcext:value-type="float">
            <text:p>0.2654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6517" calcext:value-type="float">
            <text:p>3.26517</text:p>
          </table:table-cell>
          <table:table-cell office:value-type="float" office:value="3.35742" calcext:value-type="float">
            <text:p>3.35742</text:p>
          </table:table-cell>
          <table:table-cell office:value-type="float" office:value="3.53998" calcext:value-type="float">
            <text:p>3.53998</text:p>
          </table:table-cell>
          <table:table-cell office:value-type="float" office:value="0.663065" calcext:value-type="float">
            <text:p>0.6630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70032" calcext:value-type="float">
            <text:p>0.270032</text:p>
          </table:table-cell>
          <table:table-cell office:value-type="float" office:value="0.262206" calcext:value-type="float">
            <text:p>0.262206</text:p>
          </table:table-cell>
          <table:table-cell office:value-type="float" office:value="0.265304" calcext:value-type="float">
            <text:p>0.265304</text:p>
          </table:table-cell>
          <table:table-cell office:value-type="float" office:value="0.500644" calcext:value-type="float">
            <text:p>0.5006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8126" calcext:value-type="float">
            <text:p>1.28126</text:p>
          </table:table-cell>
          <table:table-cell office:value-type="float" office:value="1.28996" calcext:value-type="float">
            <text:p>1.28996</text:p>
          </table:table-cell>
          <table:table-cell office:value-type="float" office:value="1.29162" calcext:value-type="float">
            <text:p>1.29162</text:p>
          </table:table-cell>
          <table:table-cell office:value-type="float" office:value="0.567607" calcext:value-type="float">
            <text:p>0.5676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4262" calcext:value-type="float">
            <text:p>0.34262</text:p>
          </table:table-cell>
          <table:table-cell office:value-type="float" office:value="0.428575" calcext:value-type="float">
            <text:p>0.428575</text:p>
          </table:table-cell>
          <table:table-cell office:value-type="float" office:value="0.397754" calcext:value-type="float">
            <text:p>0.397754</text:p>
          </table:table-cell>
          <table:table-cell office:value-type="float" office:value="0.597707" calcext:value-type="float">
            <text:p>0.5977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1061" calcext:value-type="float">
            <text:p>3.71061</text:p>
          </table:table-cell>
          <table:table-cell office:value-type="float" office:value="4.1023" calcext:value-type="float">
            <text:p>4.1023</text:p>
          </table:table-cell>
          <table:table-cell office:value-type="float" office:value="4.39888" calcext:value-type="float">
            <text:p>4.39888</text:p>
          </table:table-cell>
          <table:table-cell office:value-type="float" office:value="1.10269" calcext:value-type="float">
            <text:p>1.102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0.8184" calcext:value-type="float">
            <text:p>10.8184</text:p>
          </table:table-cell>
          <table:table-cell office:value-type="float" office:value="10.8575" calcext:value-type="float">
            <text:p>10.8575</text:p>
          </table:table-cell>
          <table:table-cell office:value-type="float" office:value="10.9372" calcext:value-type="float">
            <text:p>10.9372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573" calcext:value-type="float">
            <text:p>1.8573</text:p>
          </table:table-cell>
          <table:table-cell office:value-type="float" office:value="1.80052" calcext:value-type="float">
            <text:p>1.80052</text:p>
          </table:table-cell>
          <table:table-cell office:value-type="float" office:value="1.74924" calcext:value-type="float">
            <text:p>1.74924</text:p>
          </table:table-cell>
          <table:table-cell office:value-type="float" office:value="2.63659" calcext:value-type="float">
            <text:p>2.636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1.2238" calcext:value-type="float">
            <text:p>11.2238</text:p>
          </table:table-cell>
          <table:table-cell office:value-type="float" office:value="11.2047" calcext:value-type="float">
            <text:p>11.2047</text:p>
          </table:table-cell>
          <table:table-cell office:value-type="float" office:value="11.2137" calcext:value-type="float">
            <text:p>11.2137</text:p>
          </table:table-cell>
          <table:table-cell office:value-type="float" office:value="10.5315" calcext:value-type="float">
            <text:p>10.53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92191" calcext:value-type="float">
            <text:p>2.92191</text:p>
          </table:table-cell>
          <table:table-cell office:value-type="float" office:value="2.91084" calcext:value-type="float">
            <text:p>2.91084</text:p>
          </table:table-cell>
          <table:table-cell office:value-type="float" office:value="2.9132" calcext:value-type="float">
            <text:p>2.9132</text:p>
          </table:table-cell>
          <table:table-cell office:value-type="float" office:value="2.80688" calcext:value-type="float">
            <text:p>2.806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95359" calcext:value-type="float">
            <text:p>6.95359</text:p>
          </table:table-cell>
          <table:table-cell office:value-type="float" office:value="7.18121" calcext:value-type="float">
            <text:p>7.18121</text:p>
          </table:table-cell>
          <table:table-cell office:value-type="float" office:value="7.27604" calcext:value-type="float">
            <text:p>7.27604</text:p>
          </table:table-cell>
          <table:table-cell office:value-type="float" office:value="6.5221" calcext:value-type="float">
            <text:p>6.52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6264" calcext:value-type="float">
            <text:p>1.06264</text:p>
          </table:table-cell>
          <table:table-cell office:value-type="float" office:value="0.798182" calcext:value-type="float">
            <text:p>0.798182</text:p>
          </table:table-cell>
          <table:table-cell office:value-type="float" office:value="0.78989" calcext:value-type="float">
            <text:p>0.78989</text:p>
          </table:table-cell>
          <table:table-cell office:value-type="float" office:value="1.25813" calcext:value-type="float">
            <text:p>1.258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7668" calcext:value-type="float">
            <text:p>3.7668</text:p>
          </table:table-cell>
          <table:table-cell office:value-type="float" office:value="3.78872" calcext:value-type="float">
            <text:p>3.78872</text:p>
          </table:table-cell>
          <table:table-cell office:value-type="float" office:value="3.74038" calcext:value-type="float">
            <text:p>3.74038</text:p>
          </table:table-cell>
          <table:table-cell office:value-type="float" office:value="3.30819" calcext:value-type="float">
            <text:p>3.308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5275" calcext:value-type="float">
            <text:p>1.05275</text:p>
          </table:table-cell>
          <table:table-cell office:value-type="float" office:value="1.08701" calcext:value-type="float">
            <text:p>1.08701</text:p>
          </table:table-cell>
          <table:table-cell office:value-type="float" office:value="1.23928" calcext:value-type="float">
            <text:p>1.23928</text:p>
          </table:table-cell>
          <table:table-cell office:value-type="float" office:value="0.5783" calcext:value-type="float">
            <text:p>0.57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2045" calcext:value-type="float">
            <text:p>3.62045</text:p>
          </table:table-cell>
          <table:table-cell office:value-type="float" office:value="3.6491" calcext:value-type="float">
            <text:p>3.6491</text:p>
          </table:table-cell>
          <table:table-cell office:value-type="float" office:value="3.63162" calcext:value-type="float">
            <text:p>3.63162</text:p>
          </table:table-cell>
          <table:table-cell office:value-type="float" office:value="3.80341" calcext:value-type="float">
            <text:p>3.803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18706" calcext:value-type="float">
            <text:p>0.118706</text:p>
          </table:table-cell>
          <table:table-cell office:value-type="float" office:value="0.115076" calcext:value-type="float">
            <text:p>0.115076</text:p>
          </table:table-cell>
          <table:table-cell office:value-type="float" office:value="0.115551" calcext:value-type="float">
            <text:p>0.115551</text:p>
          </table:table-cell>
          <table:table-cell office:value-type="float" office:value="0.196464" calcext:value-type="float">
            <text:p>0.1964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8.8717" calcext:value-type="float">
            <text:p>8.8717</text:p>
          </table:table-cell>
          <table:table-cell office:value-type="float" office:value="9.99652" calcext:value-type="float">
            <text:p>9.99652</text:p>
          </table:table-cell>
          <table:table-cell office:value-type="float" office:value="9.74271" calcext:value-type="float">
            <text:p>9.74271</text:p>
          </table:table-cell>
          <table:table-cell office:value-type="float" office:value="9.50156" calcext:value-type="float">
            <text:p>9.5015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8157" calcext:value-type="float">
            <text:p>0.88157</text:p>
          </table:table-cell>
          <table:table-cell office:value-type="float" office:value="1.29475" calcext:value-type="float">
            <text:p>1.29475</text:p>
          </table:table-cell>
          <table:table-cell office:value-type="float" office:value="1.3859" calcext:value-type="float">
            <text:p>1.3859</text:p>
          </table:table-cell>
          <table:table-cell office:value-type="float" office:value="0.36567" calcext:value-type="float">
            <text:p>0.365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14559" calcext:value-type="float">
            <text:p>3.14559</text:p>
          </table:table-cell>
          <table:table-cell office:value-type="float" office:value="3.10213" calcext:value-type="float">
            <text:p>3.10213</text:p>
          </table:table-cell>
          <table:table-cell office:value-type="float" office:value="3.16773" calcext:value-type="float">
            <text:p>3.16773</text:p>
          </table:table-cell>
          <table:table-cell office:value-type="float" office:value="3.34896" calcext:value-type="float">
            <text:p>3.348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83793" calcext:value-type="float">
            <text:p>5.83793</text:p>
          </table:table-cell>
          <table:table-cell office:value-type="float" office:value="5.8238" calcext:value-type="float">
            <text:p>5.8238</text:p>
          </table:table-cell>
          <table:table-cell office:value-type="float" office:value="5.65237" calcext:value-type="float">
            <text:p>5.65237</text:p>
          </table:table-cell>
          <table:table-cell office:value-type="float" office:value="5.0272" calcext:value-type="float">
            <text:p>5.027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427" calcext:value-type="float">
            <text:p>3.4427</text:p>
          </table:table-cell>
          <table:table-cell office:value-type="float" office:value="3.42564" calcext:value-type="float">
            <text:p>3.42564</text:p>
          </table:table-cell>
          <table:table-cell office:value-type="float" office:value="3.44318" calcext:value-type="float">
            <text:p>3.44318</text:p>
          </table:table-cell>
          <table:table-cell office:value-type="float" office:value="3.04114" calcext:value-type="float">
            <text:p>3.041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52109" calcext:value-type="float">
            <text:p>8.52109</text:p>
          </table:table-cell>
          <table:table-cell office:value-type="float" office:value="8.5942" calcext:value-type="float">
            <text:p>8.5942</text:p>
          </table:table-cell>
          <table:table-cell office:value-type="float" office:value="8.64108" calcext:value-type="float">
            <text:p>8.64108</text:p>
          </table:table-cell>
          <table:table-cell office:value-type="float" office:value="6.86584" calcext:value-type="float">
            <text:p>6.865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73667" calcext:value-type="float">
            <text:p>0.473667</text:p>
          </table:table-cell>
          <table:table-cell office:value-type="float" office:value="0.311975" calcext:value-type="float">
            <text:p>0.311975</text:p>
          </table:table-cell>
          <table:table-cell office:value-type="float" office:value="0.347202" calcext:value-type="float">
            <text:p>0.347202</text:p>
          </table:table-cell>
          <table:table-cell office:value-type="float" office:value="0.506576" calcext:value-type="float">
            <text:p>0.5065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88841" calcext:value-type="float">
            <text:p>5.88841</text:p>
          </table:table-cell>
          <table:table-cell office:value-type="float" office:value="5.65691" calcext:value-type="float">
            <text:p>5.65691</text:p>
          </table:table-cell>
          <table:table-cell office:value-type="float" office:value="5.54734" calcext:value-type="float">
            <text:p>5.54734</text:p>
          </table:table-cell>
          <table:table-cell office:value-type="float" office:value="4.18489" calcext:value-type="float">
            <text:p>4.1848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8668" calcext:value-type="float">
            <text:p>3.48668</text:p>
          </table:table-cell>
          <table:table-cell office:value-type="float" office:value="3.50945" calcext:value-type="float">
            <text:p>3.50945</text:p>
          </table:table-cell>
          <table:table-cell office:value-type="float" office:value="3.51096" calcext:value-type="float">
            <text:p>3.51096</text:p>
          </table:table-cell>
          <table:table-cell office:value-type="float" office:value="2.87828" calcext:value-type="float">
            <text:p>2.878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9213" calcext:value-type="float">
            <text:p>1.19213</text:p>
          </table:table-cell>
          <table:table-cell office:value-type="float" office:value="1.1503" calcext:value-type="float">
            <text:p>1.1503</text:p>
          </table:table-cell>
          <table:table-cell office:value-type="float" office:value="1.20541" calcext:value-type="float">
            <text:p>1.20541</text:p>
          </table:table-cell>
          <table:table-cell office:value-type="float" office:value="1.62454" calcext:value-type="float">
            <text:p>1.624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20618" calcext:value-type="float">
            <text:p>4.20618</text:p>
          </table:table-cell>
          <table:table-cell office:value-type="float" office:value="4.20452" calcext:value-type="float">
            <text:p>4.20452</text:p>
          </table:table-cell>
          <table:table-cell office:value-type="float" office:value="4.25701" calcext:value-type="float">
            <text:p>4.25701</text:p>
          </table:table-cell>
          <table:table-cell office:value-type="float" office:value="3.731" calcext:value-type="float">
            <text:p>3.7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25541" calcext:value-type="float">
            <text:p>0.25541</text:p>
          </table:table-cell>
          <table:table-cell office:value-type="float" office:value="0.262825" calcext:value-type="float">
            <text:p>0.262825</text:p>
          </table:table-cell>
          <table:table-cell office:value-type="float" office:value="0.276483" calcext:value-type="float">
            <text:p>0.276483</text:p>
          </table:table-cell>
          <table:table-cell office:value-type="float" office:value="0.378546" calcext:value-type="float">
            <text:p>0.3785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1976" calcext:value-type="float">
            <text:p>3.61976</text:p>
          </table:table-cell>
          <table:table-cell office:value-type="float" office:value="3.23646" calcext:value-type="float">
            <text:p>3.23646</text:p>
          </table:table-cell>
          <table:table-cell office:value-type="float" office:value="3.20014" calcext:value-type="float">
            <text:p>3.20014</text:p>
          </table:table-cell>
          <table:table-cell office:value-type="float" office:value="3.9413" calcext:value-type="float">
            <text:p>3.94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7854" calcext:value-type="float">
            <text:p>2.37854</text:p>
          </table:table-cell>
          <table:table-cell office:value-type="float" office:value="2.95065" calcext:value-type="float">
            <text:p>2.95065</text:p>
          </table:table-cell>
          <table:table-cell office:value-type="float" office:value="2.89255" calcext:value-type="float">
            <text:p>2.89255</text:p>
          </table:table-cell>
          <table:table-cell office:value-type="float" office:value="3.00649" calcext:value-type="float">
            <text:p>3.006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1081" calcext:value-type="float">
            <text:p>2.01081</text:p>
          </table:table-cell>
          <table:table-cell office:value-type="float" office:value="1.99251" calcext:value-type="float">
            <text:p>1.99251</text:p>
          </table:table-cell>
          <table:table-cell office:value-type="float" office:value="2.00191" calcext:value-type="float">
            <text:p>2.00191</text:p>
          </table:table-cell>
          <table:table-cell office:value-type="float" office:value="2.26943" calcext:value-type="float">
            <text:p>2.269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0.9996" calcext:value-type="float">
            <text:p>10.9996</text:p>
          </table:table-cell>
          <table:table-cell office:value-type="float" office:value="11.0274" calcext:value-type="float">
            <text:p>11.0274</text:p>
          </table:table-cell>
          <table:table-cell office:value-type="float" office:value="11.0378" calcext:value-type="float">
            <text:p>11.0378</text:p>
          </table:table-cell>
          <table:table-cell office:value-type="float" office:value="8.82145" calcext:value-type="float">
            <text:p>8.821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1773" calcext:value-type="float">
            <text:p>1.91773</text:p>
          </table:table-cell>
          <table:table-cell office:value-type="float" office:value="1.92763" calcext:value-type="float">
            <text:p>1.92763</text:p>
          </table:table-cell>
          <table:table-cell office:value-type="float" office:value="1.87277" calcext:value-type="float">
            <text:p>1.87277</text:p>
          </table:table-cell>
          <table:table-cell office:value-type="float" office:value="2.61579" calcext:value-type="float">
            <text:p>2.6157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61939" calcext:value-type="float">
            <text:p>8.61939</text:p>
          </table:table-cell>
          <table:table-cell office:value-type="float" office:value="8.68575" calcext:value-type="float">
            <text:p>8.68575</text:p>
          </table:table-cell>
          <table:table-cell office:value-type="float" office:value="8.86195" calcext:value-type="float">
            <text:p>8.86195</text:p>
          </table:table-cell>
          <table:table-cell office:value-type="float" office:value="7.11875" calcext:value-type="float">
            <text:p>7.118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59888" calcext:value-type="float">
            <text:p>4.59888</text:p>
          </table:table-cell>
          <table:table-cell office:value-type="float" office:value="5.69202" calcext:value-type="float">
            <text:p>5.69202</text:p>
          </table:table-cell>
          <table:table-cell office:value-type="float" office:value="5.58203" calcext:value-type="float">
            <text:p>5.58203</text:p>
          </table:table-cell>
          <table:table-cell office:value-type="float" office:value="4.1812" calcext:value-type="float">
            <text:p>4.181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3.303" calcext:value-type="float">
            <text:p>13.303</text:p>
          </table:table-cell>
          <table:table-cell office:value-type="float" office:value="14.6298" calcext:value-type="float">
            <text:p>14.6298</text:p>
          </table:table-cell>
          <table:table-cell office:value-type="float" office:value="14.5872" calcext:value-type="float">
            <text:p>14.5872</text:p>
          </table:table-cell>
          <table:table-cell office:value-type="float" office:value="10.3589" calcext:value-type="float">
            <text:p>10.358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6779" calcext:value-type="float">
            <text:p>0.76779</text:p>
          </table:table-cell>
          <table:table-cell office:value-type="float" office:value="0.820098" calcext:value-type="float">
            <text:p>0.820098</text:p>
          </table:table-cell>
          <table:table-cell office:value-type="float" office:value="0.851393" calcext:value-type="float">
            <text:p>0.851393</text:p>
          </table:table-cell>
          <table:table-cell office:value-type="float" office:value="0.0187704" calcext:value-type="float">
            <text:p>0.01877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13813" calcext:value-type="float">
            <text:p>6.13813</text:p>
          </table:table-cell>
          <table:table-cell office:value-type="float" office:value="6.35458" calcext:value-type="float">
            <text:p>6.35458</text:p>
          </table:table-cell>
          <table:table-cell office:value-type="float" office:value="6.37335" calcext:value-type="float">
            <text:p>6.37335</text:p>
          </table:table-cell>
          <table:table-cell office:value-type="float" office:value="3.47692" calcext:value-type="float">
            <text:p>3.476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63128" calcext:value-type="float">
            <text:p>0.463128</text:p>
          </table:table-cell>
          <table:table-cell office:value-type="float" office:value="0.474274" calcext:value-type="float">
            <text:p>0.474274</text:p>
          </table:table-cell>
          <table:table-cell office:value-type="float" office:value="0.46157" calcext:value-type="float">
            <text:p>0.46157</text:p>
          </table:table-cell>
          <table:table-cell office:value-type="float" office:value="0.409597" calcext:value-type="float">
            <text:p>0.4095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50574" calcext:value-type="float">
            <text:p>4.50574</text:p>
          </table:table-cell>
          <table:table-cell office:value-type="float" office:value="4.53611" calcext:value-type="float">
            <text:p>4.53611</text:p>
          </table:table-cell>
          <table:table-cell office:value-type="float" office:value="4.72943" calcext:value-type="float">
            <text:p>4.72943</text:p>
          </table:table-cell>
          <table:table-cell office:value-type="float" office:value="3.63359" calcext:value-type="float">
            <text:p>3.633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0743" calcext:value-type="float">
            <text:p>0.50743</text:p>
          </table:table-cell>
          <table:table-cell office:value-type="float" office:value="0.892726" calcext:value-type="float">
            <text:p>0.892726</text:p>
          </table:table-cell>
          <table:table-cell office:value-type="float" office:value="0.891639" calcext:value-type="float">
            <text:p>0.891639</text:p>
          </table:table-cell>
          <table:table-cell office:value-type="float" office:value="0.325456" calcext:value-type="float">
            <text:p>0.32545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78547" calcext:value-type="float">
            <text:p>6.78547</text:p>
          </table:table-cell>
          <table:table-cell office:value-type="float" office:value="7.54722" calcext:value-type="float">
            <text:p>7.54722</text:p>
          </table:table-cell>
          <table:table-cell office:value-type="float" office:value="7.60246" calcext:value-type="float">
            <text:p>7.60246</text:p>
          </table:table-cell>
          <table:table-cell office:value-type="float" office:value="4.96065" calcext:value-type="float">
            <text:p>4.960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83043" calcext:value-type="float">
            <text:p>0.783043</text:p>
          </table:table-cell>
          <table:table-cell office:value-type="float" office:value="0.88483" calcext:value-type="float">
            <text:p>0.88483</text:p>
          </table:table-cell>
          <table:table-cell office:value-type="float" office:value="0.89939" calcext:value-type="float">
            <text:p>0.89939</text:p>
          </table:table-cell>
          <table:table-cell office:value-type="float" office:value="0.90198" calcext:value-type="float">
            <text:p>0.901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70731" calcext:value-type="float">
            <text:p>5.70731</text:p>
          </table:table-cell>
          <table:table-cell office:value-type="float" office:value="5.66478" calcext:value-type="float">
            <text:p>5.66478</text:p>
          </table:table-cell>
          <table:table-cell office:value-type="float" office:value="5.83903" calcext:value-type="float">
            <text:p>5.83903</text:p>
          </table:table-cell>
          <table:table-cell office:value-type="float" office:value="2.6326" calcext:value-type="float">
            <text:p>2.632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4293" calcext:value-type="float">
            <text:p>2.04293</text:p>
          </table:table-cell>
          <table:table-cell office:value-type="float" office:value="2.15384" calcext:value-type="float">
            <text:p>2.15384</text:p>
          </table:table-cell>
          <table:table-cell office:value-type="float" office:value="2.05524" calcext:value-type="float">
            <text:p>2.05524</text:p>
          </table:table-cell>
          <table:table-cell office:value-type="float" office:value="1.7244" calcext:value-type="float">
            <text:p>1.72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23896" calcext:value-type="float">
            <text:p>5.23896</text:p>
          </table:table-cell>
          <table:table-cell office:value-type="float" office:value="5.17756" calcext:value-type="float">
            <text:p>5.17756</text:p>
          </table:table-cell>
          <table:table-cell office:value-type="float" office:value="4.95852" calcext:value-type="float">
            <text:p>4.95852</text:p>
          </table:table-cell>
          <table:table-cell office:value-type="float" office:value="1.42733" calcext:value-type="float">
            <text:p>1.427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9896" calcext:value-type="float">
            <text:p>1.69896</text:p>
          </table:table-cell>
          <table:table-cell office:value-type="float" office:value="2.41671" calcext:value-type="float">
            <text:p>2.41671</text:p>
          </table:table-cell>
          <table:table-cell office:value-type="float" office:value="2.42463" calcext:value-type="float">
            <text:p>2.42463</text:p>
          </table:table-cell>
          <table:table-cell office:value-type="float" office:value="0.646322" calcext:value-type="float">
            <text:p>0.6463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53333" calcext:value-type="float">
            <text:p>6.53333</text:p>
          </table:table-cell>
          <table:table-cell office:value-type="float" office:value="6.83704" calcext:value-type="float">
            <text:p>6.83704</text:p>
          </table:table-cell>
          <table:table-cell office:value-type="float" office:value="6.74916" calcext:value-type="float">
            <text:p>6.74916</text:p>
          </table:table-cell>
          <table:table-cell office:value-type="float" office:value="2.37843" calcext:value-type="float">
            <text:p>2.378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8667" calcext:value-type="float">
            <text:p>1.88667</text:p>
          </table:table-cell>
          <table:table-cell office:value-type="float" office:value="1.94453" calcext:value-type="float">
            <text:p>1.94453</text:p>
          </table:table-cell>
          <table:table-cell office:value-type="float" office:value="1.9303" calcext:value-type="float">
            <text:p>1.9303</text:p>
          </table:table-cell>
          <table:table-cell office:value-type="float" office:value="2.43942" calcext:value-type="float">
            <text:p>2.439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8006" calcext:value-type="float">
            <text:p>2.88006</text:p>
          </table:table-cell>
          <table:table-cell office:value-type="float" office:value="2.92855" calcext:value-type="float">
            <text:p>2.92855</text:p>
          </table:table-cell>
          <table:table-cell office:value-type="float" office:value="3.17513" calcext:value-type="float">
            <text:p>3.17513</text:p>
          </table:table-cell>
          <table:table-cell office:value-type="float" office:value="0.962607" calcext:value-type="float">
            <text:p>0.9626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1929" calcext:value-type="float">
            <text:p>2.71929</text:p>
          </table:table-cell>
          <table:table-cell office:value-type="float" office:value="2.90025" calcext:value-type="float">
            <text:p>2.90025</text:p>
          </table:table-cell>
          <table:table-cell office:value-type="float" office:value="2.8461" calcext:value-type="float">
            <text:p>2.8461</text:p>
          </table:table-cell>
          <table:table-cell office:value-type="float" office:value="1.79739" calcext:value-type="float">
            <text:p>1.7973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6274" calcext:value-type="float">
            <text:p>2.36274</text:p>
          </table:table-cell>
          <table:table-cell office:value-type="float" office:value="2.3702" calcext:value-type="float">
            <text:p>2.3702</text:p>
          </table:table-cell>
          <table:table-cell office:value-type="float" office:value="2.35293" calcext:value-type="float">
            <text:p>2.35293</text:p>
          </table:table-cell>
          <table:table-cell office:value-type="float" office:value="0.968544" calcext:value-type="float">
            <text:p>0.9685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8914" calcext:value-type="float">
            <text:p>3.8914</text:p>
          </table:table-cell>
          <table:table-cell office:value-type="float" office:value="5.0245" calcext:value-type="float">
            <text:p>5.0245</text:p>
          </table:table-cell>
          <table:table-cell office:value-type="float" office:value="4.97025" calcext:value-type="float">
            <text:p>4.97025</text:p>
          </table:table-cell>
          <table:table-cell office:value-type="float" office:value="0.72673" calcext:value-type="float">
            <text:p>0.726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35606" calcext:value-type="float">
            <text:p>3.35606</text:p>
          </table:table-cell>
          <table:table-cell office:value-type="float" office:value="3.89574" calcext:value-type="float">
            <text:p>3.89574</text:p>
          </table:table-cell>
          <table:table-cell office:value-type="float" office:value="3.98493" calcext:value-type="float">
            <text:p>3.98493</text:p>
          </table:table-cell>
          <table:table-cell office:value-type="float" office:value="1.05364" calcext:value-type="float">
            <text:p>1.053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85419" calcext:value-type="float">
            <text:p>3.85419</text:p>
          </table:table-cell>
          <table:table-cell office:value-type="float" office:value="4.11906" calcext:value-type="float">
            <text:p>4.11906</text:p>
          </table:table-cell>
          <table:table-cell office:value-type="float" office:value="4.24365" calcext:value-type="float">
            <text:p>4.24365</text:p>
          </table:table-cell>
          <table:table-cell office:value-type="float" office:value="1.97432" calcext:value-type="float">
            <text:p>1.974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4608" calcext:value-type="float">
            <text:p>1.04608</text:p>
          </table:table-cell>
          <table:table-cell office:value-type="float" office:value="0.970247" calcext:value-type="float">
            <text:p>0.970247</text:p>
          </table:table-cell>
          <table:table-cell office:value-type="float" office:value="0.829078" calcext:value-type="float">
            <text:p>0.829078</text:p>
          </table:table-cell>
          <table:table-cell office:value-type="float" office:value="2.18281" calcext:value-type="float">
            <text:p>2.1828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06251" calcext:value-type="float">
            <text:p>4.06251</text:p>
          </table:table-cell>
          <table:table-cell office:value-type="float" office:value="4.03919" calcext:value-type="float">
            <text:p>4.03919</text:p>
          </table:table-cell>
          <table:table-cell office:value-type="float" office:value="4.04848" calcext:value-type="float">
            <text:p>4.04848</text:p>
          </table:table-cell>
          <table:table-cell office:value-type="float" office:value="4.51194" calcext:value-type="float">
            <text:p>4.511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88328" calcext:value-type="float">
            <text:p>0.888328</text:p>
          </table:table-cell>
          <table:table-cell office:value-type="float" office:value="0.905972" calcext:value-type="float">
            <text:p>0.905972</text:p>
          </table:table-cell>
          <table:table-cell office:value-type="float" office:value="0.902369" calcext:value-type="float">
            <text:p>0.902369</text:p>
          </table:table-cell>
          <table:table-cell office:value-type="float" office:value="0.427907" calcext:value-type="float">
            <text:p>0.4279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84769" calcext:value-type="float">
            <text:p>3.84769</text:p>
          </table:table-cell>
          <table:table-cell office:value-type="float" office:value="4.42506" calcext:value-type="float">
            <text:p>4.42506</text:p>
          </table:table-cell>
          <table:table-cell office:value-type="float" office:value="4.42938" calcext:value-type="float">
            <text:p>4.42938</text:p>
          </table:table-cell>
          <table:table-cell office:value-type="float" office:value="4.02642" calcext:value-type="float">
            <text:p>4.026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49103" calcext:value-type="float">
            <text:p>0.949103</text:p>
          </table:table-cell>
          <table:table-cell office:value-type="float" office:value="1.04029" calcext:value-type="float">
            <text:p>1.04029</text:p>
          </table:table-cell>
          <table:table-cell office:value-type="float" office:value="0.953689" calcext:value-type="float">
            <text:p>0.953689</text:p>
          </table:table-cell>
          <table:table-cell office:value-type="float" office:value="1.23398" calcext:value-type="float">
            <text:p>1.233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0.5366" calcext:value-type="float">
            <text:p>10.5366</text:p>
          </table:table-cell>
          <table:table-cell office:value-type="float" office:value="11.0834" calcext:value-type="float">
            <text:p>11.0834</text:p>
          </table:table-cell>
          <table:table-cell office:value-type="float" office:value="11.2027" calcext:value-type="float">
            <text:p>11.2027</text:p>
          </table:table-cell>
          <table:table-cell office:value-type="float" office:value="6.95075" calcext:value-type="float">
            <text:p>6.950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2154" calcext:value-type="float">
            <text:p>2.12154</text:p>
          </table:table-cell>
          <table:table-cell office:value-type="float" office:value="2.33983" calcext:value-type="float">
            <text:p>2.33983</text:p>
          </table:table-cell>
          <table:table-cell office:value-type="float" office:value="2.27325" calcext:value-type="float">
            <text:p>2.27325</text:p>
          </table:table-cell>
          <table:table-cell office:value-type="float" office:value="0.0791386" calcext:value-type="float">
            <text:p>0.07913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1.1463" calcext:value-type="float">
            <text:p>11.1463</text:p>
          </table:table-cell>
          <table:table-cell office:value-type="float" office:value="11.3223" calcext:value-type="float">
            <text:p>11.3223</text:p>
          </table:table-cell>
          <table:table-cell office:value-type="float" office:value="11.3075" calcext:value-type="float">
            <text:p>11.3075</text:p>
          </table:table-cell>
          <table:table-cell office:value-type="float" office:value="9.9462" calcext:value-type="float">
            <text:p>9.94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62658" calcext:value-type="float">
            <text:p>2.62658</text:p>
          </table:table-cell>
          <table:table-cell office:value-type="float" office:value="2.56537" calcext:value-type="float">
            <text:p>2.56537</text:p>
          </table:table-cell>
          <table:table-cell office:value-type="float" office:value="2.60412" calcext:value-type="float">
            <text:p>2.60412</text:p>
          </table:table-cell>
          <table:table-cell office:value-type="float" office:value="2.29997" calcext:value-type="float">
            <text:p>2.299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3.5853" calcext:value-type="float">
            <text:p>13.5853</text:p>
          </table:table-cell>
          <table:table-cell office:value-type="float" office:value="15.1471" calcext:value-type="float">
            <text:p>15.1471</text:p>
          </table:table-cell>
          <table:table-cell office:value-type="float" office:value="15.1114" calcext:value-type="float">
            <text:p>15.1114</text:p>
          </table:table-cell>
          <table:table-cell office:value-type="float" office:value="10.3798" calcext:value-type="float">
            <text:p>10.37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43593" calcext:value-type="float">
            <text:p>5.43593</text:p>
          </table:table-cell>
          <table:table-cell office:value-type="float" office:value="6.47136" calcext:value-type="float">
            <text:p>6.47136</text:p>
          </table:table-cell>
          <table:table-cell office:value-type="float" office:value="6.35885" calcext:value-type="float">
            <text:p>6.35885</text:p>
          </table:table-cell>
          <table:table-cell office:value-type="float" office:value="1.41463" calcext:value-type="float">
            <text:p>1.414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01089" calcext:value-type="float">
            <text:p>0.101089</text:p>
          </table:table-cell>
          <table:table-cell office:value-type="float" office:value="0.156345" calcext:value-type="float">
            <text:p>0.156345</text:p>
          </table:table-cell>
          <table:table-cell office:value-type="float" office:value="0.163885" calcext:value-type="float">
            <text:p>0.163885</text:p>
          </table:table-cell>
          <table:table-cell office:value-type="float" office:value="1.20934" calcext:value-type="float">
            <text:p>1.209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5.4959" calcext:value-type="float">
            <text:p>15.4959</text:p>
          </table:table-cell>
          <table:table-cell office:value-type="float" office:value="15.3261" calcext:value-type="float">
            <text:p>15.3261</text:p>
          </table:table-cell>
          <table:table-cell office:value-type="float" office:value="15.8096" calcext:value-type="float">
            <text:p>15.8096</text:p>
          </table:table-cell>
          <table:table-cell office:value-type="float" office:value="8.29304" calcext:value-type="float">
            <text:p>8.293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62719" calcext:value-type="float">
            <text:p>0.362719</text:p>
          </table:table-cell>
          <table:table-cell office:value-type="float" office:value="0.457319" calcext:value-type="float">
            <text:p>0.457319</text:p>
          </table:table-cell>
          <table:table-cell office:value-type="float" office:value="0.44313" calcext:value-type="float">
            <text:p>0.44313</text:p>
          </table:table-cell>
          <table:table-cell office:value-type="float" office:value="0.0638383" calcext:value-type="float">
            <text:p>0.06383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5.1065" calcext:value-type="float">
            <text:p>15.1065</text:p>
          </table:table-cell>
          <table:table-cell office:value-type="float" office:value="15.2974" calcext:value-type="float">
            <text:p>15.2974</text:p>
          </table:table-cell>
          <table:table-cell office:value-type="float" office:value="15.4622" calcext:value-type="float">
            <text:p>15.4622</text:p>
          </table:table-cell>
          <table:table-cell office:value-type="float" office:value="3.89206" calcext:value-type="float">
            <text:p>3.892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3001" calcext:value-type="float">
            <text:p>1.03001</text:p>
          </table:table-cell>
          <table:table-cell office:value-type="float" office:value="1.64342" calcext:value-type="float">
            <text:p>1.64342</text:p>
          </table:table-cell>
          <table:table-cell office:value-type="float" office:value="1.62218" calcext:value-type="float">
            <text:p>1.62218</text:p>
          </table:table-cell>
          <table:table-cell office:value-type="float" office:value="0.579135" calcext:value-type="float">
            <text:p>0.57913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1.3113" calcext:value-type="float">
            <text:p>11.3113</text:p>
          </table:table-cell>
          <table:table-cell office:value-type="float" office:value="11.1483" calcext:value-type="float">
            <text:p>11.1483</text:p>
          </table:table-cell>
          <table:table-cell office:value-type="float" office:value="11.5141" calcext:value-type="float">
            <text:p>11.5141</text:p>
          </table:table-cell>
          <table:table-cell office:value-type="float" office:value="5.37565" calcext:value-type="float">
            <text:p>5.375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31467" calcext:value-type="float">
            <text:p>0.431467</text:p>
          </table:table-cell>
          <table:table-cell office:value-type="float" office:value="0.509241" calcext:value-type="float">
            <text:p>0.509241</text:p>
          </table:table-cell>
          <table:table-cell office:value-type="float" office:value="0.565135" calcext:value-type="float">
            <text:p>0.565135</text:p>
          </table:table-cell>
          <table:table-cell office:value-type="float" office:value="0.264615" calcext:value-type="float">
            <text:p>0.2646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32432" calcext:value-type="float">
            <text:p>0.32432</text:p>
          </table:table-cell>
          <table:table-cell office:value-type="float" office:value="0.288166" calcext:value-type="float">
            <text:p>0.288166</text:p>
          </table:table-cell>
          <table:table-cell office:value-type="float" office:value="0.191271" calcext:value-type="float">
            <text:p>0.191271</text:p>
          </table:table-cell>
          <table:table-cell office:value-type="float" office:value="1.89683" calcext:value-type="float">
            <text:p>1.896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9673" calcext:value-type="float">
            <text:p>1.19673</text:p>
          </table:table-cell>
          <table:table-cell office:value-type="float" office:value="1.10835" calcext:value-type="float">
            <text:p>1.10835</text:p>
          </table:table-cell>
          <table:table-cell office:value-type="float" office:value="1.08218" calcext:value-type="float">
            <text:p>1.08218</text:p>
          </table:table-cell>
          <table:table-cell office:value-type="float" office:value="1.65868" calcext:value-type="float">
            <text:p>1.658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59127" calcext:value-type="float">
            <text:p>0.159127</text:p>
          </table:table-cell>
          <table:table-cell office:value-type="float" office:value="0.127161" calcext:value-type="float">
            <text:p>0.127161</text:p>
          </table:table-cell>
          <table:table-cell office:value-type="float" office:value="0.110163" calcext:value-type="float">
            <text:p>0.110163</text:p>
          </table:table-cell>
          <table:table-cell office:value-type="float" office:value="0.679409" calcext:value-type="float">
            <text:p>0.6794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1308" calcext:value-type="float">
            <text:p>0.31308</text:p>
          </table:table-cell>
          <table:table-cell office:value-type="float" office:value="0.541448" calcext:value-type="float">
            <text:p>0.541448</text:p>
          </table:table-cell>
          <table:table-cell office:value-type="float" office:value="0.534961" calcext:value-type="float">
            <text:p>0.534961</text:p>
          </table:table-cell>
          <table:table-cell office:value-type="float" office:value="0.3589" calcext:value-type="float">
            <text:p>0.35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8331" calcext:value-type="float">
            <text:p>2.38331</text:p>
          </table:table-cell>
          <table:table-cell office:value-type="float" office:value="3.03073" calcext:value-type="float">
            <text:p>3.03073</text:p>
          </table:table-cell>
          <table:table-cell office:value-type="float" office:value="2.84993" calcext:value-type="float">
            <text:p>2.84993</text:p>
          </table:table-cell>
          <table:table-cell office:value-type="float" office:value="2.06331" calcext:value-type="float">
            <text:p>2.063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3548" calcext:value-type="float">
            <text:p>3.3548</text:p>
          </table:table-cell>
          <table:table-cell office:value-type="float" office:value="3.17378" calcext:value-type="float">
            <text:p>3.17378</text:p>
          </table:table-cell>
          <table:table-cell office:value-type="float" office:value="3.05041" calcext:value-type="float">
            <text:p>3.05041</text:p>
          </table:table-cell>
          <table:table-cell office:value-type="float" office:value="3.1325" calcext:value-type="float">
            <text:p>3.13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7853" calcext:value-type="float">
            <text:p>2.17853</text:p>
          </table:table-cell>
          <table:table-cell office:value-type="float" office:value="2.18981" calcext:value-type="float">
            <text:p>2.18981</text:p>
          </table:table-cell>
          <table:table-cell office:value-type="float" office:value="2.3824" calcext:value-type="float">
            <text:p>2.3824</text:p>
          </table:table-cell>
          <table:table-cell office:value-type="float" office:value="0.714666" calcext:value-type="float">
            <text:p>0.71466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9668" calcext:value-type="float">
            <text:p>2.09668</text:p>
          </table:table-cell>
          <table:table-cell office:value-type="float" office:value="2.19234" calcext:value-type="float">
            <text:p>2.19234</text:p>
          </table:table-cell>
          <table:table-cell office:value-type="float" office:value="2.24329" calcext:value-type="float">
            <text:p>2.24329</text:p>
          </table:table-cell>
          <table:table-cell office:value-type="float" office:value="2.02902" calcext:value-type="float">
            <text:p>2.029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0131" calcext:value-type="float">
            <text:p>1.50131</text:p>
          </table:table-cell>
          <table:table-cell office:value-type="float" office:value="1.63157" calcext:value-type="float">
            <text:p>1.63157</text:p>
          </table:table-cell>
          <table:table-cell office:value-type="float" office:value="1.77567" calcext:value-type="float">
            <text:p>1.77567</text:p>
          </table:table-cell>
          <table:table-cell office:value-type="float" office:value="0.274929" calcext:value-type="float">
            <text:p>0.27492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02662" calcext:value-type="float">
            <text:p>5.02662</text:p>
          </table:table-cell>
          <table:table-cell office:value-type="float" office:value="5.9866" calcext:value-type="float">
            <text:p>5.9866</text:p>
          </table:table-cell>
          <table:table-cell office:value-type="float" office:value="5.88792" calcext:value-type="float">
            <text:p>5.88792</text:p>
          </table:table-cell>
          <table:table-cell office:value-type="float" office:value="3.95976" calcext:value-type="float">
            <text:p>3.959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1553" calcext:value-type="float">
            <text:p>1.11553</text:p>
          </table:table-cell>
          <table:table-cell office:value-type="float" office:value="1.24213" calcext:value-type="float">
            <text:p>1.24213</text:p>
          </table:table-cell>
          <table:table-cell office:value-type="float" office:value="1.35779" calcext:value-type="float">
            <text:p>1.35779</text:p>
          </table:table-cell>
          <table:table-cell office:value-type="float" office:value="0.587327" calcext:value-type="float">
            <text:p>0.5873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0541" calcext:value-type="float">
            <text:p>3.00541</text:p>
          </table:table-cell>
          <table:table-cell office:value-type="float" office:value="3.03223" calcext:value-type="float">
            <text:p>3.03223</text:p>
          </table:table-cell>
          <table:table-cell office:value-type="float" office:value="2.95466" calcext:value-type="float">
            <text:p>2.95466</text:p>
          </table:table-cell>
          <table:table-cell office:value-type="float" office:value="2.93376" calcext:value-type="float">
            <text:p>2.933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22671" calcext:value-type="float">
            <text:p>9.22671</text:p>
          </table:table-cell>
          <table:table-cell office:value-type="float" office:value="9.08261" calcext:value-type="float">
            <text:p>9.08261</text:p>
          </table:table-cell>
          <table:table-cell office:value-type="float" office:value="8.74186" calcext:value-type="float">
            <text:p>8.74186</text:p>
          </table:table-cell>
          <table:table-cell office:value-type="float" office:value="2.79988" calcext:value-type="float">
            <text:p>2.799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7693" calcext:value-type="float">
            <text:p>1.37693</text:p>
          </table:table-cell>
          <table:table-cell office:value-type="float" office:value="1.48881" calcext:value-type="float">
            <text:p>1.48881</text:p>
          </table:table-cell>
          <table:table-cell office:value-type="float" office:value="1.55311" calcext:value-type="float">
            <text:p>1.55311</text:p>
          </table:table-cell>
          <table:table-cell office:value-type="float" office:value="0.652421" calcext:value-type="float">
            <text:p>0.6524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0.0314" calcext:value-type="float">
            <text:p>10.0314</text:p>
          </table:table-cell>
          <table:table-cell office:value-type="float" office:value="10.126" calcext:value-type="float">
            <text:p>10.126</text:p>
          </table:table-cell>
          <table:table-cell office:value-type="float" office:value="9.81341" calcext:value-type="float">
            <text:p>9.81341</text:p>
          </table:table-cell>
          <table:table-cell office:value-type="float" office:value="2.80528" calcext:value-type="float">
            <text:p>2.805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89993" calcext:value-type="float">
            <text:p>5.89993</text:p>
          </table:table-cell>
          <table:table-cell office:value-type="float" office:value="7.3241" calcext:value-type="float">
            <text:p>7.3241</text:p>
          </table:table-cell>
          <table:table-cell office:value-type="float" office:value="7.22711" calcext:value-type="float">
            <text:p>7.22711</text:p>
          </table:table-cell>
          <table:table-cell office:value-type="float" office:value="3.20981" calcext:value-type="float">
            <text:p>3.2098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36867" calcext:value-type="float">
            <text:p>9.36867</text:p>
          </table:table-cell>
          <table:table-cell office:value-type="float" office:value="9.891" calcext:value-type="float">
            <text:p>9.891</text:p>
          </table:table-cell>
          <table:table-cell office:value-type="float" office:value="9.66201" calcext:value-type="float">
            <text:p>9.66201</text:p>
          </table:table-cell>
          <table:table-cell office:value-type="float" office:value="3.02063" calcext:value-type="float">
            <text:p>3.020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97356" calcext:value-type="float">
            <text:p>0.997356</text:p>
          </table:table-cell>
          <table:table-cell office:value-type="float" office:value="1.04175" calcext:value-type="float">
            <text:p>1.04175</text:p>
          </table:table-cell>
          <table:table-cell office:value-type="float" office:value="1.09597" calcext:value-type="float">
            <text:p>1.09597</text:p>
          </table:table-cell>
          <table:table-cell office:value-type="float" office:value="1.94151" calcext:value-type="float">
            <text:p>1.941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41523" calcext:value-type="float">
            <text:p>6.41523</text:p>
          </table:table-cell>
          <table:table-cell office:value-type="float" office:value="6.47276" calcext:value-type="float">
            <text:p>6.47276</text:p>
          </table:table-cell>
          <table:table-cell office:value-type="float" office:value="6.48151" calcext:value-type="float">
            <text:p>6.48151</text:p>
          </table:table-cell>
          <table:table-cell office:value-type="float" office:value="2.98294" calcext:value-type="float">
            <text:p>2.982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4372" calcext:value-type="float">
            <text:p>1.84372</text:p>
          </table:table-cell>
          <table:table-cell office:value-type="float" office:value="1.67487" calcext:value-type="float">
            <text:p>1.67487</text:p>
          </table:table-cell>
          <table:table-cell office:value-type="float" office:value="1.59268" calcext:value-type="float">
            <text:p>1.59268</text:p>
          </table:table-cell>
          <table:table-cell office:value-type="float" office:value="3.36908" calcext:value-type="float">
            <text:p>3.369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62176" calcext:value-type="float">
            <text:p>6.62176</text:p>
          </table:table-cell>
          <table:table-cell office:value-type="float" office:value="6.91884" calcext:value-type="float">
            <text:p>6.91884</text:p>
          </table:table-cell>
          <table:table-cell office:value-type="float" office:value="6.8428" calcext:value-type="float">
            <text:p>6.8428</text:p>
          </table:table-cell>
          <table:table-cell office:value-type="float" office:value="2.44833" calcext:value-type="float">
            <text:p>2.448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89138" calcext:value-type="float">
            <text:p>0.689138</text:p>
          </table:table-cell>
          <table:table-cell office:value-type="float" office:value="0.940448" calcext:value-type="float">
            <text:p>0.940448</text:p>
          </table:table-cell>
          <table:table-cell office:value-type="float" office:value="0.933576" calcext:value-type="float">
            <text:p>0.933576</text:p>
          </table:table-cell>
          <table:table-cell office:value-type="float" office:value="0.789903" calcext:value-type="float">
            <text:p>0.7899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1941" calcext:value-type="float">
            <text:p>7.1941</text:p>
          </table:table-cell>
          <table:table-cell office:value-type="float" office:value="7.64223" calcext:value-type="float">
            <text:p>7.64223</text:p>
          </table:table-cell>
          <table:table-cell office:value-type="float" office:value="7.81174" calcext:value-type="float">
            <text:p>7.81174</text:p>
          </table:table-cell>
          <table:table-cell office:value-type="float" office:value="3.99678" calcext:value-type="float">
            <text:p>3.996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74945" calcext:value-type="float">
            <text:p>0.974945</text:p>
          </table:table-cell>
          <table:table-cell office:value-type="float" office:value="1.06416" calcext:value-type="float">
            <text:p>1.06416</text:p>
          </table:table-cell>
          <table:table-cell office:value-type="float" office:value="1.08727" calcext:value-type="float">
            <text:p>1.08727</text:p>
          </table:table-cell>
          <table:table-cell office:value-type="float" office:value="0.944408" calcext:value-type="float">
            <text:p>0.9444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77831" calcext:value-type="float">
            <text:p>1.77831</text:p>
          </table:table-cell>
          <table:table-cell office:value-type="float" office:value="1.70326" calcext:value-type="float">
            <text:p>1.70326</text:p>
          </table:table-cell>
          <table:table-cell office:value-type="float" office:value="1.62461" calcext:value-type="float">
            <text:p>1.62461</text:p>
          </table:table-cell>
          <table:table-cell office:value-type="float" office:value="1.74748" calcext:value-type="float">
            <text:p>1.747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40203" calcext:value-type="float">
            <text:p>0.640203</text:p>
          </table:table-cell>
          <table:table-cell office:value-type="float" office:value="0.727847" calcext:value-type="float">
            <text:p>0.727847</text:p>
          </table:table-cell>
          <table:table-cell office:value-type="float" office:value="0.736938" calcext:value-type="float">
            <text:p>0.736938</text:p>
          </table:table-cell>
          <table:table-cell office:value-type="float" office:value="0.372083" calcext:value-type="float">
            <text:p>0.3720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71609" calcext:value-type="float">
            <text:p>0.871609</text:p>
          </table:table-cell>
          <table:table-cell office:value-type="float" office:value="0.793734" calcext:value-type="float">
            <text:p>0.793734</text:p>
          </table:table-cell>
          <table:table-cell office:value-type="float" office:value="0.811632" calcext:value-type="float">
            <text:p>0.811632</text:p>
          </table:table-cell>
          <table:table-cell office:value-type="float" office:value="0.831592" calcext:value-type="float">
            <text:p>0.8315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39143" calcext:value-type="float">
            <text:p>3.39143</text:p>
          </table:table-cell>
          <table:table-cell office:value-type="float" office:value="4.41494" calcext:value-type="float">
            <text:p>4.41494</text:p>
          </table:table-cell>
          <table:table-cell office:value-type="float" office:value="4.37959" calcext:value-type="float">
            <text:p>4.37959</text:p>
          </table:table-cell>
          <table:table-cell office:value-type="float" office:value="2.02583" calcext:value-type="float">
            <text:p>2.025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0151" calcext:value-type="float">
            <text:p>1.40151</text:p>
          </table:table-cell>
          <table:table-cell office:value-type="float" office:value="1.35821" calcext:value-type="float">
            <text:p>1.35821</text:p>
          </table:table-cell>
          <table:table-cell office:value-type="float" office:value="1.22466" calcext:value-type="float">
            <text:p>1.22466</text:p>
          </table:table-cell>
          <table:table-cell office:value-type="float" office:value="1.97034" calcext:value-type="float">
            <text:p>1.970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85019" calcext:value-type="float">
            <text:p>4.85019</text:p>
          </table:table-cell>
          <table:table-cell office:value-type="float" office:value="4.78236" calcext:value-type="float">
            <text:p>4.78236</text:p>
          </table:table-cell>
          <table:table-cell office:value-type="float" office:value="4.7049" calcext:value-type="float">
            <text:p>4.7049</text:p>
          </table:table-cell>
          <table:table-cell office:value-type="float" office:value="3.5047" calcext:value-type="float">
            <text:p>3.50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2034" calcext:value-type="float">
            <text:p>3.52034</text:p>
          </table:table-cell>
          <table:table-cell office:value-type="float" office:value="3.59128" calcext:value-type="float">
            <text:p>3.59128</text:p>
          </table:table-cell>
          <table:table-cell office:value-type="float" office:value="3.56829" calcext:value-type="float">
            <text:p>3.56829</text:p>
          </table:table-cell>
          <table:table-cell office:value-type="float" office:value="1.53536" calcext:value-type="float">
            <text:p>1.535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09575" calcext:value-type="float">
            <text:p>5.09575</text:p>
          </table:table-cell>
          <table:table-cell office:value-type="float" office:value="5.28152" calcext:value-type="float">
            <text:p>5.28152</text:p>
          </table:table-cell>
          <table:table-cell office:value-type="float" office:value="5.37287" calcext:value-type="float">
            <text:p>5.37287</text:p>
          </table:table-cell>
          <table:table-cell office:value-type="float" office:value="4.27533" calcext:value-type="float">
            <text:p>4.275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4059" calcext:value-type="float">
            <text:p>2.34059</text:p>
          </table:table-cell>
          <table:table-cell office:value-type="float" office:value="2.25193" calcext:value-type="float">
            <text:p>2.25193</text:p>
          </table:table-cell>
          <table:table-cell office:value-type="float" office:value="2.29893" calcext:value-type="float">
            <text:p>2.29893</text:p>
          </table:table-cell>
          <table:table-cell office:value-type="float" office:value="1.54632" calcext:value-type="float">
            <text:p>1.546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7.26999" calcext:value-type="float">
            <text:p>7.26999</text:p>
          </table:table-cell>
          <table:table-cell office:value-type="float" office:value="8.14753" calcext:value-type="float">
            <text:p>8.14753</text:p>
          </table:table-cell>
          <table:table-cell office:value-type="float" office:value="8.10557" calcext:value-type="float">
            <text:p>8.10557</text:p>
          </table:table-cell>
          <table:table-cell office:value-type="float" office:value="6.2891" calcext:value-type="float">
            <text:p>6.28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16019" calcext:value-type="float">
            <text:p>4.16019</text:p>
          </table:table-cell>
          <table:table-cell office:value-type="float" office:value="4.29325" calcext:value-type="float">
            <text:p>4.29325</text:p>
          </table:table-cell>
          <table:table-cell office:value-type="float" office:value="4.22308" calcext:value-type="float">
            <text:p>4.22308</text:p>
          </table:table-cell>
          <table:table-cell office:value-type="float" office:value="2.2713" calcext:value-type="float">
            <text:p>2.27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5545" calcext:value-type="float">
            <text:p>1.15545</text:p>
          </table:table-cell>
          <table:table-cell office:value-type="float" office:value="1.15867" calcext:value-type="float">
            <text:p>1.15867</text:p>
          </table:table-cell>
          <table:table-cell office:value-type="float" office:value="1.14664" calcext:value-type="float">
            <text:p>1.14664</text:p>
          </table:table-cell>
          <table:table-cell office:value-type="float" office:value="0.782535" calcext:value-type="float">
            <text:p>0.78253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7684" calcext:value-type="float">
            <text:p>3.77684</text:p>
          </table:table-cell>
          <table:table-cell office:value-type="float" office:value="3.745" calcext:value-type="float">
            <text:p>3.745</text:p>
          </table:table-cell>
          <table:table-cell office:value-type="float" office:value="3.80854" calcext:value-type="float">
            <text:p>3.80854</text:p>
          </table:table-cell>
          <table:table-cell office:value-type="float" office:value="5.06083" calcext:value-type="float">
            <text:p>5.060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39638" calcext:value-type="float">
            <text:p>2.39638</text:p>
          </table:table-cell>
          <table:table-cell office:value-type="float" office:value="2.23459" calcext:value-type="float">
            <text:p>2.23459</text:p>
          </table:table-cell>
          <table:table-cell office:value-type="float" office:value="2.19605" calcext:value-type="float">
            <text:p>2.19605</text:p>
          </table:table-cell>
          <table:table-cell office:value-type="float" office:value="3.02159" calcext:value-type="float">
            <text:p>3.021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6947" calcext:value-type="float">
            <text:p>4.6947</text:p>
          </table:table-cell>
          <table:table-cell office:value-type="float" office:value="4.56618" calcext:value-type="float">
            <text:p>4.56618</text:p>
          </table:table-cell>
          <table:table-cell office:value-type="float" office:value="4.51113" calcext:value-type="float">
            <text:p>4.51113</text:p>
          </table:table-cell>
          <table:table-cell office:value-type="float" office:value="4.57755" calcext:value-type="float">
            <text:p>4.577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54093" calcext:value-type="float">
            <text:p>0.654093</text:p>
          </table:table-cell>
          <table:table-cell office:value-type="float" office:value="0.800217" calcext:value-type="float">
            <text:p>0.800217</text:p>
          </table:table-cell>
          <table:table-cell office:value-type="float" office:value="0.788083" calcext:value-type="float">
            <text:p>0.788083</text:p>
          </table:table-cell>
          <table:table-cell office:value-type="float" office:value="0.984887" calcext:value-type="float">
            <text:p>0.9848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81299" calcext:value-type="float">
            <text:p>5.81299</text:p>
          </table:table-cell>
          <table:table-cell office:value-type="float" office:value="7.20798" calcext:value-type="float">
            <text:p>7.20798</text:p>
          </table:table-cell>
          <table:table-cell office:value-type="float" office:value="7.16311" calcext:value-type="float">
            <text:p>7.16311</text:p>
          </table:table-cell>
          <table:table-cell office:value-type="float" office:value="2.44571" calcext:value-type="float">
            <text:p>2.445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75825" calcext:value-type="float">
            <text:p>3.75825</text:p>
          </table:table-cell>
          <table:table-cell office:value-type="float" office:value="3.72735" calcext:value-type="float">
            <text:p>3.72735</text:p>
          </table:table-cell>
          <table:table-cell office:value-type="float" office:value="3.7406" calcext:value-type="float">
            <text:p>3.7406</text:p>
          </table:table-cell>
          <table:table-cell office:value-type="float" office:value="3.40328" calcext:value-type="float">
            <text:p>3.403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98834" calcext:value-type="float">
            <text:p>4.98834</text:p>
          </table:table-cell>
          <table:table-cell office:value-type="float" office:value="4.97751" calcext:value-type="float">
            <text:p>4.97751</text:p>
          </table:table-cell>
          <table:table-cell office:value-type="float" office:value="5.12937" calcext:value-type="float">
            <text:p>5.12937</text:p>
          </table:table-cell>
          <table:table-cell office:value-type="float" office:value="4.26595" calcext:value-type="float">
            <text:p>4.265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0398" calcext:value-type="float">
            <text:p>4.70398</text:p>
          </table:table-cell>
          <table:table-cell office:value-type="float" office:value="4.60021" calcext:value-type="float">
            <text:p>4.60021</text:p>
          </table:table-cell>
          <table:table-cell office:value-type="float" office:value="4.5346" calcext:value-type="float">
            <text:p>4.5346</text:p>
          </table:table-cell>
          <table:table-cell office:value-type="float" office:value="3.3359" calcext:value-type="float">
            <text:p>3.33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64188" calcext:value-type="float">
            <text:p>5.64188</text:p>
          </table:table-cell>
          <table:table-cell office:value-type="float" office:value="5.67667" calcext:value-type="float">
            <text:p>5.67667</text:p>
          </table:table-cell>
          <table:table-cell office:value-type="float" office:value="5.67922" calcext:value-type="float">
            <text:p>5.67922</text:p>
          </table:table-cell>
          <table:table-cell office:value-type="float" office:value="3.77252" calcext:value-type="float">
            <text:p>3.772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3055" calcext:value-type="float">
            <text:p>1.03055</text:p>
          </table:table-cell>
          <table:table-cell office:value-type="float" office:value="0.582403" calcext:value-type="float">
            <text:p>0.582403</text:p>
          </table:table-cell>
          <table:table-cell office:value-type="float" office:value="0.593349" calcext:value-type="float">
            <text:p>0.593349</text:p>
          </table:table-cell>
          <table:table-cell office:value-type="float" office:value="3.23406" calcext:value-type="float">
            <text:p>3.234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85369" calcext:value-type="float">
            <text:p>7.85369</text:p>
          </table:table-cell>
          <table:table-cell office:value-type="float" office:value="9.2761" calcext:value-type="float">
            <text:p>9.2761</text:p>
          </table:table-cell>
          <table:table-cell office:value-type="float" office:value="9.30562" calcext:value-type="float">
            <text:p>9.30562</text:p>
          </table:table-cell>
          <table:table-cell office:value-type="float" office:value="3.49291" calcext:value-type="float">
            <text:p>3.492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6889" calcext:value-type="float">
            <text:p>1.76889</text:p>
          </table:table-cell>
          <table:table-cell office:value-type="float" office:value="1.81518" calcext:value-type="float">
            <text:p>1.81518</text:p>
          </table:table-cell>
          <table:table-cell office:value-type="float" office:value="1.76937" calcext:value-type="float">
            <text:p>1.76937</text:p>
          </table:table-cell>
          <table:table-cell office:value-type="float" office:value="1.2158" calcext:value-type="float">
            <text:p>1.21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4784" calcext:value-type="float">
            <text:p>2.84784</text:p>
          </table:table-cell>
          <table:table-cell office:value-type="float" office:value="2.79034" calcext:value-type="float">
            <text:p>2.79034</text:p>
          </table:table-cell>
          <table:table-cell office:value-type="float" office:value="2.84094" calcext:value-type="float">
            <text:p>2.84094</text:p>
          </table:table-cell>
          <table:table-cell office:value-type="float" office:value="3.42191" calcext:value-type="float">
            <text:p>3.421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3976" calcext:value-type="float">
            <text:p>1.93976</text:p>
          </table:table-cell>
          <table:table-cell office:value-type="float" office:value="1.93467" calcext:value-type="float">
            <text:p>1.93467</text:p>
          </table:table-cell>
          <table:table-cell office:value-type="float" office:value="1.94004" calcext:value-type="float">
            <text:p>1.94004</text:p>
          </table:table-cell>
          <table:table-cell office:value-type="float" office:value="2.67629" calcext:value-type="float">
            <text:p>2.676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4304" calcext:value-type="float">
            <text:p>3.24304</text:p>
          </table:table-cell>
          <table:table-cell office:value-type="float" office:value="3.28892" calcext:value-type="float">
            <text:p>3.28892</text:p>
          </table:table-cell>
          <table:table-cell office:value-type="float" office:value="3.26268" calcext:value-type="float">
            <text:p>3.26268</text:p>
          </table:table-cell>
          <table:table-cell office:value-type="float" office:value="2.20233" calcext:value-type="float">
            <text:p>2.202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2805" calcext:value-type="float">
            <text:p>1.32805</text:p>
          </table:table-cell>
          <table:table-cell office:value-type="float" office:value="1.40714" calcext:value-type="float">
            <text:p>1.40714</text:p>
          </table:table-cell>
          <table:table-cell office:value-type="float" office:value="1.39499" calcext:value-type="float">
            <text:p>1.39499</text:p>
          </table:table-cell>
          <table:table-cell office:value-type="float" office:value="2.10664" calcext:value-type="float">
            <text:p>2.1066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1638" calcext:value-type="float">
            <text:p>5.1638</text:p>
          </table:table-cell>
          <table:table-cell office:value-type="float" office:value="6.53548" calcext:value-type="float">
            <text:p>6.53548</text:p>
          </table:table-cell>
          <table:table-cell office:value-type="float" office:value="6.49309" calcext:value-type="float">
            <text:p>6.49309</text:p>
          </table:table-cell>
          <table:table-cell office:value-type="float" office:value="1.98512" calcext:value-type="float">
            <text:p>1.985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14568" calcext:value-type="float">
            <text:p>5.14568</text:p>
          </table:table-cell>
          <table:table-cell office:value-type="float" office:value="5.26287" calcext:value-type="float">
            <text:p>5.26287</text:p>
          </table:table-cell>
          <table:table-cell office:value-type="float" office:value="5.2096" calcext:value-type="float">
            <text:p>5.2096</text:p>
          </table:table-cell>
          <table:table-cell office:value-type="float" office:value="4.15326" calcext:value-type="float">
            <text:p>4.1532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2493" calcext:value-type="float">
            <text:p>2.02493</text:p>
          </table:table-cell>
          <table:table-cell office:value-type="float" office:value="2.12414" calcext:value-type="float">
            <text:p>2.12414</text:p>
          </table:table-cell>
          <table:table-cell office:value-type="float" office:value="2.27345" calcext:value-type="float">
            <text:p>2.27345</text:p>
          </table:table-cell>
          <table:table-cell office:value-type="float" office:value="0.24043" calcext:value-type="float">
            <text:p>0.240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28682" calcext:value-type="float">
            <text:p>5.28682</text:p>
          </table:table-cell>
          <table:table-cell office:value-type="float" office:value="5.33654" calcext:value-type="float">
            <text:p>5.33654</text:p>
          </table:table-cell>
          <table:table-cell office:value-type="float" office:value="5.32829" calcext:value-type="float">
            <text:p>5.32829</text:p>
          </table:table-cell>
          <table:table-cell office:value-type="float" office:value="5.38707" calcext:value-type="float">
            <text:p>5.387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2739" calcext:value-type="float">
            <text:p>2.12739</text:p>
          </table:table-cell>
          <table:table-cell office:value-type="float" office:value="2.17537" calcext:value-type="float">
            <text:p>2.17537</text:p>
          </table:table-cell>
          <table:table-cell office:value-type="float" office:value="2.29327" calcext:value-type="float">
            <text:p>2.29327</text:p>
          </table:table-cell>
          <table:table-cell office:value-type="float" office:value="1.62153" calcext:value-type="float">
            <text:p>1.6215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3945" calcext:value-type="float">
            <text:p>3.63945</text:p>
          </table:table-cell>
          <table:table-cell office:value-type="float" office:value="3.15186" calcext:value-type="float">
            <text:p>3.15186</text:p>
          </table:table-cell>
          <table:table-cell office:value-type="float" office:value="3.14881" calcext:value-type="float">
            <text:p>3.14881</text:p>
          </table:table-cell>
          <table:table-cell office:value-type="float" office:value="6.10466" calcext:value-type="float">
            <text:p>6.1046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2838" calcext:value-type="float">
            <text:p>1.12838</text:p>
          </table:table-cell>
          <table:table-cell office:value-type="float" office:value="1.17532" calcext:value-type="float">
            <text:p>1.17532</text:p>
          </table:table-cell>
          <table:table-cell office:value-type="float" office:value="1.30429" calcext:value-type="float">
            <text:p>1.30429</text:p>
          </table:table-cell>
          <table:table-cell office:value-type="float" office:value="0.580977" calcext:value-type="float">
            <text:p>0.5809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16212" calcext:value-type="float">
            <text:p>0.316212</text:p>
          </table:table-cell>
          <table:table-cell office:value-type="float" office:value="0.364138" calcext:value-type="float">
            <text:p>0.364138</text:p>
          </table:table-cell>
          <table:table-cell office:value-type="float" office:value="0.354538" calcext:value-type="float">
            <text:p>0.354538</text:p>
          </table:table-cell>
          <table:table-cell office:value-type="float" office:value="0.215823" calcext:value-type="float">
            <text:p>0.2158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0.1346" calcext:value-type="float">
            <text:p>10.1346</text:p>
          </table:table-cell>
          <table:table-cell office:value-type="float" office:value="10.0517" calcext:value-type="float">
            <text:p>10.0517</text:p>
          </table:table-cell>
          <table:table-cell office:value-type="float" office:value="9.8719" calcext:value-type="float">
            <text:p>9.8719</text:p>
          </table:table-cell>
          <table:table-cell office:value-type="float" office:value="4.23767" calcext:value-type="float">
            <text:p>4.237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40111" calcext:value-type="float">
            <text:p>0.540111</text:p>
          </table:table-cell>
          <table:table-cell office:value-type="float" office:value="0.605631" calcext:value-type="float">
            <text:p>0.605631</text:p>
          </table:table-cell>
          <table:table-cell office:value-type="float" office:value="0.580464" calcext:value-type="float">
            <text:p>0.580464</text:p>
          </table:table-cell>
          <table:table-cell office:value-type="float" office:value="0.384498" calcext:value-type="float">
            <text:p>0.3844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50242" calcext:value-type="float">
            <text:p>9.50242</text:p>
          </table:table-cell>
          <table:table-cell office:value-type="float" office:value="9.63496" calcext:value-type="float">
            <text:p>9.63496</text:p>
          </table:table-cell>
          <table:table-cell office:value-type="float" office:value="9.49527" calcext:value-type="float">
            <text:p>9.49527</text:p>
          </table:table-cell>
          <table:table-cell office:value-type="float" office:value="2.21762" calcext:value-type="float">
            <text:p>2.2176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78418" calcext:value-type="float">
            <text:p>0.378418</text:p>
          </table:table-cell>
          <table:table-cell office:value-type="float" office:value="0.514784" calcext:value-type="float">
            <text:p>0.514784</text:p>
          </table:table-cell>
          <table:table-cell office:value-type="float" office:value="0.507857" calcext:value-type="float">
            <text:p>0.507857</text:p>
          </table:table-cell>
          <table:table-cell office:value-type="float" office:value="0.54137" calcext:value-type="float">
            <text:p>0.541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4.177" calcext:value-type="float">
            <text:p>14.177</text:p>
          </table:table-cell>
          <table:table-cell office:value-type="float" office:value="15.7198" calcext:value-type="float">
            <text:p>15.7198</text:p>
          </table:table-cell>
          <table:table-cell office:value-type="float" office:value="15.5149" calcext:value-type="float">
            <text:p>15.5149</text:p>
          </table:table-cell>
          <table:table-cell office:value-type="float" office:value="8.02041" calcext:value-type="float">
            <text:p>8.020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80822" calcext:value-type="float">
            <text:p>3.80822</text:p>
          </table:table-cell>
          <table:table-cell office:value-type="float" office:value="3.6381" calcext:value-type="float">
            <text:p>3.6381</text:p>
          </table:table-cell>
          <table:table-cell office:value-type="float" office:value="3.69241" calcext:value-type="float">
            <text:p>3.69241</text:p>
          </table:table-cell>
          <table:table-cell office:value-type="float" office:value="2.81287" calcext:value-type="float">
            <text:p>2.812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03115" calcext:value-type="float">
            <text:p>0.803115</text:p>
          </table:table-cell>
          <table:table-cell office:value-type="float" office:value="0.774022" calcext:value-type="float">
            <text:p>0.774022</text:p>
          </table:table-cell>
          <table:table-cell office:value-type="float" office:value="0.779843" calcext:value-type="float">
            <text:p>0.779843</text:p>
          </table:table-cell>
          <table:table-cell office:value-type="float" office:value="0.681417" calcext:value-type="float">
            <text:p>0.6814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0803" calcext:value-type="float">
            <text:p>3.00803</text:p>
          </table:table-cell>
          <table:table-cell office:value-type="float" office:value="3.09329" calcext:value-type="float">
            <text:p>3.09329</text:p>
          </table:table-cell>
          <table:table-cell office:value-type="float" office:value="3.0842" calcext:value-type="float">
            <text:p>3.0842</text:p>
          </table:table-cell>
          <table:table-cell office:value-type="float" office:value="2.45068" calcext:value-type="float">
            <text:p>2.450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38797" calcext:value-type="float">
            <text:p>1.38797</text:p>
          </table:table-cell>
          <table:table-cell office:value-type="float" office:value="1.31965" calcext:value-type="float">
            <text:p>1.31965</text:p>
          </table:table-cell>
          <table:table-cell office:value-type="float" office:value="1.29356" calcext:value-type="float">
            <text:p>1.29356</text:p>
          </table:table-cell>
          <table:table-cell office:value-type="float" office:value="1.58057" calcext:value-type="float">
            <text:p>1.580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54198" calcext:value-type="float">
            <text:p>4.54198</text:p>
          </table:table-cell>
          <table:table-cell office:value-type="float" office:value="5.17766" calcext:value-type="float">
            <text:p>5.17766</text:p>
          </table:table-cell>
          <table:table-cell office:value-type="float" office:value="5.15711" calcext:value-type="float">
            <text:p>5.15711</text:p>
          </table:table-cell>
          <table:table-cell office:value-type="float" office:value="3.8358" calcext:value-type="float">
            <text:p>3.83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79528" calcext:value-type="float">
            <text:p>1.79528</text:p>
          </table:table-cell>
          <table:table-cell office:value-type="float" office:value="2.54925" calcext:value-type="float">
            <text:p>2.54925</text:p>
          </table:table-cell>
          <table:table-cell office:value-type="float" office:value="2.50668" calcext:value-type="float">
            <text:p>2.50668</text:p>
          </table:table-cell>
          <table:table-cell office:value-type="float" office:value="2.37985" calcext:value-type="float">
            <text:p>2.3798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799905" calcext:value-type="float">
            <text:p>0.0799905</text:p>
          </table:table-cell>
          <table:table-cell office:value-type="float" office:value="0.0917342" calcext:value-type="float">
            <text:p>0.0917342</text:p>
          </table:table-cell>
          <table:table-cell office:value-type="float" office:value="0.084387" calcext:value-type="float">
            <text:p>0.084387</text:p>
          </table:table-cell>
          <table:table-cell office:value-type="float" office:value="1.05407" calcext:value-type="float">
            <text:p>1.054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78811" calcext:value-type="float">
            <text:p>4.78811</text:p>
          </table:table-cell>
          <table:table-cell office:value-type="float" office:value="4.90223" calcext:value-type="float">
            <text:p>4.90223</text:p>
          </table:table-cell>
          <table:table-cell office:value-type="float" office:value="4.94775" calcext:value-type="float">
            <text:p>4.94775</text:p>
          </table:table-cell>
          <table:table-cell office:value-type="float" office:value="4.00143" calcext:value-type="float">
            <text:p>4.001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16317" calcext:value-type="float">
            <text:p>0.116317</text:p>
          </table:table-cell>
          <table:table-cell office:value-type="float" office:value="0.0760773" calcext:value-type="float">
            <text:p>0.0760773</text:p>
          </table:table-cell>
          <table:table-cell office:value-type="float" office:value="0.0845377" calcext:value-type="float">
            <text:p>0.0845377</text:p>
          </table:table-cell>
          <table:table-cell office:value-type="float" office:value="0.445871" calcext:value-type="float">
            <text:p>0.4458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4547" calcext:value-type="float">
            <text:p>4.4547</text:p>
          </table:table-cell>
          <table:table-cell office:value-type="float" office:value="4.49788" calcext:value-type="float">
            <text:p>4.49788</text:p>
          </table:table-cell>
          <table:table-cell office:value-type="float" office:value="4.55497" calcext:value-type="float">
            <text:p>4.55497</text:p>
          </table:table-cell>
          <table:table-cell office:value-type="float" office:value="2.60077" calcext:value-type="float">
            <text:p>2.600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77662" calcext:value-type="float">
            <text:p>0.777662</text:p>
          </table:table-cell>
          <table:table-cell office:value-type="float" office:value="1.29487" calcext:value-type="float">
            <text:p>1.29487</text:p>
          </table:table-cell>
          <table:table-cell office:value-type="float" office:value="1.27926" calcext:value-type="float">
            <text:p>1.27926</text:p>
          </table:table-cell>
          <table:table-cell office:value-type="float" office:value="0.568564" calcext:value-type="float">
            <text:p>0.56856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7435" calcext:value-type="float">
            <text:p>4.7435</text:p>
          </table:table-cell>
          <table:table-cell office:value-type="float" office:value="4.99045" calcext:value-type="float">
            <text:p>4.99045</text:p>
          </table:table-cell>
          <table:table-cell office:value-type="float" office:value="5.20261" calcext:value-type="float">
            <text:p>5.20261</text:p>
          </table:table-cell>
          <table:table-cell office:value-type="float" office:value="2.64935" calcext:value-type="float">
            <text:p>2.64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71302" calcext:value-type="float">
            <text:p>0.971302</text:p>
          </table:table-cell>
          <table:table-cell office:value-type="float" office:value="0.990377" calcext:value-type="float">
            <text:p>0.990377</text:p>
          </table:table-cell>
          <table:table-cell office:value-type="float" office:value="0.988656" calcext:value-type="float">
            <text:p>0.988656</text:p>
          </table:table-cell>
          <table:table-cell office:value-type="float" office:value="1.34169" calcext:value-type="float">
            <text:p>1.341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4359" calcext:value-type="float">
            <text:p>1.64359</text:p>
          </table:table-cell>
          <table:table-cell office:value-type="float" office:value="1.60272" calcext:value-type="float">
            <text:p>1.60272</text:p>
          </table:table-cell>
          <table:table-cell office:value-type="float" office:value="1.56619" calcext:value-type="float">
            <text:p>1.56619</text:p>
          </table:table-cell>
          <table:table-cell office:value-type="float" office:value="1.65876" calcext:value-type="float">
            <text:p>1.658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22015" calcext:value-type="float">
            <text:p>1.22015</text:p>
          </table:table-cell>
          <table:table-cell office:value-type="float" office:value="1.15806" calcext:value-type="float">
            <text:p>1.15806</text:p>
          </table:table-cell>
          <table:table-cell office:value-type="float" office:value="1.17451" calcext:value-type="float">
            <text:p>1.17451</text:p>
          </table:table-cell>
          <table:table-cell office:value-type="float" office:value="0.354694" calcext:value-type="float">
            <text:p>0.3546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4657" calcext:value-type="float">
            <text:p>1.44657</text:p>
          </table:table-cell>
          <table:table-cell office:value-type="float" office:value="1.41522" calcext:value-type="float">
            <text:p>1.41522</text:p>
          </table:table-cell>
          <table:table-cell office:value-type="float" office:value="1.38834" calcext:value-type="float">
            <text:p>1.38834</text:p>
          </table:table-cell>
          <table:table-cell office:value-type="float" office:value="1.7525" calcext:value-type="float">
            <text:p>1.75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36789" calcext:value-type="float">
            <text:p>3.36789</text:p>
          </table:table-cell>
          <table:table-cell office:value-type="float" office:value="4.39064" calcext:value-type="float">
            <text:p>4.39064</text:p>
          </table:table-cell>
          <table:table-cell office:value-type="float" office:value="4.34171" calcext:value-type="float">
            <text:p>4.34171</text:p>
          </table:table-cell>
          <table:table-cell office:value-type="float" office:value="2.78583" calcext:value-type="float">
            <text:p>2.785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7847" calcext:value-type="float">
            <text:p>3.07847</text:p>
          </table:table-cell>
          <table:table-cell office:value-type="float" office:value="4.06658" calcext:value-type="float">
            <text:p>4.06658</text:p>
          </table:table-cell>
          <table:table-cell office:value-type="float" office:value="4.01679" calcext:value-type="float">
            <text:p>4.01679</text:p>
          </table:table-cell>
          <table:table-cell office:value-type="float" office:value="3.34376" calcext:value-type="float">
            <text:p>3.343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5196" calcext:value-type="float">
            <text:p>1.45196</text:p>
          </table:table-cell>
          <table:table-cell office:value-type="float" office:value="1.42341" calcext:value-type="float">
            <text:p>1.42341</text:p>
          </table:table-cell>
          <table:table-cell office:value-type="float" office:value="1.43438" calcext:value-type="float">
            <text:p>1.43438</text:p>
          </table:table-cell>
          <table:table-cell office:value-type="float" office:value="1.1045" calcext:value-type="float">
            <text:p>1.10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0276" calcext:value-type="float">
            <text:p>2.00276</text:p>
          </table:table-cell>
          <table:table-cell office:value-type="float" office:value="2.04883" calcext:value-type="float">
            <text:p>2.04883</text:p>
          </table:table-cell>
          <table:table-cell office:value-type="float" office:value="2.08257" calcext:value-type="float">
            <text:p>2.08257</text:p>
          </table:table-cell>
          <table:table-cell office:value-type="float" office:value="2.339" calcext:value-type="float">
            <text:p>2.3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21591" calcext:value-type="float">
            <text:p>1.21591</text:p>
          </table:table-cell>
          <table:table-cell office:value-type="float" office:value="1.21098" calcext:value-type="float">
            <text:p>1.21098</text:p>
          </table:table-cell>
          <table:table-cell office:value-type="float" office:value="1.21613" calcext:value-type="float">
            <text:p>1.21613</text:p>
          </table:table-cell>
          <table:table-cell office:value-type="float" office:value="1.12349" calcext:value-type="float">
            <text:p>1.123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1303" calcext:value-type="float">
            <text:p>1.91303</text:p>
          </table:table-cell>
          <table:table-cell office:value-type="float" office:value="1.9418" calcext:value-type="float">
            <text:p>1.9418</text:p>
          </table:table-cell>
          <table:table-cell office:value-type="float" office:value="1.97944" calcext:value-type="float">
            <text:p>1.97944</text:p>
          </table:table-cell>
          <table:table-cell office:value-type="float" office:value="0.955732" calcext:value-type="float">
            <text:p>0.9557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54277" calcext:value-type="float">
            <text:p>3.54277</text:p>
          </table:table-cell>
          <table:table-cell office:value-type="float" office:value="4.57499" calcext:value-type="float">
            <text:p>4.57499</text:p>
          </table:table-cell>
          <table:table-cell office:value-type="float" office:value="4.52424" calcext:value-type="float">
            <text:p>4.52424</text:p>
          </table:table-cell>
          <table:table-cell office:value-type="float" office:value="2.02387" calcext:value-type="float">
            <text:p>2.023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37474" calcext:value-type="float">
            <text:p>1.37474</text:p>
          </table:table-cell>
          <table:table-cell office:value-type="float" office:value="1.40006" calcext:value-type="float">
            <text:p>1.40006</text:p>
          </table:table-cell>
          <table:table-cell office:value-type="float" office:value="1.58573" calcext:value-type="float">
            <text:p>1.58573</text:p>
          </table:table-cell>
          <table:table-cell office:value-type="float" office:value="1.40056" calcext:value-type="float">
            <text:p>1.4005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8476" calcext:value-type="float">
            <text:p>1.48476</text:p>
          </table:table-cell>
          <table:table-cell office:value-type="float" office:value="1.45607" calcext:value-type="float">
            <text:p>1.45607</text:p>
          </table:table-cell>
          <table:table-cell office:value-type="float" office:value="1.46344" calcext:value-type="float">
            <text:p>1.46344</text:p>
          </table:table-cell>
          <table:table-cell office:value-type="float" office:value="0.726564" calcext:value-type="float">
            <text:p>0.72656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297711" calcext:value-type="float">
            <text:p>0.297711</text:p>
          </table:table-cell>
          <table:table-cell office:value-type="float" office:value="0.312228" calcext:value-type="float">
            <text:p>0.312228</text:p>
          </table:table-cell>
          <table:table-cell office:value-type="float" office:value="0.352245" calcext:value-type="float">
            <text:p>0.352245</text:p>
          </table:table-cell>
          <table:table-cell office:value-type="float" office:value="0.424372" calcext:value-type="float">
            <text:p>0.42437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2698" calcext:value-type="float">
            <text:p>1.02698</text:p>
          </table:table-cell>
          <table:table-cell office:value-type="float" office:value="1.03404" calcext:value-type="float">
            <text:p>1.03404</text:p>
          </table:table-cell>
          <table:table-cell office:value-type="float" office:value="1.02869" calcext:value-type="float">
            <text:p>1.02869</text:p>
          </table:table-cell>
          <table:table-cell office:value-type="float" office:value="2.13709" calcext:value-type="float">
            <text:p>2.137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208924" calcext:value-type="float">
            <text:p>0.208924</text:p>
          </table:table-cell>
          <table:table-cell office:value-type="float" office:value="0.225819" calcext:value-type="float">
            <text:p>0.225819</text:p>
          </table:table-cell>
          <table:table-cell office:value-type="float" office:value="0.252977" calcext:value-type="float">
            <text:p>0.252977</text:p>
          </table:table-cell>
          <table:table-cell office:value-type="float" office:value="0.00575822" calcext:value-type="float">
            <text:p>0.005758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47227" calcext:value-type="float">
            <text:p>2.47227</text:p>
          </table:table-cell>
          <table:table-cell office:value-type="float" office:value="3.07674" calcext:value-type="float">
            <text:p>3.07674</text:p>
          </table:table-cell>
          <table:table-cell office:value-type="float" office:value="3.02919" calcext:value-type="float">
            <text:p>3.02919</text:p>
          </table:table-cell>
          <table:table-cell office:value-type="float" office:value="1.71342" calcext:value-type="float">
            <text:p>1.713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0841" calcext:value-type="float">
            <text:p>3.20841</text:p>
          </table:table-cell>
          <table:table-cell office:value-type="float" office:value="3.44276" calcext:value-type="float">
            <text:p>3.44276</text:p>
          </table:table-cell>
          <table:table-cell office:value-type="float" office:value="3.23389" calcext:value-type="float">
            <text:p>3.23389</text:p>
          </table:table-cell>
          <table:table-cell office:value-type="float" office:value="2.19438" calcext:value-type="float">
            <text:p>2.1943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11364" calcext:value-type="float">
            <text:p>0.711364</text:p>
          </table:table-cell>
          <table:table-cell office:value-type="float" office:value="0.709028" calcext:value-type="float">
            <text:p>0.709028</text:p>
          </table:table-cell>
          <table:table-cell office:value-type="float" office:value="0.706946" calcext:value-type="float">
            <text:p>0.706946</text:p>
          </table:table-cell>
          <table:table-cell office:value-type="float" office:value="0.36872" calcext:value-type="float">
            <text:p>0.3687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99984" calcext:value-type="float">
            <text:p>2.99984</text:p>
          </table:table-cell>
          <table:table-cell office:value-type="float" office:value="3.03011" calcext:value-type="float">
            <text:p>3.03011</text:p>
          </table:table-cell>
          <table:table-cell office:value-type="float" office:value="3.1279" calcext:value-type="float">
            <text:p>3.1279</text:p>
          </table:table-cell>
          <table:table-cell office:value-type="float" office:value="2.88179" calcext:value-type="float">
            <text:p>2.881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64996" calcext:value-type="float">
            <text:p>0.464996</text:p>
          </table:table-cell>
          <table:table-cell office:value-type="float" office:value="0.465685" calcext:value-type="float">
            <text:p>0.465685</text:p>
          </table:table-cell>
          <table:table-cell office:value-type="float" office:value="0.463215" calcext:value-type="float">
            <text:p>0.463215</text:p>
          </table:table-cell>
          <table:table-cell office:value-type="float" office:value="1.01254" calcext:value-type="float">
            <text:p>1.012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1625" calcext:value-type="float">
            <text:p>2.51625</text:p>
          </table:table-cell>
          <table:table-cell office:value-type="float" office:value="2.5431" calcext:value-type="float">
            <text:p>2.5431</text:p>
          </table:table-cell>
          <table:table-cell office:value-type="float" office:value="2.6129" calcext:value-type="float">
            <text:p>2.6129</text:p>
          </table:table-cell>
          <table:table-cell office:value-type="float" office:value="1.95976" calcext:value-type="float">
            <text:p>1.959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84959" calcext:value-type="float">
            <text:p>0.684959</text:p>
          </table:table-cell>
          <table:table-cell office:value-type="float" office:value="0.987843" calcext:value-type="float">
            <text:p>0.987843</text:p>
          </table:table-cell>
          <table:table-cell office:value-type="float" office:value="0.971724" calcext:value-type="float">
            <text:p>0.971724</text:p>
          </table:table-cell>
          <table:table-cell office:value-type="float" office:value="0.371988" calcext:value-type="float">
            <text:p>0.37198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1.6909" calcext:value-type="float">
            <text:p>11.6909</text:p>
          </table:table-cell>
          <table:table-cell office:value-type="float" office:value="11.7596" calcext:value-type="float">
            <text:p>11.7596</text:p>
          </table:table-cell>
          <table:table-cell office:value-type="float" office:value="11.8872" calcext:value-type="float">
            <text:p>11.8872</text:p>
          </table:table-cell>
          <table:table-cell office:value-type="float" office:value="4.20925" calcext:value-type="float">
            <text:p>4.209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30534" calcext:value-type="float">
            <text:p>2.30534</text:p>
          </table:table-cell>
          <table:table-cell office:value-type="float" office:value="2.29488" calcext:value-type="float">
            <text:p>2.29488</text:p>
          </table:table-cell>
          <table:table-cell office:value-type="float" office:value="2.28196" calcext:value-type="float">
            <text:p>2.28196</text:p>
          </table:table-cell>
          <table:table-cell office:value-type="float" office:value="2.08397" calcext:value-type="float">
            <text:p>2.083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21179" calcext:value-type="float">
            <text:p>9.21179</text:p>
          </table:table-cell>
          <table:table-cell office:value-type="float" office:value="9.20686" calcext:value-type="float">
            <text:p>9.20686</text:p>
          </table:table-cell>
          <table:table-cell office:value-type="float" office:value="9.19857" calcext:value-type="float">
            <text:p>9.19857</text:p>
          </table:table-cell>
          <table:table-cell office:value-type="float" office:value="8.8175" calcext:value-type="float">
            <text:p>8.81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6306" calcext:value-type="float">
            <text:p>1.86306</text:p>
          </table:table-cell>
          <table:table-cell office:value-type="float" office:value="1.86296" calcext:value-type="float">
            <text:p>1.86296</text:p>
          </table:table-cell>
          <table:table-cell office:value-type="float" office:value="1.86062" calcext:value-type="float">
            <text:p>1.86062</text:p>
          </table:table-cell>
          <table:table-cell office:value-type="float" office:value="2.06395" calcext:value-type="float">
            <text:p>2.063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9391" calcext:value-type="float">
            <text:p>9.9391</text:p>
          </table:table-cell>
          <table:table-cell office:value-type="float" office:value="9.94505" calcext:value-type="float">
            <text:p>9.94505</text:p>
          </table:table-cell>
          <table:table-cell office:value-type="float" office:value="9.9081" calcext:value-type="float">
            <text:p>9.9081</text:p>
          </table:table-cell>
          <table:table-cell office:value-type="float" office:value="9.82204" calcext:value-type="float">
            <text:p>9.822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4547" calcext:value-type="float">
            <text:p>0.34547</text:p>
          </table:table-cell>
          <table:table-cell office:value-type="float" office:value="0.316786" calcext:value-type="float">
            <text:p>0.316786</text:p>
          </table:table-cell>
          <table:table-cell office:value-type="float" office:value="0.321315" calcext:value-type="float">
            <text:p>0.321315</text:p>
          </table:table-cell>
          <table:table-cell office:value-type="float" office:value="0.354875" calcext:value-type="float">
            <text:p>0.3548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4.7658" calcext:value-type="float">
            <text:p>34.7658</text:p>
          </table:table-cell>
          <table:table-cell office:value-type="float" office:value="35.4303" calcext:value-type="float">
            <text:p>35.4303</text:p>
          </table:table-cell>
          <table:table-cell office:value-type="float" office:value="37.0198" calcext:value-type="float">
            <text:p>37.0198</text:p>
          </table:table-cell>
          <table:table-cell office:value-type="float" office:value="12.0016" calcext:value-type="float">
            <text:p>12.00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78861" calcext:value-type="float">
            <text:p>0.378861</text:p>
          </table:table-cell>
          <table:table-cell office:value-type="float" office:value="0.360204" calcext:value-type="float">
            <text:p>0.360204</text:p>
          </table:table-cell>
          <table:table-cell office:value-type="float" office:value="0.362888" calcext:value-type="float">
            <text:p>0.362888</text:p>
          </table:table-cell>
          <table:table-cell office:value-type="float" office:value="0.545802" calcext:value-type="float">
            <text:p>0.5458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3765" calcext:value-type="float">
            <text:p>3.3765</text:p>
          </table:table-cell>
          <table:table-cell office:value-type="float" office:value="3.39583" calcext:value-type="float">
            <text:p>3.39583</text:p>
          </table:table-cell>
          <table:table-cell office:value-type="float" office:value="3.45429" calcext:value-type="float">
            <text:p>3.45429</text:p>
          </table:table-cell>
          <table:table-cell office:value-type="float" office:value="3.32848" calcext:value-type="float">
            <text:p>3.328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99396" calcext:value-type="float">
            <text:p>0.899396</text:p>
          </table:table-cell>
          <table:table-cell office:value-type="float" office:value="0.886627" calcext:value-type="float">
            <text:p>0.886627</text:p>
          </table:table-cell>
          <table:table-cell office:value-type="float" office:value="0.880203" calcext:value-type="float">
            <text:p>0.880203</text:p>
          </table:table-cell>
          <table:table-cell office:value-type="float" office:value="1.15412" calcext:value-type="float">
            <text:p>1.1541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75477" calcext:value-type="float">
            <text:p>2.75477</text:p>
          </table:table-cell>
          <table:table-cell office:value-type="float" office:value="2.75757" calcext:value-type="float">
            <text:p>2.75757</text:p>
          </table:table-cell>
          <table:table-cell office:value-type="float" office:value="2.74176" calcext:value-type="float">
            <text:p>2.74176</text:p>
          </table:table-cell>
          <table:table-cell office:value-type="float" office:value="2.69594" calcext:value-type="float">
            <text:p>2.695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91962" calcext:value-type="float">
            <text:p>0.691962</text:p>
          </table:table-cell>
          <table:table-cell office:value-type="float" office:value="1.03105" calcext:value-type="float">
            <text:p>1.03105</text:p>
          </table:table-cell>
          <table:table-cell office:value-type="float" office:value="1.06434" calcext:value-type="float">
            <text:p>1.06434</text:p>
          </table:table-cell>
          <table:table-cell office:value-type="float" office:value="0.413465" calcext:value-type="float">
            <text:p>0.4134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2.3578" calcext:value-type="float">
            <text:p>12.3578</text:p>
          </table:table-cell>
          <table:table-cell office:value-type="float" office:value="12.9666" calcext:value-type="float">
            <text:p>12.9666</text:p>
          </table:table-cell>
          <table:table-cell office:value-type="float" office:value="14.6166" calcext:value-type="float">
            <text:p>14.6166</text:p>
          </table:table-cell>
          <table:table-cell office:value-type="float" office:value="5.95028" calcext:value-type="float">
            <text:p>5.950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3231" calcext:value-type="float">
            <text:p>1.43231</text:p>
          </table:table-cell>
          <table:table-cell office:value-type="float" office:value="1.40964" calcext:value-type="float">
            <text:p>1.40964</text:p>
          </table:table-cell>
          <table:table-cell office:value-type="float" office:value="1.42794" calcext:value-type="float">
            <text:p>1.42794</text:p>
          </table:table-cell>
          <table:table-cell office:value-type="float" office:value="1.04604" calcext:value-type="float">
            <text:p>1.046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9521" calcext:value-type="float">
            <text:p>2.19521</text:p>
          </table:table-cell>
          <table:table-cell office:value-type="float" office:value="2.21014" calcext:value-type="float">
            <text:p>2.21014</text:p>
          </table:table-cell>
          <table:table-cell office:value-type="float" office:value="2.36026" calcext:value-type="float">
            <text:p>2.36026</text:p>
          </table:table-cell>
          <table:table-cell office:value-type="float" office:value="1.4621" calcext:value-type="float">
            <text:p>1.462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662" calcext:value-type="float">
            <text:p>2.7662</text:p>
          </table:table-cell>
          <table:table-cell office:value-type="float" office:value="2.76198" calcext:value-type="float">
            <text:p>2.76198</text:p>
          </table:table-cell>
          <table:table-cell office:value-type="float" office:value="2.75306" calcext:value-type="float">
            <text:p>2.75306</text:p>
          </table:table-cell>
          <table:table-cell office:value-type="float" office:value="2.81333" calcext:value-type="float">
            <text:p>2.813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3585" calcext:value-type="float">
            <text:p>1.43585</text:p>
          </table:table-cell>
          <table:table-cell office:value-type="float" office:value="1.44297" calcext:value-type="float">
            <text:p>1.44297</text:p>
          </table:table-cell>
          <table:table-cell office:value-type="float" office:value="1.45154" calcext:value-type="float">
            <text:p>1.45154</text:p>
          </table:table-cell>
          <table:table-cell office:value-type="float" office:value="1.30944" calcext:value-type="float">
            <text:p>1.309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8663" calcext:value-type="float">
            <text:p>1.38663</text:p>
          </table:table-cell>
          <table:table-cell office:value-type="float" office:value="1.68573" calcext:value-type="float">
            <text:p>1.68573</text:p>
          </table:table-cell>
          <table:table-cell office:value-type="float" office:value="1.69622" calcext:value-type="float">
            <text:p>1.69622</text:p>
          </table:table-cell>
          <table:table-cell office:value-type="float" office:value="1.47267" calcext:value-type="float">
            <text:p>1.4726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2893" calcext:value-type="float">
            <text:p>2.52893</text:p>
          </table:table-cell>
          <table:table-cell office:value-type="float" office:value="2.90898" calcext:value-type="float">
            <text:p>2.90898</text:p>
          </table:table-cell>
          <table:table-cell office:value-type="float" office:value="3.50864" calcext:value-type="float">
            <text:p>3.50864</text:p>
          </table:table-cell>
          <table:table-cell office:value-type="float" office:value="3.6712" calcext:value-type="float">
            <text:p>3.67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9129" calcext:value-type="float">
            <text:p>1.79129</text:p>
          </table:table-cell>
          <table:table-cell office:value-type="float" office:value="1.81826" calcext:value-type="float">
            <text:p>1.81826</text:p>
          </table:table-cell>
          <table:table-cell office:value-type="float" office:value="1.80842" calcext:value-type="float">
            <text:p>1.80842</text:p>
          </table:table-cell>
          <table:table-cell office:value-type="float" office:value="2.32578" calcext:value-type="float">
            <text:p>2.3257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23325" calcext:value-type="float">
            <text:p>4.23325</text:p>
          </table:table-cell>
          <table:table-cell office:value-type="float" office:value="4.25869" calcext:value-type="float">
            <text:p>4.25869</text:p>
          </table:table-cell>
          <table:table-cell office:value-type="float" office:value="4.03563" calcext:value-type="float">
            <text:p>4.03563</text:p>
          </table:table-cell>
          <table:table-cell office:value-type="float" office:value="1.36418" calcext:value-type="float">
            <text:p>1.3641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0917" calcext:value-type="float">
            <text:p>1.60917</text:p>
          </table:table-cell>
          <table:table-cell office:value-type="float" office:value="1.65436" calcext:value-type="float">
            <text:p>1.65436</text:p>
          </table:table-cell>
          <table:table-cell office:value-type="float" office:value="1.65558" calcext:value-type="float">
            <text:p>1.65558</text:p>
          </table:table-cell>
          <table:table-cell office:value-type="float" office:value="1.06919" calcext:value-type="float">
            <text:p>1.069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59665" calcext:value-type="float">
            <text:p>8.59665</text:p>
          </table:table-cell>
          <table:table-cell office:value-type="float" office:value="8.73944" calcext:value-type="float">
            <text:p>8.73944</text:p>
          </table:table-cell>
          <table:table-cell office:value-type="float" office:value="8.79723" calcext:value-type="float">
            <text:p>8.79723</text:p>
          </table:table-cell>
          <table:table-cell office:value-type="float" office:value="1.46378" calcext:value-type="float">
            <text:p>1.463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19503" calcext:value-type="float">
            <text:p>6.19503</text:p>
          </table:table-cell>
          <table:table-cell office:value-type="float" office:value="7.16654" calcext:value-type="float">
            <text:p>7.16654</text:p>
          </table:table-cell>
          <table:table-cell office:value-type="float" office:value="7.36588" calcext:value-type="float">
            <text:p>7.36588</text:p>
          </table:table-cell>
          <table:table-cell office:value-type="float" office:value="2.45885" calcext:value-type="float">
            <text:p>2.458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93887" calcext:value-type="float">
            <text:p>5.93887</text:p>
          </table:table-cell>
          <table:table-cell office:value-type="float" office:value="6.31918" calcext:value-type="float">
            <text:p>6.31918</text:p>
          </table:table-cell>
          <table:table-cell office:value-type="float" office:value="8.15769" calcext:value-type="float">
            <text:p>8.15769</text:p>
          </table:table-cell>
          <table:table-cell office:value-type="float" office:value="1.29884" calcext:value-type="float">
            <text:p>1.298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52198" calcext:value-type="float">
            <text:p>5.52198</text:p>
          </table:table-cell>
          <table:table-cell office:value-type="float" office:value="5.53144" calcext:value-type="float">
            <text:p>5.53144</text:p>
          </table:table-cell>
          <table:table-cell office:value-type="float" office:value="5.54783" calcext:value-type="float">
            <text:p>5.54783</text:p>
          </table:table-cell>
          <table:table-cell office:value-type="float" office:value="4.09402" calcext:value-type="float">
            <text:p>4.094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1905" calcext:value-type="float">
            <text:p>2.01905</text:p>
          </table:table-cell>
          <table:table-cell office:value-type="float" office:value="1.97519" calcext:value-type="float">
            <text:p>1.97519</text:p>
          </table:table-cell>
          <table:table-cell office:value-type="float" office:value="2.09459" calcext:value-type="float">
            <text:p>2.09459</text:p>
          </table:table-cell>
          <table:table-cell office:value-type="float" office:value="1.49798" calcext:value-type="float">
            <text:p>1.497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46647" calcext:value-type="float">
            <text:p>6.46647</text:p>
          </table:table-cell>
          <table:table-cell office:value-type="float" office:value="6.43597" calcext:value-type="float">
            <text:p>6.43597</text:p>
          </table:table-cell>
          <table:table-cell office:value-type="float" office:value="6.44239" calcext:value-type="float">
            <text:p>6.44239</text:p>
          </table:table-cell>
          <table:table-cell office:value-type="float" office:value="6.09747" calcext:value-type="float">
            <text:p>6.097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81664" calcext:value-type="float">
            <text:p>0.481664</text:p>
          </table:table-cell>
          <table:table-cell office:value-type="float" office:value="0.455233" calcext:value-type="float">
            <text:p>0.455233</text:p>
          </table:table-cell>
          <table:table-cell office:value-type="float" office:value="0.419808" calcext:value-type="float">
            <text:p>0.419808</text:p>
          </table:table-cell>
          <table:table-cell office:value-type="float" office:value="1.42946" calcext:value-type="float">
            <text:p>1.429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28639" calcext:value-type="float">
            <text:p>2.28639</text:p>
          </table:table-cell>
          <table:table-cell office:value-type="float" office:value="1.93841" calcext:value-type="float">
            <text:p>1.93841</text:p>
          </table:table-cell>
          <table:table-cell office:value-type="float" office:value="1.8129" calcext:value-type="float">
            <text:p>1.8129</text:p>
          </table:table-cell>
          <table:table-cell office:value-type="float" office:value="4.21325" calcext:value-type="float">
            <text:p>4.213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18602" calcext:value-type="float">
            <text:p>4.18602</text:p>
          </table:table-cell>
          <table:table-cell office:value-type="float" office:value="4.54614" calcext:value-type="float">
            <text:p>4.54614</text:p>
          </table:table-cell>
          <table:table-cell office:value-type="float" office:value="3.54185" calcext:value-type="float">
            <text:p>3.54185</text:p>
          </table:table-cell>
          <table:table-cell office:value-type="float" office:value="5.56105" calcext:value-type="float">
            <text:p>5.561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49401" calcext:value-type="float">
            <text:p>0.149401</text:p>
          </table:table-cell>
          <table:table-cell office:value-type="float" office:value="0.161016" calcext:value-type="float">
            <text:p>0.161016</text:p>
          </table:table-cell>
          <table:table-cell office:value-type="float" office:value="0.172165" calcext:value-type="float">
            <text:p>0.172165</text:p>
          </table:table-cell>
          <table:table-cell office:value-type="float" office:value="0.0304045" calcext:value-type="float">
            <text:p>0.03040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68185" calcext:value-type="float">
            <text:p>5.68185</text:p>
          </table:table-cell>
          <table:table-cell office:value-type="float" office:value="5.69666" calcext:value-type="float">
            <text:p>5.69666</text:p>
          </table:table-cell>
          <table:table-cell office:value-type="float" office:value="5.98292" calcext:value-type="float">
            <text:p>5.98292</text:p>
          </table:table-cell>
          <table:table-cell office:value-type="float" office:value="2.08441" calcext:value-type="float">
            <text:p>2.084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40433" calcext:value-type="float">
            <text:p>0.440433</text:p>
          </table:table-cell>
          <table:table-cell office:value-type="float" office:value="0.441042" calcext:value-type="float">
            <text:p>0.441042</text:p>
          </table:table-cell>
          <table:table-cell office:value-type="float" office:value="0.445251" calcext:value-type="float">
            <text:p>0.445251</text:p>
          </table:table-cell>
          <table:table-cell office:value-type="float" office:value="0.472082" calcext:value-type="float">
            <text:p>0.4720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2542" calcext:value-type="float">
            <text:p>3.02542</text:p>
          </table:table-cell>
          <table:table-cell office:value-type="float" office:value="2.98458" calcext:value-type="float">
            <text:p>2.98458</text:p>
          </table:table-cell>
          <table:table-cell office:value-type="float" office:value="2.91788" calcext:value-type="float">
            <text:p>2.91788</text:p>
          </table:table-cell>
          <table:table-cell office:value-type="float" office:value="2.01316" calcext:value-type="float">
            <text:p>2.013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24637" calcext:value-type="float">
            <text:p>0.824637</text:p>
          </table:table-cell>
          <table:table-cell office:value-type="float" office:value="1.14646" calcext:value-type="float">
            <text:p>1.14646</text:p>
          </table:table-cell>
          <table:table-cell office:value-type="float" office:value="1.18557" calcext:value-type="float">
            <text:p>1.18557</text:p>
          </table:table-cell>
          <table:table-cell office:value-type="float" office:value="0.444258" calcext:value-type="float">
            <text:p>0.4442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2.0158" calcext:value-type="float">
            <text:p>12.0158</text:p>
          </table:table-cell>
          <table:table-cell office:value-type="float" office:value="12.6481" calcext:value-type="float">
            <text:p>12.6481</text:p>
          </table:table-cell>
          <table:table-cell office:value-type="float" office:value="11.7674" calcext:value-type="float">
            <text:p>11.7674</text:p>
          </table:table-cell>
          <table:table-cell office:value-type="float" office:value="2.66387" calcext:value-type="float">
            <text:p>2.663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7297" calcext:value-type="float">
            <text:p>2.67297</text:p>
          </table:table-cell>
          <table:table-cell office:value-type="float" office:value="2.67322" calcext:value-type="float">
            <text:p>2.67322</text:p>
          </table:table-cell>
          <table:table-cell office:value-type="float" office:value="2.7105" calcext:value-type="float">
            <text:p>2.7105</text:p>
          </table:table-cell>
          <table:table-cell office:value-type="float" office:value="2.7713" calcext:value-type="float">
            <text:p>2.77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9993" calcext:value-type="float">
            <text:p>3.09993</text:p>
          </table:table-cell>
          <table:table-cell office:value-type="float" office:value="3.14137" calcext:value-type="float">
            <text:p>3.14137</text:p>
          </table:table-cell>
          <table:table-cell office:value-type="float" office:value="3.35272" calcext:value-type="float">
            <text:p>3.35272</text:p>
          </table:table-cell>
          <table:table-cell office:value-type="float" office:value="2.19605" calcext:value-type="float">
            <text:p>2.196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49705" calcext:value-type="float">
            <text:p>2.49705</text:p>
          </table:table-cell>
          <table:table-cell office:value-type="float" office:value="2.56116" calcext:value-type="float">
            <text:p>2.56116</text:p>
          </table:table-cell>
          <table:table-cell office:value-type="float" office:value="2.57157" calcext:value-type="float">
            <text:p>2.57157</text:p>
          </table:table-cell>
          <table:table-cell office:value-type="float" office:value="2.03272" calcext:value-type="float">
            <text:p>2.0327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7357" calcext:value-type="float">
            <text:p>2.17357</text:p>
          </table:table-cell>
          <table:table-cell office:value-type="float" office:value="2.27695" calcext:value-type="float">
            <text:p>2.27695</text:p>
          </table:table-cell>
          <table:table-cell office:value-type="float" office:value="2.28467" calcext:value-type="float">
            <text:p>2.28467</text:p>
          </table:table-cell>
          <table:table-cell office:value-type="float" office:value="1.36056" calcext:value-type="float">
            <text:p>1.3605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92172" calcext:value-type="float">
            <text:p>6.92172</text:p>
          </table:table-cell>
          <table:table-cell office:value-type="float" office:value="8.02148" calcext:value-type="float">
            <text:p>8.02148</text:p>
          </table:table-cell>
          <table:table-cell office:value-type="float" office:value="8.16988" calcext:value-type="float">
            <text:p>8.16988</text:p>
          </table:table-cell>
          <table:table-cell office:value-type="float" office:value="2.95349" calcext:value-type="float">
            <text:p>2.953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34091" calcext:value-type="float">
            <text:p>4.34091</text:p>
          </table:table-cell>
          <table:table-cell office:value-type="float" office:value="4.15985" calcext:value-type="float">
            <text:p>4.15985</text:p>
          </table:table-cell>
          <table:table-cell office:value-type="float" office:value="3.94853" calcext:value-type="float">
            <text:p>3.94853</text:p>
          </table:table-cell>
          <table:table-cell office:value-type="float" office:value="3.63288" calcext:value-type="float">
            <text:p>3.632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3484" calcext:value-type="float">
            <text:p>2.3484</text:p>
          </table:table-cell>
          <table:table-cell office:value-type="float" office:value="2.35412" calcext:value-type="float">
            <text:p>2.35412</text:p>
          </table:table-cell>
          <table:table-cell office:value-type="float" office:value="2.26227" calcext:value-type="float">
            <text:p>2.26227</text:p>
          </table:table-cell>
          <table:table-cell office:value-type="float" office:value="2.69706" calcext:value-type="float">
            <text:p>2.697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4034" calcext:value-type="float">
            <text:p>1.04034</text:p>
          </table:table-cell>
          <table:table-cell office:value-type="float" office:value="1.10962" calcext:value-type="float">
            <text:p>1.10962</text:p>
          </table:table-cell>
          <table:table-cell office:value-type="float" office:value="1.30335" calcext:value-type="float">
            <text:p>1.30335</text:p>
          </table:table-cell>
          <table:table-cell office:value-type="float" office:value="0.210388" calcext:value-type="float">
            <text:p>0.2103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1727" calcext:value-type="float">
            <text:p>2.71727</text:p>
          </table:table-cell>
          <table:table-cell office:value-type="float" office:value="2.58689" calcext:value-type="float">
            <text:p>2.58689</text:p>
          </table:table-cell>
          <table:table-cell office:value-type="float" office:value="2.57358" calcext:value-type="float">
            <text:p>2.57358</text:p>
          </table:table-cell>
          <table:table-cell office:value-type="float" office:value="3.96984" calcext:value-type="float">
            <text:p>3.9698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302418" calcext:value-type="float">
            <text:p>0.302418</text:p>
          </table:table-cell>
          <table:table-cell office:value-type="float" office:value="0.282117" calcext:value-type="float">
            <text:p>0.282117</text:p>
          </table:table-cell>
          <table:table-cell office:value-type="float" office:value="0.276731" calcext:value-type="float">
            <text:p>0.276731</text:p>
          </table:table-cell>
          <table:table-cell office:value-type="float" office:value="0.300066" calcext:value-type="float">
            <text:p>0.30006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21001" calcext:value-type="float">
            <text:p>1.21001</text:p>
          </table:table-cell>
          <table:table-cell office:value-type="float" office:value="1.30848" calcext:value-type="float">
            <text:p>1.30848</text:p>
          </table:table-cell>
          <table:table-cell office:value-type="float" office:value="1.35899" calcext:value-type="float">
            <text:p>1.35899</text:p>
          </table:table-cell>
          <table:table-cell office:value-type="float" office:value="1.30642" calcext:value-type="float">
            <text:p>1.306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83009" calcext:value-type="float">
            <text:p>6.83009</text:p>
          </table:table-cell>
          <table:table-cell office:value-type="float" office:value="7.71548" calcext:value-type="float">
            <text:p>7.71548</text:p>
          </table:table-cell>
          <table:table-cell office:value-type="float" office:value="8.0886" calcext:value-type="float">
            <text:p>8.0886</text:p>
          </table:table-cell>
          <table:table-cell office:value-type="float" office:value="0.520457" calcext:value-type="float">
            <text:p>0.5204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1295" calcext:value-type="float">
            <text:p>0.11295</text:p>
          </table:table-cell>
          <table:table-cell office:value-type="float" office:value="0.127266" calcext:value-type="float">
            <text:p>0.127266</text:p>
          </table:table-cell>
          <table:table-cell office:value-type="float" office:value="0.116079" calcext:value-type="float">
            <text:p>0.116079</text:p>
          </table:table-cell>
          <table:table-cell office:value-type="float" office:value="0.103499" calcext:value-type="float">
            <text:p>0.1034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78743" calcext:value-type="float">
            <text:p>0.978743</text:p>
          </table:table-cell>
          <table:table-cell office:value-type="float" office:value="1.04088" calcext:value-type="float">
            <text:p>1.04088</text:p>
          </table:table-cell>
          <table:table-cell office:value-type="float" office:value="1.21274" calcext:value-type="float">
            <text:p>1.21274</text:p>
          </table:table-cell>
          <table:table-cell office:value-type="float" office:value="0.400835" calcext:value-type="float">
            <text:p>0.4008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299548" calcext:value-type="float">
            <text:p>0.0299548</text:p>
          </table:table-cell>
          <table:table-cell office:value-type="float" office:value="0.0305013" calcext:value-type="float">
            <text:p>0.0305013</text:p>
          </table:table-cell>
          <table:table-cell office:value-type="float" office:value="0.0302083" calcext:value-type="float">
            <text:p>0.0302083</text:p>
          </table:table-cell>
          <table:table-cell office:value-type="float" office:value="0.0384976" calcext:value-type="float">
            <text:p>0.03849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546206" calcext:value-type="float">
            <text:p>0.546206</text:p>
          </table:table-cell>
          <table:table-cell office:value-type="float" office:value="0.539571" calcext:value-type="float">
            <text:p>0.539571</text:p>
          </table:table-cell>
          <table:table-cell office:value-type="float" office:value="0.539895" calcext:value-type="float">
            <text:p>0.539895</text:p>
          </table:table-cell>
          <table:table-cell office:value-type="float" office:value="0.535649" calcext:value-type="float">
            <text:p>0.5356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8897" calcext:value-type="float">
            <text:p>1.68897</text:p>
          </table:table-cell>
          <table:table-cell office:value-type="float" office:value="2.35167" calcext:value-type="float">
            <text:p>2.35167</text:p>
          </table:table-cell>
          <table:table-cell office:value-type="float" office:value="2.44331" calcext:value-type="float">
            <text:p>2.44331</text:p>
          </table:table-cell>
          <table:table-cell office:value-type="float" office:value="0.299428" calcext:value-type="float">
            <text:p>0.2994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02048" calcext:value-type="float">
            <text:p>5.02048</text:p>
          </table:table-cell>
          <table:table-cell office:value-type="float" office:value="5.79033" calcext:value-type="float">
            <text:p>5.79033</text:p>
          </table:table-cell>
          <table:table-cell office:value-type="float" office:value="6.46795" calcext:value-type="float">
            <text:p>6.46795</text:p>
          </table:table-cell>
          <table:table-cell office:value-type="float" office:value="0.328691" calcext:value-type="float">
            <text:p>0.3286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59956" calcext:value-type="float">
            <text:p>0.359956</text:p>
          </table:table-cell>
          <table:table-cell office:value-type="float" office:value="0.327125" calcext:value-type="float">
            <text:p>0.327125</text:p>
          </table:table-cell>
          <table:table-cell office:value-type="float" office:value="0.37941" calcext:value-type="float">
            <text:p>0.37941</text:p>
          </table:table-cell>
          <table:table-cell office:value-type="float" office:value="0.536431" calcext:value-type="float">
            <text:p>0.5364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71917" calcext:value-type="float">
            <text:p>4.71917</text:p>
          </table:table-cell>
          <table:table-cell office:value-type="float" office:value="4.75878" calcext:value-type="float">
            <text:p>4.75878</text:p>
          </table:table-cell>
          <table:table-cell office:value-type="float" office:value="4.74348" calcext:value-type="float">
            <text:p>4.74348</text:p>
          </table:table-cell>
          <table:table-cell office:value-type="float" office:value="4.84325" calcext:value-type="float">
            <text:p>4.843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15818" calcext:value-type="float">
            <text:p>0.215818</text:p>
          </table:table-cell>
          <table:table-cell office:value-type="float" office:value="0.226172" calcext:value-type="float">
            <text:p>0.226172</text:p>
          </table:table-cell>
          <table:table-cell office:value-type="float" office:value="0.228971" calcext:value-type="float">
            <text:p>0.228971</text:p>
          </table:table-cell>
          <table:table-cell office:value-type="float" office:value="0.291834" calcext:value-type="float">
            <text:p>0.2918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51297" calcext:value-type="float">
            <text:p>5.51297</text:p>
          </table:table-cell>
          <table:table-cell office:value-type="float" office:value="5.5077" calcext:value-type="float">
            <text:p>5.5077</text:p>
          </table:table-cell>
          <table:table-cell office:value-type="float" office:value="5.52793" calcext:value-type="float">
            <text:p>5.52793</text:p>
          </table:table-cell>
          <table:table-cell office:value-type="float" office:value="4.96055" calcext:value-type="float">
            <text:p>4.960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4408" calcext:value-type="float">
            <text:p>1.44408</text:p>
          </table:table-cell>
          <table:table-cell office:value-type="float" office:value="2.07693" calcext:value-type="float">
            <text:p>2.07693</text:p>
          </table:table-cell>
          <table:table-cell office:value-type="float" office:value="2.14339" calcext:value-type="float">
            <text:p>2.14339</text:p>
          </table:table-cell>
          <table:table-cell office:value-type="float" office:value="0.484727" calcext:value-type="float">
            <text:p>0.4847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25304" calcext:value-type="float">
            <text:p>8.25304</text:p>
          </table:table-cell>
          <table:table-cell office:value-type="float" office:value="9.56828" calcext:value-type="float">
            <text:p>9.56828</text:p>
          </table:table-cell>
          <table:table-cell office:value-type="float" office:value="10.1605" calcext:value-type="float">
            <text:p>10.1605</text:p>
          </table:table-cell>
          <table:table-cell office:value-type="float" office:value="4.87359" calcext:value-type="float">
            <text:p>4.873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05971" calcext:value-type="float">
            <text:p>0.905971</text:p>
          </table:table-cell>
          <table:table-cell office:value-type="float" office:value="0.975412" calcext:value-type="float">
            <text:p>0.975412</text:p>
          </table:table-cell>
          <table:table-cell office:value-type="float" office:value="0.939244" calcext:value-type="float">
            <text:p>0.939244</text:p>
          </table:table-cell>
          <table:table-cell office:value-type="float" office:value="0.846974" calcext:value-type="float">
            <text:p>0.8469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1.7766" calcext:value-type="float">
            <text:p>11.7766</text:p>
          </table:table-cell>
          <table:table-cell office:value-type="float" office:value="12.1844" calcext:value-type="float">
            <text:p>12.1844</text:p>
          </table:table-cell>
          <table:table-cell office:value-type="float" office:value="12.8154" calcext:value-type="float">
            <text:p>12.8154</text:p>
          </table:table-cell>
          <table:table-cell office:value-type="float" office:value="4.61284" calcext:value-type="float">
            <text:p>4.612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59669" calcext:value-type="float">
            <text:p>0.959669</text:p>
          </table:table-cell>
          <table:table-cell office:value-type="float" office:value="0.962125" calcext:value-type="float">
            <text:p>0.962125</text:p>
          </table:table-cell>
          <table:table-cell office:value-type="float" office:value="0.95916" calcext:value-type="float">
            <text:p>0.95916</text:p>
          </table:table-cell>
          <table:table-cell office:value-type="float" office:value="1.14497" calcext:value-type="float">
            <text:p>1.144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0395" calcext:value-type="float">
            <text:p>9.0395</text:p>
          </table:table-cell>
          <table:table-cell office:value-type="float" office:value="9.08812" calcext:value-type="float">
            <text:p>9.08812</text:p>
          </table:table-cell>
          <table:table-cell office:value-type="float" office:value="9.10452" calcext:value-type="float">
            <text:p>9.10452</text:p>
          </table:table-cell>
          <table:table-cell office:value-type="float" office:value="4.74463" calcext:value-type="float">
            <text:p>4.744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92153" calcext:value-type="float">
            <text:p>2.92153</text:p>
          </table:table-cell>
          <table:table-cell office:value-type="float" office:value="4.01121" calcext:value-type="float">
            <text:p>4.01121</text:p>
          </table:table-cell>
          <table:table-cell office:value-type="float" office:value="4.07358" calcext:value-type="float">
            <text:p>4.07358</text:p>
          </table:table-cell>
          <table:table-cell office:value-type="float" office:value="0.385963" calcext:value-type="float">
            <text:p>0.3859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8.8087" calcext:value-type="float">
            <text:p>18.8087</text:p>
          </table:table-cell>
          <table:table-cell office:value-type="float" office:value="20.4945" calcext:value-type="float">
            <text:p>20.4945</text:p>
          </table:table-cell>
          <table:table-cell office:value-type="float" office:value="22.5964" calcext:value-type="float">
            <text:p>22.5964</text:p>
          </table:table-cell>
          <table:table-cell office:value-type="float" office:value="5.02913" calcext:value-type="float">
            <text:p>5.029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62042" calcext:value-type="float">
            <text:p>0.762042</text:p>
          </table:table-cell>
          <table:table-cell office:value-type="float" office:value="0.659503" calcext:value-type="float">
            <text:p>0.659503</text:p>
          </table:table-cell>
          <table:table-cell office:value-type="float" office:value="0.763131" calcext:value-type="float">
            <text:p>0.763131</text:p>
          </table:table-cell>
          <table:table-cell office:value-type="float" office:value="1.19418" calcext:value-type="float">
            <text:p>1.1941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9286" calcext:value-type="float">
            <text:p>1.99286</text:p>
          </table:table-cell>
          <table:table-cell office:value-type="float" office:value="2.26187" calcext:value-type="float">
            <text:p>2.26187</text:p>
          </table:table-cell>
          <table:table-cell office:value-type="float" office:value="2.60819" calcext:value-type="float">
            <text:p>2.60819</text:p>
          </table:table-cell>
          <table:table-cell office:value-type="float" office:value="0.548775" calcext:value-type="float">
            <text:p>0.5487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24728" calcext:value-type="float">
            <text:p>0.724728</text:p>
          </table:table-cell>
          <table:table-cell office:value-type="float" office:value="0.708712" calcext:value-type="float">
            <text:p>0.708712</text:p>
          </table:table-cell>
          <table:table-cell office:value-type="float" office:value="0.70654" calcext:value-type="float">
            <text:p>0.70654</text:p>
          </table:table-cell>
          <table:table-cell office:value-type="float" office:value="1.15883" calcext:value-type="float">
            <text:p>1.158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94659" calcext:value-type="float">
            <text:p>0.994659</text:p>
          </table:table-cell>
          <table:table-cell office:value-type="float" office:value="1.02538" calcext:value-type="float">
            <text:p>1.02538</text:p>
          </table:table-cell>
          <table:table-cell office:value-type="float" office:value="1.07875" calcext:value-type="float">
            <text:p>1.07875</text:p>
          </table:table-cell>
          <table:table-cell office:value-type="float" office:value="0.760484" calcext:value-type="float">
            <text:p>0.7604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3496" calcext:value-type="float">
            <text:p>1.13496</text:p>
          </table:table-cell>
          <table:table-cell office:value-type="float" office:value="1.84513" calcext:value-type="float">
            <text:p>1.84513</text:p>
          </table:table-cell>
          <table:table-cell office:value-type="float" office:value="1.87151" calcext:value-type="float">
            <text:p>1.87151</text:p>
          </table:table-cell>
          <table:table-cell office:value-type="float" office:value="0.683321" calcext:value-type="float">
            <text:p>0.6833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43368" calcext:value-type="float">
            <text:p>4.43368</text:p>
          </table:table-cell>
          <table:table-cell office:value-type="float" office:value="5.6374" calcext:value-type="float">
            <text:p>5.6374</text:p>
          </table:table-cell>
          <table:table-cell office:value-type="float" office:value="6.99912" calcext:value-type="float">
            <text:p>6.99912</text:p>
          </table:table-cell>
          <table:table-cell office:value-type="float" office:value="0.488374" calcext:value-type="float">
            <text:p>0.4883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93495" calcext:value-type="float">
            <text:p>0.493495</text:p>
          </table:table-cell>
          <table:table-cell office:value-type="float" office:value="0.535628" calcext:value-type="float">
            <text:p>0.535628</text:p>
          </table:table-cell>
          <table:table-cell office:value-type="float" office:value="0.538107" calcext:value-type="float">
            <text:p>0.538107</text:p>
          </table:table-cell>
          <table:table-cell office:value-type="float" office:value="0.483523" calcext:value-type="float">
            <text:p>0.4835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34371" calcext:value-type="float">
            <text:p>1.34371</text:p>
          </table:table-cell>
          <table:table-cell office:value-type="float" office:value="1.59907" calcext:value-type="float">
            <text:p>1.59907</text:p>
          </table:table-cell>
          <table:table-cell office:value-type="float" office:value="1.97871" calcext:value-type="float">
            <text:p>1.97871</text:p>
          </table:table-cell>
          <table:table-cell office:value-type="float" office:value="0.0508902" calcext:value-type="float">
            <text:p>0.05089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48358" calcext:value-type="float">
            <text:p>0.748358</text:p>
          </table:table-cell>
          <table:table-cell office:value-type="float" office:value="0.741198" calcext:value-type="float">
            <text:p>0.741198</text:p>
          </table:table-cell>
          <table:table-cell office:value-type="float" office:value="0.743151" calcext:value-type="float">
            <text:p>0.743151</text:p>
          </table:table-cell>
          <table:table-cell office:value-type="float" office:value="0.712609" calcext:value-type="float">
            <text:p>0.7126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263465" calcext:value-type="float">
            <text:p>0.263465</text:p>
          </table:table-cell>
          <table:table-cell office:value-type="float" office:value="0.280035" calcext:value-type="float">
            <text:p>0.280035</text:p>
          </table:table-cell>
          <table:table-cell office:value-type="float" office:value="0.348161" calcext:value-type="float">
            <text:p>0.348161</text:p>
          </table:table-cell>
          <table:table-cell office:value-type="float" office:value="0.0388566" calcext:value-type="float">
            <text:p>0.038856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0184" calcext:value-type="float">
            <text:p>1.70184</text:p>
          </table:table-cell>
          <table:table-cell office:value-type="float" office:value="2.82323" calcext:value-type="float">
            <text:p>2.82323</text:p>
          </table:table-cell>
          <table:table-cell office:value-type="float" office:value="2.77917" calcext:value-type="float">
            <text:p>2.77917</text:p>
          </table:table-cell>
          <table:table-cell office:value-type="float" office:value="0.103021" calcext:value-type="float">
            <text:p>0.1030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8593" calcext:value-type="float">
            <text:p>2.88593</text:p>
          </table:table-cell>
          <table:table-cell office:value-type="float" office:value="3.7008" calcext:value-type="float">
            <text:p>3.7008</text:p>
          </table:table-cell>
          <table:table-cell office:value-type="float" office:value="4.97622" calcext:value-type="float">
            <text:p>4.97622</text:p>
          </table:table-cell>
          <table:table-cell office:value-type="float" office:value="0.544288" calcext:value-type="float">
            <text:p>0.5442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26843" calcext:value-type="float">
            <text:p>1.26843</text:p>
          </table:table-cell>
          <table:table-cell office:value-type="float" office:value="1.55243" calcext:value-type="float">
            <text:p>1.55243</text:p>
          </table:table-cell>
          <table:table-cell office:value-type="float" office:value="1.38636" calcext:value-type="float">
            <text:p>1.38636</text:p>
          </table:table-cell>
          <table:table-cell office:value-type="float" office:value="0.891643" calcext:value-type="float">
            <text:p>0.8916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95171" calcext:value-type="float">
            <text:p>6.95171</text:p>
          </table:table-cell>
          <table:table-cell office:value-type="float" office:value="7.16706" calcext:value-type="float">
            <text:p>7.16706</text:p>
          </table:table-cell>
          <table:table-cell office:value-type="float" office:value="6.89623" calcext:value-type="float">
            <text:p>6.89623</text:p>
          </table:table-cell>
          <table:table-cell office:value-type="float" office:value="5.81078" calcext:value-type="float">
            <text:p>5.810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1143" calcext:value-type="float">
            <text:p>1.71143</text:p>
          </table:table-cell>
          <table:table-cell office:value-type="float" office:value="1.71475" calcext:value-type="float">
            <text:p>1.71475</text:p>
          </table:table-cell>
          <table:table-cell office:value-type="float" office:value="1.72536" calcext:value-type="float">
            <text:p>1.72536</text:p>
          </table:table-cell>
          <table:table-cell office:value-type="float" office:value="1.65975" calcext:value-type="float">
            <text:p>1.659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72441" calcext:value-type="float">
            <text:p>9.72441</text:p>
          </table:table-cell>
          <table:table-cell office:value-type="float" office:value="9.76494" calcext:value-type="float">
            <text:p>9.76494</text:p>
          </table:table-cell>
          <table:table-cell office:value-type="float" office:value="9.63718" calcext:value-type="float">
            <text:p>9.63718</text:p>
          </table:table-cell>
          <table:table-cell office:value-type="float" office:value="8.00214" calcext:value-type="float">
            <text:p>8.002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7642" calcext:value-type="float">
            <text:p>3.67642</text:p>
          </table:table-cell>
          <table:table-cell office:value-type="float" office:value="5.13167" calcext:value-type="float">
            <text:p>5.13167</text:p>
          </table:table-cell>
          <table:table-cell office:value-type="float" office:value="4.95934" calcext:value-type="float">
            <text:p>4.95934</text:p>
          </table:table-cell>
          <table:table-cell office:value-type="float" office:value="1.33506" calcext:value-type="float">
            <text:p>1.335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41565" calcext:value-type="float">
            <text:p>7.41565</text:p>
          </table:table-cell>
          <table:table-cell office:value-type="float" office:value="9.54992" calcext:value-type="float">
            <text:p>9.54992</text:p>
          </table:table-cell>
          <table:table-cell office:value-type="float" office:value="9.54528" calcext:value-type="float">
            <text:p>9.54528</text:p>
          </table:table-cell>
          <table:table-cell office:value-type="float" office:value="3.02737" calcext:value-type="float">
            <text:p>3.0273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8744" calcext:value-type="float">
            <text:p>2.68744</text:p>
          </table:table-cell>
          <table:table-cell office:value-type="float" office:value="2.24043" calcext:value-type="float">
            <text:p>2.24043</text:p>
          </table:table-cell>
          <table:table-cell office:value-type="float" office:value="2.49047" calcext:value-type="float">
            <text:p>2.49047</text:p>
          </table:table-cell>
          <table:table-cell office:value-type="float" office:value="3.82207" calcext:value-type="float">
            <text:p>3.822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04343" calcext:value-type="float">
            <text:p>0.604343</text:p>
          </table:table-cell>
          <table:table-cell office:value-type="float" office:value="0.518471" calcext:value-type="float">
            <text:p>0.518471</text:p>
          </table:table-cell>
          <table:table-cell office:value-type="float" office:value="0.38925" calcext:value-type="float">
            <text:p>0.38925</text:p>
          </table:table-cell>
          <table:table-cell office:value-type="float" office:value="0.0515609" calcext:value-type="float">
            <text:p>0.05156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5241" calcext:value-type="float">
            <text:p>1.75241</text:p>
          </table:table-cell>
          <table:table-cell office:value-type="float" office:value="1.71605" calcext:value-type="float">
            <text:p>1.71605</text:p>
          </table:table-cell>
          <table:table-cell office:value-type="float" office:value="1.71338" calcext:value-type="float">
            <text:p>1.71338</text:p>
          </table:table-cell>
          <table:table-cell office:value-type="float" office:value="2.49326" calcext:value-type="float">
            <text:p>2.4932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3135" calcext:value-type="float">
            <text:p>1.43135</text:p>
          </table:table-cell>
          <table:table-cell office:value-type="float" office:value="1.43333" calcext:value-type="float">
            <text:p>1.43333</text:p>
          </table:table-cell>
          <table:table-cell office:value-type="float" office:value="1.42274" calcext:value-type="float">
            <text:p>1.42274</text:p>
          </table:table-cell>
          <table:table-cell office:value-type="float" office:value="0.0606573" calcext:value-type="float">
            <text:p>0.06065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9008" calcext:value-type="float">
            <text:p>0.89008</text:p>
          </table:table-cell>
          <table:table-cell office:value-type="float" office:value="0.764623" calcext:value-type="float">
            <text:p>0.764623</text:p>
          </table:table-cell>
          <table:table-cell office:value-type="float" office:value="0.812255" calcext:value-type="float">
            <text:p>0.812255</text:p>
          </table:table-cell>
          <table:table-cell office:value-type="float" office:value="3.26384" calcext:value-type="float">
            <text:p>3.2638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0660605" calcext:value-type="float">
            <text:p>0.0660605</text:p>
          </table:table-cell>
          <table:table-cell office:value-type="float" office:value="0.144511" calcext:value-type="float">
            <text:p>0.144511</text:p>
          </table:table-cell>
          <table:table-cell office:value-type="float" office:value="0.117588" calcext:value-type="float">
            <text:p>0.117588</text:p>
          </table:table-cell>
          <table:table-cell office:value-type="float" office:value="0.433494" calcext:value-type="float">
            <text:p>0.4334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3793" calcext:value-type="float">
            <text:p>1.73793</text:p>
          </table:table-cell>
          <table:table-cell office:value-type="float" office:value="1.495" calcext:value-type="float">
            <text:p>1.495</text:p>
          </table:table-cell>
          <table:table-cell office:value-type="float" office:value="1.64187" calcext:value-type="float">
            <text:p>1.64187</text:p>
          </table:table-cell>
          <table:table-cell office:value-type="float" office:value="1.1504" calcext:value-type="float">
            <text:p>1.15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4782" calcext:value-type="float">
            <text:p>3.4782</text:p>
          </table:table-cell>
          <table:table-cell office:value-type="float" office:value="3.58647" calcext:value-type="float">
            <text:p>3.58647</text:p>
          </table:table-cell>
          <table:table-cell office:value-type="float" office:value="3.51671" calcext:value-type="float">
            <text:p>3.51671</text:p>
          </table:table-cell>
          <table:table-cell office:value-type="float" office:value="3.88846" calcext:value-type="float">
            <text:p>3.888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07615" calcext:value-type="float">
            <text:p>0.707615</text:p>
          </table:table-cell>
          <table:table-cell office:value-type="float" office:value="0.713057" calcext:value-type="float">
            <text:p>0.713057</text:p>
          </table:table-cell>
          <table:table-cell office:value-type="float" office:value="0.713819" calcext:value-type="float">
            <text:p>0.713819</text:p>
          </table:table-cell>
          <table:table-cell office:value-type="float" office:value="0.564161" calcext:value-type="float">
            <text:p>0.5641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81819" calcext:value-type="float">
            <text:p>3.81819</text:p>
          </table:table-cell>
          <table:table-cell office:value-type="float" office:value="3.88311" calcext:value-type="float">
            <text:p>3.88311</text:p>
          </table:table-cell>
          <table:table-cell office:value-type="float" office:value="3.89156" calcext:value-type="float">
            <text:p>3.89156</text:p>
          </table:table-cell>
          <table:table-cell office:value-type="float" office:value="3.22527" calcext:value-type="float">
            <text:p>3.225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08589" calcext:value-type="float">
            <text:p>0.508589</text:p>
          </table:table-cell>
          <table:table-cell office:value-type="float" office:value="0.0968882" calcext:value-type="float">
            <text:p>0.0968882</text:p>
          </table:table-cell>
          <table:table-cell office:value-type="float" office:value="0.129565" calcext:value-type="float">
            <text:p>0.129565</text:p>
          </table:table-cell>
          <table:table-cell office:value-type="float" office:value="1.05606" calcext:value-type="float">
            <text:p>1.056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8571" calcext:value-type="float">
            <text:p>3.78571</text:p>
          </table:table-cell>
          <table:table-cell office:value-type="float" office:value="4.83685" calcext:value-type="float">
            <text:p>4.83685</text:p>
          </table:table-cell>
          <table:table-cell office:value-type="float" office:value="5.03907" calcext:value-type="float">
            <text:p>5.03907</text:p>
          </table:table-cell>
          <table:table-cell office:value-type="float" office:value="3.0756" calcext:value-type="float">
            <text:p>3.075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95655" calcext:value-type="float">
            <text:p>3.95655</text:p>
          </table:table-cell>
          <table:table-cell office:value-type="float" office:value="3.5934" calcext:value-type="float">
            <text:p>3.5934</text:p>
          </table:table-cell>
          <table:table-cell office:value-type="float" office:value="3.96526" calcext:value-type="float">
            <text:p>3.96526</text:p>
          </table:table-cell>
          <table:table-cell office:value-type="float" office:value="2.01029" calcext:value-type="float">
            <text:p>2.010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87274" calcext:value-type="float">
            <text:p>0.687274</text:p>
          </table:table-cell>
          <table:table-cell office:value-type="float" office:value="0.72649" calcext:value-type="float">
            <text:p>0.72649</text:p>
          </table:table-cell>
          <table:table-cell office:value-type="float" office:value="0.591453" calcext:value-type="float">
            <text:p>0.591453</text:p>
          </table:table-cell>
          <table:table-cell office:value-type="float" office:value="0.821513" calcext:value-type="float">
            <text:p>0.8215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9766" calcext:value-type="float">
            <text:p>3.09766</text:p>
          </table:table-cell>
          <table:table-cell office:value-type="float" office:value="3.04356" calcext:value-type="float">
            <text:p>3.04356</text:p>
          </table:table-cell>
          <table:table-cell office:value-type="float" office:value="3.04409" calcext:value-type="float">
            <text:p>3.04409</text:p>
          </table:table-cell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743017" calcext:value-type="float">
            <text:p>0.743017</text:p>
          </table:table-cell>
          <table:table-cell office:value-type="float" office:value="0.767708" calcext:value-type="float">
            <text:p>0.767708</text:p>
          </table:table-cell>
          <table:table-cell office:value-type="float" office:value="0.814897" calcext:value-type="float">
            <text:p>0.814897</text:p>
          </table:table-cell>
          <table:table-cell office:value-type="float" office:value="0.316231" calcext:value-type="float">
            <text:p>0.3162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20146" calcext:value-type="float">
            <text:p>2.20146</text:p>
          </table:table-cell>
          <table:table-cell office:value-type="float" office:value="2.01987" calcext:value-type="float">
            <text:p>2.01987</text:p>
          </table:table-cell>
          <table:table-cell office:value-type="float" office:value="2.12289" calcext:value-type="float">
            <text:p>2.12289</text:p>
          </table:table-cell>
          <table:table-cell office:value-type="float" office:value="2.02619" calcext:value-type="float">
            <text:p>2.026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10126" calcext:value-type="float">
            <text:p>0.410126</text:p>
          </table:table-cell>
          <table:table-cell office:value-type="float" office:value="0.857963" calcext:value-type="float">
            <text:p>0.857963</text:p>
          </table:table-cell>
          <table:table-cell office:value-type="float" office:value="0.790308" calcext:value-type="float">
            <text:p>0.790308</text:p>
          </table:table-cell>
          <table:table-cell office:value-type="float" office:value="0.486525" calcext:value-type="float">
            <text:p>0.4865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66207" calcext:value-type="float">
            <text:p>4.66207</text:p>
          </table:table-cell>
          <table:table-cell office:value-type="float" office:value="4.57721" calcext:value-type="float">
            <text:p>4.57721</text:p>
          </table:table-cell>
          <table:table-cell office:value-type="float" office:value="4.59462" calcext:value-type="float">
            <text:p>4.59462</text:p>
          </table:table-cell>
          <table:table-cell office:value-type="float" office:value="4.50674" calcext:value-type="float">
            <text:p>4.506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70214" calcext:value-type="float">
            <text:p>1.70214</text:p>
          </table:table-cell>
          <table:table-cell office:value-type="float" office:value="1.6965" calcext:value-type="float">
            <text:p>1.6965</text:p>
          </table:table-cell>
          <table:table-cell office:value-type="float" office:value="1.85358" calcext:value-type="float">
            <text:p>1.85358</text:p>
          </table:table-cell>
          <table:table-cell office:value-type="float" office:value="1.18446" calcext:value-type="float">
            <text:p>1.184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5096" calcext:value-type="float">
            <text:p>2.85096</text:p>
          </table:table-cell>
          <table:table-cell office:value-type="float" office:value="2.95219" calcext:value-type="float">
            <text:p>2.95219</text:p>
          </table:table-cell>
          <table:table-cell office:value-type="float" office:value="2.96027" calcext:value-type="float">
            <text:p>2.96027</text:p>
          </table:table-cell>
          <table:table-cell office:value-type="float" office:value="1.98442" calcext:value-type="float">
            <text:p>1.984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58" calcext:value-type="float">
            <text:p>1.558</text:p>
          </table:table-cell>
          <table:table-cell office:value-type="float" office:value="1.54927" calcext:value-type="float">
            <text:p>1.54927</text:p>
          </table:table-cell>
          <table:table-cell office:value-type="float" office:value="1.48893" calcext:value-type="float">
            <text:p>1.48893</text:p>
          </table:table-cell>
          <table:table-cell office:value-type="float" office:value="1.59451" calcext:value-type="float">
            <text:p>1.594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4268" calcext:value-type="float">
            <text:p>3.64268</text:p>
          </table:table-cell>
          <table:table-cell office:value-type="float" office:value="2.65045" calcext:value-type="float">
            <text:p>2.65045</text:p>
          </table:table-cell>
          <table:table-cell office:value-type="float" office:value="2.71092" calcext:value-type="float">
            <text:p>2.71092</text:p>
          </table:table-cell>
          <table:table-cell office:value-type="float" office:value="3.42712" calcext:value-type="float">
            <text:p>3.4271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5593" calcext:value-type="float">
            <text:p>2.85593</text:p>
          </table:table-cell>
          <table:table-cell office:value-type="float" office:value="3.28477" calcext:value-type="float">
            <text:p>3.28477</text:p>
          </table:table-cell>
          <table:table-cell office:value-type="float" office:value="3.75265" calcext:value-type="float">
            <text:p>3.75265</text:p>
          </table:table-cell>
          <table:table-cell office:value-type="float" office:value="1.34978" calcext:value-type="float">
            <text:p>1.349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1912" calcext:value-type="float">
            <text:p>2.71912</text:p>
          </table:table-cell>
          <table:table-cell office:value-type="float" office:value="2.7638" calcext:value-type="float">
            <text:p>2.7638</text:p>
          </table:table-cell>
          <table:table-cell office:value-type="float" office:value="2.79654" calcext:value-type="float">
            <text:p>2.79654</text:p>
          </table:table-cell>
          <table:table-cell office:value-type="float" office:value="3.19805" calcext:value-type="float">
            <text:p>3.198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5106" calcext:value-type="float">
            <text:p>1.55106</text:p>
          </table:table-cell>
          <table:table-cell office:value-type="float" office:value="1.57266" calcext:value-type="float">
            <text:p>1.57266</text:p>
          </table:table-cell>
          <table:table-cell office:value-type="float" office:value="1.43205" calcext:value-type="float">
            <text:p>1.43205</text:p>
          </table:table-cell>
          <table:table-cell office:value-type="float" office:value="1.45745" calcext:value-type="float">
            <text:p>1.457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51631" calcext:value-type="float">
            <text:p>4.51631</text:p>
          </table:table-cell>
          <table:table-cell office:value-type="float" office:value="4.51123" calcext:value-type="float">
            <text:p>4.51123</text:p>
          </table:table-cell>
          <table:table-cell office:value-type="float" office:value="4.86623" calcext:value-type="float">
            <text:p>4.866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6948" calcext:value-type="float">
            <text:p>1.56948</text:p>
          </table:table-cell>
          <table:table-cell office:value-type="float" office:value="1.58864" calcext:value-type="float">
            <text:p>1.58864</text:p>
          </table:table-cell>
          <table:table-cell office:value-type="float" office:value="1.64238" calcext:value-type="float">
            <text:p>1.64238</text:p>
          </table:table-cell>
          <table:table-cell office:value-type="float" office:value="1.63991" calcext:value-type="float">
            <text:p>1.639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15439" calcext:value-type="float">
            <text:p>4.15439</text:p>
          </table:table-cell>
          <table:table-cell office:value-type="float" office:value="5.7038" calcext:value-type="float">
            <text:p>5.7038</text:p>
          </table:table-cell>
          <table:table-cell office:value-type="float" office:value="5.43468" calcext:value-type="float">
            <text:p>5.43468</text:p>
          </table:table-cell>
          <table:table-cell office:value-type="float" office:value="4.36432" calcext:value-type="float">
            <text:p>4.364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67157" calcext:value-type="float">
            <text:p>0.967157</text:p>
          </table:table-cell>
          <table:table-cell office:value-type="float" office:value="1.32577" calcext:value-type="float">
            <text:p>1.32577</text:p>
          </table:table-cell>
          <table:table-cell office:value-type="float" office:value="1.17456" calcext:value-type="float">
            <text:p>1.17456</text:p>
          </table:table-cell>
          <table:table-cell office:value-type="float" office:value="0.805033" calcext:value-type="float">
            <text:p>0.8050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273" calcext:value-type="float">
            <text:p>1.9273</text:p>
          </table:table-cell>
          <table:table-cell office:value-type="float" office:value="1.89936" calcext:value-type="float">
            <text:p>1.89936</text:p>
          </table:table-cell>
          <table:table-cell office:value-type="float" office:value="2.01098" calcext:value-type="float">
            <text:p>2.01098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77956" calcext:value-type="float">
            <text:p>0.877956</text:p>
          </table:table-cell>
          <table:table-cell office:value-type="float" office:value="0.897576" calcext:value-type="float">
            <text:p>0.897576</text:p>
          </table:table-cell>
          <table:table-cell office:value-type="float" office:value="0.891591" calcext:value-type="float">
            <text:p>0.891591</text:p>
          </table:table-cell>
          <table:table-cell office:value-type="float" office:value="0.88786" calcext:value-type="float">
            <text:p>0.887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91318" calcext:value-type="float">
            <text:p>2.91318</text:p>
          </table:table-cell>
          <table:table-cell office:value-type="float" office:value="2.88442" calcext:value-type="float">
            <text:p>2.88442</text:p>
          </table:table-cell>
          <table:table-cell office:value-type="float" office:value="2.87705" calcext:value-type="float">
            <text:p>2.87705</text:p>
          </table:table-cell>
          <table:table-cell office:value-type="float" office:value="2.19853" calcext:value-type="float">
            <text:p>2.1985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9" calcext:value-type="float">
            <text:p>1.19</text:p>
          </table:table-cell>
          <table:table-cell office:value-type="float" office:value="1.19409" calcext:value-type="float">
            <text:p>1.19409</text:p>
          </table:table-cell>
          <table:table-cell office:value-type="float" office:value="1.16105" calcext:value-type="float">
            <text:p>1.16105</text:p>
          </table:table-cell>
          <table:table-cell office:value-type="float" office:value="1.74648" calcext:value-type="float">
            <text:p>1.746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23142" calcext:value-type="float">
            <text:p>2.23142</text:p>
          </table:table-cell>
          <table:table-cell office:value-type="float" office:value="3.26942" calcext:value-type="float">
            <text:p>3.26942</text:p>
          </table:table-cell>
          <table:table-cell office:value-type="float" office:value="3.13126" calcext:value-type="float">
            <text:p>3.13126</text:p>
          </table:table-cell>
          <table:table-cell office:value-type="float" office:value="1.41189" calcext:value-type="float">
            <text:p>1.411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4797" calcext:value-type="float">
            <text:p>1.54797</text:p>
          </table:table-cell>
          <table:table-cell office:value-type="float" office:value="2.04821" calcext:value-type="float">
            <text:p>2.04821</text:p>
          </table:table-cell>
          <table:table-cell office:value-type="float" office:value="2.18471" calcext:value-type="float">
            <text:p>2.18471</text:p>
          </table:table-cell>
          <table:table-cell office:value-type="float" office:value="0.591487" calcext:value-type="float">
            <text:p>0.5914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83994" calcext:value-type="float">
            <text:p>5.83994</text:p>
          </table:table-cell>
          <table:table-cell office:value-type="float" office:value="5.61775" calcext:value-type="float">
            <text:p>5.61775</text:p>
          </table:table-cell>
          <table:table-cell office:value-type="float" office:value="6.05088" calcext:value-type="float">
            <text:p>6.05088</text:p>
          </table:table-cell>
          <table:table-cell office:value-type="float" office:value="3.22801" calcext:value-type="float">
            <text:p>3.228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83298" calcext:value-type="float">
            <text:p>4.83298</text:p>
          </table:table-cell>
          <table:table-cell office:value-type="float" office:value="4.94005" calcext:value-type="float">
            <text:p>4.94005</text:p>
          </table:table-cell>
          <table:table-cell office:value-type="float" office:value="5.0376" calcext:value-type="float">
            <text:p>5.0376</text:p>
          </table:table-cell>
          <table:table-cell office:value-type="float" office:value="2.47087" calcext:value-type="float">
            <text:p>2.470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09809" calcext:value-type="float">
            <text:p>4.09809</text:p>
          </table:table-cell>
          <table:table-cell office:value-type="float" office:value="4.1029" calcext:value-type="float">
            <text:p>4.1029</text:p>
          </table:table-cell>
          <table:table-cell office:value-type="float" office:value="4.10839" calcext:value-type="float">
            <text:p>4.10839</text:p>
          </table:table-cell>
          <table:table-cell office:value-type="float" office:value="4.16035" calcext:value-type="float">
            <text:p>4.1603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69809" calcext:value-type="float">
            <text:p>4.69809</text:p>
          </table:table-cell>
          <table:table-cell office:value-type="float" office:value="4.74241" calcext:value-type="float">
            <text:p>4.74241</text:p>
          </table:table-cell>
          <table:table-cell office:value-type="float" office:value="4.77019" calcext:value-type="float">
            <text:p>4.77019</text:p>
          </table:table-cell>
          <table:table-cell office:value-type="float" office:value="2.31771" calcext:value-type="float">
            <text:p>2.317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59139" calcext:value-type="float">
            <text:p>3.59139</text:p>
          </table:table-cell>
          <table:table-cell office:value-type="float" office:value="2.58994" calcext:value-type="float">
            <text:p>2.58994</text:p>
          </table:table-cell>
          <table:table-cell office:value-type="float" office:value="2.84726" calcext:value-type="float">
            <text:p>2.84726</text:p>
          </table:table-cell>
          <table:table-cell office:value-type="float" office:value="4.29758" calcext:value-type="float">
            <text:p>4.297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35461" calcext:value-type="float">
            <text:p>6.35461</text:p>
          </table:table-cell>
          <table:table-cell office:value-type="float" office:value="7.21227" calcext:value-type="float">
            <text:p>7.21227</text:p>
          </table:table-cell>
          <table:table-cell office:value-type="float" office:value="7.60814" calcext:value-type="float">
            <text:p>7.60814</text:p>
          </table:table-cell>
          <table:table-cell office:value-type="float" office:value="2.11825" calcext:value-type="float">
            <text:p>2.118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305" calcext:value-type="float">
            <text:p>2.6305</text:p>
          </table:table-cell>
          <table:table-cell office:value-type="float" office:value="2.58771" calcext:value-type="float">
            <text:p>2.58771</text:p>
          </table:table-cell>
          <table:table-cell office:value-type="float" office:value="2.57038" calcext:value-type="float">
            <text:p>2.57038</text:p>
          </table:table-cell>
          <table:table-cell office:value-type="float" office:value="2.83465" calcext:value-type="float">
            <text:p>2.834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1296" calcext:value-type="float">
            <text:p>2.51296</text:p>
          </table:table-cell>
          <table:table-cell office:value-type="float" office:value="2.48203" calcext:value-type="float">
            <text:p>2.48203</text:p>
          </table:table-cell>
          <table:table-cell office:value-type="float" office:value="2.35791" calcext:value-type="float">
            <text:p>2.35791</text:p>
          </table:table-cell>
          <table:table-cell office:value-type="float" office:value="0.69442" calcext:value-type="float">
            <text:p>0.6944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83785" calcext:value-type="float">
            <text:p>0.883785</text:p>
          </table:table-cell>
          <table:table-cell office:value-type="float" office:value="0.939125" calcext:value-type="float">
            <text:p>0.939125</text:p>
          </table:table-cell>
          <table:table-cell office:value-type="float" office:value="0.937184" calcext:value-type="float">
            <text:p>0.937184</text:p>
          </table:table-cell>
          <table:table-cell office:value-type="float" office:value="0.9075" calcext:value-type="float">
            <text:p>0.90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5183" calcext:value-type="float">
            <text:p>2.85183</text:p>
          </table:table-cell>
          <table:table-cell office:value-type="float" office:value="2.8227" calcext:value-type="float">
            <text:p>2.8227</text:p>
          </table:table-cell>
          <table:table-cell office:value-type="float" office:value="2.7854" calcext:value-type="float">
            <text:p>2.7854</text:p>
          </table:table-cell>
          <table:table-cell office:value-type="float" office:value="2.86979" calcext:value-type="float">
            <text:p>2.869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6248" calcext:value-type="float">
            <text:p>1.86248</text:p>
          </table:table-cell>
          <table:table-cell office:value-type="float" office:value="1.49615" calcext:value-type="float">
            <text:p>1.49615</text:p>
          </table:table-cell>
          <table:table-cell office:value-type="float" office:value="1.46197" calcext:value-type="float">
            <text:p>1.46197</text:p>
          </table:table-cell>
          <table:table-cell office:value-type="float" office:value="2.32204" calcext:value-type="float">
            <text:p>2.322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0986" calcext:value-type="float">
            <text:p>1.80986</text:p>
          </table:table-cell>
          <table:table-cell office:value-type="float" office:value="1.91165" calcext:value-type="float">
            <text:p>1.91165</text:p>
          </table:table-cell>
          <table:table-cell office:value-type="float" office:value="1.63295" calcext:value-type="float">
            <text:p>1.63295</text:p>
          </table:table-cell>
          <table:table-cell office:value-type="float" office:value="1.01752" calcext:value-type="float">
            <text:p>1.017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1659" calcext:value-type="float">
            <text:p>2.01659</text:p>
          </table:table-cell>
          <table:table-cell office:value-type="float" office:value="2.0003" calcext:value-type="float">
            <text:p>2.0003</text:p>
          </table:table-cell>
          <table:table-cell office:value-type="float" office:value="2.12704" calcext:value-type="float">
            <text:p>2.12704</text:p>
          </table:table-cell>
          <table:table-cell office:value-type="float" office:value="2.13682" calcext:value-type="float">
            <text:p>2.136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73889" calcext:value-type="float">
            <text:p>0.673889</text:p>
          </table:table-cell>
          <table:table-cell office:value-type="float" office:value="0.670458" calcext:value-type="float">
            <text:p>0.670458</text:p>
          </table:table-cell>
          <table:table-cell office:value-type="float" office:value="0.734945" calcext:value-type="float">
            <text:p>0.734945</text:p>
          </table:table-cell>
          <table:table-cell office:value-type="float" office:value="0.270668" calcext:value-type="float">
            <text:p>0.27066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9792" calcext:value-type="float">
            <text:p>3.69792</text:p>
          </table:table-cell>
          <table:table-cell office:value-type="float" office:value="3.65789" calcext:value-type="float">
            <text:p>3.65789</text:p>
          </table:table-cell>
          <table:table-cell office:value-type="float" office:value="3.65531" calcext:value-type="float">
            <text:p>3.65531</text:p>
          </table:table-cell>
          <table:table-cell office:value-type="float" office:value="1.98989" calcext:value-type="float">
            <text:p>1.989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4894" calcext:value-type="float">
            <text:p>1.04894</text:p>
          </table:table-cell>
          <table:table-cell office:value-type="float" office:value="1.03776" calcext:value-type="float">
            <text:p>1.03776</text:p>
          </table:table-cell>
          <table:table-cell office:value-type="float" office:value="1.043" calcext:value-type="float">
            <text:p>1.043</text:p>
          </table:table-cell>
          <table:table-cell office:value-type="float" office:value="0.977912" calcext:value-type="float">
            <text:p>0.9779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5" calcext:value-type="float">
            <text:p>2.85</text:p>
          </table:table-cell>
          <table:table-cell office:value-type="float" office:value="3.7907" calcext:value-type="float">
            <text:p>3.7907</text:p>
          </table:table-cell>
          <table:table-cell office:value-type="float" office:value="3.623" calcext:value-type="float">
            <text:p>3.623</text:p>
          </table:table-cell>
          <table:table-cell office:value-type="float" office:value="2.38786" calcext:value-type="float">
            <text:p>2.387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2269" calcext:value-type="float">
            <text:p>1.52269</text:p>
          </table:table-cell>
          <table:table-cell office:value-type="float" office:value="1.8017" calcext:value-type="float">
            <text:p>1.8017</text:p>
          </table:table-cell>
          <table:table-cell office:value-type="float" office:value="1.98573" calcext:value-type="float">
            <text:p>1.98573</text:p>
          </table:table-cell>
          <table:table-cell office:value-type="float" office:value="0.531064" calcext:value-type="float">
            <text:p>0.5310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8257" calcext:value-type="float">
            <text:p>1.18257</text:p>
          </table:table-cell>
          <table:table-cell office:value-type="float" office:value="1.22425" calcext:value-type="float">
            <text:p>1.22425</text:p>
          </table:table-cell>
          <table:table-cell office:value-type="float" office:value="1.18548" calcext:value-type="float">
            <text:p>1.18548</text:p>
          </table:table-cell>
          <table:table-cell office:value-type="float" office:value="1.53066" calcext:value-type="float">
            <text:p>1.5306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31089" calcext:value-type="float">
            <text:p>4.31089</text:p>
          </table:table-cell>
          <table:table-cell office:value-type="float" office:value="4.31536" calcext:value-type="float">
            <text:p>4.31536</text:p>
          </table:table-cell>
          <table:table-cell office:value-type="float" office:value="4.33888" calcext:value-type="float">
            <text:p>4.33888</text:p>
          </table:table-cell>
          <table:table-cell office:value-type="float" office:value="3.49444" calcext:value-type="float">
            <text:p>3.494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56202" calcext:value-type="float">
            <text:p>2.56202</text:p>
          </table:table-cell>
          <table:table-cell office:value-type="float" office:value="2.60175" calcext:value-type="float">
            <text:p>2.60175</text:p>
          </table:table-cell>
          <table:table-cell office:value-type="float" office:value="2.60586" calcext:value-type="float">
            <text:p>2.60586</text:p>
          </table:table-cell>
          <table:table-cell office:value-type="float" office:value="0.408046" calcext:value-type="float">
            <text:p>0.4080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05519" calcext:value-type="float">
            <text:p>4.05519</text:p>
          </table:table-cell>
          <table:table-cell office:value-type="float" office:value="4.12195" calcext:value-type="float">
            <text:p>4.12195</text:p>
          </table:table-cell>
          <table:table-cell office:value-type="float" office:value="4.10949" calcext:value-type="float">
            <text:p>4.10949</text:p>
          </table:table-cell>
          <table:table-cell office:value-type="float" office:value="3.62892" calcext:value-type="float">
            <text:p>3.628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1592" calcext:value-type="float">
            <text:p>2.71592</text:p>
          </table:table-cell>
          <table:table-cell office:value-type="float" office:value="3.81368" calcext:value-type="float">
            <text:p>3.81368</text:p>
          </table:table-cell>
          <table:table-cell office:value-type="float" office:value="3.54543" calcext:value-type="float">
            <text:p>3.54543</text:p>
          </table:table-cell>
          <table:table-cell office:value-type="float" office:value="1.40902" calcext:value-type="float">
            <text:p>1.409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66231" calcext:value-type="float">
            <text:p>3.66231</text:p>
          </table:table-cell>
          <table:table-cell office:value-type="float" office:value="3.57983" calcext:value-type="float">
            <text:p>3.57983</text:p>
          </table:table-cell>
          <table:table-cell office:value-type="float" office:value="3.59229" calcext:value-type="float">
            <text:p>3.59229</text:p>
          </table:table-cell>
          <table:table-cell office:value-type="float" office:value="3.98009" calcext:value-type="float">
            <text:p>3.980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5363" calcext:value-type="float">
            <text:p>1.35363</text:p>
          </table:table-cell>
          <table:table-cell office:value-type="float" office:value="1.35678" calcext:value-type="float">
            <text:p>1.35678</text:p>
          </table:table-cell>
          <table:table-cell office:value-type="float" office:value="1.29646" calcext:value-type="float">
            <text:p>1.29646</text:p>
          </table:table-cell>
          <table:table-cell office:value-type="float" office:value="1.10996" calcext:value-type="float">
            <text:p>1.109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61946" calcext:value-type="float">
            <text:p>2.61946</text:p>
          </table:table-cell>
          <table:table-cell office:value-type="float" office:value="2.77211" calcext:value-type="float">
            <text:p>2.77211</text:p>
          </table:table-cell>
          <table:table-cell office:value-type="float" office:value="2.7209" calcext:value-type="float">
            <text:p>2.7209</text:p>
          </table:table-cell>
          <table:table-cell office:value-type="float" office:value="1.19023" calcext:value-type="float">
            <text:p>1.190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2539" calcext:value-type="float">
            <text:p>0.52539</text:p>
          </table:table-cell>
          <table:table-cell office:value-type="float" office:value="0.481038" calcext:value-type="float">
            <text:p>0.481038</text:p>
          </table:table-cell>
          <table:table-cell office:value-type="float" office:value="0.480816" calcext:value-type="float">
            <text:p>0.480816</text:p>
          </table:table-cell>
          <table:table-cell office:value-type="float" office:value="2.57653" calcext:value-type="float">
            <text:p>2.5765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9835" calcext:value-type="float">
            <text:p>2.39835</text:p>
          </table:table-cell>
          <table:table-cell office:value-type="float" office:value="2.38685" calcext:value-type="float">
            <text:p>2.38685</text:p>
          </table:table-cell>
          <table:table-cell office:value-type="float" office:value="2.43364" calcext:value-type="float">
            <text:p>2.43364</text:p>
          </table:table-cell>
          <table:table-cell office:value-type="float" office:value="2.95936" calcext:value-type="float">
            <text:p>2.959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20006" calcext:value-type="float">
            <text:p>1.20006</text:p>
          </table:table-cell>
          <table:table-cell office:value-type="float" office:value="1.24143" calcext:value-type="float">
            <text:p>1.24143</text:p>
          </table:table-cell>
          <table:table-cell office:value-type="float" office:value="1.13746" calcext:value-type="float">
            <text:p>1.13746</text:p>
          </table:table-cell>
          <table:table-cell office:value-type="float" office:value="1.17143" calcext:value-type="float">
            <text:p>1.171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269" calcext:value-type="float">
            <text:p>2.0269</text:p>
          </table:table-cell>
          <table:table-cell office:value-type="float" office:value="2.361" calcext:value-type="float">
            <text:p>2.361</text:p>
          </table:table-cell>
          <table:table-cell office:value-type="float" office:value="2.2638" calcext:value-type="float">
            <text:p>2.2638</text:p>
          </table:table-cell>
          <table:table-cell office:value-type="float" office:value="1.14365" calcext:value-type="float">
            <text:p>1.143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46928" calcext:value-type="float">
            <text:p>0.346928</text:p>
          </table:table-cell>
          <table:table-cell office:value-type="float" office:value="0.340342" calcext:value-type="float">
            <text:p>0.340342</text:p>
          </table:table-cell>
          <table:table-cell office:value-type="float" office:value="0.428559" calcext:value-type="float">
            <text:p>0.428559</text:p>
          </table:table-cell>
          <table:table-cell office:value-type="float" office:value="0.477442" calcext:value-type="float">
            <text:p>0.4774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686" calcext:value-type="float">
            <text:p>2.5686</text:p>
          </table:table-cell>
          <table:table-cell office:value-type="float" office:value="2.5001" calcext:value-type="float">
            <text:p>2.5001</text:p>
          </table:table-cell>
          <table:table-cell office:value-type="float" office:value="2.47401" calcext:value-type="float">
            <text:p>2.47401</text:p>
          </table:table-cell>
          <table:table-cell office:value-type="float" office:value="2.30691" calcext:value-type="float">
            <text:p>2.306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77737" calcext:value-type="float">
            <text:p>0.577737</text:p>
          </table:table-cell>
          <table:table-cell office:value-type="float" office:value="0.608113" calcext:value-type="float">
            <text:p>0.608113</text:p>
          </table:table-cell>
          <table:table-cell office:value-type="float" office:value="0.608044" calcext:value-type="float">
            <text:p>0.608044</text:p>
          </table:table-cell>
          <table:table-cell office:value-type="float" office:value="0.274967" calcext:value-type="float">
            <text:p>0.27496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63759" calcext:value-type="float">
            <text:p>2.63759</text:p>
          </table:table-cell>
          <table:table-cell office:value-type="float" office:value="2.58952" calcext:value-type="float">
            <text:p>2.58952</text:p>
          </table:table-cell>
          <table:table-cell office:value-type="float" office:value="2.54996" calcext:value-type="float">
            <text:p>2.54996</text:p>
          </table:table-cell>
          <table:table-cell office:value-type="float" office:value="3.06322" calcext:value-type="float">
            <text:p>3.063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81791" calcext:value-type="float">
            <text:p>0.181791</text:p>
          </table:table-cell>
          <table:table-cell office:value-type="float" office:value="0.398301" calcext:value-type="float">
            <text:p>0.398301</text:p>
          </table:table-cell>
          <table:table-cell office:value-type="float" office:value="0.36484" calcext:value-type="float">
            <text:p>0.36484</text:p>
          </table:table-cell>
          <table:table-cell office:value-type="float" office:value="0.338619" calcext:value-type="float">
            <text:p>0.3386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023" calcext:value-type="float">
            <text:p>3.7023</text:p>
          </table:table-cell>
          <table:table-cell office:value-type="float" office:value="4.00029" calcext:value-type="float">
            <text:p>4.00029</text:p>
          </table:table-cell>
          <table:table-cell office:value-type="float" office:value="3.9603" calcext:value-type="float">
            <text:p>3.9603</text:p>
          </table:table-cell>
          <table:table-cell office:value-type="float" office:value="2.24299" calcext:value-type="float">
            <text:p>2.242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1433" calcext:value-type="float">
            <text:p>1.01433</text:p>
          </table:table-cell>
          <table:table-cell office:value-type="float" office:value="1.01447" calcext:value-type="float">
            <text:p>1.01447</text:p>
          </table:table-cell>
          <table:table-cell office:value-type="float" office:value="1.03242" calcext:value-type="float">
            <text:p>1.03242</text:p>
          </table:table-cell>
          <table:table-cell office:value-type="float" office:value="1.24425" calcext:value-type="float">
            <text:p>1.244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1441" calcext:value-type="float">
            <text:p>1.91441</text:p>
          </table:table-cell>
          <table:table-cell office:value-type="float" office:value="1.93479" calcext:value-type="float">
            <text:p>1.93479</text:p>
          </table:table-cell>
          <table:table-cell office:value-type="float" office:value="1.99967" calcext:value-type="float">
            <text:p>1.99967</text:p>
          </table:table-cell>
          <table:table-cell office:value-type="float" office:value="1.87734" calcext:value-type="float">
            <text:p>1.877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45136" calcext:value-type="float">
            <text:p>2.45136</text:p>
          </table:table-cell>
          <table:table-cell office:value-type="float" office:value="2.54038" calcext:value-type="float">
            <text:p>2.54038</text:p>
          </table:table-cell>
          <table:table-cell office:value-type="float" office:value="2.53843" calcext:value-type="float">
            <text:p>2.53843</text:p>
          </table:table-cell>
          <table:table-cell office:value-type="float" office:value="1.83205" calcext:value-type="float">
            <text:p>1.832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5469" calcext:value-type="float">
            <text:p>1.55469</text:p>
          </table:table-cell>
          <table:table-cell office:value-type="float" office:value="1.68715" calcext:value-type="float">
            <text:p>1.68715</text:p>
          </table:table-cell>
          <table:table-cell office:value-type="float" office:value="1.68721" calcext:value-type="float">
            <text:p>1.68721</text:p>
          </table:table-cell>
          <table:table-cell office:value-type="float" office:value="0.508805" calcext:value-type="float">
            <text:p>0.5088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7984" calcext:value-type="float">
            <text:p>2.07984</text:p>
          </table:table-cell>
          <table:table-cell office:value-type="float" office:value="2.84746" calcext:value-type="float">
            <text:p>2.84746</text:p>
          </table:table-cell>
          <table:table-cell office:value-type="float" office:value="2.71588" calcext:value-type="float">
            <text:p>2.71588</text:p>
          </table:table-cell>
          <table:table-cell office:value-type="float" office:value="1.00404" calcext:value-type="float">
            <text:p>1.004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4973" calcext:value-type="float">
            <text:p>1.54973</text:p>
          </table:table-cell>
          <table:table-cell office:value-type="float" office:value="1.32913" calcext:value-type="float">
            <text:p>1.32913</text:p>
          </table:table-cell>
          <table:table-cell office:value-type="float" office:value="1.40779" calcext:value-type="float">
            <text:p>1.40779</text:p>
          </table:table-cell>
          <table:table-cell office:value-type="float" office:value="2.36763" calcext:value-type="float">
            <text:p>2.367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37573" calcext:value-type="float">
            <text:p>0.837573</text:p>
          </table:table-cell>
          <table:table-cell office:value-type="float" office:value="0.843907" calcext:value-type="float">
            <text:p>0.843907</text:p>
          </table:table-cell>
          <table:table-cell office:value-type="float" office:value="0.865426" calcext:value-type="float">
            <text:p>0.865426</text:p>
          </table:table-cell>
          <table:table-cell office:value-type="float" office:value="0.607608" calcext:value-type="float">
            <text:p>0.6076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55631" calcext:value-type="float">
            <text:p>0.455631</text:p>
          </table:table-cell>
          <table:table-cell office:value-type="float" office:value="0.453732" calcext:value-type="float">
            <text:p>0.453732</text:p>
          </table:table-cell>
          <table:table-cell office:value-type="float" office:value="0.476361" calcext:value-type="float">
            <text:p>0.476361</text:p>
          </table:table-cell>
          <table:table-cell office:value-type="float" office:value="0.390472" calcext:value-type="float">
            <text:p>0.39047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07493" calcext:value-type="float">
            <text:p>0.307493</text:p>
          </table:table-cell>
          <table:table-cell office:value-type="float" office:value="0.265768" calcext:value-type="float">
            <text:p>0.265768</text:p>
          </table:table-cell>
          <table:table-cell office:value-type="float" office:value="0.266607" calcext:value-type="float">
            <text:p>0.266607</text:p>
          </table:table-cell>
          <table:table-cell office:value-type="float" office:value="1.00237" calcext:value-type="float">
            <text:p>1.002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376328" calcext:value-type="float">
            <text:p>0.376328</text:p>
          </table:table-cell>
          <table:table-cell office:value-type="float" office:value="0.433238" calcext:value-type="float">
            <text:p>0.433238</text:p>
          </table:table-cell>
          <table:table-cell office:value-type="float" office:value="0.43177" calcext:value-type="float">
            <text:p>0.43177</text:p>
          </table:table-cell>
          <table:table-cell office:value-type="float" office:value="0.110576" calcext:value-type="float">
            <text:p>0.1105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91976" calcext:value-type="float">
            <text:p>0.291976</text:p>
          </table:table-cell>
          <table:table-cell office:value-type="float" office:value="0.277364" calcext:value-type="float">
            <text:p>0.277364</text:p>
          </table:table-cell>
          <table:table-cell office:value-type="float" office:value="0.23921" calcext:value-type="float">
            <text:p>0.23921</text:p>
          </table:table-cell>
          <table:table-cell office:value-type="float" office:value="0.445843" calcext:value-type="float">
            <text:p>0.4458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73669" calcext:value-type="float">
            <text:p>0.673669</text:p>
          </table:table-cell>
          <table:table-cell office:value-type="float" office:value="0.746677" calcext:value-type="float">
            <text:p>0.746677</text:p>
          </table:table-cell>
          <table:table-cell office:value-type="float" office:value="0.779308" calcext:value-type="float">
            <text:p>0.779308</text:p>
          </table:table-cell>
          <table:table-cell office:value-type="float" office:value="0.350935" calcext:value-type="float">
            <text:p>0.350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12703" calcext:value-type="float">
            <text:p>0.212703</text:p>
          </table:table-cell>
          <table:table-cell office:value-type="float" office:value="0.223184" calcext:value-type="float">
            <text:p>0.223184</text:p>
          </table:table-cell>
          <table:table-cell office:value-type="float" office:value="0.28486" calcext:value-type="float">
            <text:p>0.28486</text:p>
          </table:table-cell>
          <table:table-cell office:value-type="float" office:value="0.103702" calcext:value-type="float">
            <text:p>0.1037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6308" calcext:value-type="float">
            <text:p>3.6308</text:p>
          </table:table-cell>
          <table:table-cell office:value-type="float" office:value="3.632" calcext:value-type="float">
            <text:p>3.632</text:p>
          </table:table-cell>
          <table:table-cell office:value-type="float" office:value="3.64581" calcext:value-type="float">
            <text:p>3.64581</text:p>
          </table:table-cell>
          <table:table-cell office:value-type="float" office:value="3.35766" calcext:value-type="float">
            <text:p>3.3576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18084" calcext:value-type="float">
            <text:p>0.818084</text:p>
          </table:table-cell>
          <table:table-cell office:value-type="float" office:value="0.878006" calcext:value-type="float">
            <text:p>0.878006</text:p>
          </table:table-cell>
          <table:table-cell office:value-type="float" office:value="0.87866" calcext:value-type="float">
            <text:p>0.87866</text:p>
          </table:table-cell>
          <table:table-cell office:value-type="float" office:value="0.57018" calcext:value-type="float">
            <text:p>0.5701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19912" calcext:value-type="float">
            <text:p>3.19912</text:p>
          </table:table-cell>
          <table:table-cell office:value-type="float" office:value="3.26767" calcext:value-type="float">
            <text:p>3.26767</text:p>
          </table:table-cell>
          <table:table-cell office:value-type="float" office:value="3.26801" calcext:value-type="float">
            <text:p>3.26801</text:p>
          </table:table-cell>
          <table:table-cell office:value-type="float" office:value="2.94554" calcext:value-type="float">
            <text:p>2.945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02367" calcext:value-type="float">
            <text:p>0.302367</text:p>
          </table:table-cell>
          <table:table-cell office:value-type="float" office:value="0.559398" calcext:value-type="float">
            <text:p>0.559398</text:p>
          </table:table-cell>
          <table:table-cell office:value-type="float" office:value="0.513106" calcext:value-type="float">
            <text:p>0.513106</text:p>
          </table:table-cell>
          <table:table-cell office:value-type="float" office:value="0.182658" calcext:value-type="float">
            <text:p>0.1826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67684" calcext:value-type="float">
            <text:p>3.67684</text:p>
          </table:table-cell>
          <table:table-cell office:value-type="float" office:value="3.67914" calcext:value-type="float">
            <text:p>3.67914</text:p>
          </table:table-cell>
          <table:table-cell office:value-type="float" office:value="3.69565" calcext:value-type="float">
            <text:p>3.69565</text:p>
          </table:table-cell>
          <table:table-cell office:value-type="float" office:value="3.24483" calcext:value-type="float">
            <text:p>3.244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36291" calcext:value-type="float">
            <text:p>3.36291</text:p>
          </table:table-cell>
          <table:table-cell office:value-type="float" office:value="3.31782" calcext:value-type="float">
            <text:p>3.31782</text:p>
          </table:table-cell>
          <table:table-cell office:value-type="float" office:value="3.16859" calcext:value-type="float">
            <text:p>3.16859</text:p>
          </table:table-cell>
          <table:table-cell office:value-type="float" office:value="3.04627" calcext:value-type="float">
            <text:p>3.046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4481" calcext:value-type="float">
            <text:p>3.4481</text:p>
          </table:table-cell>
          <table:table-cell office:value-type="float" office:value="3.43858" calcext:value-type="float">
            <text:p>3.43858</text:p>
          </table:table-cell>
          <table:table-cell office:value-type="float" office:value="3.43616" calcext:value-type="float">
            <text:p>3.43616</text:p>
          </table:table-cell>
          <table:table-cell office:value-type="float" office:value="2.96849" calcext:value-type="float">
            <text:p>2.968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98041" calcext:value-type="float">
            <text:p>2.98041</text:p>
          </table:table-cell>
          <table:table-cell office:value-type="float" office:value="3.04912" calcext:value-type="float">
            <text:p>3.04912</text:p>
          </table:table-cell>
          <table:table-cell office:value-type="float" office:value="3.04877" calcext:value-type="float">
            <text:p>3.04877</text:p>
          </table:table-cell>
          <table:table-cell office:value-type="float" office:value="2.80774" calcext:value-type="float">
            <text:p>2.807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1039" calcext:value-type="float">
            <text:p>2.81039</text:p>
          </table:table-cell>
          <table:table-cell office:value-type="float" office:value="2.8628" calcext:value-type="float">
            <text:p>2.8628</text:p>
          </table:table-cell>
          <table:table-cell office:value-type="float" office:value="2.87171" calcext:value-type="float">
            <text:p>2.87171</text:p>
          </table:table-cell>
          <table:table-cell office:value-type="float" office:value="2.4517" calcext:value-type="float">
            <text:p>2.45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82703" calcext:value-type="float">
            <text:p>5.82703</text:p>
          </table:table-cell>
          <table:table-cell office:value-type="float" office:value="6.71794" calcext:value-type="float">
            <text:p>6.71794</text:p>
          </table:table-cell>
          <table:table-cell office:value-type="float" office:value="6.45339" calcext:value-type="float">
            <text:p>6.45339</text:p>
          </table:table-cell>
          <table:table-cell office:value-type="float" office:value="3.45077" calcext:value-type="float">
            <text:p>3.450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483" calcext:value-type="float">
            <text:p>4.483</text:p>
          </table:table-cell>
          <table:table-cell office:value-type="float" office:value="4.73441" calcext:value-type="float">
            <text:p>4.73441</text:p>
          </table:table-cell>
          <table:table-cell office:value-type="float" office:value="4.76984" calcext:value-type="float">
            <text:p>4.76984</text:p>
          </table:table-cell>
          <table:table-cell office:value-type="float" office:value="3.03798" calcext:value-type="float">
            <text:p>3.037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47407" calcext:value-type="float">
            <text:p>4.47407</text:p>
          </table:table-cell>
          <table:table-cell office:value-type="float" office:value="4.50812" calcext:value-type="float">
            <text:p>4.50812</text:p>
          </table:table-cell>
          <table:table-cell office:value-type="float" office:value="4.58172" calcext:value-type="float">
            <text:p>4.58172</text:p>
          </table:table-cell>
          <table:table-cell office:value-type="float" office:value="4.26843" calcext:value-type="float">
            <text:p>4.268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4559" calcext:value-type="float">
            <text:p>1.94559</text:p>
          </table:table-cell>
          <table:table-cell office:value-type="float" office:value="1.97677" calcext:value-type="float">
            <text:p>1.97677</text:p>
          </table:table-cell>
          <table:table-cell office:value-type="float" office:value="1.97653" calcext:value-type="float">
            <text:p>1.97653</text:p>
          </table:table-cell>
          <table:table-cell office:value-type="float" office:value="1.66137" calcext:value-type="float">
            <text:p>1.6613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13769" calcext:value-type="float">
            <text:p>3.13769</text:p>
          </table:table-cell>
          <table:table-cell office:value-type="float" office:value="2.9735" calcext:value-type="float">
            <text:p>2.9735</text:p>
          </table:table-cell>
          <table:table-cell office:value-type="float" office:value="2.96856" calcext:value-type="float">
            <text:p>2.96856</text:p>
          </table:table-cell>
          <table:table-cell office:value-type="float" office:value="3.36011" calcext:value-type="float">
            <text:p>3.360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97544" calcext:value-type="float">
            <text:p>2.97544</text:p>
          </table:table-cell>
          <table:table-cell office:value-type="float" office:value="3.03491" calcext:value-type="float">
            <text:p>3.03491</text:p>
          </table:table-cell>
          <table:table-cell office:value-type="float" office:value="3.04855" calcext:value-type="float">
            <text:p>3.04855</text:p>
          </table:table-cell>
          <table:table-cell office:value-type="float" office:value="2.59651" calcext:value-type="float">
            <text:p>2.596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4071" calcext:value-type="float">
            <text:p>1.84071</text:p>
          </table:table-cell>
          <table:table-cell office:value-type="float" office:value="1.3187" calcext:value-type="float">
            <text:p>1.3187</text:p>
          </table:table-cell>
          <table:table-cell office:value-type="float" office:value="1.39114" calcext:value-type="float">
            <text:p>1.39114</text:p>
          </table:table-cell>
          <table:table-cell office:value-type="float" office:value="3.11675" calcext:value-type="float">
            <text:p>3.116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8549" calcext:value-type="float">
            <text:p>1.98549</text:p>
          </table:table-cell>
          <table:table-cell office:value-type="float" office:value="2.21806" calcext:value-type="float">
            <text:p>2.21806</text:p>
          </table:table-cell>
          <table:table-cell office:value-type="float" office:value="2.1936" calcext:value-type="float">
            <text:p>2.1936</text:p>
          </table:table-cell>
          <table:table-cell office:value-type="float" office:value="1.84552" calcext:value-type="float">
            <text:p>1.845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9311" calcext:value-type="float">
            <text:p>1.09311</text:p>
          </table:table-cell>
          <table:table-cell office:value-type="float" office:value="1.05474" calcext:value-type="float">
            <text:p>1.05474</text:p>
          </table:table-cell>
          <table:table-cell office:value-type="float" office:value="1.01014" calcext:value-type="float">
            <text:p>1.01014</text:p>
          </table:table-cell>
          <table:table-cell office:value-type="float" office:value="0.99812" calcext:value-type="float">
            <text:p>0.9981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29217" calcext:value-type="float">
            <text:p>6.29217</text:p>
          </table:table-cell>
          <table:table-cell office:value-type="float" office:value="6.25537" calcext:value-type="float">
            <text:p>6.25537</text:p>
          </table:table-cell>
          <table:table-cell office:value-type="float" office:value="6.23326" calcext:value-type="float">
            <text:p>6.23326</text:p>
          </table:table-cell>
          <table:table-cell office:value-type="float" office:value="5.33786" calcext:value-type="float">
            <text:p>5.337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8915" calcext:value-type="float">
            <text:p>1.48915</text:p>
          </table:table-cell>
          <table:table-cell office:value-type="float" office:value="1.60534" calcext:value-type="float">
            <text:p>1.60534</text:p>
          </table:table-cell>
          <table:table-cell office:value-type="float" office:value="1.59974" calcext:value-type="float">
            <text:p>1.59974</text:p>
          </table:table-cell>
          <table:table-cell office:value-type="float" office:value="1.5781" calcext:value-type="float">
            <text:p>1.578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1111" calcext:value-type="float">
            <text:p>4.1111</text:p>
          </table:table-cell>
          <table:table-cell office:value-type="float" office:value="3.88466" calcext:value-type="float">
            <text:p>3.88466</text:p>
          </table:table-cell>
          <table:table-cell office:value-type="float" office:value="3.88402" calcext:value-type="float">
            <text:p>3.88402</text:p>
          </table:table-cell>
          <table:table-cell office:value-type="float" office:value="4.0677" calcext:value-type="float">
            <text:p>4.06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32867" calcext:value-type="float">
            <text:p>3.32867</text:p>
          </table:table-cell>
          <table:table-cell office:value-type="float" office:value="4.07639" calcext:value-type="float">
            <text:p>4.07639</text:p>
          </table:table-cell>
          <table:table-cell office:value-type="float" office:value="3.88974" calcext:value-type="float">
            <text:p>3.88974</text:p>
          </table:table-cell>
          <table:table-cell office:value-type="float" office:value="1.90468" calcext:value-type="float">
            <text:p>1.904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24167" calcext:value-type="float">
            <text:p>9.24167</text:p>
          </table:table-cell>
          <table:table-cell office:value-type="float" office:value="10.1722" calcext:value-type="float">
            <text:p>10.1722</text:p>
          </table:table-cell>
          <table:table-cell office:value-type="float" office:value="10.1134" calcext:value-type="float">
            <text:p>10.1134</text:p>
          </table:table-cell>
          <table:table-cell office:value-type="float" office:value="5.6311" calcext:value-type="float">
            <text:p>5.63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07512" calcext:value-type="float">
            <text:p>0.907512</text:p>
          </table:table-cell>
          <table:table-cell office:value-type="float" office:value="0.93246" calcext:value-type="float">
            <text:p>0.93246</text:p>
          </table:table-cell>
          <table:table-cell office:value-type="float" office:value="0.939025" calcext:value-type="float">
            <text:p>0.939025</text:p>
          </table:table-cell>
          <table:table-cell office:value-type="float" office:value="1.4798" calcext:value-type="float">
            <text:p>1.47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10374" calcext:value-type="float">
            <text:p>0.910374</text:p>
          </table:table-cell>
          <table:table-cell office:value-type="float" office:value="0.901229" calcext:value-type="float">
            <text:p>0.901229</text:p>
          </table:table-cell>
          <table:table-cell office:value-type="float" office:value="0.895492" calcext:value-type="float">
            <text:p>0.895492</text:p>
          </table:table-cell>
          <table:table-cell office:value-type="float" office:value="0.898578" calcext:value-type="float">
            <text:p>0.8985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587" calcext:value-type="float">
            <text:p>1.9587</text:p>
          </table:table-cell>
          <table:table-cell office:value-type="float" office:value="2.07894" calcext:value-type="float">
            <text:p>2.07894</text:p>
          </table:table-cell>
          <table:table-cell office:value-type="float" office:value="2.07789" calcext:value-type="float">
            <text:p>2.07789</text:p>
          </table:table-cell>
          <table:table-cell office:value-type="float" office:value="2.30237" calcext:value-type="float">
            <text:p>2.302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67999" calcext:value-type="float">
            <text:p>0.467999</text:p>
          </table:table-cell>
          <table:table-cell office:value-type="float" office:value="0.450422" calcext:value-type="float">
            <text:p>0.450422</text:p>
          </table:table-cell>
          <table:table-cell office:value-type="float" office:value="0.482274" calcext:value-type="float">
            <text:p>0.482274</text:p>
          </table:table-cell>
          <table:table-cell office:value-type="float" office:value="0.133227" calcext:value-type="float">
            <text:p>0.1332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4114" calcext:value-type="float">
            <text:p>0.64114</text:p>
          </table:table-cell>
          <table:table-cell office:value-type="float" office:value="0.896028" calcext:value-type="float">
            <text:p>0.896028</text:p>
          </table:table-cell>
          <table:table-cell office:value-type="float" office:value="0.884398" calcext:value-type="float">
            <text:p>0.884398</text:p>
          </table:table-cell>
          <table:table-cell office:value-type="float" office:value="1.10713" calcext:value-type="float">
            <text:p>1.107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7365" calcext:value-type="float">
            <text:p>1.97365</text:p>
          </table:table-cell>
          <table:table-cell office:value-type="float" office:value="2.51632" calcext:value-type="float">
            <text:p>2.51632</text:p>
          </table:table-cell>
          <table:table-cell office:value-type="float" office:value="2.50854" calcext:value-type="float">
            <text:p>2.50854</text:p>
          </table:table-cell>
          <table:table-cell office:value-type="float" office:value="0.782746" calcext:value-type="float">
            <text:p>0.7827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96601" calcext:value-type="float">
            <text:p>0.196601</text:p>
          </table:table-cell>
          <table:table-cell office:value-type="float" office:value="0.186854" calcext:value-type="float">
            <text:p>0.186854</text:p>
          </table:table-cell>
          <table:table-cell office:value-type="float" office:value="0.190319" calcext:value-type="float">
            <text:p>0.190319</text:p>
          </table:table-cell>
          <table:table-cell office:value-type="float" office:value="0.0571224" calcext:value-type="float">
            <text:p>0.057122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742998" calcext:value-type="float">
            <text:p>0.742998</text:p>
          </table:table-cell>
          <table:table-cell office:value-type="float" office:value="0.737032" calcext:value-type="float">
            <text:p>0.737032</text:p>
          </table:table-cell>
          <table:table-cell office:value-type="float" office:value="0.741568" calcext:value-type="float">
            <text:p>0.741568</text:p>
          </table:table-cell>
          <table:table-cell office:value-type="float" office:value="0.594656" calcext:value-type="float">
            <text:p>0.59465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77768" calcext:value-type="float">
            <text:p>0.977768</text:p>
          </table:table-cell>
          <table:table-cell office:value-type="float" office:value="1.07749" calcext:value-type="float">
            <text:p>1.07749</text:p>
          </table:table-cell>
          <table:table-cell office:value-type="float" office:value="1.06864" calcext:value-type="float">
            <text:p>1.06864</text:p>
          </table:table-cell>
          <table:table-cell office:value-type="float" office:value="0.983087" calcext:value-type="float">
            <text:p>0.9830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51371" calcext:value-type="float">
            <text:p>0.51371</text:p>
          </table:table-cell>
          <table:table-cell office:value-type="float" office:value="0.540628" calcext:value-type="float">
            <text:p>0.540628</text:p>
          </table:table-cell>
          <table:table-cell office:value-type="float" office:value="0.590406" calcext:value-type="float">
            <text:p>0.590406</text:p>
          </table:table-cell>
          <table:table-cell office:value-type="float" office:value="0.142922" calcext:value-type="float">
            <text:p>0.1429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2485" calcext:value-type="float">
            <text:p>0.92485</text:p>
          </table:table-cell>
          <table:table-cell office:value-type="float" office:value="1.3445" calcext:value-type="float">
            <text:p>1.3445</text:p>
          </table:table-cell>
          <table:table-cell office:value-type="float" office:value="1.25861" calcext:value-type="float">
            <text:p>1.25861</text:p>
          </table:table-cell>
          <table:table-cell office:value-type="float" office:value="0.111589" calcext:value-type="float">
            <text:p>0.1115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74155" calcext:value-type="float">
            <text:p>1.74155</text:p>
          </table:table-cell>
          <table:table-cell office:value-type="float" office:value="2.24068" calcext:value-type="float">
            <text:p>2.24068</text:p>
          </table:table-cell>
          <table:table-cell office:value-type="float" office:value="2.24655" calcext:value-type="float">
            <text:p>2.24655</text:p>
          </table:table-cell>
          <table:table-cell office:value-type="float" office:value="0.472599" calcext:value-type="float">
            <text:p>0.4725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851155" calcext:value-type="float">
            <text:p>0.0851155</text:p>
          </table:table-cell>
          <table:table-cell office:value-type="float" office:value="0.0838568" calcext:value-type="float">
            <text:p>0.0838568</text:p>
          </table:table-cell>
          <table:table-cell office:value-type="float" office:value="0.0838819" calcext:value-type="float">
            <text:p>0.0838819</text:p>
          </table:table-cell>
          <table:table-cell office:value-type="float" office:value="0.206787" calcext:value-type="float">
            <text:p>0.2067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26986" calcext:value-type="float">
            <text:p>7.26986</text:p>
          </table:table-cell>
          <table:table-cell office:value-type="float" office:value="7.35404" calcext:value-type="float">
            <text:p>7.35404</text:p>
          </table:table-cell>
          <table:table-cell office:value-type="float" office:value="7.39967" calcext:value-type="float">
            <text:p>7.39967</text:p>
          </table:table-cell>
          <table:table-cell office:value-type="float" office:value="5.05836" calcext:value-type="float">
            <text:p>5.058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15955" calcext:value-type="float">
            <text:p>2.15955</text:p>
          </table:table-cell>
          <table:table-cell office:value-type="float" office:value="2.37902" calcext:value-type="float">
            <text:p>2.37902</text:p>
          </table:table-cell>
          <table:table-cell office:value-type="float" office:value="2.36217" calcext:value-type="float">
            <text:p>2.36217</text:p>
          </table:table-cell>
          <table:table-cell office:value-type="float" office:value="1.24563" calcext:value-type="float">
            <text:p>1.245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57063" calcext:value-type="float">
            <text:p>5.57063</text:p>
          </table:table-cell>
          <table:table-cell office:value-type="float" office:value="5.41219" calcext:value-type="float">
            <text:p>5.41219</text:p>
          </table:table-cell>
          <table:table-cell office:value-type="float" office:value="5.69682" calcext:value-type="float">
            <text:p>5.69682</text:p>
          </table:table-cell>
          <table:table-cell office:value-type="float" office:value="3.94696" calcext:value-type="float">
            <text:p>3.946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8628" calcext:value-type="float">
            <text:p>0.78628</text:p>
          </table:table-cell>
          <table:table-cell office:value-type="float" office:value="1.30687" calcext:value-type="float">
            <text:p>1.30687</text:p>
          </table:table-cell>
          <table:table-cell office:value-type="float" office:value="1.24547" calcext:value-type="float">
            <text:p>1.24547</text:p>
          </table:table-cell>
          <table:table-cell office:value-type="float" office:value="0.0877956" calcext:value-type="float">
            <text:p>0.087795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16485" calcext:value-type="float">
            <text:p>6.16485</text:p>
          </table:table-cell>
          <table:table-cell office:value-type="float" office:value="6.64256" calcext:value-type="float">
            <text:p>6.64256</text:p>
          </table:table-cell>
          <table:table-cell office:value-type="float" office:value="6.59643" calcext:value-type="float">
            <text:p>6.59643</text:p>
          </table:table-cell>
          <table:table-cell office:value-type="float" office:value="4.14132" calcext:value-type="float">
            <text:p>4.141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9319" calcext:value-type="float">
            <text:p>0.69319</text:p>
          </table:table-cell>
          <table:table-cell office:value-type="float" office:value="0.713778" calcext:value-type="float">
            <text:p>0.713778</text:p>
          </table:table-cell>
          <table:table-cell office:value-type="float" office:value="0.70117" calcext:value-type="float">
            <text:p>0.70117</text:p>
          </table:table-cell>
          <table:table-cell office:value-type="float" office:value="0.679851" calcext:value-type="float">
            <text:p>0.6798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94267" calcext:value-type="float">
            <text:p>3.94267</text:p>
          </table:table-cell>
          <table:table-cell office:value-type="float" office:value="3.96743" calcext:value-type="float">
            <text:p>3.96743</text:p>
          </table:table-cell>
          <table:table-cell office:value-type="float" office:value="4.0107" calcext:value-type="float">
            <text:p>4.0107</text:p>
          </table:table-cell>
          <table:table-cell office:value-type="float" office:value="3.77869" calcext:value-type="float">
            <text:p>3.778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09621" calcext:value-type="float">
            <text:p>0.609621</text:p>
          </table:table-cell>
          <table:table-cell office:value-type="float" office:value="0.699416" calcext:value-type="float">
            <text:p>0.699416</text:p>
          </table:table-cell>
          <table:table-cell office:value-type="float" office:value="0.675815" calcext:value-type="float">
            <text:p>0.675815</text:p>
          </table:table-cell>
          <table:table-cell office:value-type="float" office:value="0.441237" calcext:value-type="float">
            <text:p>0.4412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9099" calcext:value-type="float">
            <text:p>1.69099</text:p>
          </table:table-cell>
          <table:table-cell office:value-type="float" office:value="1.60408" calcext:value-type="float">
            <text:p>1.60408</text:p>
          </table:table-cell>
          <table:table-cell office:value-type="float" office:value="1.72922" calcext:value-type="float">
            <text:p>1.72922</text:p>
          </table:table-cell>
          <table:table-cell office:value-type="float" office:value="2.2482" calcext:value-type="float">
            <text:p>2.248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16227" calcext:value-type="float">
            <text:p>0.416227</text:p>
          </table:table-cell>
          <table:table-cell office:value-type="float" office:value="0.353187" calcext:value-type="float">
            <text:p>0.353187</text:p>
          </table:table-cell>
          <table:table-cell office:value-type="float" office:value="0.341221" calcext:value-type="float">
            <text:p>0.341221</text:p>
          </table:table-cell>
          <table:table-cell office:value-type="float" office:value="1.41873" calcext:value-type="float">
            <text:p>1.418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60689" calcext:value-type="float">
            <text:p>5.60689</text:p>
          </table:table-cell>
          <table:table-cell office:value-type="float" office:value="6.41777" calcext:value-type="float">
            <text:p>6.41777</text:p>
          </table:table-cell>
          <table:table-cell office:value-type="float" office:value="6.41365" calcext:value-type="float">
            <text:p>6.41365</text:p>
          </table:table-cell>
          <table:table-cell office:value-type="float" office:value="3.51899" calcext:value-type="float">
            <text:p>3.518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2155" calcext:value-type="float">
            <text:p>2.02155</text:p>
          </table:table-cell>
          <table:table-cell office:value-type="float" office:value="1.99017" calcext:value-type="float">
            <text:p>1.99017</text:p>
          </table:table-cell>
          <table:table-cell office:value-type="float" office:value="2.0016" calcext:value-type="float">
            <text:p>2.0016</text:p>
          </table:table-cell>
          <table:table-cell office:value-type="float" office:value="2.45155" calcext:value-type="float">
            <text:p>2.451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0621" calcext:value-type="float">
            <text:p>3.50621</text:p>
          </table:table-cell>
          <table:table-cell office:value-type="float" office:value="3.78435" calcext:value-type="float">
            <text:p>3.78435</text:p>
          </table:table-cell>
          <table:table-cell office:value-type="float" office:value="3.74165" calcext:value-type="float">
            <text:p>3.74165</text:p>
          </table:table-cell>
          <table:table-cell office:value-type="float" office:value="2.21841" calcext:value-type="float">
            <text:p>2.218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9.43731" calcext:value-type="float">
            <text:p>9.43731</text:p>
          </table:table-cell>
          <table:table-cell office:value-type="float" office:value="10.0035" calcext:value-type="float">
            <text:p>10.0035</text:p>
          </table:table-cell>
          <table:table-cell office:value-type="float" office:value="9.9127" calcext:value-type="float">
            <text:p>9.9127</text:p>
          </table:table-cell>
          <table:table-cell office:value-type="float" office:value="6.04304" calcext:value-type="float">
            <text:p>6.043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71082" calcext:value-type="float">
            <text:p>6.71082</text:p>
          </table:table-cell>
          <table:table-cell office:value-type="float" office:value="7.40862" calcext:value-type="float">
            <text:p>7.40862</text:p>
          </table:table-cell>
          <table:table-cell office:value-type="float" office:value="7.63923" calcext:value-type="float">
            <text:p>7.63923</text:p>
          </table:table-cell>
          <table:table-cell office:value-type="float" office:value="1.2431" calcext:value-type="float">
            <text:p>1.24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76632" calcext:value-type="float">
            <text:p>2.76632</text:p>
          </table:table-cell>
          <table:table-cell office:value-type="float" office:value="3.64718" calcext:value-type="float">
            <text:p>3.64718</text:p>
          </table:table-cell>
          <table:table-cell office:value-type="float" office:value="3.62682" calcext:value-type="float">
            <text:p>3.62682</text:p>
          </table:table-cell>
          <table:table-cell office:value-type="float" office:value="1.40696" calcext:value-type="float">
            <text:p>1.406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7393" calcext:value-type="float">
            <text:p>1.67393</text:p>
          </table:table-cell>
          <table:table-cell office:value-type="float" office:value="1.51801" calcext:value-type="float">
            <text:p>1.51801</text:p>
          </table:table-cell>
          <table:table-cell office:value-type="float" office:value="1.53351" calcext:value-type="float">
            <text:p>1.53351</text:p>
          </table:table-cell>
          <table:table-cell office:value-type="float" office:value="2.77882" calcext:value-type="float">
            <text:p>2.7788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8626" calcext:value-type="float">
            <text:p>1.68626</text:p>
          </table:table-cell>
          <table:table-cell office:value-type="float" office:value="1.74623" calcext:value-type="float">
            <text:p>1.74623</text:p>
          </table:table-cell>
          <table:table-cell office:value-type="float" office:value="1.66928" calcext:value-type="float">
            <text:p>1.66928</text:p>
          </table:table-cell>
          <table:table-cell office:value-type="float" office:value="1.33671" calcext:value-type="float">
            <text:p>1.336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691" calcext:value-type="float">
            <text:p>3.2691</text:p>
          </table:table-cell>
          <table:table-cell office:value-type="float" office:value="3.04093" calcext:value-type="float">
            <text:p>3.04093</text:p>
          </table:table-cell>
          <table:table-cell office:value-type="float" office:value="3.06789" calcext:value-type="float">
            <text:p>3.06789</text:p>
          </table:table-cell>
          <table:table-cell office:value-type="float" office:value="1.58675" calcext:value-type="float">
            <text:p>1.586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381118" calcext:value-type="float">
            <text:p>0.0381118</text:p>
          </table:table-cell>
          <table:table-cell office:value-type="float" office:value="0.116334" calcext:value-type="float">
            <text:p>0.116334</text:p>
          </table:table-cell>
          <table:table-cell office:value-type="float" office:value="0.106875" calcext:value-type="float">
            <text:p>0.106875</text:p>
          </table:table-cell>
          <table:table-cell office:value-type="float" office:value="1.27908" calcext:value-type="float">
            <text:p>1.279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2386" calcext:value-type="float">
            <text:p>3.52386</text:p>
          </table:table-cell>
          <table:table-cell office:value-type="float" office:value="3.67035" calcext:value-type="float">
            <text:p>3.67035</text:p>
          </table:table-cell>
          <table:table-cell office:value-type="float" office:value="3.38105" calcext:value-type="float">
            <text:p>3.38105</text:p>
          </table:table-cell>
          <table:table-cell office:value-type="float" office:value="2.37954" calcext:value-type="float">
            <text:p>2.379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56984" calcext:value-type="float">
            <text:p>0.856984</text:p>
          </table:table-cell>
          <table:table-cell office:value-type="float" office:value="0.466396" calcext:value-type="float">
            <text:p>0.466396</text:p>
          </table:table-cell>
          <table:table-cell office:value-type="float" office:value="0.479137" calcext:value-type="float">
            <text:p>0.479137</text:p>
          </table:table-cell>
          <table:table-cell office:value-type="float" office:value="1.73628" calcext:value-type="float">
            <text:p>1.736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8.42599" calcext:value-type="float">
            <text:p>8.42599</text:p>
          </table:table-cell>
          <table:table-cell office:value-type="float" office:value="9.42884" calcext:value-type="float">
            <text:p>9.42884</text:p>
          </table:table-cell>
          <table:table-cell office:value-type="float" office:value="9.61551" calcext:value-type="float">
            <text:p>9.61551</text:p>
          </table:table-cell>
          <table:table-cell office:value-type="float" office:value="1.73398" calcext:value-type="float">
            <text:p>1.733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78093" calcext:value-type="float">
            <text:p>0.978093</text:p>
          </table:table-cell>
          <table:table-cell office:value-type="float" office:value="0.971435" calcext:value-type="float">
            <text:p>0.971435</text:p>
          </table:table-cell>
          <table:table-cell office:value-type="float" office:value="0.932287" calcext:value-type="float">
            <text:p>0.932287</text:p>
          </table:table-cell>
          <table:table-cell office:value-type="float" office:value="0.972892" calcext:value-type="float">
            <text:p>0.9728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6169" calcext:value-type="float">
            <text:p>2.6169</text:p>
          </table:table-cell>
          <table:table-cell office:value-type="float" office:value="2.83473" calcext:value-type="float">
            <text:p>2.83473</text:p>
          </table:table-cell>
          <table:table-cell office:value-type="float" office:value="2.81484" calcext:value-type="float">
            <text:p>2.81484</text:p>
          </table:table-cell>
          <table:table-cell office:value-type="float" office:value="0.873044" calcext:value-type="float">
            <text:p>0.8730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93413" calcext:value-type="float">
            <text:p>4.93413</text:p>
          </table:table-cell>
          <table:table-cell office:value-type="float" office:value="5.66118" calcext:value-type="float">
            <text:p>5.66118</text:p>
          </table:table-cell>
          <table:table-cell office:value-type="float" office:value="5.61334" calcext:value-type="float">
            <text:p>5.61334</text:p>
          </table:table-cell>
          <table:table-cell office:value-type="float" office:value="1.49097" calcext:value-type="float">
            <text:p>1.490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98507" calcext:value-type="float">
            <text:p>3.98507</text:p>
          </table:table-cell>
          <table:table-cell office:value-type="float" office:value="4.61452" calcext:value-type="float">
            <text:p>4.61452</text:p>
          </table:table-cell>
          <table:table-cell office:value-type="float" office:value="4.82355" calcext:value-type="float">
            <text:p>4.82355</text:p>
          </table:table-cell>
          <table:table-cell office:value-type="float" office:value="1.32331" calcext:value-type="float">
            <text:p>1.323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2202" calcext:value-type="float">
            <text:p>1.32202</text:p>
          </table:table-cell>
          <table:table-cell office:value-type="float" office:value="1.82432" calcext:value-type="float">
            <text:p>1.82432</text:p>
          </table:table-cell>
          <table:table-cell office:value-type="float" office:value="1.79135" calcext:value-type="float">
            <text:p>1.79135</text:p>
          </table:table-cell>
          <table:table-cell office:value-type="float" office:value="0.869939" calcext:value-type="float">
            <text:p>0.86993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5427" calcext:value-type="float">
            <text:p>0.45427</text:p>
          </table:table-cell>
          <table:table-cell office:value-type="float" office:value="0.332092" calcext:value-type="float">
            <text:p>0.332092</text:p>
          </table:table-cell>
          <table:table-cell office:value-type="float" office:value="0.308156" calcext:value-type="float">
            <text:p>0.308156</text:p>
          </table:table-cell>
          <table:table-cell office:value-type="float" office:value="1.01055" calcext:value-type="float">
            <text:p>1.010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61848" calcext:value-type="float">
            <text:p>4.61848</text:p>
          </table:table-cell>
          <table:table-cell office:value-type="float" office:value="4.70792" calcext:value-type="float">
            <text:p>4.70792</text:p>
          </table:table-cell>
          <table:table-cell office:value-type="float" office:value="4.69518" calcext:value-type="float">
            <text:p>4.69518</text:p>
          </table:table-cell>
          <table:table-cell office:value-type="float" office:value="3.80829" calcext:value-type="float">
            <text:p>3.808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74218" calcext:value-type="float">
            <text:p>2.74218</text:p>
          </table:table-cell>
          <table:table-cell office:value-type="float" office:value="3.1749" calcext:value-type="float">
            <text:p>3.1749</text:p>
          </table:table-cell>
          <table:table-cell office:value-type="float" office:value="3.16875" calcext:value-type="float">
            <text:p>3.16875</text:p>
          </table:table-cell>
          <table:table-cell office:value-type="float" office:value="0.668673" calcext:value-type="float">
            <text:p>0.6686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62253" calcext:value-type="float">
            <text:p>0.762253</text:p>
          </table:table-cell>
          <table:table-cell office:value-type="float" office:value="0.506472" calcext:value-type="float">
            <text:p>0.506472</text:p>
          </table:table-cell>
          <table:table-cell office:value-type="float" office:value="0.514906" calcext:value-type="float">
            <text:p>0.514906</text:p>
          </table:table-cell>
          <table:table-cell office:value-type="float" office:value="4.00286" calcext:value-type="float">
            <text:p>4.002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28598" calcext:value-type="float">
            <text:p>5.28598</text:p>
          </table:table-cell>
          <table:table-cell office:value-type="float" office:value="6.11251" calcext:value-type="float">
            <text:p>6.11251</text:p>
          </table:table-cell>
          <table:table-cell office:value-type="float" office:value="6.37534" calcext:value-type="float">
            <text:p>6.37534</text:p>
          </table:table-cell>
          <table:table-cell office:value-type="float" office:value="1.18071" calcext:value-type="float">
            <text:p>1.180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25338" calcext:value-type="float">
            <text:p>3.25338</text:p>
          </table:table-cell>
          <table:table-cell office:value-type="float" office:value="2.70761" calcext:value-type="float">
            <text:p>2.70761</text:p>
          </table:table-cell>
          <table:table-cell office:value-type="float" office:value="2.71558" calcext:value-type="float">
            <text:p>2.71558</text:p>
          </table:table-cell>
          <table:table-cell office:value-type="float" office:value="3.43524" calcext:value-type="float">
            <text:p>3.4352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03238" calcext:value-type="float">
            <text:p>0.803238</text:p>
          </table:table-cell>
          <table:table-cell office:value-type="float" office:value="0.619727" calcext:value-type="float">
            <text:p>0.619727</text:p>
          </table:table-cell>
          <table:table-cell office:value-type="float" office:value="0.595015" calcext:value-type="float">
            <text:p>0.595015</text:p>
          </table:table-cell>
          <table:table-cell office:value-type="float" office:value="0.644754" calcext:value-type="float">
            <text:p>0.6447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72268" calcext:value-type="float">
            <text:p>0.872268</text:p>
          </table:table-cell>
          <table:table-cell office:value-type="float" office:value="0.843534" calcext:value-type="float">
            <text:p>0.843534</text:p>
          </table:table-cell>
          <table:table-cell office:value-type="float" office:value="0.866467" calcext:value-type="float">
            <text:p>0.866467</text:p>
          </table:table-cell>
          <table:table-cell office:value-type="float" office:value="1.44727" calcext:value-type="float">
            <text:p>1.447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57667" calcext:value-type="float">
            <text:p>0.957667</text:p>
          </table:table-cell>
          <table:table-cell office:value-type="float" office:value="1.25452" calcext:value-type="float">
            <text:p>1.25452</text:p>
          </table:table-cell>
          <table:table-cell office:value-type="float" office:value="1.25725" calcext:value-type="float">
            <text:p>1.25725</text:p>
          </table:table-cell>
          <table:table-cell office:value-type="float" office:value="0.372509" calcext:value-type="float">
            <text:p>0.3725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17285" calcext:value-type="float">
            <text:p>4.17285</text:p>
          </table:table-cell>
          <table:table-cell office:value-type="float" office:value="5.13965" calcext:value-type="float">
            <text:p>5.13965</text:p>
          </table:table-cell>
          <table:table-cell office:value-type="float" office:value="5.04362" calcext:value-type="float">
            <text:p>5.04362</text:p>
          </table:table-cell>
          <table:table-cell office:value-type="float" office:value="0.671221" calcext:value-type="float">
            <text:p>0.6712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78166" calcext:value-type="float">
            <text:p>0.78166</text:p>
          </table:table-cell>
          <table:table-cell office:value-type="float" office:value="1.17988" calcext:value-type="float">
            <text:p>1.17988</text:p>
          </table:table-cell>
          <table:table-cell office:value-type="float" office:value="1.32842" calcext:value-type="float">
            <text:p>1.32842</text:p>
          </table:table-cell>
          <table:table-cell office:value-type="float" office:value="0.509625" calcext:value-type="float">
            <text:p>0.5096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0777" calcext:value-type="float">
            <text:p>1.70777</text:p>
          </table:table-cell>
          <table:table-cell office:value-type="float" office:value="2.34222" calcext:value-type="float">
            <text:p>2.34222</text:p>
          </table:table-cell>
          <table:table-cell office:value-type="float" office:value="2.25089" calcext:value-type="float">
            <text:p>2.25089</text:p>
          </table:table-cell>
          <table:table-cell office:value-type="float" office:value="1.80632" calcext:value-type="float">
            <text:p>1.806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97163" calcext:value-type="float">
            <text:p>0.497163</text:p>
          </table:table-cell>
          <table:table-cell office:value-type="float" office:value="0.659167" calcext:value-type="float">
            <text:p>0.659167</text:p>
          </table:table-cell>
          <table:table-cell office:value-type="float" office:value="0.658071" calcext:value-type="float">
            <text:p>0.658071</text:p>
          </table:table-cell>
          <table:table-cell office:value-type="float" office:value="0.406725" calcext:value-type="float">
            <text:p>0.4067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8985" calcext:value-type="float">
            <text:p>1.38985</text:p>
          </table:table-cell>
          <table:table-cell office:value-type="float" office:value="1.43836" calcext:value-type="float">
            <text:p>1.43836</text:p>
          </table:table-cell>
          <table:table-cell office:value-type="float" office:value="1.50575" calcext:value-type="float">
            <text:p>1.50575</text:p>
          </table:table-cell>
          <table:table-cell office:value-type="float" office:value="1.03467" calcext:value-type="float">
            <text:p>1.0346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98693" calcext:value-type="float">
            <text:p>0.998693</text:p>
          </table:table-cell>
          <table:table-cell office:value-type="float" office:value="0.990757" calcext:value-type="float">
            <text:p>0.990757</text:p>
          </table:table-cell>
          <table:table-cell office:value-type="float" office:value="1.01316" calcext:value-type="float">
            <text:p>1.01316</text:p>
          </table:table-cell>
          <table:table-cell office:value-type="float" office:value="0.881799" calcext:value-type="float">
            <text:p>0.8817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9899" calcext:value-type="float">
            <text:p>3.9899</text:p>
          </table:table-cell>
          <table:table-cell office:value-type="float" office:value="4.91543" calcext:value-type="float">
            <text:p>4.91543</text:p>
          </table:table-cell>
          <table:table-cell office:value-type="float" office:value="4.80035" calcext:value-type="float">
            <text:p>4.80035</text:p>
          </table:table-cell>
          <table:table-cell office:value-type="float" office:value="1.31322" calcext:value-type="float">
            <text:p>1.313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0846756" calcext:value-type="float">
            <text:p>0.0846756</text:p>
          </table:table-cell>
          <table:table-cell office:value-type="float" office:value="0.170747" calcext:value-type="float">
            <text:p>0.170747</text:p>
          </table:table-cell>
          <table:table-cell office:value-type="float" office:value="0.125338" calcext:value-type="float">
            <text:p>0.125338</text:p>
          </table:table-cell>
          <table:table-cell office:value-type="float" office:value="1.3161" calcext:value-type="float">
            <text:p>1.316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56931" calcext:value-type="float">
            <text:p>1.56931</text:p>
          </table:table-cell>
          <table:table-cell office:value-type="float" office:value="2.10806" calcext:value-type="float">
            <text:p>2.10806</text:p>
          </table:table-cell>
          <table:table-cell office:value-type="float" office:value="2.03801" calcext:value-type="float">
            <text:p>2.03801</text:p>
          </table:table-cell>
          <table:table-cell office:value-type="float" office:value="0.802792" calcext:value-type="float">
            <text:p>0.8027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44423" calcext:value-type="float">
            <text:p>2.44423</text:p>
          </table:table-cell>
          <table:table-cell office:value-type="float" office:value="2.94765" calcext:value-type="float">
            <text:p>2.94765</text:p>
          </table:table-cell>
          <table:table-cell office:value-type="float" office:value="2.97163" calcext:value-type="float">
            <text:p>2.97163</text:p>
          </table:table-cell>
          <table:table-cell office:value-type="float" office:value="0.911671" calcext:value-type="float">
            <text:p>0.9116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5725" calcext:value-type="float">
            <text:p>0.15725</text:p>
          </table:table-cell>
          <table:table-cell office:value-type="float" office:value="0.186665" calcext:value-type="float">
            <text:p>0.186665</text:p>
          </table:table-cell>
          <table:table-cell office:value-type="float" office:value="0.223038" calcext:value-type="float">
            <text:p>0.223038</text:p>
          </table:table-cell>
          <table:table-cell office:value-type="float" office:value="0.00276491" calcext:value-type="float">
            <text:p>0.002764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8672" calcext:value-type="float">
            <text:p>2.38672</text:p>
          </table:table-cell>
          <table:table-cell office:value-type="float" office:value="2.45217" calcext:value-type="float">
            <text:p>2.45217</text:p>
          </table:table-cell>
          <table:table-cell office:value-type="float" office:value="2.48747" calcext:value-type="float">
            <text:p>2.48747</text:p>
          </table:table-cell>
          <table:table-cell office:value-type="float" office:value="2.08623" calcext:value-type="float">
            <text:p>2.086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13035" calcext:value-type="float">
            <text:p>2.13035</text:p>
          </table:table-cell>
          <table:table-cell office:value-type="float" office:value="2.94509" calcext:value-type="float">
            <text:p>2.94509</text:p>
          </table:table-cell>
          <table:table-cell office:value-type="float" office:value="2.86371" calcext:value-type="float">
            <text:p>2.86371</text:p>
          </table:table-cell>
          <table:table-cell office:value-type="float" office:value="0.315148" calcext:value-type="float">
            <text:p>0.3151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31968" calcext:value-type="float">
            <text:p>0.31968</text:p>
          </table:table-cell>
          <table:table-cell office:value-type="float" office:value="0.189657" calcext:value-type="float">
            <text:p>0.189657</text:p>
          </table:table-cell>
          <table:table-cell office:value-type="float" office:value="0.216841" calcext:value-type="float">
            <text:p>0.216841</text:p>
          </table:table-cell>
          <table:table-cell office:value-type="float" office:value="1.91925" calcext:value-type="float">
            <text:p>1.919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8271" calcext:value-type="float">
            <text:p>0.18271</text:p>
          </table:table-cell>
          <table:table-cell office:value-type="float" office:value="0.40748" calcext:value-type="float">
            <text:p>0.40748</text:p>
          </table:table-cell>
          <table:table-cell office:value-type="float" office:value="0.377807" calcext:value-type="float">
            <text:p>0.377807</text:p>
          </table:table-cell>
          <table:table-cell office:value-type="float" office:value="0.0566547" calcext:value-type="float">
            <text:p>0.05665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9678" calcext:value-type="float">
            <text:p>3.29678</text:p>
          </table:table-cell>
          <table:table-cell office:value-type="float" office:value="3.88399" calcext:value-type="float">
            <text:p>3.88399</text:p>
          </table:table-cell>
          <table:table-cell office:value-type="float" office:value="3.9031" calcext:value-type="float">
            <text:p>3.9031</text:p>
          </table:table-cell>
          <table:table-cell office:value-type="float" office:value="1.88039" calcext:value-type="float">
            <text:p>1.880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02324" calcext:value-type="float">
            <text:p>1.02324</text:p>
          </table:table-cell>
          <table:table-cell office:value-type="float" office:value="0.958863" calcext:value-type="float">
            <text:p>0.958863</text:p>
          </table:table-cell>
          <table:table-cell office:value-type="float" office:value="0.974274" calcext:value-type="float">
            <text:p>0.974274</text:p>
          </table:table-cell>
          <table:table-cell office:value-type="float" office:value="1.50102" calcext:value-type="float">
            <text:p>1.501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88351" calcext:value-type="float">
            <text:p>6.88351</text:p>
          </table:table-cell>
          <table:table-cell office:value-type="float" office:value="7.7135" calcext:value-type="float">
            <text:p>7.7135</text:p>
          </table:table-cell>
          <table:table-cell office:value-type="float" office:value="7.65312" calcext:value-type="float">
            <text:p>7.65312</text:p>
          </table:table-cell>
          <table:table-cell office:value-type="float" office:value="2.42822" calcext:value-type="float">
            <text:p>2.428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23624" calcext:value-type="float">
            <text:p>6.23624</text:p>
          </table:table-cell>
          <table:table-cell office:value-type="float" office:value="7.72474" calcext:value-type="float">
            <text:p>7.72474</text:p>
          </table:table-cell>
          <table:table-cell office:value-type="float" office:value="7.6154" calcext:value-type="float">
            <text:p>7.6154</text:p>
          </table:table-cell>
          <table:table-cell office:value-type="float" office:value="2.30228" calcext:value-type="float">
            <text:p>2.302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96615" calcext:value-type="float">
            <text:p>7.96615</text:p>
          </table:table-cell>
          <table:table-cell office:value-type="float" office:value="9.06993" calcext:value-type="float">
            <text:p>9.06993</text:p>
          </table:table-cell>
          <table:table-cell office:value-type="float" office:value="9.41188" calcext:value-type="float">
            <text:p>9.41188</text:p>
          </table:table-cell>
          <table:table-cell office:value-type="float" office:value="2.22359" calcext:value-type="float">
            <text:p>2.223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2619" calcext:value-type="float">
            <text:p>1.42619</text:p>
          </table:table-cell>
          <table:table-cell office:value-type="float" office:value="1.89334" calcext:value-type="float">
            <text:p>1.89334</text:p>
          </table:table-cell>
          <table:table-cell office:value-type="float" office:value="1.87749" calcext:value-type="float">
            <text:p>1.87749</text:p>
          </table:table-cell>
          <table:table-cell office:value-type="float" office:value="1.17358" calcext:value-type="float">
            <text:p>1.173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2379" calcext:value-type="float">
            <text:p>3.52379</text:p>
          </table:table-cell>
          <table:table-cell office:value-type="float" office:value="3.25411" calcext:value-type="float">
            <text:p>3.25411</text:p>
          </table:table-cell>
          <table:table-cell office:value-type="float" office:value="3.24225" calcext:value-type="float">
            <text:p>3.24225</text:p>
          </table:table-cell>
          <table:table-cell office:value-type="float" office:value="2.50511" calcext:value-type="float">
            <text:p>2.505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1531" calcext:value-type="float">
            <text:p>2.1531</text:p>
          </table:table-cell>
          <table:table-cell office:value-type="float" office:value="2.23839" calcext:value-type="float">
            <text:p>2.23839</text:p>
          </table:table-cell>
          <table:table-cell office:value-type="float" office:value="2.20259" calcext:value-type="float">
            <text:p>2.20259</text:p>
          </table:table-cell>
          <table:table-cell office:value-type="float" office:value="2.00925" calcext:value-type="float">
            <text:p>2.009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6964" calcext:value-type="float">
            <text:p>1.86964</text:p>
          </table:table-cell>
          <table:table-cell office:value-type="float" office:value="1.53164" calcext:value-type="float">
            <text:p>1.53164</text:p>
          </table:table-cell>
          <table:table-cell office:value-type="float" office:value="1.52405" calcext:value-type="float">
            <text:p>1.52405</text:p>
          </table:table-cell>
          <table:table-cell office:value-type="float" office:value="1.91935" calcext:value-type="float">
            <text:p>1.91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0329411" calcext:value-type="float">
            <text:p>0.0329411</text:p>
          </table:table-cell>
          <table:table-cell office:value-type="float" office:value="0.0228872" calcext:value-type="float">
            <text:p>0.0228872</text:p>
          </table:table-cell>
          <table:table-cell office:value-type="float" office:value="1.92819" calcext:value-type="float">
            <text:p>1.928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61211" calcext:value-type="float">
            <text:p>5.61211</text:p>
          </table:table-cell>
          <table:table-cell office:value-type="float" office:value="6.88763" calcext:value-type="float">
            <text:p>6.88763</text:p>
          </table:table-cell>
          <table:table-cell office:value-type="float" office:value="6.59284" calcext:value-type="float">
            <text:p>6.59284</text:p>
          </table:table-cell>
          <table:table-cell office:value-type="float" office:value="2.20586" calcext:value-type="float">
            <text:p>2.205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5278" calcext:value-type="float">
            <text:p>1.85278</text:p>
          </table:table-cell>
          <table:table-cell office:value-type="float" office:value="1.36205" calcext:value-type="float">
            <text:p>1.36205</text:p>
          </table:table-cell>
          <table:table-cell office:value-type="float" office:value="1.38013" calcext:value-type="float">
            <text:p>1.38013</text:p>
          </table:table-cell>
          <table:table-cell office:value-type="float" office:value="2.39059" calcext:value-type="float">
            <text:p>2.390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29093" calcext:value-type="float">
            <text:p>4.29093</text:p>
          </table:table-cell>
          <table:table-cell office:value-type="float" office:value="4.58885" calcext:value-type="float">
            <text:p>4.58885</text:p>
          </table:table-cell>
          <table:table-cell office:value-type="float" office:value="4.69091" calcext:value-type="float">
            <text:p>4.69091</text:p>
          </table:table-cell>
          <table:table-cell office:value-type="float" office:value="2.12139" calcext:value-type="float">
            <text:p>2.121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98019" calcext:value-type="float">
            <text:p>2.98019</text:p>
          </table:table-cell>
          <table:table-cell office:value-type="float" office:value="2.82761" calcext:value-type="float">
            <text:p>2.82761</text:p>
          </table:table-cell>
          <table:table-cell office:value-type="float" office:value="2.76482" calcext:value-type="float">
            <text:p>2.76482</text:p>
          </table:table-cell>
          <table:table-cell office:value-type="float" office:value="2.53888" calcext:value-type="float">
            <text:p>2.5388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557597" calcext:value-type="float">
            <text:p>0.557597</text:p>
          </table:table-cell>
          <table:table-cell office:value-type="float" office:value="0.539117" calcext:value-type="float">
            <text:p>0.539117</text:p>
          </table:table-cell>
          <table:table-cell office:value-type="float" office:value="0.540811" calcext:value-type="float">
            <text:p>0.540811</text:p>
          </table:table-cell>
          <table:table-cell office:value-type="float" office:value="0.718731" calcext:value-type="float">
            <text:p>0.7187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18337" calcext:value-type="float">
            <text:p>5.18337</text:p>
          </table:table-cell>
          <table:table-cell office:value-type="float" office:value="5.61724" calcext:value-type="float">
            <text:p>5.61724</text:p>
          </table:table-cell>
          <table:table-cell office:value-type="float" office:value="5.64077" calcext:value-type="float">
            <text:p>5.64077</text:p>
          </table:table-cell>
          <table:table-cell office:value-type="float" office:value="5.46104" calcext:value-type="float">
            <text:p>5.461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8879" calcext:value-type="float">
            <text:p>1.48879</text:p>
          </table:table-cell>
          <table:table-cell office:value-type="float" office:value="2.1667" calcext:value-type="float">
            <text:p>2.1667</text:p>
          </table:table-cell>
          <table:table-cell office:value-type="float" office:value="2.0985" calcext:value-type="float">
            <text:p>2.0985</text:p>
          </table:table-cell>
          <table:table-cell office:value-type="float" office:value="0.551402" calcext:value-type="float">
            <text:p>0.5514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23403" calcext:value-type="float">
            <text:p>3.23403</text:p>
          </table:table-cell>
          <table:table-cell office:value-type="float" office:value="2.92683" calcext:value-type="float">
            <text:p>2.92683</text:p>
          </table:table-cell>
          <table:table-cell office:value-type="float" office:value="3.08357" calcext:value-type="float">
            <text:p>3.08357</text:p>
          </table:table-cell>
          <table:table-cell office:value-type="float" office:value="2.26024" calcext:value-type="float">
            <text:p>2.2602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5201" calcext:value-type="float">
            <text:p>1.15201</text:p>
          </table:table-cell>
          <table:table-cell office:value-type="float" office:value="1.4502" calcext:value-type="float">
            <text:p>1.4502</text:p>
          </table:table-cell>
          <table:table-cell office:value-type="float" office:value="1.49024" calcext:value-type="float">
            <text:p>1.49024</text:p>
          </table:table-cell>
          <table:table-cell office:value-type="float" office:value="0.802955" calcext:value-type="float">
            <text:p>0.8029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8982" calcext:value-type="float">
            <text:p>3.48982</text:p>
          </table:table-cell>
          <table:table-cell office:value-type="float" office:value="3.67655" calcext:value-type="float">
            <text:p>3.67655</text:p>
          </table:table-cell>
          <table:table-cell office:value-type="float" office:value="3.74172" calcext:value-type="float">
            <text:p>3.74172</text:p>
          </table:table-cell>
          <table:table-cell office:value-type="float" office:value="4.12321" calcext:value-type="float">
            <text:p>4.123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9519" calcext:value-type="float">
            <text:p>1.99519</text:p>
          </table:table-cell>
          <table:table-cell office:value-type="float" office:value="2.38504" calcext:value-type="float">
            <text:p>2.38504</text:p>
          </table:table-cell>
          <table:table-cell office:value-type="float" office:value="2.38296" calcext:value-type="float">
            <text:p>2.38296</text:p>
          </table:table-cell>
          <table:table-cell office:value-type="float" office:value="0.326999" calcext:value-type="float">
            <text:p>0.3269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41493" calcext:value-type="float">
            <text:p>4.41493</text:p>
          </table:table-cell>
          <table:table-cell office:value-type="float" office:value="5.87201" calcext:value-type="float">
            <text:p>5.87201</text:p>
          </table:table-cell>
          <table:table-cell office:value-type="float" office:value="5.75958" calcext:value-type="float">
            <text:p>5.75958</text:p>
          </table:table-cell>
          <table:table-cell office:value-type="float" office:value="1.39111" calcext:value-type="float">
            <text:p>1.391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8367" calcext:value-type="float">
            <text:p>2.18367</text:p>
          </table:table-cell>
          <table:table-cell office:value-type="float" office:value="2.90035" calcext:value-type="float">
            <text:p>2.90035</text:p>
          </table:table-cell>
          <table:table-cell office:value-type="float" office:value="3.01589" calcext:value-type="float">
            <text:p>3.01589</text:p>
          </table:table-cell>
          <table:table-cell office:value-type="float" office:value="0.542716" calcext:value-type="float">
            <text:p>0.5427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5902" calcext:value-type="float">
            <text:p>3.45902</text:p>
          </table:table-cell>
          <table:table-cell office:value-type="float" office:value="4.06695" calcext:value-type="float">
            <text:p>4.06695</text:p>
          </table:table-cell>
          <table:table-cell office:value-type="float" office:value="3.86381" calcext:value-type="float">
            <text:p>3.86381</text:p>
          </table:table-cell>
          <table:table-cell office:value-type="float" office:value="4.46994" calcext:value-type="float">
            <text:p>4.469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582124" calcext:value-type="float">
            <text:p>0.582124</text:p>
          </table:table-cell>
          <table:table-cell office:value-type="float" office:value="0.502168" calcext:value-type="float">
            <text:p>0.502168</text:p>
          </table:table-cell>
          <table:table-cell office:value-type="float" office:value="0.477316" calcext:value-type="float">
            <text:p>0.477316</text:p>
          </table:table-cell>
          <table:table-cell office:value-type="float" office:value="0.31922" calcext:value-type="float">
            <text:p>0.319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14809" calcext:value-type="float">
            <text:p>3.14809</text:p>
          </table:table-cell>
          <table:table-cell office:value-type="float" office:value="3.46061" calcext:value-type="float">
            <text:p>3.46061</text:p>
          </table:table-cell>
          <table:table-cell office:value-type="float" office:value="3.5581" calcext:value-type="float">
            <text:p>3.5581</text:p>
          </table:table-cell>
          <table:table-cell office:value-type="float" office:value="1.74858" calcext:value-type="float">
            <text:p>1.748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3068" calcext:value-type="float">
            <text:p>1.43068</text:p>
          </table:table-cell>
          <table:table-cell office:value-type="float" office:value="1.58507" calcext:value-type="float">
            <text:p>1.58507</text:p>
          </table:table-cell>
          <table:table-cell office:value-type="float" office:value="1.60666" calcext:value-type="float">
            <text:p>1.60666</text:p>
          </table:table-cell>
          <table:table-cell office:value-type="float" office:value="1.21727" calcext:value-type="float">
            <text:p>1.217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7669" calcext:value-type="float">
            <text:p>2.07669</text:p>
          </table:table-cell>
          <table:table-cell office:value-type="float" office:value="2.90114" calcext:value-type="float">
            <text:p>2.90114</text:p>
          </table:table-cell>
          <table:table-cell office:value-type="float" office:value="2.81749" calcext:value-type="float">
            <text:p>2.81749</text:p>
          </table:table-cell>
          <table:table-cell office:value-type="float" office:value="1.29386" calcext:value-type="float">
            <text:p>1.293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0993509" calcext:value-type="float">
            <text:p>0.0993509</text:p>
          </table:table-cell>
          <table:table-cell office:value-type="float" office:value="0.232157" calcext:value-type="float">
            <text:p>0.232157</text:p>
          </table:table-cell>
          <table:table-cell office:value-type="float" office:value="0.262008" calcext:value-type="float">
            <text:p>0.262008</text:p>
          </table:table-cell>
          <table:table-cell office:value-type="float" office:value="0.940689" calcext:value-type="float">
            <text:p>0.94068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17121" calcext:value-type="float">
            <text:p>2.17121</text:p>
          </table:table-cell>
          <table:table-cell office:value-type="float" office:value="2.34367" calcext:value-type="float">
            <text:p>2.34367</text:p>
          </table:table-cell>
          <table:table-cell office:value-type="float" office:value="2.27681" calcext:value-type="float">
            <text:p>2.27681</text:p>
          </table:table-cell>
          <table:table-cell office:value-type="float" office:value="1.62977" calcext:value-type="float">
            <text:p>1.629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73406" calcext:value-type="float">
            <text:p>1.73406</text:p>
          </table:table-cell>
          <table:table-cell office:value-type="float" office:value="2.01952" calcext:value-type="float">
            <text:p>2.01952</text:p>
          </table:table-cell>
          <table:table-cell office:value-type="float" office:value="2.01102" calcext:value-type="float">
            <text:p>2.01102</text:p>
          </table:table-cell>
          <table:table-cell office:value-type="float" office:value="1.31063" calcext:value-type="float">
            <text:p>1.310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36986" calcext:value-type="float">
            <text:p>2.36986</text:p>
          </table:table-cell>
          <table:table-cell office:value-type="float" office:value="2.57284" calcext:value-type="float">
            <text:p>2.57284</text:p>
          </table:table-cell>
          <table:table-cell office:value-type="float" office:value="2.7453" calcext:value-type="float">
            <text:p>2.7453</text:p>
          </table:table-cell>
          <table:table-cell office:value-type="float" office:value="0.864728" calcext:value-type="float">
            <text:p>0.8647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4523" calcext:value-type="float">
            <text:p>1.44523</text:p>
          </table:table-cell>
          <table:table-cell office:value-type="float" office:value="1.89103" calcext:value-type="float">
            <text:p>1.89103</text:p>
          </table:table-cell>
          <table:table-cell office:value-type="float" office:value="1.88413" calcext:value-type="float">
            <text:p>1.88413</text:p>
          </table:table-cell>
          <table:table-cell office:value-type="float" office:value="0.333308" calcext:value-type="float">
            <text:p>0.3333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30085" calcext:value-type="float">
            <text:p>6.30085</text:p>
          </table:table-cell>
          <table:table-cell office:value-type="float" office:value="8.27544" calcext:value-type="float">
            <text:p>8.27544</text:p>
          </table:table-cell>
          <table:table-cell office:value-type="float" office:value="8.146" calcext:value-type="float">
            <text:p>8.146</text:p>
          </table:table-cell>
          <table:table-cell office:value-type="float" office:value="2.02109" calcext:value-type="float">
            <text:p>2.021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0883" calcext:value-type="float">
            <text:p>1.80883</text:p>
          </table:table-cell>
          <table:table-cell office:value-type="float" office:value="2.47331" calcext:value-type="float">
            <text:p>2.47331</text:p>
          </table:table-cell>
          <table:table-cell office:value-type="float" office:value="2.56699" calcext:value-type="float">
            <text:p>2.56699</text:p>
          </table:table-cell>
          <table:table-cell office:value-type="float" office:value="0.697255" calcext:value-type="float">
            <text:p>0.6972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06589" calcext:value-type="float">
            <text:p>2.06589</text:p>
          </table:table-cell>
          <table:table-cell office:value-type="float" office:value="2.59843" calcext:value-type="float">
            <text:p>2.59843</text:p>
          </table:table-cell>
          <table:table-cell office:value-type="float" office:value="2.57236" calcext:value-type="float">
            <text:p>2.57236</text:p>
          </table:table-cell>
          <table:table-cell office:value-type="float" office:value="0.472276" calcext:value-type="float">
            <text:p>0.4722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337488" calcext:value-type="float">
            <text:p>0.337488</text:p>
          </table:table-cell>
          <table:table-cell office:value-type="float" office:value="0.349228" calcext:value-type="float">
            <text:p>0.349228</text:p>
          </table:table-cell>
          <table:table-cell office:value-type="float" office:value="0.343556" calcext:value-type="float">
            <text:p>0.343556</text:p>
          </table:table-cell>
          <table:table-cell office:value-type="float" office:value="0.289877" calcext:value-type="float">
            <text:p>0.2898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70431" calcext:value-type="float">
            <text:p>1.70431</text:p>
          </table:table-cell>
          <table:table-cell office:value-type="float" office:value="1.55669" calcext:value-type="float">
            <text:p>1.55669</text:p>
          </table:table-cell>
          <table:table-cell office:value-type="float" office:value="1.57236" calcext:value-type="float">
            <text:p>1.57236</text:p>
          </table:table-cell>
          <table:table-cell office:value-type="float" office:value="2.98362" calcext:value-type="float">
            <text:p>2.983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36694" calcext:value-type="float">
            <text:p>5.36694</text:p>
          </table:table-cell>
          <table:table-cell office:value-type="float" office:value="6.10981" calcext:value-type="float">
            <text:p>6.10981</text:p>
          </table:table-cell>
          <table:table-cell office:value-type="float" office:value="6.09087" calcext:value-type="float">
            <text:p>6.09087</text:p>
          </table:table-cell>
          <table:table-cell office:value-type="float" office:value="3.15634" calcext:value-type="float">
            <text:p>3.156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7.18975" calcext:value-type="float">
            <text:p>7.18975</text:p>
          </table:table-cell>
          <table:table-cell office:value-type="float" office:value="9.37585" calcext:value-type="float">
            <text:p>9.37585</text:p>
          </table:table-cell>
          <table:table-cell office:value-type="float" office:value="9.27891" calcext:value-type="float">
            <text:p>9.27891</text:p>
          </table:table-cell>
          <table:table-cell office:value-type="float" office:value="2.28934" calcext:value-type="float">
            <text:p>2.289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22901" calcext:value-type="float">
            <text:p>5.22901</text:p>
          </table:table-cell>
          <table:table-cell office:value-type="float" office:value="6.06015" calcext:value-type="float">
            <text:p>6.06015</text:p>
          </table:table-cell>
          <table:table-cell office:value-type="float" office:value="6.21822" calcext:value-type="float">
            <text:p>6.21822</text:p>
          </table:table-cell>
          <table:table-cell office:value-type="float" office:value="3.41522" calcext:value-type="float">
            <text:p>3.415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28387" calcext:value-type="float">
            <text:p>2.28387</text:p>
          </table:table-cell>
          <table:table-cell office:value-type="float" office:value="2.60422" calcext:value-type="float">
            <text:p>2.60422</text:p>
          </table:table-cell>
          <table:table-cell office:value-type="float" office:value="2.61612" calcext:value-type="float">
            <text:p>2.61612</text:p>
          </table:table-cell>
          <table:table-cell office:value-type="float" office:value="2.75431" calcext:value-type="float">
            <text:p>2.754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16147" calcext:value-type="float">
            <text:p>3.16147</text:p>
          </table:table-cell>
          <table:table-cell office:value-type="float" office:value="2.97612" calcext:value-type="float">
            <text:p>2.97612</text:p>
          </table:table-cell>
          <table:table-cell office:value-type="float" office:value="2.98009" calcext:value-type="float">
            <text:p>2.98009</text:p>
          </table:table-cell>
          <table:table-cell office:value-type="float" office:value="3.07008" calcext:value-type="float">
            <text:p>3.070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12" calcext:value-type="float">
            <text:p>1.112</text:p>
          </table:table-cell>
          <table:table-cell office:value-type="float" office:value="1.30558" calcext:value-type="float">
            <text:p>1.30558</text:p>
          </table:table-cell>
          <table:table-cell office:value-type="float" office:value="1.4786" calcext:value-type="float">
            <text:p>1.4786</text:p>
          </table:table-cell>
          <table:table-cell office:value-type="float" office:value="0.20653" calcext:value-type="float">
            <text:p>0.2065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55437" calcext:value-type="float">
            <text:p>5.55437</text:p>
          </table:table-cell>
          <table:table-cell office:value-type="float" office:value="6.47384" calcext:value-type="float">
            <text:p>6.47384</text:p>
          </table:table-cell>
          <table:table-cell office:value-type="float" office:value="6.38381" calcext:value-type="float">
            <text:p>6.38381</text:p>
          </table:table-cell>
          <table:table-cell office:value-type="float" office:value="3.28254" calcext:value-type="float">
            <text:p>3.282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94859" calcext:value-type="float">
            <text:p>3.94859</text:p>
          </table:table-cell>
          <table:table-cell office:value-type="float" office:value="5.81983" calcext:value-type="float">
            <text:p>5.81983</text:p>
          </table:table-cell>
          <table:table-cell office:value-type="float" office:value="5.69503" calcext:value-type="float">
            <text:p>5.69503</text:p>
          </table:table-cell>
          <table:table-cell office:value-type="float" office:value="0.494198" calcext:value-type="float">
            <text:p>0.4941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22735" calcext:value-type="float">
            <text:p>7.22735</text:p>
          </table:table-cell>
          <table:table-cell office:value-type="float" office:value="9.22211" calcext:value-type="float">
            <text:p>9.22211</text:p>
          </table:table-cell>
          <table:table-cell office:value-type="float" office:value="9.3871" calcext:value-type="float">
            <text:p>9.3871</text:p>
          </table:table-cell>
          <table:table-cell office:value-type="float" office:value="1.27197" calcext:value-type="float">
            <text:p>1.271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05674" calcext:value-type="float">
            <text:p>0.505674</text:p>
          </table:table-cell>
          <table:table-cell office:value-type="float" office:value="0.752542" calcext:value-type="float">
            <text:p>0.752542</text:p>
          </table:table-cell>
          <table:table-cell office:value-type="float" office:value="0.7741" calcext:value-type="float">
            <text:p>0.7741</text:p>
          </table:table-cell>
          <table:table-cell office:value-type="float" office:value="0.0141933" calcext:value-type="float">
            <text:p>0.01419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32797" calcext:value-type="float">
            <text:p>3.32797</text:p>
          </table:table-cell>
          <table:table-cell office:value-type="float" office:value="3.07013" calcext:value-type="float">
            <text:p>3.07013</text:p>
          </table:table-cell>
          <table:table-cell office:value-type="float" office:value="3.0839" calcext:value-type="float">
            <text:p>3.0839</text:p>
          </table:table-cell>
          <table:table-cell office:value-type="float" office:value="3.54986" calcext:value-type="float">
            <text:p>3.549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68031" calcext:value-type="float">
            <text:p>0.468031</text:p>
          </table:table-cell>
          <table:table-cell office:value-type="float" office:value="0.459694" calcext:value-type="float">
            <text:p>0.459694</text:p>
          </table:table-cell>
          <table:table-cell office:value-type="float" office:value="0.536314" calcext:value-type="float">
            <text:p>0.536314</text:p>
          </table:table-cell>
          <table:table-cell office:value-type="float" office:value="0.868154" calcext:value-type="float">
            <text:p>0.8681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534" calcext:value-type="float">
            <text:p>1.9534</text:p>
          </table:table-cell>
          <table:table-cell office:value-type="float" office:value="1.97344" calcext:value-type="float">
            <text:p>1.97344</text:p>
          </table:table-cell>
          <table:table-cell office:value-type="float" office:value="1.95892" calcext:value-type="float">
            <text:p>1.95892</text:p>
          </table:table-cell>
          <table:table-cell office:value-type="float" office:value="1.94248" calcext:value-type="float">
            <text:p>1.942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2779" calcext:value-type="float">
            <text:p>2.82779</text:p>
          </table:table-cell>
          <table:table-cell office:value-type="float" office:value="4.66459" calcext:value-type="float">
            <text:p>4.66459</text:p>
          </table:table-cell>
          <table:table-cell office:value-type="float" office:value="4.5613" calcext:value-type="float">
            <text:p>4.5613</text:p>
          </table:table-cell>
          <table:table-cell office:value-type="float" office:value="0.0705466" calcext:value-type="float">
            <text:p>0.070546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53848" calcext:value-type="float">
            <text:p>2.53848</text:p>
          </table:table-cell>
          <table:table-cell office:value-type="float" office:value="3.44761" calcext:value-type="float">
            <text:p>3.44761</text:p>
          </table:table-cell>
          <table:table-cell office:value-type="float" office:value="3.35732" calcext:value-type="float">
            <text:p>3.35732</text:p>
          </table:table-cell>
          <table:table-cell office:value-type="float" office:value="1.98741" calcext:value-type="float">
            <text:p>1.987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56569" calcext:value-type="float">
            <text:p>0.556569</text:p>
          </table:table-cell>
          <table:table-cell office:value-type="float" office:value="0.702866" calcext:value-type="float">
            <text:p>0.702866</text:p>
          </table:table-cell>
          <table:table-cell office:value-type="float" office:value="0.712315" calcext:value-type="float">
            <text:p>0.712315</text:p>
          </table:table-cell>
          <table:table-cell office:value-type="float" office:value="0.704989" calcext:value-type="float">
            <text:p>0.7049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31993" calcext:value-type="float">
            <text:p>3.31993</text:p>
          </table:table-cell>
          <table:table-cell office:value-type="float" office:value="3.3798" calcext:value-type="float">
            <text:p>3.3798</text:p>
          </table:table-cell>
          <table:table-cell office:value-type="float" office:value="3.33025" calcext:value-type="float">
            <text:p>3.33025</text:p>
          </table:table-cell>
          <table:table-cell office:value-type="float" office:value="2.09586" calcext:value-type="float">
            <text:p>2.095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53944" calcext:value-type="float">
            <text:p>1.53944</text:p>
          </table:table-cell>
          <table:table-cell office:value-type="float" office:value="1.52611" calcext:value-type="float">
            <text:p>1.52611</text:p>
          </table:table-cell>
          <table:table-cell office:value-type="float" office:value="1.66225" calcext:value-type="float">
            <text:p>1.66225</text:p>
          </table:table-cell>
          <table:table-cell office:value-type="float" office:value="1.52701" calcext:value-type="float">
            <text:p>1.527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80706" calcext:value-type="float">
            <text:p>0.180706</text:p>
          </table:table-cell>
          <table:table-cell office:value-type="float" office:value="0.187673" calcext:value-type="float">
            <text:p>0.187673</text:p>
          </table:table-cell>
          <table:table-cell office:value-type="float" office:value="0.202072" calcext:value-type="float">
            <text:p>0.202072</text:p>
          </table:table-cell>
          <table:table-cell office:value-type="float" office:value="0.0534207" calcext:value-type="float">
            <text:p>0.05342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9334" calcext:value-type="float">
            <text:p>4.79334</text:p>
          </table:table-cell>
          <table:table-cell office:value-type="float" office:value="7.1857" calcext:value-type="float">
            <text:p>7.1857</text:p>
          </table:table-cell>
          <table:table-cell office:value-type="float" office:value="7.07255" calcext:value-type="float">
            <text:p>7.07255</text:p>
          </table:table-cell>
          <table:table-cell office:value-type="float" office:value="0.405339" calcext:value-type="float">
            <text:p>0.40533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170049" calcext:value-type="float">
            <text:p>0.170049</text:p>
          </table:table-cell>
          <table:table-cell office:value-type="float" office:value="0.309482" calcext:value-type="float">
            <text:p>0.309482</text:p>
          </table:table-cell>
          <table:table-cell office:value-type="float" office:value="0.266277" calcext:value-type="float">
            <text:p>0.266277</text:p>
          </table:table-cell>
          <table:table-cell office:value-type="float" office:value="1.65046" calcext:value-type="float">
            <text:p>1.650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7329" calcext:value-type="float">
            <text:p>1.47329</text:p>
          </table:table-cell>
          <table:table-cell office:value-type="float" office:value="1.80585" calcext:value-type="float">
            <text:p>1.80585</text:p>
          </table:table-cell>
          <table:table-cell office:value-type="float" office:value="1.81773" calcext:value-type="float">
            <text:p>1.81773</text:p>
          </table:table-cell>
          <table:table-cell office:value-type="float" office:value="1.09631" calcext:value-type="float">
            <text:p>1.096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1297" calcext:value-type="float">
            <text:p>1.41297</text:p>
          </table:table-cell>
          <table:table-cell office:value-type="float" office:value="1.68567" calcext:value-type="float">
            <text:p>1.68567</text:p>
          </table:table-cell>
          <table:table-cell office:value-type="float" office:value="1.68074" calcext:value-type="float">
            <text:p>1.68074</text:p>
          </table:table-cell>
          <table:table-cell office:value-type="float" office:value="0.0233678" calcext:value-type="float">
            <text:p>0.02336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523227" calcext:value-type="float">
            <text:p>0.523227</text:p>
          </table:table-cell>
          <table:table-cell office:value-type="float" office:value="0.375671" calcext:value-type="float">
            <text:p>0.375671</text:p>
          </table:table-cell>
          <table:table-cell office:value-type="float" office:value="0.312205" calcext:value-type="float">
            <text:p>0.312205</text:p>
          </table:table-cell>
          <table:table-cell office:value-type="float" office:value="1.38685" calcext:value-type="float">
            <text:p>1.386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0301" calcext:value-type="float">
            <text:p>1.80301</text:p>
          </table:table-cell>
          <table:table-cell office:value-type="float" office:value="1.63995" calcext:value-type="float">
            <text:p>1.63995</text:p>
          </table:table-cell>
          <table:table-cell office:value-type="float" office:value="1.62041" calcext:value-type="float">
            <text:p>1.62041</text:p>
          </table:table-cell>
          <table:table-cell office:value-type="float" office:value="1.98427" calcext:value-type="float">
            <text:p>1.984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7456" calcext:value-type="float">
            <text:p>2.67456</text:p>
          </table:table-cell>
          <table:table-cell office:value-type="float" office:value="4.05773" calcext:value-type="float">
            <text:p>4.05773</text:p>
          </table:table-cell>
          <table:table-cell office:value-type="float" office:value="4.0144" calcext:value-type="float">
            <text:p>4.0144</text:p>
          </table:table-cell>
          <table:table-cell office:value-type="float" office:value="1.26836" calcext:value-type="float">
            <text:p>1.2683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71685" calcext:value-type="float">
            <text:p>2.71685</text:p>
          </table:table-cell>
          <table:table-cell office:value-type="float" office:value="3.44834" calcext:value-type="float">
            <text:p>3.44834</text:p>
          </table:table-cell>
          <table:table-cell office:value-type="float" office:value="3.37201" calcext:value-type="float">
            <text:p>3.37201</text:p>
          </table:table-cell>
          <table:table-cell office:value-type="float" office:value="2.02859" calcext:value-type="float">
            <text:p>2.028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019" calcext:value-type="float">
            <text:p>1.1019</text:p>
          </table:table-cell>
          <table:table-cell office:value-type="float" office:value="1.08415" calcext:value-type="float">
            <text:p>1.08415</text:p>
          </table:table-cell>
          <table:table-cell office:value-type="float" office:value="1.09967" calcext:value-type="float">
            <text:p>1.09967</text:p>
          </table:table-cell>
          <table:table-cell office:value-type="float" office:value="1.37215" calcext:value-type="float">
            <text:p>1.372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3768" calcext:value-type="float">
            <text:p>3.53768</text:p>
          </table:table-cell>
          <table:table-cell office:value-type="float" office:value="3.91427" calcext:value-type="float">
            <text:p>3.91427</text:p>
          </table:table-cell>
          <table:table-cell office:value-type="float" office:value="3.96796" calcext:value-type="float">
            <text:p>3.96796</text:p>
          </table:table-cell>
          <table:table-cell office:value-type="float" office:value="2.0907" calcext:value-type="float">
            <text:p>2.09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27011" calcext:value-type="float">
            <text:p>4.27011</text:p>
          </table:table-cell>
          <table:table-cell office:value-type="float" office:value="4.52944" calcext:value-type="float">
            <text:p>4.52944</text:p>
          </table:table-cell>
          <table:table-cell office:value-type="float" office:value="4.51768" calcext:value-type="float">
            <text:p>4.51768</text:p>
          </table:table-cell>
          <table:table-cell office:value-type="float" office:value="3.63095" calcext:value-type="float">
            <text:p>3.630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47011" calcext:value-type="float">
            <text:p>3.47011</text:p>
          </table:table-cell>
          <table:table-cell office:value-type="float" office:value="3.94196" calcext:value-type="float">
            <text:p>3.94196</text:p>
          </table:table-cell>
          <table:table-cell office:value-type="float" office:value="3.92368" calcext:value-type="float">
            <text:p>3.92368</text:p>
          </table:table-cell>
          <table:table-cell office:value-type="float" office:value="1.90225" calcext:value-type="float">
            <text:p>1.902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58925" calcext:value-type="float">
            <text:p>0.658925</text:p>
          </table:table-cell>
          <table:table-cell office:value-type="float" office:value="0.12407" calcext:value-type="float">
            <text:p>0.12407</text:p>
          </table:table-cell>
          <table:table-cell office:value-type="float" office:value="0.133585" calcext:value-type="float">
            <text:p>0.133585</text:p>
          </table:table-cell>
          <table:table-cell office:value-type="float" office:value="3.16808" calcext:value-type="float">
            <text:p>3.168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65059" calcext:value-type="float">
            <text:p>3.65059</text:p>
          </table:table-cell>
          <table:table-cell office:value-type="float" office:value="4.42194" calcext:value-type="float">
            <text:p>4.42194</text:p>
          </table:table-cell>
          <table:table-cell office:value-type="float" office:value="4.48404" calcext:value-type="float">
            <text:p>4.48404</text:p>
          </table:table-cell>
          <table:table-cell office:value-type="float" office:value="1.78008" calcext:value-type="float">
            <text:p>1.780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46779" calcext:value-type="float">
            <text:p>3.46779</text:p>
          </table:table-cell>
          <table:table-cell office:value-type="float" office:value="3.03331" calcext:value-type="float">
            <text:p>3.03331</text:p>
          </table:table-cell>
          <table:table-cell office:value-type="float" office:value="3.0552" calcext:value-type="float">
            <text:p>3.0552</text:p>
          </table:table-cell>
          <table:table-cell office:value-type="float" office:value="3.29075" calcext:value-type="float">
            <text:p>3.290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5294" calcext:value-type="float">
            <text:p>1.95294</text:p>
          </table:table-cell>
          <table:table-cell office:value-type="float" office:value="1.7939" calcext:value-type="float">
            <text:p>1.7939</text:p>
          </table:table-cell>
          <table:table-cell office:value-type="float" office:value="1.78149" calcext:value-type="float">
            <text:p>1.78149</text:p>
          </table:table-cell>
          <table:table-cell office:value-type="float" office:value="1.89441" calcext:value-type="float">
            <text:p>1.894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30276" calcext:value-type="float">
            <text:p>2.30276</text:p>
          </table:table-cell>
          <table:table-cell office:value-type="float" office:value="2.41311" calcext:value-type="float">
            <text:p>2.41311</text:p>
          </table:table-cell>
          <table:table-cell office:value-type="float" office:value="2.36222" calcext:value-type="float">
            <text:p>2.36222</text:p>
          </table:table-cell>
          <table:table-cell office:value-type="float" office:value="1.53899" calcext:value-type="float">
            <text:p>1.538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1.3427" calcext:value-type="float">
            <text:p>11.3427</text:p>
          </table:table-cell>
          <table:table-cell office:value-type="float" office:value="12.6459" calcext:value-type="float">
            <text:p>12.6459</text:p>
          </table:table-cell>
          <table:table-cell office:value-type="float" office:value="12.6835" calcext:value-type="float">
            <text:p>12.6835</text:p>
          </table:table-cell>
          <table:table-cell office:value-type="float" office:value="5.46071" calcext:value-type="float">
            <text:p>5.460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760612" calcext:value-type="float">
            <text:p>0.760612</text:p>
          </table:table-cell>
          <table:table-cell office:value-type="float" office:value="0.532509" calcext:value-type="float">
            <text:p>0.532509</text:p>
          </table:table-cell>
          <table:table-cell office:value-type="float" office:value="0.548054" calcext:value-type="float">
            <text:p>0.548054</text:p>
          </table:table-cell>
          <table:table-cell office:value-type="float" office:value="0.964515" calcext:value-type="float">
            <text:p>0.9645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84361" calcext:value-type="float">
            <text:p>9.84361</text:p>
          </table:table-cell>
          <table:table-cell office:value-type="float" office:value="9.95628" calcext:value-type="float">
            <text:p>9.95628</text:p>
          </table:table-cell>
          <table:table-cell office:value-type="float" office:value="10.3131" calcext:value-type="float">
            <text:p>10.3131</text:p>
          </table:table-cell>
          <table:table-cell office:value-type="float" office:value="3.7817" calcext:value-type="float">
            <text:p>3.78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5686" calcext:value-type="float">
            <text:p>1.65686</text:p>
          </table:table-cell>
          <table:table-cell office:value-type="float" office:value="1.36205" calcext:value-type="float">
            <text:p>1.36205</text:p>
          </table:table-cell>
          <table:table-cell office:value-type="float" office:value="1.42284" calcext:value-type="float">
            <text:p>1.42284</text:p>
          </table:table-cell>
          <table:table-cell office:value-type="float" office:value="0.868821" calcext:value-type="float">
            <text:p>0.8688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78976" calcext:value-type="float">
            <text:p>7.78976</text:p>
          </table:table-cell>
          <table:table-cell office:value-type="float" office:value="7.65325" calcext:value-type="float">
            <text:p>7.65325</text:p>
          </table:table-cell>
          <table:table-cell office:value-type="float" office:value="7.55789" calcext:value-type="float">
            <text:p>7.55789</text:p>
          </table:table-cell>
          <table:table-cell office:value-type="float" office:value="5.84692" calcext:value-type="float">
            <text:p>5.846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8.45551" calcext:value-type="float">
            <text:p>8.45551</text:p>
          </table:table-cell>
          <table:table-cell office:value-type="float" office:value="8.72518" calcext:value-type="float">
            <text:p>8.72518</text:p>
          </table:table-cell>
          <table:table-cell office:value-type="float" office:value="8.95919" calcext:value-type="float">
            <text:p>8.95919</text:p>
          </table:table-cell>
          <table:table-cell office:value-type="float" office:value="8.48953" calcext:value-type="float">
            <text:p>8.4895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3841" calcext:value-type="float">
            <text:p>1.23841</text:p>
          </table:table-cell>
          <table:table-cell office:value-type="float" office:value="1.36732" calcext:value-type="float">
            <text:p>1.36732</text:p>
          </table:table-cell>
          <table:table-cell office:value-type="float" office:value="1.39423" calcext:value-type="float">
            <text:p>1.39423</text:p>
          </table:table-cell>
          <table:table-cell office:value-type="float" office:value="1.63249" calcext:value-type="float">
            <text:p>1.632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3.9382" calcext:value-type="float">
            <text:p>13.9382</text:p>
          </table:table-cell>
          <table:table-cell office:value-type="float" office:value="17.3849" calcext:value-type="float">
            <text:p>17.3849</text:p>
          </table:table-cell>
          <table:table-cell office:value-type="float" office:value="17.1399" calcext:value-type="float">
            <text:p>17.1399</text:p>
          </table:table-cell>
          <table:table-cell office:value-type="float" office:value="11.5527" calcext:value-type="float">
            <text:p>11.55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707394" calcext:value-type="float">
            <text:p>0.707394</text:p>
          </table:table-cell>
          <table:table-cell office:value-type="float" office:value="0.411699" calcext:value-type="float">
            <text:p>0.411699</text:p>
          </table:table-cell>
          <table:table-cell office:value-type="float" office:value="0.441903" calcext:value-type="float">
            <text:p>0.441903</text:p>
          </table:table-cell>
          <table:table-cell office:value-type="float" office:value="3.0133" calcext:value-type="float">
            <text:p>3.01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8.08599" calcext:value-type="float">
            <text:p>8.08599</text:p>
          </table:table-cell>
          <table:table-cell office:value-type="float" office:value="8.61904" calcext:value-type="float">
            <text:p>8.61904</text:p>
          </table:table-cell>
          <table:table-cell office:value-type="float" office:value="8.50998" calcext:value-type="float">
            <text:p>8.50998</text:p>
          </table:table-cell>
          <table:table-cell office:value-type="float" office:value="9.21127" calcext:value-type="float">
            <text:p>9.211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6401" calcext:value-type="float">
            <text:p>1.96401</text:p>
          </table:table-cell>
          <table:table-cell office:value-type="float" office:value="2.12728" calcext:value-type="float">
            <text:p>2.12728</text:p>
          </table:table-cell>
          <table:table-cell office:value-type="float" office:value="2.11444" calcext:value-type="float">
            <text:p>2.11444</text:p>
          </table:table-cell>
          <table:table-cell office:value-type="float" office:value="2.17417" calcext:value-type="float">
            <text:p>2.174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59626" calcext:value-type="float">
            <text:p>0.159626</text:p>
          </table:table-cell>
          <table:table-cell office:value-type="float" office:value="0.205698" calcext:value-type="float">
            <text:p>0.205698</text:p>
          </table:table-cell>
          <table:table-cell office:value-type="float" office:value="0.269815" calcext:value-type="float">
            <text:p>0.269815</text:p>
          </table:table-cell>
          <table:table-cell office:value-type="float" office:value="0.185997" calcext:value-type="float">
            <text:p>0.1859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67817" calcext:value-type="float">
            <text:p>2.67817</text:p>
          </table:table-cell>
          <table:table-cell office:value-type="float" office:value="3.51428" calcext:value-type="float">
            <text:p>3.51428</text:p>
          </table:table-cell>
          <table:table-cell office:value-type="float" office:value="3.49724" calcext:value-type="float">
            <text:p>3.49724</text:p>
          </table:table-cell>
          <table:table-cell office:value-type="float" office:value="0.550222" calcext:value-type="float">
            <text:p>0.5502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9271" calcext:value-type="float">
            <text:p>2.89271</text:p>
          </table:table-cell>
          <table:table-cell office:value-type="float" office:value="4.62207" calcext:value-type="float">
            <text:p>4.62207</text:p>
          </table:table-cell>
          <table:table-cell office:value-type="float" office:value="4.52767" calcext:value-type="float">
            <text:p>4.52767</text:p>
          </table:table-cell>
          <table:table-cell office:value-type="float" office:value="1.77003" calcext:value-type="float">
            <text:p>1.770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73871" calcext:value-type="float">
            <text:p>2.73871</text:p>
          </table:table-cell>
          <table:table-cell office:value-type="float" office:value="3.21938" calcext:value-type="float">
            <text:p>3.21938</text:p>
          </table:table-cell>
          <table:table-cell office:value-type="float" office:value="3.41915" calcext:value-type="float">
            <text:p>3.41915</text:p>
          </table:table-cell>
          <table:table-cell office:value-type="float" office:value="0.573287" calcext:value-type="float">
            <text:p>0.5732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28694" calcext:value-type="float">
            <text:p>0.128694</text:p>
          </table:table-cell>
          <table:table-cell office:value-type="float" office:value="0.217135" calcext:value-type="float">
            <text:p>0.217135</text:p>
          </table:table-cell>
          <table:table-cell office:value-type="float" office:value="0.21276" calcext:value-type="float">
            <text:p>0.21276</text:p>
          </table:table-cell>
          <table:table-cell office:value-type="float" office:value="0.0712402" calcext:value-type="float">
            <text:p>0.07124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676966" calcext:value-type="float">
            <text:p>0.676966</text:p>
          </table:table-cell>
          <table:table-cell office:value-type="float" office:value="0.668519" calcext:value-type="float">
            <text:p>0.668519</text:p>
          </table:table-cell>
          <table:table-cell office:value-type="float" office:value="0.677061" calcext:value-type="float">
            <text:p>0.677061</text:p>
          </table:table-cell>
          <table:table-cell office:value-type="float" office:value="0.472604" calcext:value-type="float">
            <text:p>0.4726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22569" calcext:value-type="float">
            <text:p>2.22569</text:p>
          </table:table-cell>
          <table:table-cell office:value-type="float" office:value="2.45196" calcext:value-type="float">
            <text:p>2.45196</text:p>
          </table:table-cell>
          <table:table-cell office:value-type="float" office:value="2.4166" calcext:value-type="float">
            <text:p>2.4166</text:p>
          </table:table-cell>
          <table:table-cell office:value-type="float" office:value="1.73085" calcext:value-type="float">
            <text:p>1.730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2.8428" calcext:value-type="float">
            <text:p>12.8428</text:p>
          </table:table-cell>
          <table:table-cell office:value-type="float" office:value="15.522" calcext:value-type="float">
            <text:p>15.522</text:p>
          </table:table-cell>
          <table:table-cell office:value-type="float" office:value="15.5074" calcext:value-type="float">
            <text:p>15.5074</text:p>
          </table:table-cell>
          <table:table-cell office:value-type="float" office:value="0.908663" calcext:value-type="float">
            <text:p>0.9086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0426882" calcext:value-type="float">
            <text:p>0.00426882</text:p>
          </table:table-cell>
          <table:table-cell office:value-type="float" office:value="0.162604" calcext:value-type="float">
            <text:p>0.162604</text:p>
          </table:table-cell>
          <table:table-cell office:value-type="float" office:value="0.139916" calcext:value-type="float">
            <text:p>0.139916</text:p>
          </table:table-cell>
          <table:table-cell office:value-type="float" office:value="0.265717" calcext:value-type="float">
            <text:p>0.2657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2.3789" calcext:value-type="float">
            <text:p>12.3789</text:p>
          </table:table-cell>
          <table:table-cell office:value-type="float" office:value="12.854" calcext:value-type="float">
            <text:p>12.854</text:p>
          </table:table-cell>
          <table:table-cell office:value-type="float" office:value="13.6673" calcext:value-type="float">
            <text:p>13.6673</text:p>
          </table:table-cell>
          <table:table-cell office:value-type="float" office:value="1.21895" calcext:value-type="float">
            <text:p>1.218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6428" calcext:value-type="float">
            <text:p>1.96428</text:p>
          </table:table-cell>
          <table:table-cell office:value-type="float" office:value="1.72571" calcext:value-type="float">
            <text:p>1.72571</text:p>
          </table:table-cell>
          <table:table-cell office:value-type="float" office:value="1.73216" calcext:value-type="float">
            <text:p>1.73216</text:p>
          </table:table-cell>
          <table:table-cell office:value-type="float" office:value="1.92704" calcext:value-type="float">
            <text:p>1.927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64433" calcext:value-type="float">
            <text:p>6.64433</text:p>
          </table:table-cell>
          <table:table-cell office:value-type="float" office:value="6.847" calcext:value-type="float">
            <text:p>6.847</text:p>
          </table:table-cell>
          <table:table-cell office:value-type="float" office:value="6.92659" calcext:value-type="float">
            <text:p>6.92659</text:p>
          </table:table-cell>
          <table:table-cell office:value-type="float" office:value="0.857496" calcext:value-type="float">
            <text:p>0.8574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94808" calcext:value-type="float">
            <text:p>0.994808</text:p>
          </table:table-cell>
          <table:table-cell office:value-type="float" office:value="1.05457" calcext:value-type="float">
            <text:p>1.05457</text:p>
          </table:table-cell>
          <table:table-cell office:value-type="float" office:value="0.99389" calcext:value-type="float">
            <text:p>0.99389</text:p>
          </table:table-cell>
          <table:table-cell office:value-type="float" office:value="0.623779" calcext:value-type="float">
            <text:p>0.62377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50137" calcext:value-type="float">
            <text:p>4.50137</text:p>
          </table:table-cell>
          <table:table-cell office:value-type="float" office:value="5.48214" calcext:value-type="float">
            <text:p>5.48214</text:p>
          </table:table-cell>
          <table:table-cell office:value-type="float" office:value="5.5172" calcext:value-type="float">
            <text:p>5.5172</text:p>
          </table:table-cell>
          <table:table-cell office:value-type="float" office:value="4.014" calcext:value-type="float">
            <text:p>4.0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46768" calcext:value-type="float">
            <text:p>0.246768</text:p>
          </table:table-cell>
          <table:table-cell office:value-type="float" office:value="0.78531" calcext:value-type="float">
            <text:p>0.78531</text:p>
          </table:table-cell>
          <table:table-cell office:value-type="float" office:value="0.732956" calcext:value-type="float">
            <text:p>0.732956</text:p>
          </table:table-cell>
          <table:table-cell office:value-type="float" office:value="0.00340406" calcext:value-type="float">
            <text:p>0.003404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09191" calcext:value-type="float">
            <text:p>2.09191</text:p>
          </table:table-cell>
          <table:table-cell office:value-type="float" office:value="1.61794" calcext:value-type="float">
            <text:p>1.61794</text:p>
          </table:table-cell>
          <table:table-cell office:value-type="float" office:value="1.96337" calcext:value-type="float">
            <text:p>1.96337</text:p>
          </table:table-cell>
          <table:table-cell office:value-type="float" office:value="2.6893" calcext:value-type="float">
            <text:p>2.68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6154" calcext:value-type="float">
            <text:p>1.16154</text:p>
          </table:table-cell>
          <table:table-cell office:value-type="float" office:value="1.10965" calcext:value-type="float">
            <text:p>1.10965</text:p>
          </table:table-cell>
          <table:table-cell office:value-type="float" office:value="1.0866" calcext:value-type="float">
            <text:p>1.0866</text:p>
          </table:table-cell>
          <table:table-cell office:value-type="float" office:value="0.402834" calcext:value-type="float">
            <text:p>0.4028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4117" calcext:value-type="float">
            <text:p>3.54117</text:p>
          </table:table-cell>
          <table:table-cell office:value-type="float" office:value="3.50077" calcext:value-type="float">
            <text:p>3.50077</text:p>
          </table:table-cell>
          <table:table-cell office:value-type="float" office:value="3.50141" calcext:value-type="float">
            <text:p>3.50141</text:p>
          </table:table-cell>
          <table:table-cell office:value-type="float" office:value="4.27612" calcext:value-type="float">
            <text:p>4.276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47582" calcext:value-type="float">
            <text:p>0.647582</text:p>
          </table:table-cell>
          <table:table-cell office:value-type="float" office:value="0.770829" calcext:value-type="float">
            <text:p>0.770829</text:p>
          </table:table-cell>
          <table:table-cell office:value-type="float" office:value="0.868314" calcext:value-type="float">
            <text:p>0.868314</text:p>
          </table:table-cell>
          <table:table-cell office:value-type="float" office:value="0.715559" calcext:value-type="float">
            <text:p>0.7155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41109" calcext:value-type="float">
            <text:p>7.41109</text:p>
          </table:table-cell>
          <table:table-cell office:value-type="float" office:value="8.10153" calcext:value-type="float">
            <text:p>8.10153</text:p>
          </table:table-cell>
          <table:table-cell office:value-type="float" office:value="8.01823" calcext:value-type="float">
            <text:p>8.01823</text:p>
          </table:table-cell>
          <table:table-cell office:value-type="float" office:value="6.88525" calcext:value-type="float">
            <text:p>6.885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02399" calcext:value-type="float">
            <text:p>5.02399</text:p>
          </table:table-cell>
          <table:table-cell office:value-type="float" office:value="7.13385" calcext:value-type="float">
            <text:p>7.13385</text:p>
          </table:table-cell>
          <table:table-cell office:value-type="float" office:value="6.84866" calcext:value-type="float">
            <text:p>6.84866</text:p>
          </table:table-cell>
          <table:table-cell office:value-type="float" office:value="4.20215" calcext:value-type="float">
            <text:p>4.202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0.5749" calcext:value-type="float">
            <text:p>10.5749</text:p>
          </table:table-cell>
          <table:table-cell office:value-type="float" office:value="12.9714" calcext:value-type="float">
            <text:p>12.9714</text:p>
          </table:table-cell>
          <table:table-cell office:value-type="float" office:value="12.9724" calcext:value-type="float">
            <text:p>12.9724</text:p>
          </table:table-cell>
          <table:table-cell office:value-type="float" office:value="7.06275" calcext:value-type="float">
            <text:p>7.062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17741" calcext:value-type="float">
            <text:p>0.417741</text:p>
          </table:table-cell>
          <table:table-cell office:value-type="float" office:value="0.439142" calcext:value-type="float">
            <text:p>0.439142</text:p>
          </table:table-cell>
          <table:table-cell office:value-type="float" office:value="0.457234" calcext:value-type="float">
            <text:p>0.457234</text:p>
          </table:table-cell>
          <table:table-cell office:value-type="float" office:value="0.710106" calcext:value-type="float">
            <text:p>0.7101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0448" calcext:value-type="float">
            <text:p>7.0448</text:p>
          </table:table-cell>
          <table:table-cell office:value-type="float" office:value="7.04178" calcext:value-type="float">
            <text:p>7.04178</text:p>
          </table:table-cell>
          <table:table-cell office:value-type="float" office:value="7.01978" calcext:value-type="float">
            <text:p>7.01978</text:p>
          </table:table-cell>
          <table:table-cell office:value-type="float" office:value="6.8949" calcext:value-type="float">
            <text:p>6.89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85233" calcext:value-type="float">
            <text:p>0.285233</text:p>
          </table:table-cell>
          <table:table-cell office:value-type="float" office:value="0.392875" calcext:value-type="float">
            <text:p>0.392875</text:p>
          </table:table-cell>
          <table:table-cell office:value-type="float" office:value="0.459727" calcext:value-type="float">
            <text:p>0.459727</text:p>
          </table:table-cell>
          <table:table-cell office:value-type="float" office:value="0.322521" calcext:value-type="float">
            <text:p>0.3225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0977" calcext:value-type="float">
            <text:p>4.0977</text:p>
          </table:table-cell>
          <table:table-cell office:value-type="float" office:value="4.88443" calcext:value-type="float">
            <text:p>4.88443</text:p>
          </table:table-cell>
          <table:table-cell office:value-type="float" office:value="4.82944" calcext:value-type="float">
            <text:p>4.82944</text:p>
          </table:table-cell>
          <table:table-cell office:value-type="float" office:value="3.29884" calcext:value-type="float">
            <text:p>3.298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51965" calcext:value-type="float">
            <text:p>2.51965</text:p>
          </table:table-cell>
          <table:table-cell office:value-type="float" office:value="4.26107" calcext:value-type="float">
            <text:p>4.26107</text:p>
          </table:table-cell>
          <table:table-cell office:value-type="float" office:value="4.05199" calcext:value-type="float">
            <text:p>4.05199</text:p>
          </table:table-cell>
          <table:table-cell office:value-type="float" office:value="0.409917" calcext:value-type="float">
            <text:p>0.4099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19696" calcext:value-type="float">
            <text:p>5.19696</text:p>
          </table:table-cell>
          <table:table-cell office:value-type="float" office:value="6.84617" calcext:value-type="float">
            <text:p>6.84617</text:p>
          </table:table-cell>
          <table:table-cell office:value-type="float" office:value="6.97299" calcext:value-type="float">
            <text:p>6.97299</text:p>
          </table:table-cell>
          <table:table-cell office:value-type="float" office:value="1.80617" calcext:value-type="float">
            <text:p>1.806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47211" calcext:value-type="float">
            <text:p>0.147211</text:p>
          </table:table-cell>
          <table:table-cell office:value-type="float" office:value="0.15106" calcext:value-type="float">
            <text:p>0.15106</text:p>
          </table:table-cell>
          <table:table-cell office:value-type="float" office:value="0.160188" calcext:value-type="float">
            <text:p>0.160188</text:p>
          </table:table-cell>
          <table:table-cell office:value-type="float" office:value="0.252148" calcext:value-type="float">
            <text:p>0.2521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31196" calcext:value-type="float">
            <text:p>3.31196</text:p>
          </table:table-cell>
          <table:table-cell office:value-type="float" office:value="3.34915" calcext:value-type="float">
            <text:p>3.34915</text:p>
          </table:table-cell>
          <table:table-cell office:value-type="float" office:value="3.34177" calcext:value-type="float">
            <text:p>3.34177</text:p>
          </table:table-cell>
          <table:table-cell office:value-type="float" office:value="3.3303" calcext:value-type="float">
            <text:p>3.33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27772" calcext:value-type="float">
            <text:p>3.27772</text:p>
          </table:table-cell>
          <table:table-cell office:value-type="float" office:value="3.82016" calcext:value-type="float">
            <text:p>3.82016</text:p>
          </table:table-cell>
          <table:table-cell office:value-type="float" office:value="3.87434" calcext:value-type="float">
            <text:p>3.87434</text:p>
          </table:table-cell>
          <table:table-cell office:value-type="float" office:value="2.10561" calcext:value-type="float">
            <text:p>2.105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94151" calcext:value-type="float">
            <text:p>6.94151</text:p>
          </table:table-cell>
          <table:table-cell office:value-type="float" office:value="9.25022" calcext:value-type="float">
            <text:p>9.25022</text:p>
          </table:table-cell>
          <table:table-cell office:value-type="float" office:value="9.2126" calcext:value-type="float">
            <text:p>9.2126</text:p>
          </table:table-cell>
          <table:table-cell office:value-type="float" office:value="0.626441" calcext:value-type="float">
            <text:p>0.6264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3544" calcext:value-type="float">
            <text:p>1.3544</text:p>
          </table:table-cell>
          <table:table-cell office:value-type="float" office:value="1.45921" calcext:value-type="float">
            <text:p>1.45921</text:p>
          </table:table-cell>
          <table:table-cell office:value-type="float" office:value="1.35972" calcext:value-type="float">
            <text:p>1.35972</text:p>
          </table:table-cell>
          <table:table-cell office:value-type="float" office:value="2.82852" calcext:value-type="float">
            <text:p>2.8285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7.95507" calcext:value-type="float">
            <text:p>7.95507</text:p>
          </table:table-cell>
          <table:table-cell office:value-type="float" office:value="9.1549" calcext:value-type="float">
            <text:p>9.1549</text:p>
          </table:table-cell>
          <table:table-cell office:value-type="float" office:value="9.91477" calcext:value-type="float">
            <text:p>9.91477</text:p>
          </table:table-cell>
          <table:table-cell office:value-type="float" office:value="0.989464" calcext:value-type="float">
            <text:p>0.9894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64903" calcext:value-type="float">
            <text:p>2.64903</text:p>
          </table:table-cell>
          <table:table-cell office:value-type="float" office:value="2.54378" calcext:value-type="float">
            <text:p>2.54378</text:p>
          </table:table-cell>
          <table:table-cell office:value-type="float" office:value="2.54508" calcext:value-type="float">
            <text:p>2.54508</text:p>
          </table:table-cell>
          <table:table-cell office:value-type="float" office:value="2.29565" calcext:value-type="float">
            <text:p>2.295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65504" calcext:value-type="float">
            <text:p>2.65504</text:p>
          </table:table-cell>
          <table:table-cell office:value-type="float" office:value="2.86116" calcext:value-type="float">
            <text:p>2.86116</text:p>
          </table:table-cell>
          <table:table-cell office:value-type="float" office:value="2.93913" calcext:value-type="float">
            <text:p>2.93913</text:p>
          </table:table-cell>
          <table:table-cell office:value-type="float" office:value="0.535791" calcext:value-type="float">
            <text:p>0.5357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06216" calcext:value-type="float">
            <text:p>0.206216</text:p>
          </table:table-cell>
          <table:table-cell office:value-type="float" office:value="0.143484" calcext:value-type="float">
            <text:p>0.143484</text:p>
          </table:table-cell>
          <table:table-cell office:value-type="float" office:value="0.114011" calcext:value-type="float">
            <text:p>0.114011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306" calcext:value-type="float">
            <text:p>1.6306</text:p>
          </table:table-cell>
          <table:table-cell office:value-type="float" office:value="2.08622" calcext:value-type="float">
            <text:p>2.08622</text:p>
          </table:table-cell>
          <table:table-cell office:value-type="float" office:value="2.08416" calcext:value-type="float">
            <text:p>2.08416</text:p>
          </table:table-cell>
          <table:table-cell office:value-type="float" office:value="1.46495" calcext:value-type="float">
            <text:p>1.464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66585" calcext:value-type="float">
            <text:p>0.666585</text:p>
          </table:table-cell>
          <table:table-cell office:value-type="float" office:value="1.66775" calcext:value-type="float">
            <text:p>1.66775</text:p>
          </table:table-cell>
          <table:table-cell office:value-type="float" office:value="1.55274" calcext:value-type="float">
            <text:p>1.55274</text:p>
          </table:table-cell>
          <table:table-cell office:value-type="float" office:value="0.348028" calcext:value-type="float">
            <text:p>0.3480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8561" calcext:value-type="float">
            <text:p>1.8561</text:p>
          </table:table-cell>
          <table:table-cell office:value-type="float" office:value="2.44305" calcext:value-type="float">
            <text:p>2.44305</text:p>
          </table:table-cell>
          <table:table-cell office:value-type="float" office:value="2.48969" calcext:value-type="float">
            <text:p>2.48969</text:p>
          </table:table-cell>
          <table:table-cell office:value-type="float" office:value="1.91019" calcext:value-type="float">
            <text:p>1.9101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49253" calcext:value-type="float">
            <text:p>0.449253</text:p>
          </table:table-cell>
          <table:table-cell office:value-type="float" office:value="0.542963" calcext:value-type="float">
            <text:p>0.542963</text:p>
          </table:table-cell>
          <table:table-cell office:value-type="float" office:value="0.508376" calcext:value-type="float">
            <text:p>0.508376</text:p>
          </table:table-cell>
          <table:table-cell office:value-type="float" office:value="0.327563" calcext:value-type="float">
            <text:p>0.3275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4664" calcext:value-type="float">
            <text:p>2.14664</text:p>
          </table:table-cell>
          <table:table-cell office:value-type="float" office:value="1.99817" calcext:value-type="float">
            <text:p>1.99817</text:p>
          </table:table-cell>
          <table:table-cell office:value-type="float" office:value="1.96432" calcext:value-type="float">
            <text:p>1.96432</text:p>
          </table:table-cell>
          <table:table-cell office:value-type="float" office:value="1.5577" calcext:value-type="float">
            <text:p>1.55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62355" calcext:value-type="float">
            <text:p>0.662355</text:p>
          </table:table-cell>
          <table:table-cell office:value-type="float" office:value="0.821646" calcext:value-type="float">
            <text:p>0.821646</text:p>
          </table:table-cell>
          <table:table-cell office:value-type="float" office:value="0.896217" calcext:value-type="float">
            <text:p>0.896217</text:p>
          </table:table-cell>
          <table:table-cell office:value-type="float" office:value="0.691517" calcext:value-type="float">
            <text:p>0.6915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95953" calcext:value-type="float">
            <text:p>3.95953</text:p>
          </table:table-cell>
          <table:table-cell office:value-type="float" office:value="5.51558" calcext:value-type="float">
            <text:p>5.51558</text:p>
          </table:table-cell>
          <table:table-cell office:value-type="float" office:value="5.48903" calcext:value-type="float">
            <text:p>5.48903</text:p>
          </table:table-cell>
          <table:table-cell office:value-type="float" office:value="1.03478" calcext:value-type="float">
            <text:p>1.034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54113" calcext:value-type="float">
            <text:p>2.54113</text:p>
          </table:table-cell>
          <table:table-cell office:value-type="float" office:value="4.29747" calcext:value-type="float">
            <text:p>4.29747</text:p>
          </table:table-cell>
          <table:table-cell office:value-type="float" office:value="4.01121" calcext:value-type="float">
            <text:p>4.01121</text:p>
          </table:table-cell>
          <table:table-cell office:value-type="float" office:value="0.616191" calcext:value-type="float">
            <text:p>0.6161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27595" calcext:value-type="float">
            <text:p>4.27595</text:p>
          </table:table-cell>
          <table:table-cell office:value-type="float" office:value="5.08723" calcext:value-type="float">
            <text:p>5.08723</text:p>
          </table:table-cell>
          <table:table-cell office:value-type="float" office:value="5.64647" calcext:value-type="float">
            <text:p>5.64647</text:p>
          </table:table-cell>
          <table:table-cell office:value-type="float" office:value="0.720617" calcext:value-type="float">
            <text:p>0.7206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64969" calcext:value-type="float">
            <text:p>0.464969</text:p>
          </table:table-cell>
          <table:table-cell office:value-type="float" office:value="0.39712" calcext:value-type="float">
            <text:p>0.39712</text:p>
          </table:table-cell>
          <table:table-cell office:value-type="float" office:value="0.419456" calcext:value-type="float">
            <text:p>0.419456</text:p>
          </table:table-cell>
          <table:table-cell office:value-type="float" office:value="0.599027" calcext:value-type="float">
            <text:p>0.5990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31654" calcext:value-type="float">
            <text:p>1.31654</text:p>
          </table:table-cell>
          <table:table-cell office:value-type="float" office:value="1.42445" calcext:value-type="float">
            <text:p>1.42445</text:p>
          </table:table-cell>
          <table:table-cell office:value-type="float" office:value="1.4612" calcext:value-type="float">
            <text:p>1.4612</text:p>
          </table:table-cell>
          <table:table-cell office:value-type="float" office:value="0.961591" calcext:value-type="float">
            <text:p>0.9615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88628" calcext:value-type="float">
            <text:p>0.188628</text:p>
          </table:table-cell>
          <table:table-cell office:value-type="float" office:value="0.357212" calcext:value-type="float">
            <text:p>0.357212</text:p>
          </table:table-cell>
          <table:table-cell office:value-type="float" office:value="0.378007" calcext:value-type="float">
            <text:p>0.378007</text:p>
          </table:table-cell>
          <table:table-cell office:value-type="float" office:value="0.00426648" calcext:value-type="float">
            <text:p>0.004266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82074" calcext:value-type="float">
            <text:p>4.82074</text:p>
          </table:table-cell>
          <table:table-cell office:value-type="float" office:value="4.71391" calcext:value-type="float">
            <text:p>4.71391</text:p>
          </table:table-cell>
          <table:table-cell office:value-type="float" office:value="4.67177" calcext:value-type="float">
            <text:p>4.67177</text:p>
          </table:table-cell>
          <table:table-cell office:value-type="float" office:value="5.01594" calcext:value-type="float">
            <text:p>5.015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95452" calcext:value-type="float">
            <text:p>0.695452</text:p>
          </table:table-cell>
          <table:table-cell office:value-type="float" office:value="1.67764" calcext:value-type="float">
            <text:p>1.67764</text:p>
          </table:table-cell>
          <table:table-cell office:value-type="float" office:value="1.47931" calcext:value-type="float">
            <text:p>1.47931</text:p>
          </table:table-cell>
          <table:table-cell office:value-type="float" office:value="0.543977" calcext:value-type="float">
            <text:p>0.5439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71101" calcext:value-type="float">
            <text:p>5.71101</text:p>
          </table:table-cell>
          <table:table-cell office:value-type="float" office:value="7.75932" calcext:value-type="float">
            <text:p>7.75932</text:p>
          </table:table-cell>
          <table:table-cell office:value-type="float" office:value="7.42165" calcext:value-type="float">
            <text:p>7.42165</text:p>
          </table:table-cell>
          <table:table-cell office:value-type="float" office:value="2.61762" calcext:value-type="float">
            <text:p>2.6176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852786" calcext:value-type="float">
            <text:p>0.0852786</text:p>
          </table:table-cell>
          <table:table-cell office:value-type="float" office:value="0.0974535" calcext:value-type="float">
            <text:p>0.0974535</text:p>
          </table:table-cell>
          <table:table-cell office:value-type="float" office:value="0.088279" calcext:value-type="float">
            <text:p>0.088279</text:p>
          </table:table-cell>
          <table:table-cell office:value-type="float" office:value="0.0580229" calcext:value-type="float">
            <text:p>0.05802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54742" calcext:value-type="float">
            <text:p>6.54742</text:p>
          </table:table-cell>
          <table:table-cell office:value-type="float" office:value="6.51363" calcext:value-type="float">
            <text:p>6.51363</text:p>
          </table:table-cell>
          <table:table-cell office:value-type="float" office:value="6.45892" calcext:value-type="float">
            <text:p>6.45892</text:p>
          </table:table-cell>
          <table:table-cell office:value-type="float" office:value="5.13705" calcext:value-type="float">
            <text:p>5.137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681441" calcext:value-type="float">
            <text:p>0.681441</text:p>
          </table:table-cell>
          <table:table-cell office:value-type="float" office:value="0.947251" calcext:value-type="float">
            <text:p>0.947251</text:p>
          </table:table-cell>
          <table:table-cell office:value-type="float" office:value="1.00363" calcext:value-type="float">
            <text:p>1.00363</text:p>
          </table:table-cell>
          <table:table-cell office:value-type="float" office:value="0.296471" calcext:value-type="float">
            <text:p>0.2964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3952" calcext:value-type="float">
            <text:p>3.03952</text:p>
          </table:table-cell>
          <table:table-cell office:value-type="float" office:value="3.07195" calcext:value-type="float">
            <text:p>3.07195</text:p>
          </table:table-cell>
          <table:table-cell office:value-type="float" office:value="3.03904" calcext:value-type="float">
            <text:p>3.03904</text:p>
          </table:table-cell>
          <table:table-cell office:value-type="float" office:value="3.39739" calcext:value-type="float">
            <text:p>3.397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7579" calcext:value-type="float">
            <text:p>1.17579</text:p>
          </table:table-cell>
          <table:table-cell office:value-type="float" office:value="2.19953" calcext:value-type="float">
            <text:p>2.19953</text:p>
          </table:table-cell>
          <table:table-cell office:value-type="float" office:value="1.9855" calcext:value-type="float">
            <text:p>1.9855</text:p>
          </table:table-cell>
          <table:table-cell office:value-type="float" office:value="0.898786" calcext:value-type="float">
            <text:p>0.8987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02607" calcext:value-type="float">
            <text:p>3.02607</text:p>
          </table:table-cell>
          <table:table-cell office:value-type="float" office:value="4.35628" calcext:value-type="float">
            <text:p>4.35628</text:p>
          </table:table-cell>
          <table:table-cell office:value-type="float" office:value="4.22705" calcext:value-type="float">
            <text:p>4.22705</text:p>
          </table:table-cell>
          <table:table-cell office:value-type="float" office:value="1.24615" calcext:value-type="float">
            <text:p>1.2461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38003" calcext:value-type="float">
            <text:p>0.438003</text:p>
          </table:table-cell>
          <table:table-cell office:value-type="float" office:value="0.374635" calcext:value-type="float">
            <text:p>0.374635</text:p>
          </table:table-cell>
          <table:table-cell office:value-type="float" office:value="0.383431" calcext:value-type="float">
            <text:p>0.383431</text:p>
          </table:table-cell>
          <table:table-cell office:value-type="float" office:value="0.298294" calcext:value-type="float">
            <text:p>0.2982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99199" calcext:value-type="float">
            <text:p>3.99199</text:p>
          </table:table-cell>
          <table:table-cell office:value-type="float" office:value="4.05774" calcext:value-type="float">
            <text:p>4.05774</text:p>
          </table:table-cell>
          <table:table-cell office:value-type="float" office:value="4.0481" calcext:value-type="float">
            <text:p>4.0481</text:p>
          </table:table-cell>
          <table:table-cell office:value-type="float" office:value="3.38814" calcext:value-type="float">
            <text:p>3.388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36425" calcext:value-type="float">
            <text:p>0.936425</text:p>
          </table:table-cell>
          <table:table-cell office:value-type="float" office:value="0.718611" calcext:value-type="float">
            <text:p>0.718611</text:p>
          </table:table-cell>
          <table:table-cell office:value-type="float" office:value="0.675571" calcext:value-type="float">
            <text:p>0.675571</text:p>
          </table:table-cell>
          <table:table-cell office:value-type="float" office:value="1.31948" calcext:value-type="float">
            <text:p>1.319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48455" calcext:value-type="float">
            <text:p>1.48455</text:p>
          </table:table-cell>
          <table:table-cell office:value-type="float" office:value="1.78962" calcext:value-type="float">
            <text:p>1.78962</text:p>
          </table:table-cell>
          <table:table-cell office:value-type="float" office:value="1.7895" calcext:value-type="float">
            <text:p>1.7895</text:p>
          </table:table-cell>
          <table:table-cell office:value-type="float" office:value="1.46805" calcext:value-type="float">
            <text:p>1.468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2027" calcext:value-type="float">
            <text:p>1.62027</text:p>
          </table:table-cell>
          <table:table-cell office:value-type="float" office:value="2.52392" calcext:value-type="float">
            <text:p>2.52392</text:p>
          </table:table-cell>
          <table:table-cell office:value-type="float" office:value="2.46789" calcext:value-type="float">
            <text:p>2.46789</text:p>
          </table:table-cell>
          <table:table-cell office:value-type="float" office:value="1.66182" calcext:value-type="float">
            <text:p>1.661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1763" calcext:value-type="float">
            <text:p>1.21763</text:p>
          </table:table-cell>
          <table:table-cell office:value-type="float" office:value="1.14017" calcext:value-type="float">
            <text:p>1.14017</text:p>
          </table:table-cell>
          <table:table-cell office:value-type="float" office:value="1.28716" calcext:value-type="float">
            <text:p>1.28716</text:p>
          </table:table-cell>
          <table:table-cell office:value-type="float" office:value="1.84812" calcext:value-type="float">
            <text:p>1.848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13989" calcext:value-type="float">
            <text:p>1.13989</text:p>
          </table:table-cell>
          <table:table-cell office:value-type="float" office:value="1.23014" calcext:value-type="float">
            <text:p>1.23014</text:p>
          </table:table-cell>
          <table:table-cell office:value-type="float" office:value="1.23867" calcext:value-type="float">
            <text:p>1.23867</text:p>
          </table:table-cell>
          <table:table-cell office:value-type="float" office:value="1.25525" calcext:value-type="float">
            <text:p>1.255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33273" calcext:value-type="float">
            <text:p>1.33273</text:p>
          </table:table-cell>
          <table:table-cell office:value-type="float" office:value="1.35319" calcext:value-type="float">
            <text:p>1.35319</text:p>
          </table:table-cell>
          <table:table-cell office:value-type="float" office:value="1.35491" calcext:value-type="float">
            <text:p>1.35491</text:p>
          </table:table-cell>
          <table:table-cell office:value-type="float" office:value="1.52716" calcext:value-type="float">
            <text:p>1.527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29029" calcext:value-type="float">
            <text:p>2.29029</text:p>
          </table:table-cell>
          <table:table-cell office:value-type="float" office:value="2.68289" calcext:value-type="float">
            <text:p>2.68289</text:p>
          </table:table-cell>
          <table:table-cell office:value-type="float" office:value="2.68153" calcext:value-type="float">
            <text:p>2.68153</text:p>
          </table:table-cell>
          <table:table-cell office:value-type="float" office:value="1.35392" calcext:value-type="float">
            <text:p>1.353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786645" calcext:value-type="float">
            <text:p>0.786645</text:p>
          </table:table-cell>
          <table:table-cell office:value-type="float" office:value="0.942495" calcext:value-type="float">
            <text:p>0.942495</text:p>
          </table:table-cell>
          <table:table-cell office:value-type="float" office:value="0.942217" calcext:value-type="float">
            <text:p>0.942217</text:p>
          </table:table-cell>
          <table:table-cell office:value-type="float" office:value="0.597953" calcext:value-type="float">
            <text:p>0.59795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80124" calcext:value-type="float">
            <text:p>0.480124</text:p>
          </table:table-cell>
          <table:table-cell office:value-type="float" office:value="0.154886" calcext:value-type="float">
            <text:p>0.154886</text:p>
          </table:table-cell>
          <table:table-cell office:value-type="float" office:value="0.139386" calcext:value-type="float">
            <text:p>0.139386</text:p>
          </table:table-cell>
          <table:table-cell office:value-type="float" office:value="2.12446" calcext:value-type="float">
            <text:p>2.124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29935" calcext:value-type="float">
            <text:p>1.29935</text:p>
          </table:table-cell>
          <table:table-cell office:value-type="float" office:value="1.9941" calcext:value-type="float">
            <text:p>1.9941</text:p>
          </table:table-cell>
          <table:table-cell office:value-type="float" office:value="1.92684" calcext:value-type="float">
            <text:p>1.92684</text:p>
          </table:table-cell>
          <table:table-cell office:value-type="float" office:value="0.792448" calcext:value-type="float">
            <text:p>0.7924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6731" calcext:value-type="float">
            <text:p>1.66731</text:p>
          </table:table-cell>
          <table:table-cell office:value-type="float" office:value="1.66179" calcext:value-type="float">
            <text:p>1.66179</text:p>
          </table:table-cell>
          <table:table-cell office:value-type="float" office:value="1.67401" calcext:value-type="float">
            <text:p>1.67401</text:p>
          </table:table-cell>
          <table:table-cell office:value-type="float" office:value="1.22314" calcext:value-type="float">
            <text:p>1.223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53968" calcext:value-type="float">
            <text:p>0.953968</text:p>
          </table:table-cell>
          <table:table-cell office:value-type="float" office:value="0.972985" calcext:value-type="float">
            <text:p>0.972985</text:p>
          </table:table-cell>
          <table:table-cell office:value-type="float" office:value="0.987882" calcext:value-type="float">
            <text:p>0.987882</text:p>
          </table:table-cell>
          <table:table-cell office:value-type="float" office:value="0.556769" calcext:value-type="float">
            <text:p>0.5567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67959" calcext:value-type="float">
            <text:p>0.267959</text:p>
          </table:table-cell>
          <table:table-cell office:value-type="float" office:value="0.381889" calcext:value-type="float">
            <text:p>0.381889</text:p>
          </table:table-cell>
          <table:table-cell office:value-type="float" office:value="0.382075" calcext:value-type="float">
            <text:p>0.382075</text:p>
          </table:table-cell>
          <table:table-cell office:value-type="float" office:value="0.0226529" calcext:value-type="float">
            <text:p>0.02265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3815" calcext:value-type="float">
            <text:p>1.13815</text:p>
          </table:table-cell>
          <table:table-cell office:value-type="float" office:value="1.4118" calcext:value-type="float">
            <text:p>1.4118</text:p>
          </table:table-cell>
          <table:table-cell office:value-type="float" office:value="1.41505" calcext:value-type="float">
            <text:p>1.41505</text:p>
          </table:table-cell>
          <table:table-cell office:value-type="float" office:value="0.755264" calcext:value-type="float">
            <text:p>0.7552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9218" calcext:value-type="float">
            <text:p>0.19218</text:p>
          </table:table-cell>
          <table:table-cell office:value-type="float" office:value="0.754067" calcext:value-type="float">
            <text:p>0.754067</text:p>
          </table:table-cell>
          <table:table-cell office:value-type="float" office:value="0.674767" calcext:value-type="float">
            <text:p>0.674767</text:p>
          </table:table-cell>
          <table:table-cell office:value-type="float" office:value="0.139883" calcext:value-type="float">
            <text:p>0.1398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1983" calcext:value-type="float">
            <text:p>1.91983</text:p>
          </table:table-cell>
          <table:table-cell office:value-type="float" office:value="2.72671" calcext:value-type="float">
            <text:p>2.72671</text:p>
          </table:table-cell>
          <table:table-cell office:value-type="float" office:value="2.70917" calcext:value-type="float">
            <text:p>2.70917</text:p>
          </table:table-cell>
          <table:table-cell office:value-type="float" office:value="1.11119" calcext:value-type="float">
            <text:p>1.1111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597021" calcext:value-type="float">
            <text:p>0.0597021</text:p>
          </table:table-cell>
          <table:table-cell office:value-type="float" office:value="0.0623556" calcext:value-type="float">
            <text:p>0.0623556</text:p>
          </table:table-cell>
          <table:table-cell office:value-type="float" office:value="0.0700729" calcext:value-type="float">
            <text:p>0.0700729</text:p>
          </table:table-cell>
          <table:table-cell office:value-type="float" office:value="0.0429448" calcext:value-type="float">
            <text:p>0.04294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884087" calcext:value-type="float">
            <text:p>0.884087</text:p>
          </table:table-cell>
          <table:table-cell office:value-type="float" office:value="0.886304" calcext:value-type="float">
            <text:p>0.886304</text:p>
          </table:table-cell>
          <table:table-cell office:value-type="float" office:value="0.894426" calcext:value-type="float">
            <text:p>0.894426</text:p>
          </table:table-cell>
          <table:table-cell office:value-type="float" office:value="0.728362" calcext:value-type="float">
            <text:p>0.72836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90258" calcext:value-type="float">
            <text:p>0.990258</text:p>
          </table:table-cell>
          <table:table-cell office:value-type="float" office:value="1.29364" calcext:value-type="float">
            <text:p>1.29364</text:p>
          </table:table-cell>
          <table:table-cell office:value-type="float" office:value="1.29523" calcext:value-type="float">
            <text:p>1.29523</text:p>
          </table:table-cell>
          <table:table-cell office:value-type="float" office:value="0.760594" calcext:value-type="float">
            <text:p>0.7605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04567" calcext:value-type="float">
            <text:p>1.04567</text:p>
          </table:table-cell>
          <table:table-cell office:value-type="float" office:value="1.25841" calcext:value-type="float">
            <text:p>1.25841</text:p>
          </table:table-cell>
          <table:table-cell office:value-type="float" office:value="1.25973" calcext:value-type="float">
            <text:p>1.25973</text:p>
          </table:table-cell>
          <table:table-cell office:value-type="float" office:value="0.989663" calcext:value-type="float">
            <text:p>0.9896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5956" calcext:value-type="float">
            <text:p>0.45956</text:p>
          </table:table-cell>
          <table:table-cell office:value-type="float" office:value="1.13235" calcext:value-type="float">
            <text:p>1.13235</text:p>
          </table:table-cell>
          <table:table-cell office:value-type="float" office:value="0.983115" calcext:value-type="float">
            <text:p>0.983115</text:p>
          </table:table-cell>
          <table:table-cell office:value-type="float" office:value="0.32693" calcext:value-type="float">
            <text:p>0.3269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485169" calcext:value-type="float">
            <text:p>0.485169</text:p>
          </table:table-cell>
          <table:table-cell office:value-type="float" office:value="0.268691" calcext:value-type="float">
            <text:p>0.268691</text:p>
          </table:table-cell>
          <table:table-cell office:value-type="float" office:value="0.407609" calcext:value-type="float">
            <text:p>0.407609</text:p>
          </table:table-cell>
          <table:table-cell office:value-type="float" office:value="0.636988" calcext:value-type="float">
            <text:p>0.6369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29436" calcext:value-type="float">
            <text:p>0.829436</text:p>
          </table:table-cell>
          <table:table-cell office:value-type="float" office:value="0.779502" calcext:value-type="float">
            <text:p>0.779502</text:p>
          </table:table-cell>
          <table:table-cell office:value-type="float" office:value="0.752626" calcext:value-type="float">
            <text:p>0.752626</text:p>
          </table:table-cell>
          <table:table-cell office:value-type="float" office:value="0.836605" calcext:value-type="float">
            <text:p>0.8366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0.981164" calcext:value-type="float">
            <text:p>0.981164</text:p>
          </table:table-cell>
          <table:table-cell office:value-type="float" office:value="0.975127" calcext:value-type="float">
            <text:p>0.975127</text:p>
          </table:table-cell>
          <table:table-cell office:value-type="float" office:value="0.96678" calcext:value-type="float">
            <text:p>0.96678</text:p>
          </table:table-cell>
          <table:table-cell office:value-type="float" office:value="1.02339" calcext:value-type="float">
            <text:p>1.023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71136" calcext:value-type="float">
            <text:p>0.371136</text:p>
          </table:table-cell>
          <table:table-cell office:value-type="float" office:value="0.559444" calcext:value-type="float">
            <text:p>0.559444</text:p>
          </table:table-cell>
          <table:table-cell office:value-type="float" office:value="0.563914" calcext:value-type="float">
            <text:p>0.563914</text:p>
          </table:table-cell>
          <table:table-cell office:value-type="float" office:value="0.132263" calcext:value-type="float">
            <text:p>0.1322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2944" calcext:value-type="float">
            <text:p>1.92944</text:p>
          </table:table-cell>
          <table:table-cell office:value-type="float" office:value="2.13815" calcext:value-type="float">
            <text:p>2.13815</text:p>
          </table:table-cell>
          <table:table-cell office:value-type="float" office:value="2.13504" calcext:value-type="float">
            <text:p>2.13504</text:p>
          </table:table-cell>
          <table:table-cell office:value-type="float" office:value="1.70697" calcext:value-type="float">
            <text:p>1.706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863435" calcext:value-type="float">
            <text:p>0.863435</text:p>
          </table:table-cell>
          <table:table-cell office:value-type="float" office:value="1.88924" calcext:value-type="float">
            <text:p>1.88924</text:p>
          </table:table-cell>
          <table:table-cell office:value-type="float" office:value="1.71175" calcext:value-type="float">
            <text:p>1.71175</text:p>
          </table:table-cell>
          <table:table-cell office:value-type="float" office:value="0.313141" calcext:value-type="float">
            <text:p>0.3131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1357" calcext:value-type="float">
            <text:p>3.1357</text:p>
          </table:table-cell>
          <table:table-cell office:value-type="float" office:value="4.1748" calcext:value-type="float">
            <text:p>4.1748</text:p>
          </table:table-cell>
          <table:table-cell office:value-type="float" office:value="4.15699" calcext:value-type="float">
            <text:p>4.15699</text:p>
          </table:table-cell>
          <table:table-cell office:value-type="float" office:value="1.58314" calcext:value-type="float">
            <text:p>1.583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10066" calcext:value-type="float">
            <text:p>0.310066</text:p>
          </table:table-cell>
          <table:table-cell office:value-type="float" office:value="0.286064" calcext:value-type="float">
            <text:p>0.286064</text:p>
          </table:table-cell>
          <table:table-cell office:value-type="float" office:value="0.272922" calcext:value-type="float">
            <text:p>0.272922</text:p>
          </table:table-cell>
          <table:table-cell office:value-type="float" office:value="0.124925" calcext:value-type="float">
            <text:p>0.1249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8334" calcext:value-type="float">
            <text:p>1.68334</text:p>
          </table:table-cell>
          <table:table-cell office:value-type="float" office:value="1.69374" calcext:value-type="float">
            <text:p>1.69374</text:p>
          </table:table-cell>
          <table:table-cell office:value-type="float" office:value="1.69682" calcext:value-type="float">
            <text:p>1.69682</text:p>
          </table:table-cell>
          <table:table-cell office:value-type="float" office:value="1.70423" calcext:value-type="float">
            <text:p>1.704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7642" calcext:value-type="float">
            <text:p>4.77642</text:p>
          </table:table-cell>
          <table:table-cell office:value-type="float" office:value="5.26144" calcext:value-type="float">
            <text:p>5.26144</text:p>
          </table:table-cell>
          <table:table-cell office:value-type="float" office:value="5.32188" calcext:value-type="float">
            <text:p>5.32188</text:p>
          </table:table-cell>
          <table:table-cell office:value-type="float" office:value="3.20801" calcext:value-type="float">
            <text:p>3.208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33993" calcext:value-type="float">
            <text:p>3.33993</text:p>
          </table:table-cell>
          <table:table-cell office:value-type="float" office:value="3.87959" calcext:value-type="float">
            <text:p>3.87959</text:p>
          </table:table-cell>
          <table:table-cell office:value-type="float" office:value="3.86943" calcext:value-type="float">
            <text:p>3.86943</text:p>
          </table:table-cell>
          <table:table-cell office:value-type="float" office:value="2.38458" calcext:value-type="float">
            <text:p>2.384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57414" calcext:value-type="float">
            <text:p>5.57414</text:p>
          </table:table-cell>
          <table:table-cell office:value-type="float" office:value="7.16724" calcext:value-type="float">
            <text:p>7.16724</text:p>
          </table:table-cell>
          <table:table-cell office:value-type="float" office:value="6.82372" calcext:value-type="float">
            <text:p>6.82372</text:p>
          </table:table-cell>
          <table:table-cell office:value-type="float" office:value="3.95852" calcext:value-type="float">
            <text:p>3.9585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68532" calcext:value-type="float">
            <text:p>4.68532</text:p>
          </table:table-cell>
          <table:table-cell office:value-type="float" office:value="5.88163" calcext:value-type="float">
            <text:p>5.88163</text:p>
          </table:table-cell>
          <table:table-cell office:value-type="float" office:value="6.00255" calcext:value-type="float">
            <text:p>6.00255</text:p>
          </table:table-cell>
          <table:table-cell office:value-type="float" office:value="1.27454" calcext:value-type="float">
            <text:p>1.274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67296" calcext:value-type="float">
            <text:p>4.67296</text:p>
          </table:table-cell>
          <table:table-cell office:value-type="float" office:value="4.61288" calcext:value-type="float">
            <text:p>4.61288</text:p>
          </table:table-cell>
          <table:table-cell office:value-type="float" office:value="4.61603" calcext:value-type="float">
            <text:p>4.61603</text:p>
          </table:table-cell>
          <table:table-cell office:value-type="float" office:value="2.80595" calcext:value-type="float">
            <text:p>2.805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60692" calcext:value-type="float">
            <text:p>2.60692</text:p>
          </table:table-cell>
          <table:table-cell office:value-type="float" office:value="2.62509" calcext:value-type="float">
            <text:p>2.62509</text:p>
          </table:table-cell>
          <table:table-cell office:value-type="float" office:value="2.64676" calcext:value-type="float">
            <text:p>2.64676</text:p>
          </table:table-cell>
          <table:table-cell office:value-type="float" office:value="2.42405" calcext:value-type="float">
            <text:p>2.424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3896" calcext:value-type="float">
            <text:p>5.3896</text:p>
          </table:table-cell>
          <table:table-cell office:value-type="float" office:value="5.25619" calcext:value-type="float">
            <text:p>5.25619</text:p>
          </table:table-cell>
          <table:table-cell office:value-type="float" office:value="5.20168" calcext:value-type="float">
            <text:p>5.20168</text:p>
          </table:table-cell>
          <table:table-cell office:value-type="float" office:value="5.9549" calcext:value-type="float">
            <text:p>5.95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82679" calcext:value-type="float">
            <text:p>9.82679</text:p>
          </table:table-cell>
          <table:table-cell office:value-type="float" office:value="11.0883" calcext:value-type="float">
            <text:p>11.0883</text:p>
          </table:table-cell>
          <table:table-cell office:value-type="float" office:value="11.0937" calcext:value-type="float">
            <text:p>11.0937</text:p>
          </table:table-cell>
          <table:table-cell office:value-type="float" office:value="5.98002" calcext:value-type="float">
            <text:p>5.980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5717" calcext:value-type="float">
            <text:p>4.75717</text:p>
          </table:table-cell>
          <table:table-cell office:value-type="float" office:value="4.48783" calcext:value-type="float">
            <text:p>4.48783</text:p>
          </table:table-cell>
          <table:table-cell office:value-type="float" office:value="4.64197" calcext:value-type="float">
            <text:p>4.64197</text:p>
          </table:table-cell>
          <table:table-cell office:value-type="float" office:value="6.42076" calcext:value-type="float">
            <text:p>6.420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06813" calcext:value-type="float">
            <text:p>9.06813</text:p>
          </table:table-cell>
          <table:table-cell office:value-type="float" office:value="8.32268" calcext:value-type="float">
            <text:p>8.32268</text:p>
          </table:table-cell>
          <table:table-cell office:value-type="float" office:value="8.98422" calcext:value-type="float">
            <text:p>8.98422</text:p>
          </table:table-cell>
          <table:table-cell office:value-type="float" office:value="6.48829" calcext:value-type="float">
            <text:p>6.4882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16475" calcext:value-type="float">
            <text:p>5.16475</text:p>
          </table:table-cell>
          <table:table-cell office:value-type="float" office:value="5.24281" calcext:value-type="float">
            <text:p>5.24281</text:p>
          </table:table-cell>
          <table:table-cell office:value-type="float" office:value="5.21948" calcext:value-type="float">
            <text:p>5.21948</text:p>
          </table:table-cell>
          <table:table-cell office:value-type="float" office:value="6.1397" calcext:value-type="float">
            <text:p>6.13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9.04467" calcext:value-type="float">
            <text:p>9.04467</text:p>
          </table:table-cell>
          <table:table-cell office:value-type="float" office:value="9.32724" calcext:value-type="float">
            <text:p>9.32724</text:p>
          </table:table-cell>
          <table:table-cell office:value-type="float" office:value="9.33677" calcext:value-type="float">
            <text:p>9.33677</text:p>
          </table:table-cell>
          <table:table-cell office:value-type="float" office:value="6.10685" calcext:value-type="float">
            <text:p>6.1068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91013" calcext:value-type="float">
            <text:p>1.91013</text:p>
          </table:table-cell>
          <table:table-cell office:value-type="float" office:value="1.93524" calcext:value-type="float">
            <text:p>1.93524</text:p>
          </table:table-cell>
          <table:table-cell office:value-type="float" office:value="1.9364" calcext:value-type="float">
            <text:p>1.9364</text:p>
          </table:table-cell>
          <table:table-cell office:value-type="float" office:value="2.18471" calcext:value-type="float">
            <text:p>2.184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02381" calcext:value-type="float">
            <text:p>4.02381</text:p>
          </table:table-cell>
          <table:table-cell office:value-type="float" office:value="5.04413" calcext:value-type="float">
            <text:p>5.04413</text:p>
          </table:table-cell>
          <table:table-cell office:value-type="float" office:value="5.04078" calcext:value-type="float">
            <text:p>5.04078</text:p>
          </table:table-cell>
          <table:table-cell office:value-type="float" office:value="1.87733" calcext:value-type="float">
            <text:p>1.877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70724" calcext:value-type="float">
            <text:p>5.70724</text:p>
          </table:table-cell>
          <table:table-cell office:value-type="float" office:value="8.02219" calcext:value-type="float">
            <text:p>8.02219</text:p>
          </table:table-cell>
          <table:table-cell office:value-type="float" office:value="7.62114" calcext:value-type="float">
            <text:p>7.62114</text:p>
          </table:table-cell>
          <table:table-cell office:value-type="float" office:value="2.74183" calcext:value-type="float">
            <text:p>2.741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76547" calcext:value-type="float">
            <text:p>5.76547</text:p>
          </table:table-cell>
          <table:table-cell office:value-type="float" office:value="7.01741" calcext:value-type="float">
            <text:p>7.01741</text:p>
          </table:table-cell>
          <table:table-cell office:value-type="float" office:value="7.26936" calcext:value-type="float">
            <text:p>7.26936</text:p>
          </table:table-cell>
          <table:table-cell office:value-type="float" office:value="1.65374" calcext:value-type="float">
            <text:p>1.653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5029" calcext:value-type="float">
            <text:p>1.85029</text:p>
          </table:table-cell>
          <table:table-cell office:value-type="float" office:value="1.7505" calcext:value-type="float">
            <text:p>1.7505</text:p>
          </table:table-cell>
          <table:table-cell office:value-type="float" office:value="1.79278" calcext:value-type="float">
            <text:p>1.79278</text:p>
          </table:table-cell>
          <table:table-cell office:value-type="float" office:value="2.05417" calcext:value-type="float">
            <text:p>2.054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21633" calcext:value-type="float">
            <text:p>3.21633</text:p>
          </table:table-cell>
          <table:table-cell office:value-type="float" office:value="3.50346" calcext:value-type="float">
            <text:p>3.50346</text:p>
          </table:table-cell>
          <table:table-cell office:value-type="float" office:value="3.58226" calcext:value-type="float">
            <text:p>3.58226</text:p>
          </table:table-cell>
          <table:table-cell office:value-type="float" office:value="1.87323" calcext:value-type="float">
            <text:p>1.873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83034" calcext:value-type="float">
            <text:p>1.83034</text:p>
          </table:table-cell>
          <table:table-cell office:value-type="float" office:value="1.50381" calcext:value-type="float">
            <text:p>1.50381</text:p>
          </table:table-cell>
          <table:table-cell office:value-type="float" office:value="1.4982" calcext:value-type="float">
            <text:p>1.4982</text:p>
          </table:table-cell>
          <table:table-cell office:value-type="float" office:value="2.82865" calcext:value-type="float">
            <text:p>2.828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2153" calcext:value-type="float">
            <text:p>3.52153</text:p>
          </table:table-cell>
          <table:table-cell office:value-type="float" office:value="4.79898" calcext:value-type="float">
            <text:p>4.79898</text:p>
          </table:table-cell>
          <table:table-cell office:value-type="float" office:value="4.80466" calcext:value-type="float">
            <text:p>4.80466</text:p>
          </table:table-cell>
          <table:table-cell office:value-type="float" office:value="0.502927" calcext:value-type="float">
            <text:p>0.5029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97865" calcext:value-type="float">
            <text:p>3.97865</text:p>
          </table:table-cell>
          <table:table-cell office:value-type="float" office:value="5.47655" calcext:value-type="float">
            <text:p>5.47655</text:p>
          </table:table-cell>
          <table:table-cell office:value-type="float" office:value="5.36407" calcext:value-type="float">
            <text:p>5.36407</text:p>
          </table:table-cell>
          <table:table-cell office:value-type="float" office:value="2.04665" calcext:value-type="float">
            <text:p>2.046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40233" calcext:value-type="float">
            <text:p>4.40233</text:p>
          </table:table-cell>
          <table:table-cell office:value-type="float" office:value="5.33421" calcext:value-type="float">
            <text:p>5.33421</text:p>
          </table:table-cell>
          <table:table-cell office:value-type="float" office:value="5.71443" calcext:value-type="float">
            <text:p>5.71443</text:p>
          </table:table-cell>
          <table:table-cell office:value-type="float" office:value="0.262173" calcext:value-type="float">
            <text:p>0.2621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4683" calcext:value-type="float">
            <text:p>2.4683</text:p>
          </table:table-cell>
          <table:table-cell office:value-type="float" office:value="2.54889" calcext:value-type="float">
            <text:p>2.54889</text:p>
          </table:table-cell>
          <table:table-cell office:value-type="float" office:value="2.47493" calcext:value-type="float">
            <text:p>2.47493</text:p>
          </table:table-cell>
          <table:table-cell office:value-type="float" office:value="2.98274" calcext:value-type="float">
            <text:p>2.982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2439" calcext:value-type="float">
            <text:p>2.82439</text:p>
          </table:table-cell>
          <table:table-cell office:value-type="float" office:value="3.32367" calcext:value-type="float">
            <text:p>3.32367</text:p>
          </table:table-cell>
          <table:table-cell office:value-type="float" office:value="3.4366" calcext:value-type="float">
            <text:p>3.4366</text:p>
          </table:table-cell>
          <table:table-cell office:value-type="float" office:value="0.50657" calcext:value-type="float">
            <text:p>0.506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60643" calcext:value-type="float">
            <text:p>4.60643</text:p>
          </table:table-cell>
          <table:table-cell office:value-type="float" office:value="4.81701" calcext:value-type="float">
            <text:p>4.81701</text:p>
          </table:table-cell>
          <table:table-cell office:value-type="float" office:value="4.83846" calcext:value-type="float">
            <text:p>4.83846</text:p>
          </table:table-cell>
          <table:table-cell office:value-type="float" office:value="3.9595" calcext:value-type="float">
            <text:p>3.95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68606" calcext:value-type="float">
            <text:p>1.68606</text:p>
          </table:table-cell>
          <table:table-cell office:value-type="float" office:value="2.2926" calcext:value-type="float">
            <text:p>2.2926</text:p>
          </table:table-cell>
          <table:table-cell office:value-type="float" office:value="2.30448" calcext:value-type="float">
            <text:p>2.30448</text:p>
          </table:table-cell>
          <table:table-cell office:value-type="float" office:value="1.15935" calcext:value-type="float">
            <text:p>1.15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7.38312" calcext:value-type="float">
            <text:p>7.38312</text:p>
          </table:table-cell>
          <table:table-cell office:value-type="float" office:value="9.79211" calcext:value-type="float">
            <text:p>9.79211</text:p>
          </table:table-cell>
          <table:table-cell office:value-type="float" office:value="9.28218" calcext:value-type="float">
            <text:p>9.28218</text:p>
          </table:table-cell>
          <table:table-cell office:value-type="float" office:value="4.52377" calcext:value-type="float">
            <text:p>4.523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773" calcext:value-type="float">
            <text:p>2.1773</text:p>
          </table:table-cell>
          <table:table-cell office:value-type="float" office:value="2.30287" calcext:value-type="float">
            <text:p>2.30287</text:p>
          </table:table-cell>
          <table:table-cell office:value-type="float" office:value="2.53235" calcext:value-type="float">
            <text:p>2.53235</text:p>
          </table:table-cell>
          <table:table-cell office:value-type="float" office:value="2.26638" calcext:value-type="float">
            <text:p>2.2663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6267" calcext:value-type="float">
            <text:p>3.06267</text:p>
          </table:table-cell>
          <table:table-cell office:value-type="float" office:value="2.8028" calcext:value-type="float">
            <text:p>2.8028</text:p>
          </table:table-cell>
          <table:table-cell office:value-type="float" office:value="3.01519" calcext:value-type="float">
            <text:p>3.01519</text:p>
          </table:table-cell>
          <table:table-cell office:value-type="float" office:value="2.93596" calcext:value-type="float">
            <text:p>2.935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7095" calcext:value-type="float">
            <text:p>1.17095</text:p>
          </table:table-cell>
          <table:table-cell office:value-type="float" office:value="1.22205" calcext:value-type="float">
            <text:p>1.22205</text:p>
          </table:table-cell>
          <table:table-cell office:value-type="float" office:value="1.28654" calcext:value-type="float">
            <text:p>1.28654</text:p>
          </table:table-cell>
          <table:table-cell office:value-type="float" office:value="1.18523" calcext:value-type="float">
            <text:p>1.185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77569" calcext:value-type="float">
            <text:p>3.77569</text:p>
          </table:table-cell>
          <table:table-cell office:value-type="float" office:value="3.27093" calcext:value-type="float">
            <text:p>3.27093</text:p>
          </table:table-cell>
          <table:table-cell office:value-type="float" office:value="3.29156" calcext:value-type="float">
            <text:p>3.29156</text:p>
          </table:table-cell>
          <table:table-cell office:value-type="float" office:value="4.93331" calcext:value-type="float">
            <text:p>4.933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18667" calcext:value-type="float">
            <text:p>2.18667</text:p>
          </table:table-cell>
          <table:table-cell office:value-type="float" office:value="1.92122" calcext:value-type="float">
            <text:p>1.92122</text:p>
          </table:table-cell>
          <table:table-cell office:value-type="float" office:value="1.90871" calcext:value-type="float">
            <text:p>1.90871</text:p>
          </table:table-cell>
          <table:table-cell office:value-type="float" office:value="2.55393" calcext:value-type="float">
            <text:p>2.553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8.317" calcext:value-type="float">
            <text:p>8.317</text:p>
          </table:table-cell>
          <table:table-cell office:value-type="float" office:value="11.5273" calcext:value-type="float">
            <text:p>11.5273</text:p>
          </table:table-cell>
          <table:table-cell office:value-type="float" office:value="11.1272" calcext:value-type="float">
            <text:p>11.1272</text:p>
          </table:table-cell>
          <table:table-cell office:value-type="float" office:value="3.37805" calcext:value-type="float">
            <text:p>3.378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9604" calcext:value-type="float">
            <text:p>1.9604</text:p>
          </table:table-cell>
          <table:table-cell office:value-type="float" office:value="2.49822" calcext:value-type="float">
            <text:p>2.49822</text:p>
          </table:table-cell>
          <table:table-cell office:value-type="float" office:value="2.29156" calcext:value-type="float">
            <text:p>2.29156</text:p>
          </table:table-cell>
          <table:table-cell office:value-type="float" office:value="1.77043" calcext:value-type="float">
            <text:p>1.770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64754" calcext:value-type="float">
            <text:p>3.64754</text:p>
          </table:table-cell>
          <table:table-cell office:value-type="float" office:value="3.58802" calcext:value-type="float">
            <text:p>3.58802</text:p>
          </table:table-cell>
          <table:table-cell office:value-type="float" office:value="3.57501" calcext:value-type="float">
            <text:p>3.57501</text:p>
          </table:table-cell>
          <table:table-cell office:value-type="float" office:value="4.37009" calcext:value-type="float">
            <text:p>4.370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91444" calcext:value-type="float">
            <text:p>2.91444</text:p>
          </table:table-cell>
          <table:table-cell office:value-type="float" office:value="2.82795" calcext:value-type="float">
            <text:p>2.82795</text:p>
          </table:table-cell>
          <table:table-cell office:value-type="float" office:value="2.72462" calcext:value-type="float">
            <text:p>2.72462</text:p>
          </table:table-cell>
          <table:table-cell office:value-type="float" office:value="2.7664" calcext:value-type="float">
            <text:p>2.76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36781" calcext:value-type="float">
            <text:p>4.36781</text:p>
          </table:table-cell>
          <table:table-cell office:value-type="float" office:value="4.2233" calcext:value-type="float">
            <text:p>4.2233</text:p>
          </table:table-cell>
          <table:table-cell office:value-type="float" office:value="4.1738" calcext:value-type="float">
            <text:p>4.1738</text:p>
          </table:table-cell>
          <table:table-cell office:value-type="float" office:value="5.17408" calcext:value-type="float">
            <text:p>5.174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75786" calcext:value-type="float">
            <text:p>6.75786</text:p>
          </table:table-cell>
          <table:table-cell office:value-type="float" office:value="8.28905" calcext:value-type="float">
            <text:p>8.28905</text:p>
          </table:table-cell>
          <table:table-cell office:value-type="float" office:value="8.3037" calcext:value-type="float">
            <text:p>8.3037</text:p>
          </table:table-cell>
          <table:table-cell office:value-type="float" office:value="0.605646" calcext:value-type="float">
            <text:p>0.6056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33969" calcext:value-type="float">
            <text:p>4.33969</text:p>
          </table:table-cell>
          <table:table-cell office:value-type="float" office:value="4.83002" calcext:value-type="float">
            <text:p>4.83002</text:p>
          </table:table-cell>
          <table:table-cell office:value-type="float" office:value="4.90018" calcext:value-type="float">
            <text:p>4.90018</text:p>
          </table:table-cell>
          <table:table-cell office:value-type="float" office:value="4.51975" calcext:value-type="float">
            <text:p>4.519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4111" calcext:value-type="float">
            <text:p>6.4111</text:p>
          </table:table-cell>
          <table:table-cell office:value-type="float" office:value="7.198" calcext:value-type="float">
            <text:p>7.198</text:p>
          </table:table-cell>
          <table:table-cell office:value-type="float" office:value="7.71693" calcext:value-type="float">
            <text:p>7.71693</text:p>
          </table:table-cell>
          <table:table-cell office:value-type="float" office:value="0.434662" calcext:value-type="float">
            <text:p>0.43466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6.22301" calcext:value-type="float">
            <text:p>6.22301</text:p>
          </table:table-cell>
          <table:table-cell office:value-type="float" office:value="6.60556" calcext:value-type="float">
            <text:p>6.60556</text:p>
          </table:table-cell>
          <table:table-cell office:value-type="float" office:value="6.36074" calcext:value-type="float">
            <text:p>6.36074</text:p>
          </table:table-cell>
          <table:table-cell office:value-type="float" office:value="5.89823" calcext:value-type="float">
            <text:p>5.898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05622" calcext:value-type="float">
            <text:p>6.05622</text:p>
          </table:table-cell>
          <table:table-cell office:value-type="float" office:value="6.75172" calcext:value-type="float">
            <text:p>6.75172</text:p>
          </table:table-cell>
          <table:table-cell office:value-type="float" office:value="6.9257" calcext:value-type="float">
            <text:p>6.9257</text:p>
          </table:table-cell>
          <table:table-cell office:value-type="float" office:value="0.634567" calcext:value-type="float">
            <text:p>0.6345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11374" calcext:value-type="float">
            <text:p>2.11374</text:p>
          </table:table-cell>
          <table:table-cell office:value-type="float" office:value="2.2362" calcext:value-type="float">
            <text:p>2.2362</text:p>
          </table:table-cell>
          <table:table-cell office:value-type="float" office:value="2.29467" calcext:value-type="float">
            <text:p>2.29467</text:p>
          </table:table-cell>
          <table:table-cell office:value-type="float" office:value="0.848727" calcext:value-type="float">
            <text:p>0.8487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65538" calcext:value-type="float">
            <text:p>3.65538</text:p>
          </table:table-cell>
          <table:table-cell office:value-type="float" office:value="5.04639" calcext:value-type="float">
            <text:p>5.04639</text:p>
          </table:table-cell>
          <table:table-cell office:value-type="float" office:value="5.10782" calcext:value-type="float">
            <text:p>5.10782</text:p>
          </table:table-cell>
          <table:table-cell office:value-type="float" office:value="0.342823" calcext:value-type="float">
            <text:p>0.3428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66566" calcext:value-type="float">
            <text:p>1.66566</text:p>
          </table:table-cell>
          <table:table-cell office:value-type="float" office:value="1.5334" calcext:value-type="float">
            <text:p>1.5334</text:p>
          </table:table-cell>
          <table:table-cell office:value-type="float" office:value="1.63116" calcext:value-type="float">
            <text:p>1.63116</text:p>
          </table:table-cell>
          <table:table-cell office:value-type="float" office:value="2.77097" calcext:value-type="float">
            <text:p>2.770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46141" calcext:value-type="float">
            <text:p>4.46141</text:p>
          </table:table-cell>
          <table:table-cell office:value-type="float" office:value="5.34697" calcext:value-type="float">
            <text:p>5.34697</text:p>
          </table:table-cell>
          <table:table-cell office:value-type="float" office:value="5.75046" calcext:value-type="float">
            <text:p>5.75046</text:p>
          </table:table-cell>
          <table:table-cell office:value-type="float" office:value="0.241921" calcext:value-type="float">
            <text:p>0.24192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31099" calcext:value-type="float">
            <text:p>3.31099</text:p>
          </table:table-cell>
          <table:table-cell office:value-type="float" office:value="3.90696" calcext:value-type="float">
            <text:p>3.90696</text:p>
          </table:table-cell>
          <table:table-cell office:value-type="float" office:value="3.7172" calcext:value-type="float">
            <text:p>3.7172</text:p>
          </table:table-cell>
          <table:table-cell office:value-type="float" office:value="0.489569" calcext:value-type="float">
            <text:p>0.4895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55441" calcext:value-type="float">
            <text:p>3.55441</text:p>
          </table:table-cell>
          <table:table-cell office:value-type="float" office:value="4.41359" calcext:value-type="float">
            <text:p>4.41359</text:p>
          </table:table-cell>
          <table:table-cell office:value-type="float" office:value="4.54044" calcext:value-type="float">
            <text:p>4.54044</text:p>
          </table:table-cell>
          <table:table-cell office:value-type="float" office:value="0.322139" calcext:value-type="float">
            <text:p>0.3221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4.76287" calcext:value-type="float">
            <text:p>4.76287</text:p>
          </table:table-cell>
          <table:table-cell office:value-type="float" office:value="4.1553" calcext:value-type="float">
            <text:p>4.1553</text:p>
          </table:table-cell>
          <table:table-cell office:value-type="float" office:value="4.13301" calcext:value-type="float">
            <text:p>4.13301</text:p>
          </table:table-cell>
          <table:table-cell office:value-type="float" office:value="6.85423" calcext:value-type="float">
            <text:p>6.854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35861" calcext:value-type="float">
            <text:p>4.35861</text:p>
          </table:table-cell>
          <table:table-cell office:value-type="float" office:value="5.49767" calcext:value-type="float">
            <text:p>5.49767</text:p>
          </table:table-cell>
          <table:table-cell office:value-type="float" office:value="5.58761" calcext:value-type="float">
            <text:p>5.58761</text:p>
          </table:table-cell>
          <table:table-cell office:value-type="float" office:value="2.13721" calcext:value-type="float">
            <text:p>2.1372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8.38968" calcext:value-type="float">
            <text:p>8.38968</text:p>
          </table:table-cell>
          <table:table-cell office:value-type="float" office:value="11.3152" calcext:value-type="float">
            <text:p>11.3152</text:p>
          </table:table-cell>
          <table:table-cell office:value-type="float" office:value="11.001" calcext:value-type="float">
            <text:p>11.001</text:p>
          </table:table-cell>
          <table:table-cell office:value-type="float" office:value="3.97361" calcext:value-type="float">
            <text:p>3.973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84626" calcext:value-type="float">
            <text:p>4.84626</text:p>
          </table:table-cell>
          <table:table-cell office:value-type="float" office:value="6.55442" calcext:value-type="float">
            <text:p>6.55442</text:p>
          </table:table-cell>
          <table:table-cell office:value-type="float" office:value="6.68204" calcext:value-type="float">
            <text:p>6.68204</text:p>
          </table:table-cell>
          <table:table-cell office:value-type="float" office:value="1.40594" calcext:value-type="float">
            <text:p>1.405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5.14457" calcext:value-type="float">
            <text:p>5.14457</text:p>
          </table:table-cell>
          <table:table-cell office:value-type="float" office:value="4.95458" calcext:value-type="float">
            <text:p>4.95458</text:p>
          </table:table-cell>
          <table:table-cell office:value-type="float" office:value="4.93506" calcext:value-type="float">
            <text:p>4.93506</text:p>
          </table:table-cell>
          <table:table-cell office:value-type="float" office:value="8.38315" calcext:value-type="float">
            <text:p>8.383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53631" calcext:value-type="float">
            <text:p>4.53631</text:p>
          </table:table-cell>
          <table:table-cell office:value-type="float" office:value="5.30675" calcext:value-type="float">
            <text:p>5.30675</text:p>
          </table:table-cell>
          <table:table-cell office:value-type="float" office:value="5.41382" calcext:value-type="float">
            <text:p>5.41382</text:p>
          </table:table-cell>
          <table:table-cell office:value-type="float" office:value="2.24985" calcext:value-type="float">
            <text:p>2.2498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606125" calcext:value-type="float">
            <text:p>0.0606125</text:p>
          </table:table-cell>
          <table:table-cell office:value-type="float" office:value="0.0725909" calcext:value-type="float">
            <text:p>0.0725909</text:p>
          </table:table-cell>
          <table:table-cell office:value-type="float" office:value="0.045271" calcext:value-type="float">
            <text:p>0.045271</text:p>
          </table:table-cell>
          <table:table-cell office:value-type="float" office:value="0.70555" calcext:value-type="float">
            <text:p>0.705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57693" calcext:value-type="float">
            <text:p>4.57693</text:p>
          </table:table-cell>
          <table:table-cell office:value-type="float" office:value="5.35157" calcext:value-type="float">
            <text:p>5.35157</text:p>
          </table:table-cell>
          <table:table-cell office:value-type="float" office:value="5.41555" calcext:value-type="float">
            <text:p>5.41555</text:p>
          </table:table-cell>
          <table:table-cell office:value-type="float" office:value="3.62458" calcext:value-type="float">
            <text:p>3.624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19728" calcext:value-type="float">
            <text:p>0.419728</text:p>
          </table:table-cell>
          <table:table-cell office:value-type="float" office:value="1.33575" calcext:value-type="float">
            <text:p>1.33575</text:p>
          </table:table-cell>
          <table:table-cell office:value-type="float" office:value="1.19768" calcext:value-type="float">
            <text:p>1.19768</text:p>
          </table:table-cell>
          <table:table-cell office:value-type="float" office:value="0.208629" calcext:value-type="float">
            <text:p>0.2086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36816" calcext:value-type="float">
            <text:p>4.36816</text:p>
          </table:table-cell>
          <table:table-cell office:value-type="float" office:value="5.75853" calcext:value-type="float">
            <text:p>5.75853</text:p>
          </table:table-cell>
          <table:table-cell office:value-type="float" office:value="5.80043" calcext:value-type="float">
            <text:p>5.80043</text:p>
          </table:table-cell>
          <table:table-cell office:value-type="float" office:value="2.33801" calcext:value-type="float">
            <text:p>2.338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0422" calcext:value-type="float">
            <text:p>0.10422</text:p>
          </table:table-cell>
          <table:table-cell office:value-type="float" office:value="0.27019" calcext:value-type="float">
            <text:p>0.27019</text:p>
          </table:table-cell>
          <table:table-cell office:value-type="float" office:value="0.212045" calcext:value-type="float">
            <text:p>0.212045</text:p>
          </table:table-cell>
          <table:table-cell office:value-type="float" office:value="0.830044" calcext:value-type="float">
            <text:p>0.8300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55517" calcext:value-type="float">
            <text:p>4.55517</text:p>
          </table:table-cell>
          <table:table-cell office:value-type="float" office:value="5.00783" calcext:value-type="float">
            <text:p>5.00783</text:p>
          </table:table-cell>
          <table:table-cell office:value-type="float" office:value="5.06104" calcext:value-type="float">
            <text:p>5.06104</text:p>
          </table:table-cell>
          <table:table-cell office:value-type="float" office:value="3.59508" calcext:value-type="float">
            <text:p>3.595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172818" calcext:value-type="float">
            <text:p>0.172818</text:p>
          </table:table-cell>
          <table:table-cell office:value-type="float" office:value="0.283552" calcext:value-type="float">
            <text:p>0.283552</text:p>
          </table:table-cell>
          <table:table-cell office:value-type="float" office:value="0.239683" calcext:value-type="float">
            <text:p>0.239683</text:p>
          </table:table-cell>
          <table:table-cell office:value-type="float" office:value="0.576937" calcext:value-type="float">
            <text:p>0.5769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7058" calcext:value-type="float">
            <text:p>2.7058</text:p>
          </table:table-cell>
          <table:table-cell office:value-type="float" office:value="3.81445" calcext:value-type="float">
            <text:p>3.81445</text:p>
          </table:table-cell>
          <table:table-cell office:value-type="float" office:value="3.84988" calcext:value-type="float">
            <text:p>3.84988</text:p>
          </table:table-cell>
          <table:table-cell office:value-type="float" office:value="1.01728" calcext:value-type="float">
            <text:p>1.017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746164" calcext:value-type="float">
            <text:p>0.0746164</text:p>
          </table:table-cell>
          <table:table-cell office:value-type="float" office:value="0.664288" calcext:value-type="float">
            <text:p>0.664288</text:p>
          </table:table-cell>
          <table:table-cell office:value-type="float" office:value="0.548905" calcext:value-type="float">
            <text:p>0.548905</text:p>
          </table:table-cell>
          <table:table-cell office:value-type="float" office:value="0.467886" calcext:value-type="float">
            <text:p>0.4678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85526" calcext:value-type="float">
            <text:p>2.85526</text:p>
          </table:table-cell>
          <table:table-cell office:value-type="float" office:value="2.67213" calcext:value-type="float">
            <text:p>2.67213</text:p>
          </table:table-cell>
          <table:table-cell office:value-type="float" office:value="3.16047" calcext:value-type="float">
            <text:p>3.16047</text:p>
          </table:table-cell>
          <table:table-cell office:value-type="float" office:value="1.5999" calcext:value-type="float">
            <text:p>1.59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695225" calcext:value-type="float">
            <text:p>0.0695225</text:p>
          </table:table-cell>
          <table:table-cell office:value-type="float" office:value="0.266922" calcext:value-type="float">
            <text:p>0.266922</text:p>
          </table:table-cell>
          <table:table-cell office:value-type="float" office:value="0.210569" calcext:value-type="float">
            <text:p>0.210569</text:p>
          </table:table-cell>
          <table:table-cell office:value-type="float" office:value="0.419585" calcext:value-type="float">
            <text:p>0.4195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2.30994" calcext:value-type="float">
            <text:p>2.30994</text:p>
          </table:table-cell>
          <table:table-cell office:value-type="float" office:value="2.84854" calcext:value-type="float">
            <text:p>2.84854</text:p>
          </table:table-cell>
          <table:table-cell office:value-type="float" office:value="3.01548" calcext:value-type="float">
            <text:p>3.01548</text:p>
          </table:table-cell>
          <table:table-cell office:value-type="float" office:value="0.914758" calcext:value-type="float">
            <text:p>0.9147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0138129" calcext:value-type="float">
            <text:p>0.0138129</text:p>
          </table:table-cell>
          <table:table-cell office:value-type="float" office:value="0.0419348" calcext:value-type="float">
            <text:p>0.0419348</text:p>
          </table:table-cell>
          <table:table-cell office:value-type="float" office:value="0.0596884" calcext:value-type="float">
            <text:p>0.0596884</text:p>
          </table:table-cell>
          <table:table-cell office:value-type="float" office:value="0.0877037" calcext:value-type="float">
            <text:p>0.08770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38997" calcext:value-type="float">
            <text:p>1.38997</text:p>
          </table:table-cell>
          <table:table-cell office:value-type="float" office:value="2.13858" calcext:value-type="float">
            <text:p>2.13858</text:p>
          </table:table-cell>
          <table:table-cell office:value-type="float" office:value="2.16277" calcext:value-type="float">
            <text:p>2.16277</text:p>
          </table:table-cell>
          <table:table-cell office:value-type="float" office:value="0.663331" calcext:value-type="float">
            <text:p>0.6633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94193" calcext:value-type="float">
            <text:p>0.394193</text:p>
          </table:table-cell>
          <table:table-cell office:value-type="float" office:value="0.866686" calcext:value-type="float">
            <text:p>0.866686</text:p>
          </table:table-cell>
          <table:table-cell office:value-type="float" office:value="0.807938" calcext:value-type="float">
            <text:p>0.807938</text:p>
          </table:table-cell>
          <table:table-cell office:value-type="float" office:value="0.68777" calcext:value-type="float">
            <text:p>0.687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59936" calcext:value-type="float">
            <text:p>1.59936</text:p>
          </table:table-cell>
          <table:table-cell office:value-type="float" office:value="1.44608" calcext:value-type="float">
            <text:p>1.44608</text:p>
          </table:table-cell>
          <table:table-cell office:value-type="float" office:value="1.82539" calcext:value-type="float">
            <text:p>1.82539</text:p>
          </table:table-cell>
          <table:table-cell office:value-type="float" office:value="1.03427" calcext:value-type="float">
            <text:p>1.034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489459" calcext:value-type="float">
            <text:p>0.489459</text:p>
          </table:table-cell>
          <table:table-cell office:value-type="float" office:value="0.942807" calcext:value-type="float">
            <text:p>0.942807</text:p>
          </table:table-cell>
          <table:table-cell office:value-type="float" office:value="0.804321" calcext:value-type="float">
            <text:p>0.804321</text:p>
          </table:table-cell>
          <table:table-cell office:value-type="float" office:value="0.147987" calcext:value-type="float">
            <text:p>0.1479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1.11673" calcext:value-type="float">
            <text:p>1.11673</text:p>
          </table:table-cell>
          <table:table-cell office:value-type="float" office:value="1.4641" calcext:value-type="float">
            <text:p>1.4641</text:p>
          </table:table-cell>
          <table:table-cell office:value-type="float" office:value="1.58312" calcext:value-type="float">
            <text:p>1.58312</text:p>
          </table:table-cell>
          <table:table-cell office:value-type="float" office:value="0.560749" calcext:value-type="float">
            <text:p>0.5607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287538" calcext:value-type="float">
            <text:p>0.287538</text:p>
          </table:table-cell>
          <table:table-cell office:value-type="float" office:value="0.226069" calcext:value-type="float">
            <text:p>0.226069</text:p>
          </table:table-cell>
          <table:table-cell office:value-type="float" office:value="0.165885" calcext:value-type="float">
            <text:p>0.165885</text:p>
          </table:table-cell>
          <table:table-cell office:value-type="float" office:value="0.69654" calcext:value-type="float">
            <text:p>0.696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8953" calcext:value-type="float">
            <text:p>3.78953</text:p>
          </table:table-cell>
          <table:table-cell office:value-type="float" office:value="4.58785" calcext:value-type="float">
            <text:p>4.58785</text:p>
          </table:table-cell>
          <table:table-cell office:value-type="float" office:value="4.6502" calcext:value-type="float">
            <text:p>4.6502</text:p>
          </table:table-cell>
          <table:table-cell office:value-type="float" office:value="2.80193" calcext:value-type="float">
            <text:p>2.801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988269" calcext:value-type="float">
            <text:p>0.988269</text:p>
          </table:table-cell>
          <table:table-cell office:value-type="float" office:value="2.32376" calcext:value-type="float">
            <text:p>2.32376</text:p>
          </table:table-cell>
          <table:table-cell office:value-type="float" office:value="2.10587" calcext:value-type="float">
            <text:p>2.10587</text:p>
          </table:table-cell>
          <table:table-cell office:value-type="float" office:value="0.089628" calcext:value-type="float">
            <text:p>0.0896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4.24345" calcext:value-type="float">
            <text:p>4.24345</text:p>
          </table:table-cell>
          <table:table-cell office:value-type="float" office:value="5.23636" calcext:value-type="float">
            <text:p>5.23636</text:p>
          </table:table-cell>
          <table:table-cell office:value-type="float" office:value="5.44287" calcext:value-type="float">
            <text:p>5.44287</text:p>
          </table:table-cell>
          <table:table-cell office:value-type="float" office:value="1.84641" calcext:value-type="float">
            <text:p>1.846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0.308889" calcext:value-type="float">
            <text:p>0.308889</text:p>
          </table:table-cell>
          <table:table-cell office:value-type="float" office:value="0.447045" calcext:value-type="float">
            <text:p>0.447045</text:p>
          </table:table-cell>
          <table:table-cell office:value-type="float" office:value="0.37338" calcext:value-type="float">
            <text:p>0.37338</text:p>
          </table:table-cell>
          <table:table-cell office:value-type="float" office:value="0.645733" calcext:value-type="float">
            <text:p>0.6457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3.71042" calcext:value-type="float">
            <text:p>3.71042</text:p>
          </table:table-cell>
          <table:table-cell office:value-type="float" office:value="4.187" calcext:value-type="float">
            <text:p>4.187</text:p>
          </table:table-cell>
          <table:table-cell office:value-type="float" office:value="4.27239" calcext:value-type="float">
            <text:p>4.27239</text:p>
          </table:table-cell>
          <table:table-cell office:value-type="float" office:value="2.80847" calcext:value-type="float">
            <text:p>2.8084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3.08612" calcext:value-type="float">
            <text:p>3.08612</text:p>
          </table:table-cell>
          <table:table-cell office:value-type="float" office:value="3.67134" calcext:value-type="float">
            <text:p>3.67134</text:p>
          </table:table-cell>
          <table:table-cell office:value-type="float" office:value="3.62054" calcext:value-type="float">
            <text:p>3.62054</text:p>
          </table:table-cell>
          <table:table-cell office:value-type="float" office:value="2.14848" calcext:value-type="float">
            <text:p>2.148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02542" calcext:value-type="float">
            <text:p>6.02542</text:p>
          </table:table-cell>
          <table:table-cell office:value-type="float" office:value="6.95837" calcext:value-type="float">
            <text:p>6.95837</text:p>
          </table:table-cell>
          <table:table-cell office:value-type="float" office:value="6.97569" calcext:value-type="float">
            <text:p>6.97569</text:p>
          </table:table-cell>
          <table:table-cell office:value-type="float" office:value="4.79916" calcext:value-type="float">
            <text:p>4.799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1.43996" calcext:value-type="float">
            <text:p>1.43996</text:p>
          </table:table-cell>
          <table:table-cell office:value-type="float" office:value="0.788892" calcext:value-type="float">
            <text:p>0.788892</text:p>
          </table:table-cell>
          <table:table-cell office:value-type="float" office:value="0.746413" calcext:value-type="float">
            <text:p>0.746413</text:p>
          </table:table-cell>
          <table:table-cell office:value-type="float" office:value="4.25503" calcext:value-type="float">
            <text:p>4.255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6.71032" calcext:value-type="float">
            <text:p>6.71032</text:p>
          </table:table-cell>
          <table:table-cell office:value-type="float" office:value="6.52684" calcext:value-type="float">
            <text:p>6.52684</text:p>
          </table:table-cell>
          <table:table-cell office:value-type="float" office:value="7.09277" calcext:value-type="float">
            <text:p>7.09277</text:p>
          </table:table-cell>
          <table:table-cell office:value-type="float" office:value="4.80853" calcext:value-type="float">
            <text:p>4.8085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float" office:value="7.8" calcext:value-type="float">
            <text:p>7.8</text:p>
          </table:table-cell>
          <table:table-cell office:value-type="float" office:value="2.8285" calcext:value-type="float">
            <text:p>2.8285</text:p>
          </table:table-cell>
          <table:table-cell office:value-type="float" office:value="3.47535" calcext:value-type="float">
            <text:p>3.47535</text:p>
          </table:table-cell>
          <table:table-cell office:value-type="float" office:value="3.36098" calcext:value-type="float">
            <text:p>3.36098</text:p>
          </table:table-cell>
          <table:table-cell office:value-type="float" office:value="1.80409" calcext:value-type="float">
            <text:p>1.804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float" office:value="7.8" calcext:value-type="float">
            <text:p>7.8</text:p>
          </table:table-cell>
          <table:table-cell office:value-type="float" office:value="5.59335" calcext:value-type="float">
            <text:p>5.59335</text:p>
          </table:table-cell>
          <table:table-cell office:value-type="float" office:value="6.0014" calcext:value-type="float">
            <text:p>6.0014</text:p>
          </table:table-cell>
          <table:table-cell office:value-type="float" office:value="6.12804" calcext:value-type="float">
            <text:p>6.12804</text:p>
          </table:table-cell>
          <table:table-cell office:value-type="float" office:value="4.63676" calcext:value-type="float">
            <text:p>4.6367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9.23343" calcext:value-type="float">
            <text:p>9.23343</text:p>
          </table:table-cell>
          <table:table-cell office:value-type="float" office:value="8.80227" calcext:value-type="float">
            <text:p>8.80227</text:p>
          </table:table-cell>
          <table:table-cell office:value-type="float" office:value="6.02855" calcext:value-type="float">
            <text:p>6.02855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4.93354" calcext:value-type="float">
            <text:p>4.93354</text:p>
          </table:table-cell>
          <table:table-cell office:value-type="float" office:value="4.964" calcext:value-type="float">
            <text:p>4.964</text:p>
          </table:table-cell>
          <table:table-cell office:value-type="float" office:value="0.727787" calcext:value-type="float">
            <text:p>0.727787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0.84" calcext:value-type="float">
            <text:p>10.84</text:p>
          </table:table-cell>
          <table:table-cell office:value-type="float" office:value="9.96504" calcext:value-type="float">
            <text:p>9.96504</text:p>
          </table:table-cell>
          <table:table-cell office:value-type="float" office:value="7.28529" calcext:value-type="float">
            <text:p>7.28529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7.07173" calcext:value-type="float">
            <text:p>7.07173</text:p>
          </table:table-cell>
          <table:table-cell office:value-type="float" office:value="7.82327" calcext:value-type="float">
            <text:p>7.82327</text:p>
          </table:table-cell>
          <table:table-cell office:value-type="float" office:value="1.52817" calcext:value-type="float">
            <text:p>1.52817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3.86991" calcext:value-type="float">
            <text:p>3.86991</text:p>
          </table:table-cell>
          <table:table-cell office:value-type="float" office:value="4.23036" calcext:value-type="float">
            <text:p>4.23036</text:p>
          </table:table-cell>
          <table:table-cell office:value-type="float" office:value="3.82044" calcext:value-type="float">
            <text:p>3.8204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3.04413" calcext:value-type="float">
            <text:p>3.04413</text:p>
          </table:table-cell>
          <table:table-cell office:value-type="float" office:value="3.38" calcext:value-type="float">
            <text:p>3.38</text:p>
          </table:table-cell>
          <table:table-cell office:value-type="float" office:value="0.71158" calcext:value-type="float">
            <text:p>0.71158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93125" calcext:value-type="float">
            <text:p>2.93125</text:p>
          </table:table-cell>
          <table:table-cell office:value-type="float" office:value="2.80881" calcext:value-type="float">
            <text:p>2.80881</text:p>
          </table:table-cell>
          <table:table-cell office:value-type="float" office:value="2.28558" calcext:value-type="float">
            <text:p>2.28558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3.48071" calcext:value-type="float">
            <text:p>3.48071</text:p>
          </table:table-cell>
          <table:table-cell office:value-type="float" office:value="3.54018" calcext:value-type="float">
            <text:p>3.54018</text:p>
          </table:table-cell>
          <table:table-cell office:value-type="float" office:value="0.214873" calcext:value-type="float">
            <text:p>0.214873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8.59697" calcext:value-type="float">
            <text:p>8.59697</text:p>
          </table:table-cell>
          <table:table-cell office:value-type="float" office:value="7.77964" calcext:value-type="float">
            <text:p>7.77964</text:p>
          </table:table-cell>
          <table:table-cell office:value-type="float" office:value="2.48821" calcext:value-type="float">
            <text:p>2.48821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6.85512" calcext:value-type="float">
            <text:p>6.85512</text:p>
          </table:table-cell>
          <table:table-cell office:value-type="float" office:value="7.40043" calcext:value-type="float">
            <text:p>7.40043</text:p>
          </table:table-cell>
          <table:table-cell office:value-type="float" office:value="0.629325" calcext:value-type="float">
            <text:p>0.629325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0.943946" calcext:value-type="float">
            <text:p>0.943946</text:p>
          </table:table-cell>
          <table:table-cell office:value-type="float" office:value="0.983316" calcext:value-type="float">
            <text:p>0.983316</text:p>
          </table:table-cell>
          <table:table-cell office:value-type="float" office:value="1.6444" calcext:value-type="float">
            <text:p>1.644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.68235" calcext:value-type="float">
            <text:p>1.68235</text:p>
          </table:table-cell>
          <table:table-cell office:value-type="float" office:value="2.00497" calcext:value-type="float">
            <text:p>2.00497</text:p>
          </table:table-cell>
          <table:table-cell office:value-type="float" office:value="0.262974" calcext:value-type="float">
            <text:p>0.26297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.69443" calcext:value-type="float">
            <text:p>1.69443</text:p>
          </table:table-cell>
          <table:table-cell office:value-type="float" office:value="1.65172" calcext:value-type="float">
            <text:p>1.65172</text:p>
          </table:table-cell>
          <table:table-cell office:value-type="float" office:value="0.174322" calcext:value-type="float">
            <text:p>0.174322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44556" calcext:value-type="float">
            <text:p>2.44556</text:p>
          </table:table-cell>
          <table:table-cell office:value-type="float" office:value="2.45726" calcext:value-type="float">
            <text:p>2.45726</text:p>
          </table:table-cell>
          <table:table-cell office:value-type="float" office:value="3.85204" calcext:value-type="float">
            <text:p>3.8520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3.69869" calcext:value-type="float">
            <text:p>3.69869</text:p>
          </table:table-cell>
          <table:table-cell office:value-type="float" office:value="3.07121" calcext:value-type="float">
            <text:p>3.07121</text:p>
          </table:table-cell>
          <table:table-cell office:value-type="float" office:value="2.95443" calcext:value-type="float">
            <text:p>2.95443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4.27004" calcext:value-type="float">
            <text:p>4.27004</text:p>
          </table:table-cell>
          <table:table-cell office:value-type="float" office:value="4.00526" calcext:value-type="float">
            <text:p>4.00526</text:p>
          </table:table-cell>
          <table:table-cell office:value-type="float" office:value="1.08037" calcext:value-type="float">
            <text:p>1.08037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.13803" calcext:value-type="float">
            <text:p>1.13803</text:p>
          </table:table-cell>
          <table:table-cell office:value-type="float" office:value="0.99471" calcext:value-type="float">
            <text:p>0.99471</text:p>
          </table:table-cell>
          <table:table-cell office:value-type="float" office:value="0.935861" calcext:value-type="float">
            <text:p>0.935861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3.5629" calcext:value-type="float">
            <text:p>3.5629</text:p>
          </table:table-cell>
          <table:table-cell office:value-type="float" office:value="3.35727" calcext:value-type="float">
            <text:p>3.35727</text:p>
          </table:table-cell>
          <table:table-cell office:value-type="float" office:value="3.87325" calcext:value-type="float">
            <text:p>3.87325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41875" calcext:value-type="float">
            <text:p>2.41875</text:p>
          </table:table-cell>
          <table:table-cell office:value-type="float" office:value="2.46909" calcext:value-type="float">
            <text:p>2.46909</text:p>
          </table:table-cell>
          <table:table-cell office:value-type="float" office:value="3.90816" calcext:value-type="float">
            <text:p>3.9081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6.12099" calcext:value-type="float">
            <text:p>6.12099</text:p>
          </table:table-cell>
          <table:table-cell office:value-type="float" office:value="6.11386" calcext:value-type="float">
            <text:p>6.11386</text:p>
          </table:table-cell>
          <table:table-cell office:value-type="float" office:value="4.66803" calcext:value-type="float">
            <text:p>4.66803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0.149442" calcext:value-type="float">
            <text:p>0.149442</text:p>
          </table:table-cell>
          <table:table-cell office:value-type="float" office:value="0.307806" calcext:value-type="float">
            <text:p>0.307806</text:p>
          </table:table-cell>
          <table:table-cell office:value-type="float" office:value="2.04008" calcext:value-type="float">
            <text:p>2.04008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7.15491" calcext:value-type="float">
            <text:p>7.15491</text:p>
          </table:table-cell>
          <table:table-cell office:value-type="float" office:value="8.13081" calcext:value-type="float">
            <text:p>8.13081</text:p>
          </table:table-cell>
          <table:table-cell office:value-type="float" office:value="5.87059" calcext:value-type="float">
            <text:p>5.87059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7.17573" calcext:value-type="float">
            <text:p>7.17573</text:p>
          </table:table-cell>
          <table:table-cell office:value-type="float" office:value="6.60032" calcext:value-type="float">
            <text:p>6.60032</text:p>
          </table:table-cell>
          <table:table-cell office:value-type="float" office:value="4.91649" calcext:value-type="float">
            <text:p>4.91649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4.81057" calcext:value-type="float">
            <text:p>4.81057</text:p>
          </table:table-cell>
          <table:table-cell office:value-type="float" office:value="4.93241" calcext:value-type="float">
            <text:p>4.93241</text:p>
          </table:table-cell>
          <table:table-cell office:value-type="float" office:value="4.81112" calcext:value-type="float">
            <text:p>4.81112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.58827" calcext:value-type="float">
            <text:p>1.58827</text:p>
          </table:table-cell>
          <table:table-cell office:value-type="float" office:value="1.57264" calcext:value-type="float">
            <text:p>1.57264</text:p>
          </table:table-cell>
          <table:table-cell office:value-type="float" office:value="0.668294" calcext:value-type="float">
            <text:p>0.66829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4.19812" calcext:value-type="float">
            <text:p>4.19812</text:p>
          </table:table-cell>
          <table:table-cell office:value-type="float" office:value="4.23637" calcext:value-type="float">
            <text:p>4.23637</text:p>
          </table:table-cell>
          <table:table-cell office:value-type="float" office:value="3.96796" calcext:value-type="float">
            <text:p>3.9679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.60929" calcext:value-type="float">
            <text:p>1.60929</text:p>
          </table:table-cell>
          <table:table-cell office:value-type="float" office:value="1.13474" calcext:value-type="float">
            <text:p>1.13474</text:p>
          </table:table-cell>
          <table:table-cell office:value-type="float" office:value="1.73755" calcext:value-type="float">
            <text:p>1.73755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9.70113" calcext:value-type="float">
            <text:p>9.70113</text:p>
          </table:table-cell>
          <table:table-cell office:value-type="float" office:value="9.56665" calcext:value-type="float">
            <text:p>9.56665</text:p>
          </table:table-cell>
          <table:table-cell office:value-type="float" office:value="3.38073" calcext:value-type="float">
            <text:p>3.38073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4164" calcext:value-type="float">
            <text:p>2.4164</text:p>
          </table:table-cell>
          <table:table-cell office:value-type="float" office:value="2.21085" calcext:value-type="float">
            <text:p>2.21085</text:p>
          </table:table-cell>
          <table:table-cell office:value-type="float" office:value="0.747762" calcext:value-type="float">
            <text:p>0.747762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4.34819" calcext:value-type="float">
            <text:p>4.34819</text:p>
          </table:table-cell>
          <table:table-cell office:value-type="float" office:value="4.35897" calcext:value-type="float">
            <text:p>4.35897</text:p>
          </table:table-cell>
          <table:table-cell office:value-type="float" office:value="3.63526" calcext:value-type="float">
            <text:p>3.6352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0.759203" calcext:value-type="float">
            <text:p>0.759203</text:p>
          </table:table-cell>
          <table:table-cell office:value-type="float" office:value="0.760319" calcext:value-type="float">
            <text:p>0.760319</text:p>
          </table:table-cell>
          <table:table-cell office:value-type="float" office:value="0.402459" calcext:value-type="float">
            <text:p>0.402459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62808" calcext:value-type="float">
            <text:p>2.62808</text:p>
          </table:table-cell>
          <table:table-cell office:value-type="float" office:value="2.62425" calcext:value-type="float">
            <text:p>2.62425</text:p>
          </table:table-cell>
          <table:table-cell office:value-type="float" office:value="2.17223" calcext:value-type="float">
            <text:p>2.17223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0.744243" calcext:value-type="float">
            <text:p>0.744243</text:p>
          </table:table-cell>
          <table:table-cell office:value-type="float" office:value="0.371337" calcext:value-type="float">
            <text:p>0.371337</text:p>
          </table:table-cell>
          <table:table-cell office:value-type="float" office:value="0.421487" calcext:value-type="float">
            <text:p>0.421487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5.35409" calcext:value-type="float">
            <text:p>5.35409</text:p>
          </table:table-cell>
          <table:table-cell office:value-type="float" office:value="5.51841" calcext:value-type="float">
            <text:p>5.51841</text:p>
          </table:table-cell>
          <table:table-cell office:value-type="float" office:value="2.72555" calcext:value-type="float">
            <text:p>2.72555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21707" calcext:value-type="float">
            <text:p>2.21707</text:p>
          </table:table-cell>
          <table:table-cell office:value-type="float" office:value="1.97368" calcext:value-type="float">
            <text:p>1.97368</text:p>
          </table:table-cell>
          <table:table-cell office:value-type="float" office:value="0.205218" calcext:value-type="float">
            <text:p>0.205218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65931" calcext:value-type="float">
            <text:p>2.65931</text:p>
          </table:table-cell>
          <table:table-cell office:value-type="float" office:value="2.60122" calcext:value-type="float">
            <text:p>2.60122</text:p>
          </table:table-cell>
          <table:table-cell office:value-type="float" office:value="2.01816" calcext:value-type="float">
            <text:p>2.0181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0.563663" calcext:value-type="float">
            <text:p>0.563663</text:p>
          </table:table-cell>
          <table:table-cell office:value-type="float" office:value="0.592792" calcext:value-type="float">
            <text:p>0.592792</text:p>
          </table:table-cell>
          <table:table-cell office:value-type="float" office:value="0.846592" calcext:value-type="float">
            <text:p>0.846592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5.78783" calcext:value-type="float">
            <text:p>5.78783</text:p>
          </table:table-cell>
          <table:table-cell office:value-type="float" office:value="5.75464" calcext:value-type="float">
            <text:p>5.75464</text:p>
          </table:table-cell>
          <table:table-cell office:value-type="float" office:value="5.22316" calcext:value-type="float">
            <text:p>5.2231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.11807" calcext:value-type="float">
            <text:p>1.11807</text:p>
          </table:table-cell>
          <table:table-cell office:value-type="float" office:value="0.905" calcext:value-type="float">
            <text:p>0.905</text:p>
          </table:table-cell>
          <table:table-cell office:value-type="float" office:value="0.0386542" calcext:value-type="float">
            <text:p>0.0386542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18431" calcext:value-type="float">
            <text:p>2.18431</text:p>
          </table:table-cell>
          <table:table-cell office:value-type="float" office:value="2.7754" calcext:value-type="float">
            <text:p>2.7754</text:p>
          </table:table-cell>
          <table:table-cell office:value-type="float" office:value="4.03746" calcext:value-type="float">
            <text:p>4.0374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69848" calcext:value-type="float">
            <text:p>2.69848</text:p>
          </table:table-cell>
          <table:table-cell office:value-type="float" office:value="2.43855" calcext:value-type="float">
            <text:p>2.43855</text:p>
          </table:table-cell>
          <table:table-cell office:value-type="float" office:value="0.112374" calcext:value-type="float">
            <text:p>0.11237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5.87477" calcext:value-type="float">
            <text:p>5.87477</text:p>
          </table:table-cell>
          <table:table-cell office:value-type="float" office:value="5.85345" calcext:value-type="float">
            <text:p>5.85345</text:p>
          </table:table-cell>
          <table:table-cell office:value-type="float" office:value="5.76013" calcext:value-type="float">
            <text:p>5.76013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3.76244" calcext:value-type="float">
            <text:p>3.76244</text:p>
          </table:table-cell>
          <table:table-cell office:value-type="float" office:value="3.74244" calcext:value-type="float">
            <text:p>3.74244</text:p>
          </table:table-cell>
          <table:table-cell office:value-type="float" office:value="4.64324" calcext:value-type="float">
            <text:p>4.6432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5.56969" calcext:value-type="float">
            <text:p>5.56969</text:p>
          </table:table-cell>
          <table:table-cell office:value-type="float" office:value="5.62858" calcext:value-type="float">
            <text:p>5.62858</text:p>
          </table:table-cell>
          <table:table-cell office:value-type="float" office:value="1.92716" calcext:value-type="float">
            <text:p>1.92716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5.4148" calcext:value-type="float">
            <text:p>15.4148</text:p>
          </table:table-cell>
          <table:table-cell office:value-type="float" office:value="13.8233" calcext:value-type="float">
            <text:p>13.8233</text:p>
          </table:table-cell>
          <table:table-cell office:value-type="float" office:value="9.74485" calcext:value-type="float">
            <text:p>9.74485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3.7276" calcext:value-type="float">
            <text:p>13.7276</text:p>
          </table:table-cell>
          <table:table-cell office:value-type="float" office:value="14.3141" calcext:value-type="float">
            <text:p>14.3141</text:p>
          </table:table-cell>
          <table:table-cell office:value-type="float" office:value="1.39935" calcext:value-type="float">
            <text:p>1.39935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.95902" calcext:value-type="float">
            <text:p>2.95902</text:p>
          </table:table-cell>
          <table:table-cell office:value-type="float" office:value="3.00001" calcext:value-type="float">
            <text:p>3.00001</text:p>
          </table:table-cell>
          <table:table-cell office:value-type="float" office:value="5.32758" calcext:value-type="float">
            <text:p>5.32758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5.01548" calcext:value-type="float">
            <text:p>5.01548</text:p>
          </table:table-cell>
          <table:table-cell office:value-type="float" office:value="5.11118" calcext:value-type="float">
            <text:p>5.11118</text:p>
          </table:table-cell>
          <table:table-cell office:value-type="float" office:value="1.58907" calcext:value-type="float">
            <text:p>1.58907</text:p>
          </table:table-cell>
        </table:table-row>
        <table:table-row table:style-name="ro1">
          <table:table-cell table:number-columns-repeated="4"/>
          <table:table-cell office:value-type="float" office:value="0.950024" calcext:value-type="float">
            <text:p>0.950024</text:p>
          </table:table-cell>
          <table:table-cell office:value-type="float" office:value="0.377311" calcext:value-type="float">
            <text:p>0.377311</text:p>
          </table:table-cell>
        </table:table-row>
        <table:table-row table:style-name="ro1">
          <table:table-cell table:number-columns-repeated="4"/>
          <table:table-cell office:value-type="float" office:value="12.1331" calcext:value-type="float">
            <text:p>12.1331</text:p>
          </table:table-cell>
          <table:table-cell office:value-type="float" office:value="7.57417" calcext:value-type="float">
            <text:p>7.57417</text:p>
          </table:table-cell>
        </table:table-row>
        <table:table-row table:style-name="ro1">
          <table:table-cell table:number-columns-repeated="4"/>
          <table:table-cell office:value-type="float" office:value="0.923001" calcext:value-type="float">
            <text:p>0.923001</text:p>
          </table:table-cell>
          <table:table-cell office:value-type="float" office:value="0.531392" calcext:value-type="float">
            <text:p>0.531392</text:p>
          </table:table-cell>
        </table:table-row>
        <table:table-row table:style-name="ro1">
          <table:table-cell table:number-columns-repeated="4"/>
          <table:table-cell office:value-type="float" office:value="24.6236" calcext:value-type="float">
            <text:p>24.6236</text:p>
          </table:table-cell>
          <table:table-cell office:value-type="float" office:value="8.6477" calcext:value-type="float">
            <text:p>8.6477</text:p>
          </table:table-cell>
        </table:table-row>
        <table:table-row table:style-name="ro1">
          <table:table-cell table:number-columns-repeated="4"/>
          <table:table-cell office:value-type="float" office:value="1.6356" calcext:value-type="float">
            <text:p>1.6356</text:p>
          </table:table-cell>
          <table:table-cell office:value-type="float" office:value="0.393458" calcext:value-type="float">
            <text:p>0.393458</text:p>
          </table:table-cell>
        </table:table-row>
        <table:table-row table:style-name="ro1">
          <table:table-cell table:number-columns-repeated="4"/>
          <table:table-cell office:value-type="float" office:value="11.0268" calcext:value-type="float">
            <text:p>11.0268</text:p>
          </table:table-cell>
          <table:table-cell office:value-type="float" office:value="7.4892" calcext:value-type="float">
            <text:p>7.4892</text:p>
          </table:table-cell>
        </table:table-row>
        <table:table-row table:style-name="ro1">
          <table:table-cell table:number-columns-repeated="4"/>
          <table:table-cell office:value-type="float" office:value="1.47225" calcext:value-type="float">
            <text:p>1.47225</text:p>
          </table:table-cell>
          <table:table-cell office:value-type="float" office:value="0.945644" calcext:value-type="float">
            <text:p>0.945644</text:p>
          </table:table-cell>
        </table:table-row>
        <table:table-row table:style-name="ro1">
          <table:table-cell table:number-columns-repeated="4"/>
          <table:table-cell office:value-type="float" office:value="5.24144" calcext:value-type="float">
            <text:p>5.24144</text:p>
          </table:table-cell>
          <table:table-cell office:value-type="float" office:value="4.02603" calcext:value-type="float">
            <text:p>4.02603</text:p>
          </table:table-cell>
        </table:table-row>
        <table:table-row table:style-name="ro1">
          <table:table-cell table:number-columns-repeated="4"/>
          <table:table-cell office:value-type="float" office:value="0.856801" calcext:value-type="float">
            <text:p>0.856801</text:p>
          </table:table-cell>
          <table:table-cell office:value-type="float" office:value="0.121071" calcext:value-type="float">
            <text:p>0.121071</text:p>
          </table:table-cell>
        </table:table-row>
        <table:table-row table:style-name="ro1">
          <table:table-cell table:number-columns-repeated="4"/>
          <table:table-cell office:value-type="float" office:value="16.6933" calcext:value-type="float">
            <text:p>16.6933</text:p>
          </table:table-cell>
          <table:table-cell office:value-type="float" office:value="4.82275" calcext:value-type="float">
            <text:p>4.82275</text:p>
          </table:table-cell>
        </table:table-row>
        <table:table-row table:style-name="ro1">
          <table:table-cell table:number-columns-repeated="4"/>
          <table:table-cell office:value-type="float" office:value="3.06893" calcext:value-type="float">
            <text:p>3.06893</text:p>
          </table:table-cell>
          <table:table-cell office:value-type="float" office:value="0.655375" calcext:value-type="float">
            <text:p>0.655375</text:p>
          </table:table-cell>
        </table:table-row>
        <table:table-row table:style-name="ro1">
          <table:table-cell table:number-columns-repeated="4"/>
          <table:table-cell office:value-type="float" office:value="4.89008" calcext:value-type="float">
            <text:p>4.89008</text:p>
          </table:table-cell>
          <table:table-cell office:value-type="float" office:value="3.75557" calcext:value-type="float">
            <text:p>3.75557</text:p>
          </table:table-cell>
        </table:table-row>
        <table:table-row table:style-name="ro1">
          <table:table-cell table:number-columns-repeated="4"/>
          <table:table-cell office:value-type="float" office:value="1.47757" calcext:value-type="float">
            <text:p>1.47757</text:p>
          </table:table-cell>
          <table:table-cell office:value-type="float" office:value="0.759079" calcext:value-type="float">
            <text:p>0.759079</text:p>
          </table:table-cell>
        </table:table-row>
        <table:table-row table:style-name="ro1">
          <table:table-cell table:number-columns-repeated="4"/>
          <table:table-cell office:value-type="float" office:value="0.589101" calcext:value-type="float">
            <text:p>0.589101</text:p>
          </table:table-cell>
          <table:table-cell office:value-type="float" office:value="0.0184223" calcext:value-type="float">
            <text:p>0.0184223</text:p>
          </table:table-cell>
        </table:table-row>
        <table:table-row table:style-name="ro1">
          <table:table-cell table:number-columns-repeated="4"/>
          <table:table-cell office:value-type="float" office:value="2.12702" calcext:value-type="float">
            <text:p>2.12702</text:p>
          </table:table-cell>
          <table:table-cell office:value-type="float" office:value="2.43015" calcext:value-type="float">
            <text:p>2.43015</text:p>
          </table:table-cell>
        </table:table-row>
        <table:table-row table:style-name="ro1">
          <table:table-cell table:number-columns-repeated="4"/>
          <table:table-cell office:value-type="float" office:value="10.9504" calcext:value-type="float">
            <text:p>10.9504</text:p>
          </table:table-cell>
          <table:table-cell office:value-type="float" office:value="0.143048" calcext:value-type="float">
            <text:p>0.143048</text:p>
          </table:table-cell>
        </table:table-row>
        <table:table-row table:style-name="ro1">
          <table:table-cell table:number-columns-repeated="4"/>
          <table:table-cell office:value-type="float" office:value="1.23509" calcext:value-type="float">
            <text:p>1.23509</text:p>
          </table:table-cell>
          <table:table-cell office:value-type="float" office:value="1.06479" calcext:value-type="float">
            <text:p>1.06479</text:p>
          </table:table-cell>
        </table:table-row>
        <table:table-row table:style-name="ro1">
          <table:table-cell table:number-columns-repeated="4"/>
          <table:table-cell office:value-type="float" office:value="0.378881" calcext:value-type="float">
            <text:p>0.378881</text:p>
          </table:table-cell>
          <table:table-cell office:value-type="float" office:value="0.0145334" calcext:value-type="float">
            <text:p>0.0145334</text:p>
          </table:table-cell>
        </table:table-row>
        <table:table-row table:style-name="ro1">
          <table:table-cell table:number-columns-repeated="4"/>
          <table:table-cell office:value-type="float" office:value="3.49863" calcext:value-type="float">
            <text:p>3.49863</text:p>
          </table:table-cell>
          <table:table-cell office:value-type="float" office:value="2.95859" calcext:value-type="float">
            <text:p>2.95859</text:p>
          </table:table-cell>
        </table:table-row>
        <table:table-row table:style-name="ro1">
          <table:table-cell table:number-columns-repeated="4"/>
          <table:table-cell office:value-type="float" office:value="12.4251" calcext:value-type="float">
            <text:p>12.4251</text:p>
          </table:table-cell>
          <table:table-cell office:value-type="float" office:value="2.97524" calcext:value-type="float">
            <text:p>2.97524</text:p>
          </table:table-cell>
        </table:table-row>
        <table:table-row table:style-name="ro1">
          <table:table-cell table:number-columns-repeated="4"/>
          <table:table-cell office:value-type="float" office:value="6.76691" calcext:value-type="float">
            <text:p>6.76691</text:p>
          </table:table-cell>
          <table:table-cell office:value-type="float" office:value="1.50428" calcext:value-type="float">
            <text:p>1.50428</text:p>
          </table:table-cell>
        </table:table-row>
        <table:table-row table:style-name="ro1">
          <table:table-cell table:number-columns-repeated="4"/>
          <table:table-cell office:value-type="float" office:value="38.6893" calcext:value-type="float">
            <text:p>38.6893</text:p>
          </table:table-cell>
          <table:table-cell office:value-type="float" office:value="3.14784" calcext:value-type="float">
            <text:p>3.14784</text:p>
          </table:table-cell>
        </table:table-row>
        <table:table-row table:style-name="ro1">
          <table:table-cell table:number-columns-repeated="4"/>
          <table:table-cell office:value-type="float" office:value="5.48668" calcext:value-type="float">
            <text:p>5.48668</text:p>
          </table:table-cell>
          <table:table-cell office:value-type="float" office:value="2.10016" calcext:value-type="float">
            <text:p>2.10016</text:p>
          </table:table-cell>
        </table:table-row>
        <table:table-row table:style-name="ro1">
          <table:table-cell table:number-columns-repeated="4"/>
          <table:table-cell office:value-type="float" office:value="12.0753" calcext:value-type="float">
            <text:p>12.0753</text:p>
          </table:table-cell>
          <table:table-cell office:value-type="float" office:value="2.8669" calcext:value-type="float">
            <text:p>2.8669</text:p>
          </table:table-cell>
        </table:table-row>
        <table:table-row table:style-name="ro1">
          <table:table-cell table:number-columns-repeated="4"/>
          <table:table-cell office:value-type="float" office:value="0.020425" calcext:value-type="float">
            <text:p>0.020425</text:p>
          </table:table-cell>
          <table:table-cell office:value-type="float" office:value="0.582694" calcext:value-type="float">
            <text:p>0.582694</text:p>
          </table:table-cell>
        </table:table-row>
        <table:table-row table:style-name="ro1">
          <table:table-cell table:number-columns-repeated="4"/>
          <table:table-cell office:value-type="float" office:value="4.77587" calcext:value-type="float">
            <text:p>4.77587</text:p>
          </table:table-cell>
          <table:table-cell office:value-type="float" office:value="0.451352" calcext:value-type="float">
            <text:p>0.451352</text:p>
          </table:table-cell>
        </table:table-row>
        <table:table-row table:style-name="ro1">
          <table:table-cell table:number-columns-repeated="4"/>
          <table:table-cell office:value-type="float" office:value="5.07876" calcext:value-type="float">
            <text:p>5.07876</text:p>
          </table:table-cell>
          <table:table-cell office:value-type="float" office:value="0.216326" calcext:value-type="float">
            <text:p>0.216326</text:p>
          </table:table-cell>
        </table:table-row>
        <table:table-row table:style-name="ro1">
          <table:table-cell table:number-columns-repeated="4"/>
          <table:table-cell office:value-type="float" office:value="27.6429" calcext:value-type="float">
            <text:p>27.6429</text:p>
          </table:table-cell>
          <table:table-cell office:value-type="float" office:value="0.558828" calcext:value-type="float">
            <text:p>0.558828</text:p>
          </table:table-cell>
        </table:table-row>
        <table:table-row table:style-name="ro1">
          <table:table-cell table:number-columns-repeated="4"/>
          <table:table-cell office:value-type="float" office:value="0.0890177" calcext:value-type="float">
            <text:p>0.0890177</text:p>
          </table:table-cell>
          <table:table-cell office:value-type="float" office:value="1.32396" calcext:value-type="float">
            <text:p>1.32396</text:p>
          </table:table-cell>
        </table:table-row>
        <table:table-row table:style-name="ro1">
          <table:table-cell table:number-columns-repeated="4"/>
          <table:table-cell office:value-type="float" office:value="4.32726" calcext:value-type="float">
            <text:p>4.32726</text:p>
          </table:table-cell>
          <table:table-cell office:value-type="float" office:value="0.533309" calcext:value-type="float">
            <text:p>0.533309</text:p>
          </table:table-cell>
        </table:table-row>
        <table:table-row table:style-name="ro1">
          <table:table-cell table:number-columns-repeated="4"/>
          <table:table-cell office:value-type="float" office:value="0.168885" calcext:value-type="float">
            <text:p>0.168885</text:p>
          </table:table-cell>
          <table:table-cell office:value-type="float" office:value="0.359771" calcext:value-type="float">
            <text:p>0.359771</text:p>
          </table:table-cell>
        </table:table-row>
        <table:table-row table:style-name="ro1">
          <table:table-cell table:number-columns-repeated="4"/>
          <table:table-cell office:value-type="float" office:value="5.64112" calcext:value-type="float">
            <text:p>5.64112</text:p>
          </table:table-cell>
          <table:table-cell office:value-type="float" office:value="5.58251" calcext:value-type="float">
            <text:p>5.58251</text:p>
          </table:table-cell>
        </table:table-row>
        <table:table-row table:style-name="ro1">
          <table:table-cell table:number-columns-repeated="4"/>
          <table:table-cell office:value-type="float" office:value="7.1097" calcext:value-type="float">
            <text:p>7.1097</text:p>
          </table:table-cell>
          <table:table-cell office:value-type="float" office:value="0.0415149" calcext:value-type="float">
            <text:p>0.0415149</text:p>
          </table:table-cell>
        </table:table-row>
        <table:table-row table:style-name="ro1">
          <table:table-cell table:number-columns-repeated="4"/>
          <table:table-cell office:value-type="float" office:value="19.228" calcext:value-type="float">
            <text:p>19.228</text:p>
          </table:table-cell>
          <table:table-cell office:value-type="float" office:value="6.43338" calcext:value-type="float">
            <text:p>6.43338</text:p>
          </table:table-cell>
        </table:table-row>
        <table:table-row table:style-name="ro1">
          <table:table-cell table:number-columns-repeated="4"/>
          <table:table-cell office:value-type="float" office:value="0.650529" calcext:value-type="float">
            <text:p>0.650529</text:p>
          </table:table-cell>
          <table:table-cell office:value-type="float" office:value="0.506445" calcext:value-type="float">
            <text:p>0.506445</text:p>
          </table:table-cell>
        </table:table-row>
        <table:table-row table:style-name="ro1">
          <table:table-cell table:number-columns-repeated="4"/>
          <table:table-cell office:value-type="float" office:value="5.41696" calcext:value-type="float">
            <text:p>5.41696</text:p>
          </table:table-cell>
          <table:table-cell office:value-type="float" office:value="5.46344" calcext:value-type="float">
            <text:p>5.46344</text:p>
          </table:table-cell>
        </table:table-row>
        <table:table-row table:style-name="ro1">
          <table:table-cell table:number-columns-repeated="4"/>
          <table:table-cell office:value-type="float" office:value="0.631261" calcext:value-type="float">
            <text:p>0.631261</text:p>
          </table:table-cell>
          <table:table-cell office:value-type="float" office:value="0.288526" calcext:value-type="float">
            <text:p>0.288526</text:p>
          </table:table-cell>
        </table:table-row>
        <table:table-row table:style-name="ro1">
          <table:table-cell table:number-columns-repeated="4"/>
          <table:table-cell office:value-type="float" office:value="6.91295" calcext:value-type="float">
            <text:p>6.91295</text:p>
          </table:table-cell>
          <table:table-cell office:value-type="float" office:value="2.51898" calcext:value-type="float">
            <text:p>2.51898</text:p>
          </table:table-cell>
        </table:table-row>
        <table:table-row table:style-name="ro1">
          <table:table-cell table:number-columns-repeated="4"/>
          <table:table-cell office:value-type="float" office:value="3.87293" calcext:value-type="float">
            <text:p>3.87293</text:p>
          </table:table-cell>
          <table:table-cell office:value-type="float" office:value="0.472539" calcext:value-type="float">
            <text:p>0.472539</text:p>
          </table:table-cell>
        </table:table-row>
        <table:table-row table:style-name="ro1">
          <table:table-cell table:number-columns-repeated="4"/>
          <table:table-cell office:value-type="float" office:value="35.8046" calcext:value-type="float">
            <text:p>35.8046</text:p>
          </table:table-cell>
          <table:table-cell office:value-type="float" office:value="3.27571" calcext:value-type="float">
            <text:p>3.27571</text:p>
          </table:table-cell>
        </table:table-row>
        <table:table-row table:style-name="ro1">
          <table:table-cell table:number-columns-repeated="4"/>
          <table:table-cell office:value-type="float" office:value="0.864018" calcext:value-type="float">
            <text:p>0.864018</text:p>
          </table:table-cell>
          <table:table-cell office:value-type="float" office:value="0.231748" calcext:value-type="float">
            <text:p>0.231748</text:p>
          </table:table-cell>
        </table:table-row>
        <table:table-row table:style-name="ro1">
          <table:table-cell table:number-columns-repeated="4"/>
          <table:table-cell office:value-type="float" office:value="6.45958" calcext:value-type="float">
            <text:p>6.45958</text:p>
          </table:table-cell>
          <table:table-cell office:value-type="float" office:value="2.4594" calcext:value-type="float">
            <text:p>2.4594</text:p>
          </table:table-cell>
        </table:table-row>
        <table:table-row table:style-name="ro1">
          <table:table-cell table:number-columns-repeated="4"/>
          <table:table-cell office:value-type="float" office:value="1.65691" calcext:value-type="float">
            <text:p>1.65691</text:p>
          </table:table-cell>
          <table:table-cell office:value-type="float" office:value="2.4051" calcext:value-type="float">
            <text:p>2.4051</text:p>
          </table:table-cell>
        </table:table-row>
        <table:table-row table:style-name="ro1">
          <table:table-cell table:number-columns-repeated="4"/>
          <table:table-cell office:value-type="float" office:value="2.12806" calcext:value-type="float">
            <text:p>2.12806</text:p>
          </table:table-cell>
          <table:table-cell office:value-type="float" office:value="0.75626" calcext:value-type="float">
            <text:p>0.75626</text:p>
          </table:table-cell>
        </table:table-row>
        <table:table-row table:style-name="ro1">
          <table:table-cell table:number-columns-repeated="4"/>
          <table:table-cell office:value-type="float" office:value="15.6559" calcext:value-type="float">
            <text:p>15.6559</text:p>
          </table:table-cell>
          <table:table-cell office:value-type="float" office:value="1.14427" calcext:value-type="float">
            <text:p>1.14427</text:p>
          </table:table-cell>
        </table:table-row>
        <table:table-row table:style-name="ro1">
          <table:table-cell table:number-columns-repeated="4"/>
          <table:table-cell office:value-type="float" office:value="16.6869" calcext:value-type="float">
            <text:p>16.6869</text:p>
          </table:table-cell>
          <table:table-cell office:value-type="float" office:value="0.451486" calcext:value-type="float">
            <text:p>0.451486</text:p>
          </table:table-cell>
        </table:table-row>
        <table:table-row table:style-name="ro1">
          <table:table-cell table:number-columns-repeated="4"/>
          <table:table-cell office:value-type="float" office:value="2.18049" calcext:value-type="float">
            <text:p>2.18049</text:p>
          </table:table-cell>
          <table:table-cell office:value-type="float" office:value="2.65892" calcext:value-type="float">
            <text:p>2.65892</text:p>
          </table:table-cell>
        </table:table-row>
        <table:table-row table:style-name="ro1">
          <table:table-cell table:number-columns-repeated="4"/>
          <table:table-cell office:value-type="float" office:value="2.00314" calcext:value-type="float">
            <text:p>2.00314</text:p>
          </table:table-cell>
          <table:table-cell office:value-type="float" office:value="0.832553" calcext:value-type="float">
            <text:p>0.832553</text:p>
          </table:table-cell>
        </table:table-row>
        <table:table-row table:style-name="ro1">
          <table:table-cell table:number-columns-repeated="4"/>
          <table:table-cell office:value-type="float" office:value="1.67532" calcext:value-type="float">
            <text:p>1.67532</text:p>
          </table:table-cell>
          <table:table-cell office:value-type="float" office:value="0.359265" calcext:value-type="float">
            <text:p>0.359265</text:p>
          </table:table-cell>
        </table:table-row>
        <table:table-row table:style-name="ro1">
          <table:table-cell table:number-columns-repeated="4"/>
          <table:table-cell office:value-type="float" office:value="6.60406" calcext:value-type="float">
            <text:p>6.60406</text:p>
          </table:table-cell>
          <table:table-cell office:value-type="float" office:value="4.7219" calcext:value-type="float">
            <text:p>4.7219</text:p>
          </table:table-cell>
        </table:table-row>
        <table:table-row table:style-name="ro1">
          <table:table-cell table:number-columns-repeated="4"/>
          <table:table-cell office:value-type="float" office:value="10.5301" calcext:value-type="float">
            <text:p>10.5301</text:p>
          </table:table-cell>
          <table:table-cell office:value-type="float" office:value="1.32959" calcext:value-type="float">
            <text:p>1.32959</text:p>
          </table:table-cell>
        </table:table-row>
        <table:table-row table:style-name="ro1">
          <table:table-cell table:number-columns-repeated="4"/>
          <table:table-cell office:value-type="float" office:value="20.3127" calcext:value-type="float">
            <text:p>20.3127</text:p>
          </table:table-cell>
          <table:table-cell office:value-type="float" office:value="4.24416" calcext:value-type="float">
            <text:p>4.24416</text:p>
          </table:table-cell>
        </table:table-row>
        <table:table-row table:style-name="ro1">
          <table:table-cell table:number-columns-repeated="4"/>
          <table:table-cell office:value-type="float" office:value="2.29796" calcext:value-type="float">
            <text:p>2.29796</text:p>
          </table:table-cell>
          <table:table-cell office:value-type="float" office:value="0.536373" calcext:value-type="float">
            <text:p>0.536373</text:p>
          </table:table-cell>
        </table:table-row>
        <table:table-row table:style-name="ro1">
          <table:table-cell table:number-columns-repeated="4"/>
          <table:table-cell office:value-type="float" office:value="6.55978" calcext:value-type="float">
            <text:p>6.55978</text:p>
          </table:table-cell>
          <table:table-cell office:value-type="float" office:value="4.74089" calcext:value-type="float">
            <text:p>4.74089</text:p>
          </table:table-cell>
        </table:table-row>
        <table:table-row table:style-name="ro1">
          <table:table-cell table:number-columns-repeated="4"/>
          <table:table-cell office:value-type="float" office:value="1.04364" calcext:value-type="float">
            <text:p>1.04364</text:p>
          </table:table-cell>
          <table:table-cell office:value-type="float" office:value="0.284913" calcext:value-type="float">
            <text:p>0.284913</text:p>
          </table:table-cell>
        </table:table-row>
        <table:table-row table:style-name="ro1">
          <table:table-cell table:number-columns-repeated="4"/>
          <table:table-cell office:value-type="float" office:value="0.377251" calcext:value-type="float">
            <text:p>0.377251</text:p>
          </table:table-cell>
          <table:table-cell office:value-type="float" office:value="0.502831" calcext:value-type="float">
            <text:p>0.502831</text:p>
          </table:table-cell>
        </table:table-row>
        <table:table-row table:style-name="ro1">
          <table:table-cell table:number-columns-repeated="4"/>
          <table:table-cell office:value-type="float" office:value="12.5962" calcext:value-type="float">
            <text:p>12.5962</text:p>
          </table:table-cell>
          <table:table-cell office:value-type="float" office:value="1.55986" calcext:value-type="float">
            <text:p>1.55986</text:p>
          </table:table-cell>
        </table:table-row>
        <table:table-row table:style-name="ro1">
          <table:table-cell table:number-columns-repeated="4"/>
          <table:table-cell office:value-type="float" office:value="3.60839" calcext:value-type="float">
            <text:p>3.60839</text:p>
          </table:table-cell>
          <table:table-cell office:value-type="float" office:value="0.426227" calcext:value-type="float">
            <text:p>0.426227</text:p>
          </table:table-cell>
        </table:table-row>
        <table:table-row table:style-name="ro1">
          <table:table-cell table:number-columns-repeated="4"/>
          <table:table-cell office:value-type="float" office:value="1.18941" calcext:value-type="float">
            <text:p>1.18941</text:p>
          </table:table-cell>
          <table:table-cell office:value-type="float" office:value="0.471232" calcext:value-type="float">
            <text:p>0.471232</text:p>
          </table:table-cell>
        </table:table-row>
        <table:table-row table:style-name="ro1">
          <table:table-cell table:number-columns-repeated="4"/>
          <table:table-cell office:value-type="float" office:value="0.410665" calcext:value-type="float">
            <text:p>0.410665</text:p>
          </table:table-cell>
          <table:table-cell office:value-type="float" office:value="0.470775" calcext:value-type="float">
            <text:p>0.470775</text:p>
          </table:table-cell>
        </table:table-row>
        <table:table-row table:style-name="ro1">
          <table:table-cell table:number-columns-repeated="4"/>
          <table:table-cell office:value-type="float" office:value="9.11857" calcext:value-type="float">
            <text:p>9.11857</text:p>
          </table:table-cell>
          <table:table-cell office:value-type="float" office:value="13.6704" calcext:value-type="float">
            <text:p>13.6704</text:p>
          </table:table-cell>
        </table:table-row>
        <table:table-row table:style-name="ro1">
          <table:table-cell table:number-columns-repeated="4"/>
          <table:table-cell office:value-type="float" office:value="13.3893" calcext:value-type="float">
            <text:p>13.3893</text:p>
          </table:table-cell>
          <table:table-cell office:value-type="float" office:value="10.9118" calcext:value-type="float">
            <text:p>10.9118</text:p>
          </table:table-cell>
        </table:table-row>
        <table:table-row table:style-name="ro1">
          <table:table-cell table:number-columns-repeated="4"/>
          <table:table-cell office:value-type="float" office:value="24.6685" calcext:value-type="float">
            <text:p>24.6685</text:p>
          </table:table-cell>
          <table:table-cell office:value-type="float" office:value="6.80811" calcext:value-type="float">
            <text:p>6.80811</text:p>
          </table:table-cell>
        </table:table-row>
        <table:table-row table:style-name="ro1">
          <table:table-cell table:number-columns-repeated="4"/>
          <table:table-cell office:value-type="float" office:value="23.3828" calcext:value-type="float">
            <text:p>23.3828</text:p>
          </table:table-cell>
          <table:table-cell office:value-type="float" office:value="12.3601" calcext:value-type="float">
            <text:p>12.3601</text:p>
          </table:table-cell>
        </table:table-row>
        <table:table-row table:style-name="ro1">
          <table:table-cell table:number-columns-repeated="4"/>
          <table:table-cell office:value-type="float" office:value="8.62969" calcext:value-type="float">
            <text:p>8.62969</text:p>
          </table:table-cell>
          <table:table-cell office:value-type="float" office:value="12.1577" calcext:value-type="float">
            <text:p>12.1577</text:p>
          </table:table-cell>
        </table:table-row>
        <table:table-row table:style-name="ro1">
          <table:table-cell table:number-columns-repeated="4"/>
          <table:table-cell office:value-type="float" office:value="12.983" calcext:value-type="float">
            <text:p>12.983</text:p>
          </table:table-cell>
          <table:table-cell office:value-type="float" office:value="10.6387" calcext:value-type="float">
            <text:p>10.6387</text:p>
          </table:table-cell>
        </table:table-row>
        <table:table-row table:style-name="ro1">
          <table:table-cell table:number-columns-repeated="4"/>
          <table:table-cell office:value-type="float" office:value="1.55897" calcext:value-type="float">
            <text:p>1.55897</text:p>
          </table:table-cell>
          <table:table-cell office:value-type="float" office:value="0.607532" calcext:value-type="float">
            <text:p>0.607532</text:p>
          </table:table-cell>
        </table:table-row>
        <table:table-row table:style-name="ro1">
          <table:table-cell table:number-columns-repeated="4"/>
          <table:table-cell office:value-type="float" office:value="2.23536" calcext:value-type="float">
            <text:p>2.23536</text:p>
          </table:table-cell>
          <table:table-cell office:value-type="float" office:value="1.78854" calcext:value-type="float">
            <text:p>1.78854</text:p>
          </table:table-cell>
        </table:table-row>
        <table:table-row table:style-name="ro1">
          <table:table-cell table:number-columns-repeated="4"/>
          <table:table-cell office:value-type="float" office:value="5.77834" calcext:value-type="float">
            <text:p>5.77834</text:p>
          </table:table-cell>
          <table:table-cell office:value-type="float" office:value="2.33647" calcext:value-type="float">
            <text:p>2.33647</text:p>
          </table:table-cell>
        </table:table-row>
        <table:table-row table:style-name="ro1">
          <table:table-cell table:number-columns-repeated="4"/>
          <table:table-cell office:value-type="float" office:value="2.7171" calcext:value-type="float">
            <text:p>2.7171</text:p>
          </table:table-cell>
          <table:table-cell office:value-type="float" office:value="1.49481" calcext:value-type="float">
            <text:p>1.49481</text:p>
          </table:table-cell>
        </table:table-row>
        <table:table-row table:style-name="ro1">
          <table:table-cell table:number-columns-repeated="4"/>
          <table:table-cell office:value-type="float" office:value="2.08529" calcext:value-type="float">
            <text:p>2.08529</text:p>
          </table:table-cell>
          <table:table-cell office:value-type="float" office:value="1.68049" calcext:value-type="float">
            <text:p>1.68049</text:p>
          </table:table-cell>
        </table:table-row>
        <table:table-row table:style-name="ro1">
          <table:table-cell table:number-columns-repeated="4"/>
          <table:table-cell office:value-type="float" office:value="2.26987" calcext:value-type="float">
            <text:p>2.26987</text:p>
          </table:table-cell>
          <table:table-cell office:value-type="float" office:value="2.01943" calcext:value-type="float">
            <text:p>2.01943</text:p>
          </table:table-cell>
        </table:table-row>
        <table:table-row table:style-name="ro1">
          <table:table-cell table:number-columns-repeated="4"/>
          <table:table-cell office:value-type="float" office:value="2.9669" calcext:value-type="float">
            <text:p>2.9669</text:p>
          </table:table-cell>
          <table:table-cell office:value-type="float" office:value="2.47633" calcext:value-type="float">
            <text:p>2.47633</text:p>
          </table:table-cell>
        </table:table-row>
        <table:table-row table:style-name="ro1">
          <table:table-cell table:number-columns-repeated="4"/>
          <table:table-cell office:value-type="float" office:value="7.35464" calcext:value-type="float">
            <text:p>7.35464</text:p>
          </table:table-cell>
          <table:table-cell office:value-type="float" office:value="3.82973" calcext:value-type="float">
            <text:p>3.82973</text:p>
          </table:table-cell>
        </table:table-row>
        <table:table-row table:style-name="ro1">
          <table:table-cell table:number-columns-repeated="4"/>
          <table:table-cell office:value-type="float" office:value="19.0353" calcext:value-type="float">
            <text:p>19.0353</text:p>
          </table:table-cell>
          <table:table-cell office:value-type="float" office:value="4.12075" calcext:value-type="float">
            <text:p>4.12075</text:p>
          </table:table-cell>
        </table:table-row>
        <table:table-row table:style-name="ro1">
          <table:table-cell table:number-columns-repeated="4"/>
          <table:table-cell office:value-type="float" office:value="4.83089" calcext:value-type="float">
            <text:p>4.83089</text:p>
          </table:table-cell>
          <table:table-cell office:value-type="float" office:value="4.31512" calcext:value-type="float">
            <text:p>4.31512</text:p>
          </table:table-cell>
        </table:table-row>
        <table:table-row table:style-name="ro1">
          <table:table-cell table:number-columns-repeated="4"/>
          <table:table-cell office:value-type="float" office:value="3.37008" calcext:value-type="float">
            <text:p>3.37008</text:p>
          </table:table-cell>
          <table:table-cell office:value-type="float" office:value="3.46916" calcext:value-type="float">
            <text:p>3.46916</text:p>
          </table:table-cell>
        </table:table-row>
        <table:table-row table:style-name="ro1">
          <table:table-cell table:number-columns-repeated="4"/>
          <table:table-cell office:value-type="float" office:value="7.42624" calcext:value-type="float">
            <text:p>7.42624</text:p>
          </table:table-cell>
          <table:table-cell office:value-type="float" office:value="3.59806" calcext:value-type="float">
            <text:p>3.59806</text:p>
          </table:table-cell>
        </table:table-row>
        <table:table-row table:style-name="ro1">
          <table:table-cell table:number-columns-repeated="4"/>
          <table:table-cell office:value-type="float" office:value="1.97009" calcext:value-type="float">
            <text:p>1.97009</text:p>
          </table:table-cell>
          <table:table-cell office:value-type="float" office:value="0.98341" calcext:value-type="float">
            <text:p>0.98341</text:p>
          </table:table-cell>
        </table:table-row>
        <table:table-row table:style-name="ro1">
          <table:table-cell table:number-columns-repeated="4"/>
          <table:table-cell office:value-type="float" office:value="3.0099" calcext:value-type="float">
            <text:p>3.0099</text:p>
          </table:table-cell>
          <table:table-cell office:value-type="float" office:value="2.97179" calcext:value-type="float">
            <text:p>2.97179</text:p>
          </table:table-cell>
        </table:table-row>
        <table:table-row table:style-name="ro1">
          <table:table-cell table:number-columns-repeated="4"/>
          <table:table-cell office:value-type="float" office:value="3.4343" calcext:value-type="float">
            <text:p>3.4343</text:p>
          </table:table-cell>
          <table:table-cell office:value-type="float" office:value="1.19239" calcext:value-type="float">
            <text:p>1.19239</text:p>
          </table:table-cell>
        </table:table-row>
        <table:table-row table:style-name="ro1">
          <table:table-cell table:number-columns-repeated="4"/>
          <table:table-cell office:value-type="float" office:value="4.08798" calcext:value-type="float">
            <text:p>4.08798</text:p>
          </table:table-cell>
          <table:table-cell office:value-type="float" office:value="3.37099" calcext:value-type="float">
            <text:p>3.37099</text:p>
          </table:table-cell>
        </table:table-row>
        <table:table-row table:style-name="ro1">
          <table:table-cell table:number-columns-repeated="4"/>
          <table:table-cell office:value-type="float" office:value="1.87817" calcext:value-type="float">
            <text:p>1.87817</text:p>
          </table:table-cell>
          <table:table-cell office:value-type="float" office:value="0.756661" calcext:value-type="float">
            <text:p>0.756661</text:p>
          </table:table-cell>
        </table:table-row>
        <table:table-row table:style-name="ro1">
          <table:table-cell table:number-columns-repeated="4"/>
          <table:table-cell office:value-type="float" office:value="3.13858" calcext:value-type="float">
            <text:p>3.13858</text:p>
          </table:table-cell>
          <table:table-cell office:value-type="float" office:value="3.11135" calcext:value-type="float">
            <text:p>3.11135</text:p>
          </table:table-cell>
        </table:table-row>
        <table:table-row table:style-name="ro1">
          <table:table-cell table:number-columns-repeated="4"/>
          <table:table-cell office:value-type="float" office:value="0.262243" calcext:value-type="float">
            <text:p>0.26224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3721" calcext:value-type="float">
            <text:p>1.237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.0705" calcext:value-type="float">
            <text:p>12.07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20965" calcext:value-type="float">
            <text:p>5.209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60918" calcext:value-type="float">
            <text:p>0.2609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33948" calcext:value-type="float">
            <text:p>1.3394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97563" calcext:value-type="float">
            <text:p>0.4975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5537" calcext:value-type="float">
            <text:p>1.155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.6885" calcext:value-type="float">
            <text:p>13.68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09022" calcext:value-type="float">
            <text:p>5.090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81246" calcext:value-type="float">
            <text:p>0.3812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4645" calcext:value-type="float">
            <text:p>1.1464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35878" calcext:value-type="float">
            <text:p>0.6358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93082" calcext:value-type="float">
            <text:p>7.9308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.9204" calcext:value-type="float">
            <text:p>11.92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52304" calcext:value-type="float">
            <text:p>3.52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858553" calcext:value-type="float">
            <text:p>0.8585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15024" calcext:value-type="float">
            <text:p>8.1502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73307" calcext:value-type="float">
            <text:p>5.733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0486" calcext:value-type="float">
            <text:p>1.204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.6446" calcext:value-type="float">
            <text:p>12.64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07192" calcext:value-type="float">
            <text:p>4.071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12816" calcext:value-type="float">
            <text:p>5.128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51501" calcext:value-type="float">
            <text:p>1.515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206172" calcext:value-type="float">
            <text:p>0.02061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.7213" calcext:value-type="float">
            <text:p>12.72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.6096" calcext:value-type="float">
            <text:p>12.60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4.463" calcext:value-type="float">
            <text:p>14.4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09586" calcext:value-type="float">
            <text:p>0.1095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.9421" calcext:value-type="float">
            <text:p>13.94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02209" calcext:value-type="float">
            <text:p>3.022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36153" calcext:value-type="float">
            <text:p>7.361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.2686" calcext:value-type="float">
            <text:p>17.26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19846" calcext:value-type="float">
            <text:p>6.198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44403" calcext:value-type="float">
            <text:p>3.444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09716" calcext:value-type="float">
            <text:p>8.097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.4571" calcext:value-type="float">
            <text:p>9.45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39057" calcext:value-type="float">
            <text:p>3.390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9213" calcext:value-type="float">
            <text:p>1.192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17151" calcext:value-type="float">
            <text:p>5.1715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8474" calcext:value-type="float">
            <text:p>7.84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35625" calcext:value-type="float">
            <text:p>3.356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84196" calcext:value-type="float">
            <text:p>1.841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78592" calcext:value-type="float">
            <text:p>4.785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05522" calcext:value-type="float">
            <text:p>4.05522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34519" calcext:value-type="float">
            <text:p>2.345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0765" calcext:value-type="float">
            <text:p>0.607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03019" calcext:value-type="float">
            <text:p>4.0301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81298" calcext:value-type="float">
            <text:p>3.8129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7358" calcext:value-type="float">
            <text:p>1.73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63832" calcext:value-type="float">
            <text:p>3.6383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27325" calcext:value-type="float">
            <text:p>6.273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4874" calcext:value-type="float">
            <text:p>1.448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05475" calcext:value-type="float">
            <text:p>2.054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83593" calcext:value-type="float">
            <text:p>0.6835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03172" calcext:value-type="float">
            <text:p>4.031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8068" calcext:value-type="float">
            <text:p>8.8068</text:p>
          </table:table-cell>
          <table:table-cell/>
        </table:table-row>
        <table:table-row table:style-name="ro1">
          <table:table-cell table:number-columns-repeated="4"/>
          <table:table-cell office:value-type="float" office:value="8.03959" calcext:value-type="float">
            <text:p>8.0395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78728" calcext:value-type="float">
            <text:p>2.7872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13123" calcext:value-type="float">
            <text:p>4.131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156664" calcext:value-type="float">
            <text:p>0.01566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59794" calcext:value-type="float">
            <text:p>7.597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54105" calcext:value-type="float">
            <text:p>6.541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80571" calcext:value-type="float">
            <text:p>3.805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58821" calcext:value-type="float">
            <text:p>0.6588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89775" calcext:value-type="float">
            <text:p>6.897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82252" calcext:value-type="float">
            <text:p>4.82252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4992" calcext:value-type="float">
            <text:p>3.49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48818" calcext:value-type="float">
            <text:p>6.48818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95962" calcext:value-type="float">
            <text:p>4.9596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52296" calcext:value-type="float">
            <text:p>1.522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91634" calcext:value-type="float">
            <text:p>2.91634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41331" calcext:value-type="float">
            <text:p>7.413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61881" calcext:value-type="float">
            <text:p>0.9618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31303" calcext:value-type="float">
            <text:p>1.3130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8715" calcext:value-type="float">
            <text:p>2.87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28079" calcext:value-type="float">
            <text:p>4.2807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40994" calcext:value-type="float">
            <text:p>0.6409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0621" calcext:value-type="float">
            <text:p>3.062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31856" calcext:value-type="float">
            <text:p>2.318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45354" calcext:value-type="float">
            <text:p>0.14535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42436" calcext:value-type="float">
            <text:p>5.424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03811" calcext:value-type="float">
            <text:p>4.038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0053" calcext:value-type="float">
            <text:p>2.00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81731" calcext:value-type="float">
            <text:p>0.78173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362787" calcext:value-type="float">
            <text:p>0.3627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03607" calcext:value-type="float">
            <text:p>6.0360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18277" calcext:value-type="float">
            <text:p>2.182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732408" calcext:value-type="float">
            <text:p>0.7324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72937" calcext:value-type="float">
            <text:p>0.272937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10705" calcext:value-type="float">
            <text:p>2.107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4671" calcext:value-type="float">
            <text:p>1.44671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32447" calcext:value-type="float">
            <text:p>6.3244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63263" calcext:value-type="float">
            <text:p>0.9632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81304" calcext:value-type="float">
            <text:p>0.28130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07461" calcext:value-type="float">
            <text:p>1.074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29344" calcext:value-type="float">
            <text:p>2.293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282753" calcext:value-type="float">
            <text:p>0.2827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69814" calcext:value-type="float">
            <text:p>6.698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93887" calcext:value-type="float">
            <text:p>4.93887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4877" calcext:value-type="float">
            <text:p>7.4877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504857" calcext:value-type="float">
            <text:p>0.504857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77023" calcext:value-type="float">
            <text:p>1.7702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97453" calcext:value-type="float">
            <text:p>2.974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65573" calcext:value-type="float">
            <text:p>0.6557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70033" calcext:value-type="float">
            <text:p>1.7003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54999" calcext:value-type="float">
            <text:p>1.5499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30472" calcext:value-type="float">
            <text:p>2.304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17275" calcext:value-type="float">
            <text:p>1.172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13593" calcext:value-type="float">
            <text:p>3.135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1513" calcext:value-type="float">
            <text:p>5.151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0925" calcext:value-type="float">
            <text:p>1.209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301353" calcext:value-type="float">
            <text:p>0.030135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37738" calcext:value-type="float">
            <text:p>2.37738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68739" calcext:value-type="float">
            <text:p>2.68739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48681" calcext:value-type="float">
            <text:p>3.486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5906" calcext:value-type="float">
            <text:p>10.5906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945796" calcext:value-type="float">
            <text:p>0.94579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7814" calcext:value-type="float">
            <text:p>1.278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37693" calcext:value-type="float">
            <text:p>2.37693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50616" calcext:value-type="float">
            <text:p>2.50616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29846" calcext:value-type="float">
            <text:p>6.2984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9105" calcext:value-type="float">
            <text:p>1.49105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6025" calcext:value-type="float">
            <text:p>7.602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2549" calcext:value-type="float">
            <text:p>1.425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73915" calcext:value-type="float">
            <text:p>4.739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126749" calcext:value-type="float">
            <text:p>0.126749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36617" calcext:value-type="float">
            <text:p>2.3661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69791" calcext:value-type="float">
            <text:p>5.69791</text:p>
          </table:table-cell>
          <table:table-cell/>
        </table:table-row>
        <table:table-row table:style-name="ro1">
          <table:table-cell table:number-columns-repeated="4"/>
          <table:table-cell office:value-type="float" office:value="5.19236" calcext:value-type="float">
            <text:p>5.19236</text:p>
          </table:table-cell>
          <table:table-cell/>
        </table:table-row>
        <table:table-row table:style-name="ro1">
          <table:table-cell table:number-columns-repeated="4"/>
          <table:table-cell office:value-type="float" office:value="2.32965" calcext:value-type="float">
            <text:p>2.3296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43469" calcext:value-type="float">
            <text:p>1.43469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0390161" calcext:value-type="float">
            <text:p>0.03901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.8085" calcext:value-type="float">
            <text:p>10.80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75589" calcext:value-type="float">
            <text:p>3.75589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47758" calcext:value-type="float">
            <text:p>7.47758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67861" calcext:value-type="float">
            <text:p>1.67861</text:p>
          </table:table-cell>
          <table:table-cell/>
        </table:table-row>
        <table:table-row table:style-name="ro1">
          <table:table-cell table:number-columns-repeated="4"/>
          <table:table-cell office:value-type="float" office:value="7.08575" calcext:value-type="float">
            <text:p>7.08575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26486" calcext:value-type="float">
            <text:p>1.2648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.7572" calcext:value-type="float">
            <text:p>11.757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96729" calcext:value-type="float">
            <text:p>1.9672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.37374" calcext:value-type="float">
            <text:p>4.37374</text:p>
          </table:table-cell>
          <table:table-cell/>
        </table:table-row>
        <table:table-row table:style-name="ro1">
          <table:table-cell table:number-columns-repeated="4"/>
          <table:table-cell office:value-type="float" office:value="0.430578" calcext:value-type="float">
            <text:p>0.430578</text:p>
          </table:table-cell>
          <table:table-cell/>
        </table:table-row>
        <table:table-row table:style-name="ro1">
          <table:table-cell table:number-columns-repeated="4"/>
          <table:table-cell office:value-type="float" office:value="6.21828" calcext:value-type="float">
            <text:p>6.21828</text:p>
          </table:table-cell>
          <table:table-cell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7.142" calcext:value-type="float">
            <text:p>117.14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7.142" calcext:value-type="float">
            <text:p>117.1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81.479" calcext:value-type="float">
            <text:p>181.47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81.479" calcext:value-type="float">
            <text:p>181.47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9.3836" calcext:value-type="float">
            <text:p>29.383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9.3836" calcext:value-type="float">
            <text:p>29.38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0291" calcext:value-type="float">
            <text:p>1.1029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0278" calcext:value-type="float">
            <text:p>1.1027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2.738" calcext:value-type="float">
            <text:p>22.73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76969" calcext:value-type="float">
            <text:p>6.769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8147" calcext:value-type="float">
            <text:p>1.4814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7791" calcext:value-type="float">
            <text:p>1.477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9.3626" calcext:value-type="float">
            <text:p>39.36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38402" calcext:value-type="float">
            <text:p>7.384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96835" calcext:value-type="float">
            <text:p>0.89683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95902" calcext:value-type="float">
            <text:p>0.8959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0021" calcext:value-type="float">
            <text:p>1.9002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5386" calcext:value-type="float">
            <text:p>1.453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307" calcext:value-type="float">
            <text:p>1.330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19461" calcext:value-type="float">
            <text:p>0.8194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5912" calcext:value-type="float">
            <text:p>11.591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5096" calcext:value-type="float">
            <text:p>1.050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8226" calcext:value-type="float">
            <text:p>3.0822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9849" calcext:value-type="float">
            <text:p>1.798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6.2189" calcext:value-type="float">
            <text:p>16.21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1058" calcext:value-type="float">
            <text:p>2.810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0796" calcext:value-type="float">
            <text:p>0.5079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40674" calcext:value-type="float">
            <text:p>0.5406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2356" calcext:value-type="float">
            <text:p>2.323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3095" calcext:value-type="float">
            <text:p>2.330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0609" calcext:value-type="float">
            <text:p>1.7060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51015" calcext:value-type="float">
            <text:p>0.9510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6.8602" calcext:value-type="float">
            <text:p>16.860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36677" calcext:value-type="float">
            <text:p>0.4366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95847" calcext:value-type="float">
            <text:p>0.49584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9906" calcext:value-type="float">
            <text:p>0.5399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9.3361" calcext:value-type="float">
            <text:p>19.33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22309" calcext:value-type="float">
            <text:p>0.2223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3161" calcext:value-type="float">
            <text:p>1.0316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0345" calcext:value-type="float">
            <text:p>1.003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2353" calcext:value-type="float">
            <text:p>3.5235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1948" calcext:value-type="float">
            <text:p>1.319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3841" calcext:value-type="float">
            <text:p>2.6384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38446" calcext:value-type="float">
            <text:p>0.7384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4701" calcext:value-type="float">
            <text:p>10.470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97381" calcext:value-type="float">
            <text:p>0.39738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7272" calcext:value-type="float">
            <text:p>1.072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253974" calcext:value-type="float">
            <text:p>0.02539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8.8963" calcext:value-type="float">
            <text:p>18.896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15887" calcext:value-type="float">
            <text:p>0.0158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12767" calcext:value-type="float">
            <text:p>0.61276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74776" calcext:value-type="float">
            <text:p>0.4747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8118" calcext:value-type="float">
            <text:p>2.1811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02002" calcext:value-type="float">
            <text:p>0.5020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44841" calcext:value-type="float">
            <text:p>0.34484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29055" calcext:value-type="float">
            <text:p>0.8290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84269" calcext:value-type="float">
            <text:p>6.8426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2188" calcext:value-type="float">
            <text:p>3.021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79309" calcext:value-type="float">
            <text:p>4.7930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2178" calcext:value-type="float">
            <text:p>1.8217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86432" calcext:value-type="float">
            <text:p>9.8643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3406" calcext:value-type="float">
            <text:p>1.534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8886" calcext:value-type="float">
            <text:p>1.9888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2805" calcext:value-type="float">
            <text:p>2.028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6761" calcext:value-type="float">
            <text:p>3.667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3847" calcext:value-type="float">
            <text:p>3.4384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8098" calcext:value-type="float">
            <text:p>1.1809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3209" calcext:value-type="float">
            <text:p>1.132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4083" calcext:value-type="float">
            <text:p>3.1408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9649" calcext:value-type="float">
            <text:p>2.596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22408" calcext:value-type="float">
            <text:p>5.2240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14187" calcext:value-type="float">
            <text:p>0.6141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7778" calcext:value-type="float">
            <text:p>2.677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68463" calcext:value-type="float">
            <text:p>0.8684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3763" calcext:value-type="float">
            <text:p>3.1376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3328" calcext:value-type="float">
            <text:p>2.933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56" calcext:value-type="float">
            <text:p>1.7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4696" calcext:value-type="float">
            <text:p>1.146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72272" calcext:value-type="float">
            <text:p>0.2722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80227" calcext:value-type="float">
            <text:p>0.2802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7761" calcext:value-type="float">
            <text:p>1.477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78711" calcext:value-type="float">
            <text:p>0.1787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9111" calcext:value-type="float">
            <text:p>3.6911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6159" calcext:value-type="float">
            <text:p>2.061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13048" calcext:value-type="float">
            <text:p>4.1304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1048" calcext:value-type="float">
            <text:p>1.110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11063" calcext:value-type="float">
            <text:p>0.91106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9346" calcext:value-type="float">
            <text:p>0.893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2617" calcext:value-type="float">
            <text:p>1.2261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3424" calcext:value-type="float">
            <text:p>25.342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6146" calcext:value-type="float">
            <text:p>2.961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475" calcext:value-type="float">
            <text:p>2.04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015" calcext:value-type="float">
            <text:p>11.01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27125" calcext:value-type="float">
            <text:p>6.271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49" calcext:value-type="float">
            <text:p>3.64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1689" calcext:value-type="float">
            <text:p>0.3516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3.4435" calcext:value-type="float">
            <text:p>13.443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9808" calcext:value-type="float">
            <text:p>5.698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0451" calcext:value-type="float">
            <text:p>3.2045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7622" calcext:value-type="float">
            <text:p>2.676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0.351" calcext:value-type="float">
            <text:p>30.3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8.1949" calcext:value-type="float">
            <text:p>28.19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7575" calcext:value-type="float">
            <text:p>1.0757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47669" calcext:value-type="float">
            <text:p>0.5476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5229" calcext:value-type="float">
            <text:p>1.552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03412" calcext:value-type="float">
            <text:p>0.4034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917" calcext:value-type="float">
            <text:p>3.191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7644" calcext:value-type="float">
            <text:p>2.976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8183" calcext:value-type="float">
            <text:p>2.7818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71113" calcext:value-type="float">
            <text:p>0.9711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87668" calcext:value-type="float">
            <text:p>0.4876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46238" calcext:value-type="float">
            <text:p>0.74623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9068" calcext:value-type="float">
            <text:p>25.906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5461" calcext:value-type="float">
            <text:p>25.546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1325" calcext:value-type="float">
            <text:p>2.8132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1432" calcext:value-type="float">
            <text:p>1.714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7296" calcext:value-type="float">
            <text:p>3.4729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069" calcext:value-type="float">
            <text:p>3.30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376" calcext:value-type="float">
            <text:p>2.337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8748" calcext:value-type="float">
            <text:p>0.3587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1854" calcext:value-type="float">
            <text:p>3.818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2203" calcext:value-type="float">
            <text:p>3.822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5499" calcext:value-type="float">
            <text:p>2.1549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9723" calcext:value-type="float">
            <text:p>1.197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8.7982" calcext:value-type="float">
            <text:p>28.798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8.4692" calcext:value-type="float">
            <text:p>28.46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0397" calcext:value-type="float">
            <text:p>10.039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54762" calcext:value-type="float">
            <text:p>5.547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55748" calcext:value-type="float">
            <text:p>6.5574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4996" calcext:value-type="float">
            <text:p>1.949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55181" calcext:value-type="float">
            <text:p>3.5518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19654" calcext:value-type="float">
            <text:p>6.196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5752" calcext:value-type="float">
            <text:p>1.257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0103" calcext:value-type="float">
            <text:p>4.201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00109" calcext:value-type="float">
            <text:p>5.001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7.9379" calcext:value-type="float">
            <text:p>27.937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8443" calcext:value-type="float">
            <text:p>25.84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22719" calcext:value-type="float">
            <text:p>6.227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1606" calcext:value-type="float">
            <text:p>1.216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42641" calcext:value-type="float">
            <text:p>0.2426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18365" calcext:value-type="float">
            <text:p>0.5183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35321" calcext:value-type="float">
            <text:p>0.33532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5733" calcext:value-type="float">
            <text:p>1.257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04188" calcext:value-type="float">
            <text:p>0.7041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99554" calcext:value-type="float">
            <text:p>0.3995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3885" calcext:value-type="float">
            <text:p>2.138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6836" calcext:value-type="float">
            <text:p>2.4683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1678" calcext:value-type="float">
            <text:p>25.16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2488" calcext:value-type="float">
            <text:p>25.24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7571" calcext:value-type="float">
            <text:p>1.075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5376" calcext:value-type="float">
            <text:p>0.8653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6145" calcext:value-type="float">
            <text:p>11.614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6501" calcext:value-type="float">
            <text:p>5.165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44009" calcext:value-type="float">
            <text:p>0.94400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5102" calcext:value-type="float">
            <text:p>0.951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65158" calcext:value-type="float">
            <text:p>8.651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72794" calcext:value-type="float">
            <text:p>5.727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10346" calcext:value-type="float">
            <text:p>0.2103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666574" calcext:value-type="float">
            <text:p>0.06665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7497" calcext:value-type="float">
            <text:p>25.749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4.4869" calcext:value-type="float">
            <text:p>24.48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18323" calcext:value-type="float">
            <text:p>0.81832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2028" calcext:value-type="float">
            <text:p>1.620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035" calcext:value-type="float">
            <text:p>3.703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1573" calcext:value-type="float">
            <text:p>1.115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7752" calcext:value-type="float">
            <text:p>1.2775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50372" calcext:value-type="float">
            <text:p>0.55037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5636" calcext:value-type="float">
            <text:p>2.6563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1632" calcext:value-type="float">
            <text:p>1.616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86907" calcext:value-type="float">
            <text:p>0.48690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74328" calcext:value-type="float">
            <text:p>0.7743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8.1189" calcext:value-type="float">
            <text:p>28.11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7549" calcext:value-type="float">
            <text:p>25.75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9228" calcext:value-type="float">
            <text:p>1.2922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7894" calcext:value-type="float">
            <text:p>1.678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898" calcext:value-type="float">
            <text:p>2.789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9575" calcext:value-type="float">
            <text:p>1.695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40255" calcext:value-type="float">
            <text:p>0.24025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30982" calcext:value-type="float">
            <text:p>0.4309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073" calcext:value-type="float">
            <text:p>1.907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9048" calcext:value-type="float">
            <text:p>1.190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5965" calcext:value-type="float">
            <text:p>0.53596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57027" calcext:value-type="float">
            <text:p>0.4570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6.5887" calcext:value-type="float">
            <text:p>26.588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6.2678" calcext:value-type="float">
            <text:p>26.26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68881" calcext:value-type="float">
            <text:p>4.688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25989" calcext:value-type="float">
            <text:p>0.4259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5875" calcext:value-type="float">
            <text:p>1.2587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9327" calcext:value-type="float">
            <text:p>2.093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0928" calcext:value-type="float">
            <text:p>1.3092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1094" calcext:value-type="float">
            <text:p>1.110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3271" calcext:value-type="float">
            <text:p>1.132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63439" calcext:value-type="float">
            <text:p>0.7634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5685" calcext:value-type="float">
            <text:p>3.056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0019" calcext:value-type="float">
            <text:p>2.500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8194" calcext:value-type="float">
            <text:p>25.819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5058" calcext:value-type="float">
            <text:p>1.450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9598" calcext:value-type="float">
            <text:p>2.6959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3352" calcext:value-type="float">
            <text:p>2.8335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97276" calcext:value-type="float">
            <text:p>0.79727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3854" calcext:value-type="float">
            <text:p>1.138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4203" calcext:value-type="float">
            <text:p>3.142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3449" calcext:value-type="float">
            <text:p>2.234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98158" calcext:value-type="float">
            <text:p>0.8981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96588" calcext:value-type="float">
            <text:p>0.4965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6142" calcext:value-type="float">
            <text:p>2.6614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1022" calcext:value-type="float">
            <text:p>2.110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8276" calcext:value-type="float">
            <text:p>1.6827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984" calcext:value-type="float">
            <text:p>1.59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8353" calcext:value-type="float">
            <text:p>1.0835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277136" calcext:value-type="float">
            <text:p>0.027713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1585" calcext:value-type="float">
            <text:p>3.1158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9669" calcext:value-type="float">
            <text:p>1.896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507136" calcext:value-type="float">
            <text:p>0.050713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16676" calcext:value-type="float">
            <text:p>0.6166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8891" calcext:value-type="float">
            <text:p>2.2889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6332" calcext:value-type="float">
            <text:p>1.763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90237" calcext:value-type="float">
            <text:p>0.39023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44273" calcext:value-type="float">
            <text:p>0.2442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53222" calcext:value-type="float">
            <text:p>4.532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9244" calcext:value-type="float">
            <text:p>2.792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4242" calcext:value-type="float">
            <text:p>4.9424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25162" calcext:value-type="float">
            <text:p>5.251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6403" calcext:value-type="float">
            <text:p>3.0640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4295" calcext:value-type="float">
            <text:p>2.342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3478" calcext:value-type="float">
            <text:p>6.347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15713" calcext:value-type="float">
            <text:p>7.157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33916" calcext:value-type="float">
            <text:p>4.3391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8499" calcext:value-type="float">
            <text:p>3.584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87447" calcext:value-type="float">
            <text:p>4.8744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15543" calcext:value-type="float">
            <text:p>6.155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8.1764" calcext:value-type="float">
            <text:p>28.17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5.8025" calcext:value-type="float">
            <text:p>25.80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05316" calcext:value-type="float">
            <text:p>5.053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54768" calcext:value-type="float">
            <text:p>3.547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7578" calcext:value-type="float">
            <text:p>4.775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2893" calcext:value-type="float">
            <text:p>5.828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28927" calcext:value-type="float">
            <text:p>0.8289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6741" calcext:value-type="float">
            <text:p>1.267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452" calcext:value-type="float">
            <text:p>5.145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36891" calcext:value-type="float">
            <text:p>5.368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4389" calcext:value-type="float">
            <text:p>2.8438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8327" calcext:value-type="float">
            <text:p>1.883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6351" calcext:value-type="float">
            <text:p>5.863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203" calcext:value-type="float">
            <text:p>6.2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5403" calcext:value-type="float">
            <text:p>2.554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7629" calcext:value-type="float">
            <text:p>1.276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1381" calcext:value-type="float">
            <text:p>2.1138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8465" calcext:value-type="float">
            <text:p>2.584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2419" calcext:value-type="float">
            <text:p>0.624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8404" calcext:value-type="float">
            <text:p>0.8684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3755" calcext:value-type="float">
            <text:p>2.6375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0667" calcext:value-type="float">
            <text:p>2.206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8682" calcext:value-type="float">
            <text:p>1.4868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5449" calcext:value-type="float">
            <text:p>1.254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209" calcext:value-type="float">
            <text:p>1.120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4994" calcext:value-type="float">
            <text:p>1.149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657" calcext:value-type="float">
            <text:p>2.16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4681" calcext:value-type="float">
            <text:p>1.4468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2737" calcext:value-type="float">
            <text:p>1.727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27359" calcext:value-type="float">
            <text:p>0.8273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875" calcext:value-type="float">
            <text:p>1.387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5952" calcext:value-type="float">
            <text:p>1.3595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2385" calcext:value-type="float">
            <text:p>1.9238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0812" calcext:value-type="float">
            <text:p>1.308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3018" calcext:value-type="float">
            <text:p>1.4301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8747" calcext:value-type="float">
            <text:p>1.487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19983" calcext:value-type="float">
            <text:p>4.1998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7399" calcext:value-type="float">
            <text:p>1.873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32052" calcext:value-type="float">
            <text:p>0.43205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20416" calcext:value-type="float">
            <text:p>0.5204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56467" calcext:value-type="float">
            <text:p>0.15646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567369" calcext:value-type="float">
            <text:p>0.05673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2683" calcext:value-type="float">
            <text:p>1.1268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46071" calcext:value-type="float">
            <text:p>0.6460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97309" calcext:value-type="float">
            <text:p>0.19730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98919" calcext:value-type="float">
            <text:p>0.09891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06439" calcext:value-type="float">
            <text:p>0.40643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33354" calcext:value-type="float">
            <text:p>0.4333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2862" calcext:value-type="float">
            <text:p>2.4286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4897" calcext:value-type="float">
            <text:p>1.048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434876" calcext:value-type="float">
            <text:p>0.043487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908362" calcext:value-type="float">
            <text:p>0.09083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77375" calcext:value-type="float">
            <text:p>0.87737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08548" calcext:value-type="float">
            <text:p>0.8085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4415" calcext:value-type="float">
            <text:p>1.644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81927" calcext:value-type="float">
            <text:p>0.4819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2119" calcext:value-type="float">
            <text:p>1.7211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1084" calcext:value-type="float">
            <text:p>1.910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21283" calcext:value-type="float">
            <text:p>0.22128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72256" calcext:value-type="float">
            <text:p>0.57225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0646" calcext:value-type="float">
            <text:p>2.6064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1514" calcext:value-type="float">
            <text:p>1.115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70055" calcext:value-type="float">
            <text:p>0.27005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0369" calcext:value-type="float">
            <text:p>0.3703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6268" calcext:value-type="float">
            <text:p>2.0626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1127" calcext:value-type="float">
            <text:p>2.111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66266" calcext:value-type="float">
            <text:p>0.46626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01829" calcext:value-type="float">
            <text:p>0.1018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2548" calcext:value-type="float">
            <text:p>1.7254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686" calcext:value-type="float">
            <text:p>1.76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368893" calcext:value-type="float">
            <text:p>0.036889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600474" calcext:value-type="float">
            <text:p>0.06004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0695" calcext:value-type="float">
            <text:p>2.906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4485" calcext:value-type="float">
            <text:p>2.8448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3687" calcext:value-type="float">
            <text:p>4.1368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6535" calcext:value-type="float">
            <text:p>2.9653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9272" calcext:value-type="float">
            <text:p>1.692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23022" calcext:value-type="float">
            <text:p>0.9230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1081" calcext:value-type="float">
            <text:p>1.110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3723" calcext:value-type="float">
            <text:p>1.937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1837" calcext:value-type="float">
            <text:p>1.518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1243" calcext:value-type="float">
            <text:p>1.212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2252" calcext:value-type="float">
            <text:p>3.1225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7766" calcext:value-type="float">
            <text:p>2.3776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4852" calcext:value-type="float">
            <text:p>3.4485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6771" calcext:value-type="float">
            <text:p>1.367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3567" calcext:value-type="float">
            <text:p>1.8356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1774" calcext:value-type="float">
            <text:p>1.117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8151" calcext:value-type="float">
            <text:p>1.981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18798" calcext:value-type="float">
            <text:p>0.9187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0568" calcext:value-type="float">
            <text:p>0.8605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5151" calcext:value-type="float">
            <text:p>1.151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3213" calcext:value-type="float">
            <text:p>2.7321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4434" calcext:value-type="float">
            <text:p>1.344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5761" calcext:value-type="float">
            <text:p>1.8576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3042" calcext:value-type="float">
            <text:p>1.030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9988" calcext:value-type="float">
            <text:p>1.799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5506" calcext:value-type="float">
            <text:p>1.955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6783" calcext:value-type="float">
            <text:p>4.0678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64811" calcext:value-type="float">
            <text:p>5.648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1039" calcext:value-type="float">
            <text:p>3.0103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8548" calcext:value-type="float">
            <text:p>2.185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08487" calcext:value-type="float">
            <text:p>7.0848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85759" calcext:value-type="float">
            <text:p>5.857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8698" calcext:value-type="float">
            <text:p>2.8869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9302" calcext:value-type="float">
            <text:p>1.193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456" calcext:value-type="float">
            <text:p>3.745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4854" calcext:value-type="float">
            <text:p>4.948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57954" calcext:value-type="float">
            <text:p>7.579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9073" calcext:value-type="float">
            <text:p>2.490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1568" calcext:value-type="float">
            <text:p>3.415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5838" calcext:value-type="float">
            <text:p>2.2583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7596" calcext:value-type="float">
            <text:p>3.2759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9126" calcext:value-type="float">
            <text:p>2.1912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1012" calcext:value-type="float">
            <text:p>1.8101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8119" calcext:value-type="float">
            <text:p>2.381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5842" calcext:value-type="float">
            <text:p>2.9584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8065" calcext:value-type="float">
            <text:p>2.580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1023" calcext:value-type="float">
            <text:p>3.6102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9238" calcext:value-type="float">
            <text:p>1.7923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553" calcext:value-type="float">
            <text:p>5.555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5399" calcext:value-type="float">
            <text:p>2.153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1093" calcext:value-type="float">
            <text:p>2.5109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0107" calcext:value-type="float">
            <text:p>3.101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3895" calcext:value-type="float">
            <text:p>3.738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4428" calcext:value-type="float">
            <text:p>1.244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8764" calcext:value-type="float">
            <text:p>2.987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5037" calcext:value-type="float">
            <text:p>2.550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6145" calcext:value-type="float">
            <text:p>5.6614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9068" calcext:value-type="float">
            <text:p>3.1906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68" calcext:value-type="float">
            <text:p>2.7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0131" calcext:value-type="float">
            <text:p>1.701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6961" calcext:value-type="float">
            <text:p>1.669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1016" calcext:value-type="float">
            <text:p>1.010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3798" calcext:value-type="float">
            <text:p>0.35379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8292" calcext:value-type="float">
            <text:p>1.182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08848" calcext:value-type="float">
            <text:p>0.20884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49693" calcext:value-type="float">
            <text:p>0.1496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31464" calcext:value-type="float">
            <text:p>0.9314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8259" calcext:value-type="float">
            <text:p>1.082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93699" calcext:value-type="float">
            <text:p>0.69369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71568" calcext:value-type="float">
            <text:p>0.27156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97405" calcext:value-type="float">
            <text:p>0.1974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1799" calcext:value-type="float">
            <text:p>1.617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53372" calcext:value-type="float">
            <text:p>0.6533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26078" calcext:value-type="float">
            <text:p>0.2260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9546" calcext:value-type="float">
            <text:p>1.195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0857" calcext:value-type="float">
            <text:p>1.4085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37472" calcext:value-type="float">
            <text:p>0.7374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83415" calcext:value-type="float">
            <text:p>0.58341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1975" calcext:value-type="float">
            <text:p>1.1197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79733" calcext:value-type="float">
            <text:p>0.8797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03287" calcext:value-type="float">
            <text:p>0.40328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95578" calcext:value-type="float">
            <text:p>0.3955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84005" calcext:value-type="float">
            <text:p>0.5840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2105" calcext:value-type="float">
            <text:p>1.821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3068" calcext:value-type="float">
            <text:p>2.2306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35158" calcext:value-type="float">
            <text:p>0.6351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38152" calcext:value-type="float">
            <text:p>0.43815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48925" calcext:value-type="float">
            <text:p>0.2489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0442" calcext:value-type="float">
            <text:p>2.5044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7095" calcext:value-type="float">
            <text:p>1.370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0459" calcext:value-type="float">
            <text:p>0.08045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19862" calcext:value-type="float">
            <text:p>0.2198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1093" calcext:value-type="float">
            <text:p>2.510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7505" calcext:value-type="float">
            <text:p>1.675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43128" calcext:value-type="float">
            <text:p>0.74312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01093" calcext:value-type="float">
            <text:p>0.40109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50633" calcext:value-type="float">
            <text:p>6.5063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635" calcext:value-type="float">
            <text:p>1.46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3733" calcext:value-type="float">
            <text:p>1.1373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6214" calcext:value-type="float">
            <text:p>1.262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53297" calcext:value-type="float">
            <text:p>0.95329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0945" calcext:value-type="float">
            <text:p>1.009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0672" calcext:value-type="float">
            <text:p>2.606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9572" calcext:value-type="float">
            <text:p>2.2957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23375" calcext:value-type="float">
            <text:p>0.62337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26245" calcext:value-type="float">
            <text:p>0.5262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5927" calcext:value-type="float">
            <text:p>1.059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6622" calcext:value-type="float">
            <text:p>1.466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5651" calcext:value-type="float">
            <text:p>1.356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22967" calcext:value-type="float">
            <text:p>0.4229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3928" calcext:value-type="float">
            <text:p>2.3392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4782" calcext:value-type="float">
            <text:p>2.147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4943" calcext:value-type="float">
            <text:p>0.749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404473" calcext:value-type="float">
            <text:p>0.04044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89194" calcext:value-type="float">
            <text:p>0.78919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0445" calcext:value-type="float">
            <text:p>0.704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3645" calcext:value-type="float">
            <text:p>1.0364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04297" calcext:value-type="float">
            <text:p>0.4042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7216" calcext:value-type="float">
            <text:p>1.972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3936" calcext:value-type="float">
            <text:p>1.8393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5638" calcext:value-type="float">
            <text:p>5.1563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479" calcext:value-type="float">
            <text:p>0.14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13134" calcext:value-type="float">
            <text:p>0.6131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89616" calcext:value-type="float">
            <text:p>0.4896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61847" calcext:value-type="float">
            <text:p>4.6184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30388" calcext:value-type="float">
            <text:p>4.303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05183" calcext:value-type="float">
            <text:p>0.080518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93533" calcext:value-type="float">
            <text:p>0.1935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6953" calcext:value-type="float">
            <text:p>4.8695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47752" calcext:value-type="float">
            <text:p>4.477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91327" calcext:value-type="float">
            <text:p>0.7913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07695" calcext:value-type="float">
            <text:p>0.3076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58429" calcext:value-type="float">
            <text:p>8.584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43784" calcext:value-type="float">
            <text:p>4.437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43792" calcext:value-type="float">
            <text:p>0.24379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34771" calcext:value-type="float">
            <text:p>0.3347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59313" calcext:value-type="float">
            <text:p>6.5931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228" calcext:value-type="float">
            <text:p>3.12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17573" calcext:value-type="float">
            <text:p>0.71757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58758" calcext:value-type="float">
            <text:p>0.6587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4056" calcext:value-type="float">
            <text:p>8.040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01183" calcext:value-type="float">
            <text:p>6.011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87511" calcext:value-type="float">
            <text:p>0.78751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26748" calcext:value-type="float">
            <text:p>0.8267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9263" calcext:value-type="float">
            <text:p>3.8926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45249" calcext:value-type="float">
            <text:p>4.452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91713" calcext:value-type="float">
            <text:p>0.39171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0698" calcext:value-type="float">
            <text:p>1.106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44522" calcext:value-type="float">
            <text:p>8.445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73936" calcext:value-type="float">
            <text:p>7.739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215826" calcext:value-type="float">
            <text:p>0.021582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55121" calcext:value-type="float">
            <text:p>0.1551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3625" calcext:value-type="float">
            <text:p>8.0362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71177" calcext:value-type="float">
            <text:p>6.711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77659" calcext:value-type="float">
            <text:p>0.57765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4197" calcext:value-type="float">
            <text:p>0.341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32403" calcext:value-type="float">
            <text:p>6.3240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62818" calcext:value-type="float">
            <text:p>6.6281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47812" calcext:value-type="float">
            <text:p>0.74781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31086" calcext:value-type="float">
            <text:p>0.9310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20158" calcext:value-type="float">
            <text:p>8.201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63276" calcext:value-type="float">
            <text:p>7.632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393771" calcext:value-type="float">
            <text:p>0.03937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123147" calcext:value-type="float">
            <text:p>0.01231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4965" calcext:value-type="float">
            <text:p>6.449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34874" calcext:value-type="float">
            <text:p>6.348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3405" calcext:value-type="float">
            <text:p>1.134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66611" calcext:value-type="float">
            <text:p>0.6666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91211" calcext:value-type="float">
            <text:p>8.9121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51821" calcext:value-type="float">
            <text:p>7.5182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4658" calcext:value-type="float">
            <text:p>2.2465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3891" calcext:value-type="float">
            <text:p>1.038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29147" calcext:value-type="float">
            <text:p>5.2914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8307" calcext:value-type="float">
            <text:p>4.083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3677" calcext:value-type="float">
            <text:p>2.1367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8462" calcext:value-type="float">
            <text:p>1.184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6572" calcext:value-type="float">
            <text:p>4.765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5535" calcext:value-type="float">
            <text:p>3.555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40307" calcext:value-type="float">
            <text:p>4.4030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8049" calcext:value-type="float">
            <text:p>2.680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4776" calcext:value-type="float">
            <text:p>10.477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5717" calcext:value-type="float">
            <text:p>3.557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6591" calcext:value-type="float">
            <text:p>3.7659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9114" calcext:value-type="float">
            <text:p>1.791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2066" calcext:value-type="float">
            <text:p>1.3206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9951" calcext:value-type="float">
            <text:p>3.299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7014" calcext:value-type="float">
            <text:p>2.370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7222" calcext:value-type="float">
            <text:p>1.972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2582" calcext:value-type="float">
            <text:p>1.3258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8364" calcext:value-type="float">
            <text:p>1.083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3481" calcext:value-type="float">
            <text:p>5.34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0948" calcext:value-type="float">
            <text:p>3.609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2136" calcext:value-type="float">
            <text:p>1.9213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1394" calcext:value-type="float">
            <text:p>1.513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5495" calcext:value-type="float">
            <text:p>3.7549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1061" calcext:value-type="float">
            <text:p>3.310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6393" calcext:value-type="float">
            <text:p>1.063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2244" calcext:value-type="float">
            <text:p>1.522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5838" calcext:value-type="float">
            <text:p>1.658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0505" calcext:value-type="float">
            <text:p>2.105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4215" calcext:value-type="float">
            <text:p>1.1421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60745" calcext:value-type="float">
            <text:p>0.8607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8625" calcext:value-type="float">
            <text:p>2.7862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8638" calcext:value-type="float">
            <text:p>2.6863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0155" calcext:value-type="float">
            <text:p>3.3015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3898" calcext:value-type="float">
            <text:p>1.038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71149" calcext:value-type="float">
            <text:p>0.17114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134619" calcext:value-type="float">
            <text:p>0.01346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8964" calcext:value-type="float">
            <text:p>2.589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1011" calcext:value-type="float">
            <text:p>1.410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56014" calcext:value-type="float">
            <text:p>0.4560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90071" calcext:value-type="float">
            <text:p>0.2900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7464" calcext:value-type="float">
            <text:p>2.574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5913" calcext:value-type="float">
            <text:p>1.959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6349" calcext:value-type="float">
            <text:p>1.9634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2643" calcext:value-type="float">
            <text:p>0.5326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00725" calcext:value-type="float">
            <text:p>7.0072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727" calcext:value-type="float">
            <text:p>2.37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5054" calcext:value-type="float">
            <text:p>3.8505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73768" calcext:value-type="float">
            <text:p>4.737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8532" calcext:value-type="float">
            <text:p>1.6853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6374" calcext:value-type="float">
            <text:p>1.263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9946" calcext:value-type="float">
            <text:p>3.699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2426" calcext:value-type="float">
            <text:p>3.3242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3123" calcext:value-type="float">
            <text:p>1.6312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9478" calcext:value-type="float">
            <text:p>1.594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8947" calcext:value-type="float">
            <text:p>1.0894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3409" calcext:value-type="float">
            <text:p>3.034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8421" calcext:value-type="float">
            <text:p>1.7842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89301" calcext:value-type="float">
            <text:p>0.9893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9616" calcext:value-type="float">
            <text:p>1.496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0332" calcext:value-type="float">
            <text:p>1.603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8596" calcext:value-type="float">
            <text:p>5.8859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9144" calcext:value-type="float">
            <text:p>2.291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33225" calcext:value-type="float">
            <text:p>0.23322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1116" calcext:value-type="float">
            <text:p>0.3511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2146" calcext:value-type="float">
            <text:p>8.0214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6667" calcext:value-type="float">
            <text:p>2.866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0987" calcext:value-type="float">
            <text:p>1.4098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09917" calcext:value-type="float">
            <text:p>0.7099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4.9583" calcext:value-type="float">
            <text:p>14.958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9828" calcext:value-type="float">
            <text:p>2.298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9877" calcext:value-type="float">
            <text:p>2.7987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6151" calcext:value-type="float">
            <text:p>3.261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21629" calcext:value-type="float">
            <text:p>8.216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53117" calcext:value-type="float">
            <text:p>6.531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4668" calcext:value-type="float">
            <text:p>3.146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2399" calcext:value-type="float">
            <text:p>3.723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72804" calcext:value-type="float">
            <text:p>7.7280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91939" calcext:value-type="float">
            <text:p>5.919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75442" calcext:value-type="float">
            <text:p>6.7544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6951" calcext:value-type="float">
            <text:p>3.369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8969" calcext:value-type="float">
            <text:p>5.4896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9772" calcext:value-type="float">
            <text:p>5.0977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69615" calcext:value-type="float">
            <text:p>4.696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6803" calcext:value-type="float">
            <text:p>3.468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7187" calcext:value-type="float">
            <text:p>2.0718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8954" calcext:value-type="float">
            <text:p>1.689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1578" calcext:value-type="float">
            <text:p>3.1157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0199" calcext:value-type="float">
            <text:p>3.001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6988" calcext:value-type="float">
            <text:p>1.969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1454" calcext:value-type="float">
            <text:p>2.414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61281" calcext:value-type="float">
            <text:p>5.612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9232" calcext:value-type="float">
            <text:p>4.292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195" calcext:value-type="float">
            <text:p>5.61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686" calcext:value-type="float">
            <text:p>2.06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4499" calcext:value-type="float">
            <text:p>1.3449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88074" calcext:value-type="float">
            <text:p>0.5880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939" calcext:value-type="float">
            <text:p>4.093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71101" calcext:value-type="float">
            <text:p>5.711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2708" calcext:value-type="float">
            <text:p>1.0270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03799" calcext:value-type="float">
            <text:p>0.3037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4641" calcext:value-type="float">
            <text:p>3.746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103" calcext:value-type="float">
            <text:p>3.21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3938" calcext:value-type="float">
            <text:p>3.639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13094" calcext:value-type="float">
            <text:p>0.4130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0863" calcext:value-type="float">
            <text:p>4.2086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7864" calcext:value-type="float">
            <text:p>4.878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31634" calcext:value-type="float">
            <text:p>0.8316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8671" calcext:value-type="float">
            <text:p>1.086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00316" calcext:value-type="float">
            <text:p>0.8003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98103" calcext:value-type="float">
            <text:p>0.6981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53534" calcext:value-type="float">
            <text:p>0.8535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1758" calcext:value-type="float">
            <text:p>1.317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43327" calcext:value-type="float">
            <text:p>0.9433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0722" calcext:value-type="float">
            <text:p>2.5072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97955" calcext:value-type="float">
            <text:p>0.2979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17246" calcext:value-type="float">
            <text:p>6.1724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79408" calcext:value-type="float">
            <text:p>0.4794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5788" calcext:value-type="float">
            <text:p>4.257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2406" calcext:value-type="float">
            <text:p>2.724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2588" calcext:value-type="float">
            <text:p>2.525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6191" calcext:value-type="float">
            <text:p>3.061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9262" calcext:value-type="float">
            <text:p>3.7926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35154" calcext:value-type="float">
            <text:p>4.351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5857" calcext:value-type="float">
            <text:p>2.1585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984" calcext:value-type="float">
            <text:p>1.89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8055" calcext:value-type="float">
            <text:p>4.5805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42234" calcext:value-type="float">
            <text:p>4.422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4991" calcext:value-type="float">
            <text:p>5.5499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2027" calcext:value-type="float">
            <text:p>2.920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69305" calcext:value-type="float">
            <text:p>4.693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54227" calcext:value-type="float">
            <text:p>5.542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72165" calcext:value-type="float">
            <text:p>0.8721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40303" calcext:value-type="float">
            <text:p>0.6403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20916" calcext:value-type="float">
            <text:p>5.209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23677" calcext:value-type="float">
            <text:p>5.236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38344" calcext:value-type="float">
            <text:p>0.83834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30204" calcext:value-type="float">
            <text:p>0.7302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22186" calcext:value-type="float">
            <text:p>6.2218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83068" calcext:value-type="float">
            <text:p>4.830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8527" calcext:value-type="float">
            <text:p>3.7852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6444" calcext:value-type="float">
            <text:p>1.964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98028" calcext:value-type="float">
            <text:p>0.59802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22531" calcext:value-type="float">
            <text:p>0.8225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3472" calcext:value-type="float">
            <text:p>3.034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9991" calcext:value-type="float">
            <text:p>3.099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1435" calcext:value-type="float">
            <text:p>1.6143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2328" calcext:value-type="float">
            <text:p>1.423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6915" calcext:value-type="float">
            <text:p>2.4691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6332" calcext:value-type="float">
            <text:p>2.163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39312" calcext:value-type="float">
            <text:p>0.23931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35129" calcext:value-type="float">
            <text:p>0.7351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3957" calcext:value-type="float">
            <text:p>4.0395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2069" calcext:value-type="float">
            <text:p>2.520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91781" calcext:value-type="float">
            <text:p>0.2917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82214" calcext:value-type="float">
            <text:p>0.2822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86558" calcext:value-type="float">
            <text:p>0.5865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17384" calcext:value-type="float">
            <text:p>0.1173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3394" calcext:value-type="float">
            <text:p>1.0339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9264" calcext:value-type="float">
            <text:p>0.2926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70357" calcext:value-type="float">
            <text:p>0.37035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22857" calcext:value-type="float">
            <text:p>0.3228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763011" calcext:value-type="float">
            <text:p>0.076301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74455" calcext:value-type="float">
            <text:p>0.4744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21986" calcext:value-type="float">
            <text:p>0.72198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17855" calcext:value-type="float">
            <text:p>0.1178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5832" calcext:value-type="float">
            <text:p>1.5583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6733" calcext:value-type="float">
            <text:p>1.567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5009" calcext:value-type="float">
            <text:p>2.9500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8007" calcext:value-type="float">
            <text:p>2.880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453" calcext:value-type="float">
            <text:p>1.145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31088" calcext:value-type="float">
            <text:p>0.73108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8818" calcext:value-type="float">
            <text:p>3.7881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40899" calcext:value-type="float">
            <text:p>4.408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5666" calcext:value-type="float">
            <text:p>1.4566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22569" calcext:value-type="float">
            <text:p>0.7225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6729" calcext:value-type="float">
            <text:p>4.267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277" calcext:value-type="float">
            <text:p>2.42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9994" calcext:value-type="float">
            <text:p>2.1999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714" calcext:value-type="float">
            <text:p>1.27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2111" calcext:value-type="float">
            <text:p>0.9211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52679" calcext:value-type="float">
            <text:p>0.3526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5339" calcext:value-type="float">
            <text:p>3.7533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7454" calcext:value-type="float">
            <text:p>2.274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0672" calcext:value-type="float">
            <text:p>1.406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2584" calcext:value-type="float">
            <text:p>1.925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9885" calcext:value-type="float">
            <text:p>1.898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2358" calcext:value-type="float">
            <text:p>2.823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2273" calcext:value-type="float">
            <text:p>1.1227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02907" calcext:value-type="float">
            <text:p>0.3029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53406" calcext:value-type="float">
            <text:p>0.75340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8146" calcext:value-type="float">
            <text:p>1.281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7799" calcext:value-type="float">
            <text:p>2.4779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0481" calcext:value-type="float">
            <text:p>1.4048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12004" calcext:value-type="float">
            <text:p>0.71200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110605" calcext:value-type="float">
            <text:p>0.01106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7402" calcext:value-type="float">
            <text:p>5.5740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53352" calcext:value-type="float">
            <text:p>4.533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79184" calcext:value-type="float">
            <text:p>0.17918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71284" calcext:value-type="float">
            <text:p>0.17128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19143" calcext:value-type="float">
            <text:p>8.191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2723" calcext:value-type="float">
            <text:p>1.227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0298" calcext:value-type="float">
            <text:p>3.9029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8203" calcext:value-type="float">
            <text:p>2.382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79261" calcext:value-type="float">
            <text:p>6.792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1326" calcext:value-type="float">
            <text:p>10.132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79396" calcext:value-type="float">
            <text:p>4.7939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76394" calcext:value-type="float">
            <text:p>5.763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4788" calcext:value-type="float">
            <text:p>4.047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5105" calcext:value-type="float">
            <text:p>3.451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70064" calcext:value-type="float">
            <text:p>9.700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3407" calcext:value-type="float">
            <text:p>10.34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4392" calcext:value-type="float">
            <text:p>10.439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6096" calcext:value-type="float">
            <text:p>5.660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6065" calcext:value-type="float">
            <text:p>4.9606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00569" calcext:value-type="float">
            <text:p>5.005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1405" calcext:value-type="float">
            <text:p>3.6140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0616" calcext:value-type="float">
            <text:p>1.306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2792" calcext:value-type="float">
            <text:p>3.0279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6801" calcext:value-type="float">
            <text:p>3.868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9194" calcext:value-type="float">
            <text:p>5.0919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898" calcext:value-type="float">
            <text:p>2.48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65888" calcext:value-type="float">
            <text:p>8.658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30698" calcext:value-type="float">
            <text:p>4.306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3889" calcext:value-type="float">
            <text:p>1.338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0843" calcext:value-type="float">
            <text:p>3.408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48499" calcext:value-type="float">
            <text:p>7.4849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24071" calcext:value-type="float">
            <text:p>6.240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3782" calcext:value-type="float">
            <text:p>2.5378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6744" calcext:value-type="float">
            <text:p>1.867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42552" calcext:value-type="float">
            <text:p>6.4255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69511" calcext:value-type="float">
            <text:p>6.695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5551" calcext:value-type="float">
            <text:p>3.055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5251" calcext:value-type="float">
            <text:p>1.452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33815" calcext:value-type="float">
            <text:p>5.338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69029" calcext:value-type="float">
            <text:p>4.690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57407" calcext:value-type="float">
            <text:p>0.85740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3939" calcext:value-type="float">
            <text:p>1.839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4168" calcext:value-type="float">
            <text:p>3.441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4606" calcext:value-type="float">
            <text:p>1.446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33731" calcext:value-type="float">
            <text:p>5.3373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474" calcext:value-type="float">
            <text:p>3.64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3084" calcext:value-type="float">
            <text:p>1.7308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9304" calcext:value-type="float">
            <text:p>1.493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7641" calcext:value-type="float">
            <text:p>4.976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21615" calcext:value-type="float">
            <text:p>5.2161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1361" calcext:value-type="float">
            <text:p>4.0136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8377" calcext:value-type="float">
            <text:p>1.483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9394" calcext:value-type="float">
            <text:p>6.4939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9511" calcext:value-type="float">
            <text:p>3.695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8682" calcext:value-type="float">
            <text:p>4.1868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6157" calcext:value-type="float">
            <text:p>1.1615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8965" calcext:value-type="float">
            <text:p>1.089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8506" calcext:value-type="float">
            <text:p>1.785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5001" calcext:value-type="float">
            <text:p>2.650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2131" calcext:value-type="float">
            <text:p>1.921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5827" calcext:value-type="float">
            <text:p>1.2582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283" calcext:value-type="float">
            <text:p>1.62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14402" calcext:value-type="float">
            <text:p>5.1440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3121" calcext:value-type="float">
            <text:p>1.831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0449" calcext:value-type="float">
            <text:p>2.8044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71957" calcext:value-type="float">
            <text:p>0.7719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45421" calcext:value-type="float">
            <text:p>0.84542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5849" calcext:value-type="float">
            <text:p>1.758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1294" calcext:value-type="float">
            <text:p>1.2129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15258" calcext:value-type="float">
            <text:p>0.2152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71073" calcext:value-type="float">
            <text:p>0.17107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795729" calcext:value-type="float">
            <text:p>0.07957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0983" calcext:value-type="float">
            <text:p>1.3098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6403" calcext:value-type="float">
            <text:p>1.664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3951" calcext:value-type="float">
            <text:p>2.1395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57105" calcext:value-type="float">
            <text:p>0.1571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9666" calcext:value-type="float">
            <text:p>3.4966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81317" calcext:value-type="float">
            <text:p>0.2813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76821" calcext:value-type="float">
            <text:p>0.17682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6232" calcext:value-type="float">
            <text:p>1.162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379" calcext:value-type="float">
            <text:p>2.537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6942" calcext:value-type="float">
            <text:p>1.3694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36604" calcext:value-type="float">
            <text:p>0.63660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5692" calcext:value-type="float">
            <text:p>1.056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4153" calcext:value-type="float">
            <text:p>2.9415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4598" calcext:value-type="float">
            <text:p>2.845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10888" calcext:value-type="float">
            <text:p>0.3108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5015" calcext:value-type="float">
            <text:p>2.150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4291" calcext:value-type="float">
            <text:p>4.2429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1863" calcext:value-type="float">
            <text:p>1.218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11508" calcext:value-type="float">
            <text:p>0.51150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7002" calcext:value-type="float">
            <text:p>0.970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85143" calcext:value-type="float">
            <text:p>0.7851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0527" calcext:value-type="float">
            <text:p>1.305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31982" calcext:value-type="float">
            <text:p>0.73198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13298" calcext:value-type="float">
            <text:p>0.3132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99041" calcext:value-type="float">
            <text:p>0.8990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1508" calcext:value-type="float">
            <text:p>1.015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02099" calcext:value-type="float">
            <text:p>0.080209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3163" calcext:value-type="float">
            <text:p>2.331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8837" calcext:value-type="float">
            <text:p>2.388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7255" calcext:value-type="float">
            <text:p>0.772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2812" calcext:value-type="float">
            <text:p>3.9281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4213" calcext:value-type="float">
            <text:p>3.442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6331" calcext:value-type="float">
            <text:p>3.3633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578" calcext:value-type="float">
            <text:p>3.35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211" calcext:value-type="float">
            <text:p>4.121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1032" calcext:value-type="float">
            <text:p>4.210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0964" calcext:value-type="float">
            <text:p>3.109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2192" calcext:value-type="float">
            <text:p>2.121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9202" calcext:value-type="float">
            <text:p>4.5920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84233" calcext:value-type="float">
            <text:p>5.842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81494" calcext:value-type="float">
            <text:p>7.8149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2128" calcext:value-type="float">
            <text:p>2.521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7766" calcext:value-type="float">
            <text:p>2.0776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9341" calcext:value-type="float">
            <text:p>2.293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62137" calcext:value-type="float">
            <text:p>0.4621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26155" calcext:value-type="float">
            <text:p>0.1261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4616" calcext:value-type="float">
            <text:p>1.746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6173" calcext:value-type="float">
            <text:p>2.761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70238" calcext:value-type="float">
            <text:p>0.27023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83191" calcext:value-type="float">
            <text:p>0.2831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0597" calcext:value-type="float">
            <text:p>3.3059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40561" calcext:value-type="float">
            <text:p>0.5405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8667" calcext:value-type="float">
            <text:p>1.6866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46754" calcext:value-type="float">
            <text:p>0.4467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4759" calcext:value-type="float">
            <text:p>2.4475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2717" calcext:value-type="float">
            <text:p>2.627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47661" calcext:value-type="float">
            <text:p>0.2476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981074" calcext:value-type="float">
            <text:p>0.09810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8152" calcext:value-type="float">
            <text:p>1.5815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4354" calcext:value-type="float">
            <text:p>1.343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45675" calcext:value-type="float">
            <text:p>0.14567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65374" calcext:value-type="float">
            <text:p>0.1653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34" calcext:value-type="float">
            <text:p>3.7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90277" calcext:value-type="float">
            <text:p>0.5902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4203" calcext:value-type="float">
            <text:p>1.0420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913696" calcext:value-type="float">
            <text:p>0.09136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2472" calcext:value-type="float">
            <text:p>10.24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38928" calcext:value-type="float">
            <text:p>7.389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3989" calcext:value-type="float">
            <text:p>1.139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3648" calcext:value-type="float">
            <text:p>2.336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92956" calcext:value-type="float">
            <text:p>9.9295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2347" calcext:value-type="float">
            <text:p>10.23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5364" calcext:value-type="float">
            <text:p>2.053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9578" calcext:value-type="float">
            <text:p>1.495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2.6161" calcext:value-type="float">
            <text:p>12.616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3.3802" calcext:value-type="float">
            <text:p>13.38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75458" calcext:value-type="float">
            <text:p>0.9754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3955" calcext:value-type="float">
            <text:p>1.039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652562" calcext:value-type="float">
            <text:p>0.065256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65434" calcext:value-type="float">
            <text:p>0.2654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3998" calcext:value-type="float">
            <text:p>3.5399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63065" calcext:value-type="float">
            <text:p>0.6630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65304" calcext:value-type="float">
            <text:p>0.26530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00644" calcext:value-type="float">
            <text:p>0.5006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9162" calcext:value-type="float">
            <text:p>1.2916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67607" calcext:value-type="float">
            <text:p>0.5676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97754" calcext:value-type="float">
            <text:p>0.39775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97707" calcext:value-type="float">
            <text:p>0.5977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39888" calcext:value-type="float">
            <text:p>4.398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0269" calcext:value-type="float">
            <text:p>1.102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9372" calcext:value-type="float">
            <text:p>10.93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1.98" calcext:value-type="float">
            <text:p>11.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4924" calcext:value-type="float">
            <text:p>1.7492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3659" calcext:value-type="float">
            <text:p>2.636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1.2137" calcext:value-type="float">
            <text:p>11.213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5315" calcext:value-type="float">
            <text:p>10.53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132" calcext:value-type="float">
            <text:p>2.913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0688" calcext:value-type="float">
            <text:p>2.806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27604" calcext:value-type="float">
            <text:p>7.2760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5221" calcext:value-type="float">
            <text:p>6.52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8989" calcext:value-type="float">
            <text:p>0.789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5813" calcext:value-type="float">
            <text:p>1.258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4038" calcext:value-type="float">
            <text:p>3.740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0819" calcext:value-type="float">
            <text:p>3.308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3928" calcext:value-type="float">
            <text:p>1.2392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783" calcext:value-type="float">
            <text:p>0.57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3162" calcext:value-type="float">
            <text:p>3.6316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0341" calcext:value-type="float">
            <text:p>3.803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15551" calcext:value-type="float">
            <text:p>0.1155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96464" calcext:value-type="float">
            <text:p>0.1964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74271" calcext:value-type="float">
            <text:p>9.742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50156" calcext:value-type="float">
            <text:p>9.5015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859" calcext:value-type="float">
            <text:p>1.385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6567" calcext:value-type="float">
            <text:p>0.365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6773" calcext:value-type="float">
            <text:p>3.1677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4896" calcext:value-type="float">
            <text:p>3.348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5237" calcext:value-type="float">
            <text:p>5.652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272" calcext:value-type="float">
            <text:p>5.027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4318" calcext:value-type="float">
            <text:p>3.4431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4114" calcext:value-type="float">
            <text:p>3.041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64108" calcext:value-type="float">
            <text:p>8.6410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86584" calcext:value-type="float">
            <text:p>6.865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47202" calcext:value-type="float">
            <text:p>0.34720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06576" calcext:value-type="float">
            <text:p>0.5065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4734" calcext:value-type="float">
            <text:p>5.5473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18489" calcext:value-type="float">
            <text:p>4.1848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51096" calcext:value-type="float">
            <text:p>3.5109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7828" calcext:value-type="float">
            <text:p>2.878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0541" calcext:value-type="float">
            <text:p>1.205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2454" calcext:value-type="float">
            <text:p>1.624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5701" calcext:value-type="float">
            <text:p>4.257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31" calcext:value-type="float">
            <text:p>3.7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76483" calcext:value-type="float">
            <text:p>0.27648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78546" calcext:value-type="float">
            <text:p>0.3785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0014" calcext:value-type="float">
            <text:p>3.200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413" calcext:value-type="float">
            <text:p>3.94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9255" calcext:value-type="float">
            <text:p>2.8925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0649" calcext:value-type="float">
            <text:p>3.006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0191" calcext:value-type="float">
            <text:p>2.0019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6943" calcext:value-type="float">
            <text:p>2.269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0378" calcext:value-type="float">
            <text:p>11.03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82145" calcext:value-type="float">
            <text:p>8.821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7277" calcext:value-type="float">
            <text:p>1.8727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1579" calcext:value-type="float">
            <text:p>2.6157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86195" calcext:value-type="float">
            <text:p>8.861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11875" calcext:value-type="float">
            <text:p>7.118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58203" calcext:value-type="float">
            <text:p>5.582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812" calcext:value-type="float">
            <text:p>4.181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4.5872" calcext:value-type="float">
            <text:p>14.58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3589" calcext:value-type="float">
            <text:p>10.358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51393" calcext:value-type="float">
            <text:p>0.85139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187704" calcext:value-type="float">
            <text:p>0.01877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37335" calcext:value-type="float">
            <text:p>6.3733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7692" calcext:value-type="float">
            <text:p>3.476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6157" calcext:value-type="float">
            <text:p>0.461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09597" calcext:value-type="float">
            <text:p>0.4095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2943" calcext:value-type="float">
            <text:p>4.729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3359" calcext:value-type="float">
            <text:p>3.633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91639" calcext:value-type="float">
            <text:p>0.89163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25456" calcext:value-type="float">
            <text:p>0.32545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60246" calcext:value-type="float">
            <text:p>7.6024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6065" calcext:value-type="float">
            <text:p>4.960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9939" calcext:value-type="float">
            <text:p>0.8993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0198" calcext:value-type="float">
            <text:p>0.901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3903" calcext:value-type="float">
            <text:p>5.8390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326" calcext:value-type="float">
            <text:p>2.632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5524" calcext:value-type="float">
            <text:p>2.0552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244" calcext:value-type="float">
            <text:p>1.72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5852" calcext:value-type="float">
            <text:p>4.9585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2733" calcext:value-type="float">
            <text:p>1.427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2463" calcext:value-type="float">
            <text:p>2.4246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46322" calcext:value-type="float">
            <text:p>0.6463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74916" calcext:value-type="float">
            <text:p>6.7491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7843" calcext:value-type="float">
            <text:p>2.378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303" calcext:value-type="float">
            <text:p>1.93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3942" calcext:value-type="float">
            <text:p>2.439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7513" calcext:value-type="float">
            <text:p>3.1751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62607" calcext:value-type="float">
            <text:p>0.9626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461" calcext:value-type="float">
            <text:p>2.846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9739" calcext:value-type="float">
            <text:p>1.7973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5293" calcext:value-type="float">
            <text:p>2.352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68544" calcext:value-type="float">
            <text:p>0.9685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7025" calcext:value-type="float">
            <text:p>4.9702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2673" calcext:value-type="float">
            <text:p>0.726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8493" calcext:value-type="float">
            <text:p>3.984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5364" calcext:value-type="float">
            <text:p>1.053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4365" calcext:value-type="float">
            <text:p>4.2436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7432" calcext:value-type="float">
            <text:p>1.974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29078" calcext:value-type="float">
            <text:p>0.8290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8281" calcext:value-type="float">
            <text:p>2.1828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4848" calcext:value-type="float">
            <text:p>4.0484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1194" calcext:value-type="float">
            <text:p>4.511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02369" calcext:value-type="float">
            <text:p>0.90236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27907" calcext:value-type="float">
            <text:p>0.4279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42938" calcext:value-type="float">
            <text:p>4.429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2642" calcext:value-type="float">
            <text:p>4.026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53689" calcext:value-type="float">
            <text:p>0.9536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3398" calcext:value-type="float">
            <text:p>1.233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1.2027" calcext:value-type="float">
            <text:p>11.20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95075" calcext:value-type="float">
            <text:p>6.950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7325" calcext:value-type="float">
            <text:p>2.2732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791386" calcext:value-type="float">
            <text:p>0.07913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1.3075" calcext:value-type="float">
            <text:p>11.307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9462" calcext:value-type="float">
            <text:p>9.94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0412" calcext:value-type="float">
            <text:p>2.6041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9997" calcext:value-type="float">
            <text:p>2.299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5.1114" calcext:value-type="float">
            <text:p>15.11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3798" calcext:value-type="float">
            <text:p>10.37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35885" calcext:value-type="float">
            <text:p>6.3588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1463" calcext:value-type="float">
            <text:p>1.414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63885" calcext:value-type="float">
            <text:p>0.1638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0934" calcext:value-type="float">
            <text:p>1.209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5.8096" calcext:value-type="float">
            <text:p>15.809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29304" calcext:value-type="float">
            <text:p>8.293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4313" calcext:value-type="float">
            <text:p>0.4431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638383" calcext:value-type="float">
            <text:p>0.06383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5.4622" calcext:value-type="float">
            <text:p>15.46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9206" calcext:value-type="float">
            <text:p>3.892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2218" calcext:value-type="float">
            <text:p>1.6221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79135" calcext:value-type="float">
            <text:p>0.57913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5141" calcext:value-type="float">
            <text:p>11.51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37565" calcext:value-type="float">
            <text:p>5.375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65135" calcext:value-type="float">
            <text:p>0.56513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64615" calcext:value-type="float">
            <text:p>0.2646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91271" calcext:value-type="float">
            <text:p>0.1912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9683" calcext:value-type="float">
            <text:p>1.896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8218" calcext:value-type="float">
            <text:p>1.0821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5868" calcext:value-type="float">
            <text:p>1.658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10163" calcext:value-type="float">
            <text:p>0.11016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79409" calcext:value-type="float">
            <text:p>0.6794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4961" calcext:value-type="float">
            <text:p>0.53496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89" calcext:value-type="float">
            <text:p>0.35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4993" calcext:value-type="float">
            <text:p>2.849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6331" calcext:value-type="float">
            <text:p>2.063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5041" calcext:value-type="float">
            <text:p>3.0504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325" calcext:value-type="float">
            <text:p>3.13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824" calcext:value-type="float">
            <text:p>2.382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14666" calcext:value-type="float">
            <text:p>0.71466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4329" calcext:value-type="float">
            <text:p>2.2432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2902" calcext:value-type="float">
            <text:p>2.029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7567" calcext:value-type="float">
            <text:p>1.7756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74929" calcext:value-type="float">
            <text:p>0.27492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88792" calcext:value-type="float">
            <text:p>5.8879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5976" calcext:value-type="float">
            <text:p>3.959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5779" calcext:value-type="float">
            <text:p>1.3577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87327" calcext:value-type="float">
            <text:p>0.5873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5466" calcext:value-type="float">
            <text:p>2.9546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3376" calcext:value-type="float">
            <text:p>2.933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74186" calcext:value-type="float">
            <text:p>8.7418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9988" calcext:value-type="float">
            <text:p>2.799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5311" calcext:value-type="float">
            <text:p>1.5531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52421" calcext:value-type="float">
            <text:p>0.6524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81341" calcext:value-type="float">
            <text:p>9.813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0528" calcext:value-type="float">
            <text:p>2.805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22711" calcext:value-type="float">
            <text:p>7.2271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0981" calcext:value-type="float">
            <text:p>3.2098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66201" calcext:value-type="float">
            <text:p>9.6620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2063" calcext:value-type="float">
            <text:p>3.020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9597" calcext:value-type="float">
            <text:p>1.0959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4151" calcext:value-type="float">
            <text:p>1.941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8151" calcext:value-type="float">
            <text:p>6.481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8294" calcext:value-type="float">
            <text:p>2.982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9268" calcext:value-type="float">
            <text:p>1.592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6908" calcext:value-type="float">
            <text:p>3.369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8428" calcext:value-type="float">
            <text:p>6.842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4833" calcext:value-type="float">
            <text:p>2.448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33576" calcext:value-type="float">
            <text:p>0.93357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89903" calcext:value-type="float">
            <text:p>0.7899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81174" calcext:value-type="float">
            <text:p>7.8117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9678" calcext:value-type="float">
            <text:p>3.996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8727" calcext:value-type="float">
            <text:p>1.087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44408" calcext:value-type="float">
            <text:p>0.9444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2461" calcext:value-type="float">
            <text:p>1.624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4748" calcext:value-type="float">
            <text:p>1.747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36938" calcext:value-type="float">
            <text:p>0.7369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2083" calcext:value-type="float">
            <text:p>0.3720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11632" calcext:value-type="float">
            <text:p>0.81163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31592" calcext:value-type="float">
            <text:p>0.8315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37959" calcext:value-type="float">
            <text:p>4.3795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2583" calcext:value-type="float">
            <text:p>2.025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2466" calcext:value-type="float">
            <text:p>1.2246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7034" calcext:value-type="float">
            <text:p>1.970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7049" calcext:value-type="float">
            <text:p>4.704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5047" calcext:value-type="float">
            <text:p>3.50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6829" calcext:value-type="float">
            <text:p>3.568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3536" calcext:value-type="float">
            <text:p>1.535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37287" calcext:value-type="float">
            <text:p>5.3728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7533" calcext:value-type="float">
            <text:p>4.275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9893" calcext:value-type="float">
            <text:p>2.298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4632" calcext:value-type="float">
            <text:p>1.546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10557" calcext:value-type="float">
            <text:p>8.105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2891" calcext:value-type="float">
            <text:p>6.28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2308" calcext:value-type="float">
            <text:p>4.2230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713" calcext:value-type="float">
            <text:p>2.27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4664" calcext:value-type="float">
            <text:p>1.146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82535" calcext:value-type="float">
            <text:p>0.78253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0854" calcext:value-type="float">
            <text:p>3.808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6083" calcext:value-type="float">
            <text:p>5.060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9605" calcext:value-type="float">
            <text:p>2.196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2159" calcext:value-type="float">
            <text:p>3.021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51113" calcext:value-type="float">
            <text:p>4.5111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57755" calcext:value-type="float">
            <text:p>4.577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88083" calcext:value-type="float">
            <text:p>0.78808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84887" calcext:value-type="float">
            <text:p>0.9848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16311" calcext:value-type="float">
            <text:p>7.1631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4571" calcext:value-type="float">
            <text:p>2.445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406" calcext:value-type="float">
            <text:p>3.740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0328" calcext:value-type="float">
            <text:p>3.403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2937" calcext:value-type="float">
            <text:p>5.129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6595" calcext:value-type="float">
            <text:p>4.265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346" calcext:value-type="float">
            <text:p>4.53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359" calcext:value-type="float">
            <text:p>3.33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7922" calcext:value-type="float">
            <text:p>5.679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7252" calcext:value-type="float">
            <text:p>3.772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93349" calcext:value-type="float">
            <text:p>0.59334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3406" calcext:value-type="float">
            <text:p>3.234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30562" calcext:value-type="float">
            <text:p>9.3056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9291" calcext:value-type="float">
            <text:p>3.492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6937" calcext:value-type="float">
            <text:p>1.7693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158" calcext:value-type="float">
            <text:p>1.21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4094" calcext:value-type="float">
            <text:p>2.8409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2191" calcext:value-type="float">
            <text:p>3.421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4004" calcext:value-type="float">
            <text:p>1.9400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7629" calcext:value-type="float">
            <text:p>2.676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6268" calcext:value-type="float">
            <text:p>3.2626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0233" calcext:value-type="float">
            <text:p>2.202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9499" calcext:value-type="float">
            <text:p>1.3949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0664" calcext:value-type="float">
            <text:p>2.1066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9309" calcext:value-type="float">
            <text:p>6.4930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8512" calcext:value-type="float">
            <text:p>1.985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2096" calcext:value-type="float">
            <text:p>5.209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5326" calcext:value-type="float">
            <text:p>4.1532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7345" calcext:value-type="float">
            <text:p>2.2734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4043" calcext:value-type="float">
            <text:p>0.240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32829" calcext:value-type="float">
            <text:p>5.3282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38707" calcext:value-type="float">
            <text:p>5.387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9327" calcext:value-type="float">
            <text:p>2.2932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2153" calcext:value-type="float">
            <text:p>1.6215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4881" calcext:value-type="float">
            <text:p>3.148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10466" calcext:value-type="float">
            <text:p>6.1046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0429" calcext:value-type="float">
            <text:p>1.304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80977" calcext:value-type="float">
            <text:p>0.5809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4538" calcext:value-type="float">
            <text:p>0.3545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15823" calcext:value-type="float">
            <text:p>0.2158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8719" calcext:value-type="float">
            <text:p>9.871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3767" calcext:value-type="float">
            <text:p>4.237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80464" calcext:value-type="float">
            <text:p>0.5804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84498" calcext:value-type="float">
            <text:p>0.3844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49527" calcext:value-type="float">
            <text:p>9.4952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1762" calcext:value-type="float">
            <text:p>2.2176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07857" calcext:value-type="float">
            <text:p>0.5078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4137" calcext:value-type="float">
            <text:p>0.541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5.5149" calcext:value-type="float">
            <text:p>15.514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2041" calcext:value-type="float">
            <text:p>8.020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9241" calcext:value-type="float">
            <text:p>3.6924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1287" calcext:value-type="float">
            <text:p>2.812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79843" calcext:value-type="float">
            <text:p>0.7798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81417" calcext:value-type="float">
            <text:p>0.6814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842" calcext:value-type="float">
            <text:p>3.084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5068" calcext:value-type="float">
            <text:p>2.450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9356" calcext:value-type="float">
            <text:p>1.293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8057" calcext:value-type="float">
            <text:p>1.580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15711" calcext:value-type="float">
            <text:p>5.1571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358" calcext:value-type="float">
            <text:p>3.83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0668" calcext:value-type="float">
            <text:p>2.5066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7985" calcext:value-type="float">
            <text:p>2.3798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4387" calcext:value-type="float">
            <text:p>0.08438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5407" calcext:value-type="float">
            <text:p>1.054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4775" calcext:value-type="float">
            <text:p>4.9477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0143" calcext:value-type="float">
            <text:p>4.001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45377" calcext:value-type="float">
            <text:p>0.084537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45871" calcext:value-type="float">
            <text:p>0.4458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55497" calcext:value-type="float">
            <text:p>4.5549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0077" calcext:value-type="float">
            <text:p>2.600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7926" calcext:value-type="float">
            <text:p>1.2792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68564" calcext:value-type="float">
            <text:p>0.56856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20261" calcext:value-type="float">
            <text:p>5.202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4935" calcext:value-type="float">
            <text:p>2.64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88656" calcext:value-type="float">
            <text:p>0.98865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4169" calcext:value-type="float">
            <text:p>1.341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6619" calcext:value-type="float">
            <text:p>1.5661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5876" calcext:value-type="float">
            <text:p>1.658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7451" calcext:value-type="float">
            <text:p>1.1745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4694" calcext:value-type="float">
            <text:p>0.3546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8834" calcext:value-type="float">
            <text:p>1.3883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525" calcext:value-type="float">
            <text:p>1.75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34171" calcext:value-type="float">
            <text:p>4.341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8583" calcext:value-type="float">
            <text:p>2.785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1679" calcext:value-type="float">
            <text:p>4.0167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4376" calcext:value-type="float">
            <text:p>3.343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3438" calcext:value-type="float">
            <text:p>1.434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045" calcext:value-type="float">
            <text:p>1.10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8257" calcext:value-type="float">
            <text:p>2.0825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39" calcext:value-type="float">
            <text:p>2.3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1613" calcext:value-type="float">
            <text:p>1.2161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2349" calcext:value-type="float">
            <text:p>1.123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7944" calcext:value-type="float">
            <text:p>1.9794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55732" calcext:value-type="float">
            <text:p>0.9557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2424" calcext:value-type="float">
            <text:p>4.5242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2387" calcext:value-type="float">
            <text:p>2.023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8573" calcext:value-type="float">
            <text:p>1.5857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0056" calcext:value-type="float">
            <text:p>1.4005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6344" calcext:value-type="float">
            <text:p>1.4634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26564" calcext:value-type="float">
            <text:p>0.72656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52245" calcext:value-type="float">
            <text:p>0.35224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24372" calcext:value-type="float">
            <text:p>0.42437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2869" calcext:value-type="float">
            <text:p>1.0286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3709" calcext:value-type="float">
            <text:p>2.137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52977" calcext:value-type="float">
            <text:p>0.2529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0575822" calcext:value-type="float">
            <text:p>0.005758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2919" calcext:value-type="float">
            <text:p>3.029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1342" calcext:value-type="float">
            <text:p>1.713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3389" calcext:value-type="float">
            <text:p>3.233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9438" calcext:value-type="float">
            <text:p>2.1943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06946" calcext:value-type="float">
            <text:p>0.7069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6872" calcext:value-type="float">
            <text:p>0.3687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279" calcext:value-type="float">
            <text:p>3.127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8179" calcext:value-type="float">
            <text:p>2.881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63215" calcext:value-type="float">
            <text:p>0.4632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1254" calcext:value-type="float">
            <text:p>1.012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129" calcext:value-type="float">
            <text:p>2.61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5976" calcext:value-type="float">
            <text:p>1.959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71724" calcext:value-type="float">
            <text:p>0.97172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1988" calcext:value-type="float">
            <text:p>0.37198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8872" calcext:value-type="float">
            <text:p>11.88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0925" calcext:value-type="float">
            <text:p>4.209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8196" calcext:value-type="float">
            <text:p>2.2819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8397" calcext:value-type="float">
            <text:p>2.083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19857" calcext:value-type="float">
            <text:p>9.1985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8175" calcext:value-type="float">
            <text:p>8.81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6062" calcext:value-type="float">
            <text:p>1.8606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6395" calcext:value-type="float">
            <text:p>2.063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9081" calcext:value-type="float">
            <text:p>9.908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82204" calcext:value-type="float">
            <text:p>9.822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21315" calcext:value-type="float">
            <text:p>0.3213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4875" calcext:value-type="float">
            <text:p>0.3548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7.0198" calcext:value-type="float">
            <text:p>37.019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0016" calcext:value-type="float">
            <text:p>12.00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62888" calcext:value-type="float">
            <text:p>0.3628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45802" calcext:value-type="float">
            <text:p>0.5458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5429" calcext:value-type="float">
            <text:p>3.454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2848" calcext:value-type="float">
            <text:p>3.328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80203" calcext:value-type="float">
            <text:p>0.8802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5412" calcext:value-type="float">
            <text:p>1.1541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4176" calcext:value-type="float">
            <text:p>2.7417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9594" calcext:value-type="float">
            <text:p>2.695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6434" calcext:value-type="float">
            <text:p>1.064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13465" calcext:value-type="float">
            <text:p>0.4134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4.6166" calcext:value-type="float">
            <text:p>14.616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95028" calcext:value-type="float">
            <text:p>5.950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2794" calcext:value-type="float">
            <text:p>1.4279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4604" calcext:value-type="float">
            <text:p>1.046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6026" calcext:value-type="float">
            <text:p>2.360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621" calcext:value-type="float">
            <text:p>1.462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5306" calcext:value-type="float">
            <text:p>2.7530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1333" calcext:value-type="float">
            <text:p>2.813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5154" calcext:value-type="float">
            <text:p>1.451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0944" calcext:value-type="float">
            <text:p>1.309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9622" calcext:value-type="float">
            <text:p>1.6962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7267" calcext:value-type="float">
            <text:p>1.4726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0864" calcext:value-type="float">
            <text:p>3.508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712" calcext:value-type="float">
            <text:p>3.67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0842" calcext:value-type="float">
            <text:p>1.8084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2578" calcext:value-type="float">
            <text:p>2.3257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3563" calcext:value-type="float">
            <text:p>4.0356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6418" calcext:value-type="float">
            <text:p>1.3641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5558" calcext:value-type="float">
            <text:p>1.6555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6919" calcext:value-type="float">
            <text:p>1.069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79723" calcext:value-type="float">
            <text:p>8.7972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6378" calcext:value-type="float">
            <text:p>1.463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36588" calcext:value-type="float">
            <text:p>7.365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5885" calcext:value-type="float">
            <text:p>2.458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15769" calcext:value-type="float">
            <text:p>8.1576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9884" calcext:value-type="float">
            <text:p>1.298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54783" calcext:value-type="float">
            <text:p>5.5478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9402" calcext:value-type="float">
            <text:p>4.094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9459" calcext:value-type="float">
            <text:p>2.0945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9798" calcext:value-type="float">
            <text:p>1.497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44239" calcext:value-type="float">
            <text:p>6.4423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09747" calcext:value-type="float">
            <text:p>6.097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19808" calcext:value-type="float">
            <text:p>0.41980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2946" calcext:value-type="float">
            <text:p>1.429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129" calcext:value-type="float">
            <text:p>1.812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1325" calcext:value-type="float">
            <text:p>4.213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4185" calcext:value-type="float">
            <text:p>3.5418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6105" calcext:value-type="float">
            <text:p>5.561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72165" calcext:value-type="float">
            <text:p>0.17216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304045" calcext:value-type="float">
            <text:p>0.03040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98292" calcext:value-type="float">
            <text:p>5.9829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8441" calcext:value-type="float">
            <text:p>2.084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45251" calcext:value-type="float">
            <text:p>0.44525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72082" calcext:value-type="float">
            <text:p>0.4720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1788" calcext:value-type="float">
            <text:p>2.917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1316" calcext:value-type="float">
            <text:p>2.013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8557" calcext:value-type="float">
            <text:p>1.185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44258" calcext:value-type="float">
            <text:p>0.4442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7674" calcext:value-type="float">
            <text:p>11.767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6387" calcext:value-type="float">
            <text:p>2.663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105" calcext:value-type="float">
            <text:p>2.71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713" calcext:value-type="float">
            <text:p>2.77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5272" calcext:value-type="float">
            <text:p>3.352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9605" calcext:value-type="float">
            <text:p>2.196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7157" calcext:value-type="float">
            <text:p>2.571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3272" calcext:value-type="float">
            <text:p>2.0327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8467" calcext:value-type="float">
            <text:p>2.2846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6056" calcext:value-type="float">
            <text:p>1.3605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16988" calcext:value-type="float">
            <text:p>8.169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5349" calcext:value-type="float">
            <text:p>2.953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4853" calcext:value-type="float">
            <text:p>3.9485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3288" calcext:value-type="float">
            <text:p>3.632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6227" calcext:value-type="float">
            <text:p>2.262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9706" calcext:value-type="float">
            <text:p>2.697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0335" calcext:value-type="float">
            <text:p>1.3033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10388" calcext:value-type="float">
            <text:p>0.2103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7358" calcext:value-type="float">
            <text:p>2.5735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6984" calcext:value-type="float">
            <text:p>3.9698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76731" calcext:value-type="float">
            <text:p>0.27673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00066" calcext:value-type="float">
            <text:p>0.30006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5899" calcext:value-type="float">
            <text:p>1.3589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0642" calcext:value-type="float">
            <text:p>1.306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886" calcext:value-type="float">
            <text:p>8.088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20457" calcext:value-type="float">
            <text:p>0.5204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16079" calcext:value-type="float">
            <text:p>0.11607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03499" calcext:value-type="float">
            <text:p>0.1034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1274" calcext:value-type="float">
            <text:p>1.2127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00835" calcext:value-type="float">
            <text:p>0.4008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302083" calcext:value-type="float">
            <text:p>0.030208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384976" calcext:value-type="float">
            <text:p>0.03849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39895" calcext:value-type="float">
            <text:p>0.5398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35649" calcext:value-type="float">
            <text:p>0.5356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4331" calcext:value-type="float">
            <text:p>2.4433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99428" calcext:value-type="float">
            <text:p>0.2994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6795" calcext:value-type="float">
            <text:p>6.467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28691" calcext:value-type="float">
            <text:p>0.3286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941" calcext:value-type="float">
            <text:p>0.3794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6431" calcext:value-type="float">
            <text:p>0.5364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4348" calcext:value-type="float">
            <text:p>4.7434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4325" calcext:value-type="float">
            <text:p>4.843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28971" calcext:value-type="float">
            <text:p>0.2289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91834" calcext:value-type="float">
            <text:p>0.2918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2793" calcext:value-type="float">
            <text:p>5.527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6055" calcext:value-type="float">
            <text:p>4.960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4339" calcext:value-type="float">
            <text:p>2.1433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84727" calcext:value-type="float">
            <text:p>0.4847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1605" calcext:value-type="float">
            <text:p>10.160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7359" calcext:value-type="float">
            <text:p>4.873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39244" calcext:value-type="float">
            <text:p>0.93924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46974" calcext:value-type="float">
            <text:p>0.8469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8154" calcext:value-type="float">
            <text:p>12.81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61284" calcext:value-type="float">
            <text:p>4.612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5916" calcext:value-type="float">
            <text:p>0.959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4497" calcext:value-type="float">
            <text:p>1.144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10452" calcext:value-type="float">
            <text:p>9.1045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4463" calcext:value-type="float">
            <text:p>4.744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7358" calcext:value-type="float">
            <text:p>4.0735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85963" calcext:value-type="float">
            <text:p>0.3859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2.5964" calcext:value-type="float">
            <text:p>22.59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2913" calcext:value-type="float">
            <text:p>5.029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63131" calcext:value-type="float">
            <text:p>0.76313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9418" calcext:value-type="float">
            <text:p>1.1941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0819" calcext:value-type="float">
            <text:p>2.6081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48775" calcext:value-type="float">
            <text:p>0.5487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0654" calcext:value-type="float">
            <text:p>0.7065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5883" calcext:value-type="float">
            <text:p>1.158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7875" calcext:value-type="float">
            <text:p>1.0787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60484" calcext:value-type="float">
            <text:p>0.7604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7151" calcext:value-type="float">
            <text:p>1.8715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83321" calcext:value-type="float">
            <text:p>0.6833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99912" calcext:value-type="float">
            <text:p>6.9991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88374" calcext:value-type="float">
            <text:p>0.4883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8107" calcext:value-type="float">
            <text:p>0.53810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83523" calcext:value-type="float">
            <text:p>0.4835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7871" calcext:value-type="float">
            <text:p>1.978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508902" calcext:value-type="float">
            <text:p>0.05089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43151" calcext:value-type="float">
            <text:p>0.74315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12609" calcext:value-type="float">
            <text:p>0.7126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48161" calcext:value-type="float">
            <text:p>0.3481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388566" calcext:value-type="float">
            <text:p>0.038856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7917" calcext:value-type="float">
            <text:p>2.7791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03021" calcext:value-type="float">
            <text:p>0.1030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7622" calcext:value-type="float">
            <text:p>4.976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44288" calcext:value-type="float">
            <text:p>0.5442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8636" calcext:value-type="float">
            <text:p>1.3863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91643" calcext:value-type="float">
            <text:p>0.8916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89623" calcext:value-type="float">
            <text:p>6.8962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1078" calcext:value-type="float">
            <text:p>5.810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2536" calcext:value-type="float">
            <text:p>1.7253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5975" calcext:value-type="float">
            <text:p>1.659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63718" calcext:value-type="float">
            <text:p>9.6371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0214" calcext:value-type="float">
            <text:p>8.002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5934" calcext:value-type="float">
            <text:p>4.959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3506" calcext:value-type="float">
            <text:p>1.335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54528" calcext:value-type="float">
            <text:p>9.5452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2737" calcext:value-type="float">
            <text:p>3.0273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9047" calcext:value-type="float">
            <text:p>2.4904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2207" calcext:value-type="float">
            <text:p>3.8220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8925" calcext:value-type="float">
            <text:p>0.3892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515609" calcext:value-type="float">
            <text:p>0.05156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1338" calcext:value-type="float">
            <text:p>1.713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9326" calcext:value-type="float">
            <text:p>2.4932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2274" calcext:value-type="float">
            <text:p>1.4227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606573" calcext:value-type="float">
            <text:p>0.06065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12255" calcext:value-type="float">
            <text:p>0.81225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6384" calcext:value-type="float">
            <text:p>3.2638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17588" calcext:value-type="float">
            <text:p>0.1175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33494" calcext:value-type="float">
            <text:p>0.4334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4187" calcext:value-type="float">
            <text:p>1.6418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504" calcext:value-type="float">
            <text:p>1.15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1671" calcext:value-type="float">
            <text:p>3.516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8846" calcext:value-type="float">
            <text:p>3.888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13819" calcext:value-type="float">
            <text:p>0.7138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64161" calcext:value-type="float">
            <text:p>0.5641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9156" calcext:value-type="float">
            <text:p>3.891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2527" calcext:value-type="float">
            <text:p>3.225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29565" calcext:value-type="float">
            <text:p>0.12956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5606" calcext:value-type="float">
            <text:p>1.056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3907" calcext:value-type="float">
            <text:p>5.0390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756" calcext:value-type="float">
            <text:p>3.075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6526" calcext:value-type="float">
            <text:p>3.9652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1029" calcext:value-type="float">
            <text:p>2.010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91453" calcext:value-type="float">
            <text:p>0.59145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21513" calcext:value-type="float">
            <text:p>0.8215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4409" calcext:value-type="float">
            <text:p>3.0440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511" calcext:value-type="float">
            <text:p>3.5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14897" calcext:value-type="float">
            <text:p>0.81489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16231" calcext:value-type="float">
            <text:p>0.3162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2289" calcext:value-type="float">
            <text:p>2.1228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2619" calcext:value-type="float">
            <text:p>2.026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90308" calcext:value-type="float">
            <text:p>0.79030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86525" calcext:value-type="float">
            <text:p>0.4865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9462" calcext:value-type="float">
            <text:p>4.5946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0674" calcext:value-type="float">
            <text:p>4.506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5358" calcext:value-type="float">
            <text:p>1.853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8446" calcext:value-type="float">
            <text:p>1.184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6027" calcext:value-type="float">
            <text:p>2.960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8442" calcext:value-type="float">
            <text:p>1.984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8893" calcext:value-type="float">
            <text:p>1.488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9451" calcext:value-type="float">
            <text:p>1.594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1092" calcext:value-type="float">
            <text:p>2.7109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2712" calcext:value-type="float">
            <text:p>3.4271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5265" calcext:value-type="float">
            <text:p>3.752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4978" calcext:value-type="float">
            <text:p>1.349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9654" calcext:value-type="float">
            <text:p>2.7965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9805" calcext:value-type="float">
            <text:p>3.198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3205" calcext:value-type="float">
            <text:p>1.4320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5745" calcext:value-type="float">
            <text:p>1.4574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1123" calcext:value-type="float">
            <text:p>4.5112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86623" calcext:value-type="float">
            <text:p>4.866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4238" calcext:value-type="float">
            <text:p>1.6423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3991" calcext:value-type="float">
            <text:p>1.639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43468" calcext:value-type="float">
            <text:p>5.434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36432" calcext:value-type="float">
            <text:p>4.364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7456" calcext:value-type="float">
            <text:p>1.174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05033" calcext:value-type="float">
            <text:p>0.8050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1098" calcext:value-type="float">
            <text:p>2.0109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6655" calcext:value-type="float">
            <text:p>1.866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91591" calcext:value-type="float">
            <text:p>0.89159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8786" calcext:value-type="float">
            <text:p>0.887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7705" calcext:value-type="float">
            <text:p>2.877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9853" calcext:value-type="float">
            <text:p>2.1985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6105" calcext:value-type="float">
            <text:p>1.1610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4648" calcext:value-type="float">
            <text:p>1.746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3126" calcext:value-type="float">
            <text:p>3.1312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1189" calcext:value-type="float">
            <text:p>1.411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8471" calcext:value-type="float">
            <text:p>2.184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91487" calcext:value-type="float">
            <text:p>0.5914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05088" calcext:value-type="float">
            <text:p>6.050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2801" calcext:value-type="float">
            <text:p>3.228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376" calcext:value-type="float">
            <text:p>5.037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7087" calcext:value-type="float">
            <text:p>2.470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0839" calcext:value-type="float">
            <text:p>4.1083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6035" calcext:value-type="float">
            <text:p>4.1603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7019" calcext:value-type="float">
            <text:p>4.7701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1771" calcext:value-type="float">
            <text:p>2.317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4726" calcext:value-type="float">
            <text:p>2.8472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9758" calcext:value-type="float">
            <text:p>4.297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60814" calcext:value-type="float">
            <text:p>7.6081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1825" calcext:value-type="float">
            <text:p>2.118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7038" calcext:value-type="float">
            <text:p>2.570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3465" calcext:value-type="float">
            <text:p>2.834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5791" calcext:value-type="float">
            <text:p>2.3579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9442" calcext:value-type="float">
            <text:p>0.6944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37184" calcext:value-type="float">
            <text:p>0.93718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075" calcext:value-type="float">
            <text:p>0.90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854" calcext:value-type="float">
            <text:p>2.78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6979" calcext:value-type="float">
            <text:p>2.869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6197" calcext:value-type="float">
            <text:p>1.4619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2204" calcext:value-type="float">
            <text:p>2.322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3295" calcext:value-type="float">
            <text:p>1.632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1752" calcext:value-type="float">
            <text:p>1.017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2704" calcext:value-type="float">
            <text:p>2.1270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3682" calcext:value-type="float">
            <text:p>2.136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34945" calcext:value-type="float">
            <text:p>0.73494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70668" calcext:value-type="float">
            <text:p>0.27066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5531" calcext:value-type="float">
            <text:p>3.6553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8989" calcext:value-type="float">
            <text:p>1.989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43" calcext:value-type="float">
            <text:p>1.0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77912" calcext:value-type="float">
            <text:p>0.9779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23" calcext:value-type="float">
            <text:p>3.62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8786" calcext:value-type="float">
            <text:p>2.387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8573" calcext:value-type="float">
            <text:p>1.9857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31064" calcext:value-type="float">
            <text:p>0.5310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8548" calcext:value-type="float">
            <text:p>1.1854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3066" calcext:value-type="float">
            <text:p>1.5306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33888" calcext:value-type="float">
            <text:p>4.338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9444" calcext:value-type="float">
            <text:p>3.494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0586" calcext:value-type="float">
            <text:p>2.6058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08046" calcext:value-type="float">
            <text:p>0.4080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10949" calcext:value-type="float">
            <text:p>4.1094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2892" calcext:value-type="float">
            <text:p>3.628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54543" calcext:value-type="float">
            <text:p>3.5454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0902" calcext:value-type="float">
            <text:p>1.409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9229" calcext:value-type="float">
            <text:p>3.592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8009" calcext:value-type="float">
            <text:p>3.980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9646" calcext:value-type="float">
            <text:p>1.296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0996" calcext:value-type="float">
            <text:p>1.109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209" calcext:value-type="float">
            <text:p>2.720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9023" calcext:value-type="float">
            <text:p>1.190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80816" calcext:value-type="float">
            <text:p>0.4808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7653" calcext:value-type="float">
            <text:p>2.5765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3364" calcext:value-type="float">
            <text:p>2.433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5936" calcext:value-type="float">
            <text:p>2.959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3746" calcext:value-type="float">
            <text:p>1.137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7143" calcext:value-type="float">
            <text:p>1.171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638" calcext:value-type="float">
            <text:p>2.263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4365" calcext:value-type="float">
            <text:p>1.1436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28559" calcext:value-type="float">
            <text:p>0.42855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77442" calcext:value-type="float">
            <text:p>0.4774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7401" calcext:value-type="float">
            <text:p>2.4740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0691" calcext:value-type="float">
            <text:p>2.306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08044" calcext:value-type="float">
            <text:p>0.60804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74967" calcext:value-type="float">
            <text:p>0.27496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4996" calcext:value-type="float">
            <text:p>2.5499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6322" calcext:value-type="float">
            <text:p>3.063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6484" calcext:value-type="float">
            <text:p>0.3648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38619" calcext:value-type="float">
            <text:p>0.3386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603" calcext:value-type="float">
            <text:p>3.960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4299" calcext:value-type="float">
            <text:p>2.242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3242" calcext:value-type="float">
            <text:p>1.0324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4425" calcext:value-type="float">
            <text:p>1.244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9967" calcext:value-type="float">
            <text:p>1.9996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7734" calcext:value-type="float">
            <text:p>1.877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3843" calcext:value-type="float">
            <text:p>2.5384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3205" calcext:value-type="float">
            <text:p>1.832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8721" calcext:value-type="float">
            <text:p>1.6872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08805" calcext:value-type="float">
            <text:p>0.5088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1588" calcext:value-type="float">
            <text:p>2.715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0404" calcext:value-type="float">
            <text:p>1.004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0779" calcext:value-type="float">
            <text:p>1.4077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6763" calcext:value-type="float">
            <text:p>2.367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5426" calcext:value-type="float">
            <text:p>0.86542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07608" calcext:value-type="float">
            <text:p>0.6076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76361" calcext:value-type="float">
            <text:p>0.4763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90472" calcext:value-type="float">
            <text:p>0.39047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66607" calcext:value-type="float">
            <text:p>0.26660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0237" calcext:value-type="float">
            <text:p>1.002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3177" calcext:value-type="float">
            <text:p>0.431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10576" calcext:value-type="float">
            <text:p>0.1105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3921" calcext:value-type="float">
            <text:p>0.2392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45843" calcext:value-type="float">
            <text:p>0.4458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79308" calcext:value-type="float">
            <text:p>0.77930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50935" calcext:value-type="float">
            <text:p>0.350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8486" calcext:value-type="float">
            <text:p>0.2848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03702" calcext:value-type="float">
            <text:p>0.1037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4581" calcext:value-type="float">
            <text:p>3.6458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5766" calcext:value-type="float">
            <text:p>3.3576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7866" calcext:value-type="float">
            <text:p>0.8786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7018" calcext:value-type="float">
            <text:p>0.5701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6801" calcext:value-type="float">
            <text:p>3.2680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4554" calcext:value-type="float">
            <text:p>2.945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13106" calcext:value-type="float">
            <text:p>0.51310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82658" calcext:value-type="float">
            <text:p>0.1826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9565" calcext:value-type="float">
            <text:p>3.695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4483" calcext:value-type="float">
            <text:p>3.2448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6859" calcext:value-type="float">
            <text:p>3.1685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4627" calcext:value-type="float">
            <text:p>3.046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3616" calcext:value-type="float">
            <text:p>3.4361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6849" calcext:value-type="float">
            <text:p>2.968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4877" calcext:value-type="float">
            <text:p>3.0487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0774" calcext:value-type="float">
            <text:p>2.807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7171" calcext:value-type="float">
            <text:p>2.871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517" calcext:value-type="float">
            <text:p>2.45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45339" calcext:value-type="float">
            <text:p>6.4533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5077" calcext:value-type="float">
            <text:p>3.450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6984" calcext:value-type="float">
            <text:p>4.7698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3798" calcext:value-type="float">
            <text:p>3.037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8172" calcext:value-type="float">
            <text:p>4.581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6843" calcext:value-type="float">
            <text:p>4.268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7653" calcext:value-type="float">
            <text:p>1.9765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6137" calcext:value-type="float">
            <text:p>1.6613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6856" calcext:value-type="float">
            <text:p>2.9685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6011" calcext:value-type="float">
            <text:p>3.360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4855" calcext:value-type="float">
            <text:p>3.0485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9651" calcext:value-type="float">
            <text:p>2.596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9114" calcext:value-type="float">
            <text:p>1.391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1675" calcext:value-type="float">
            <text:p>3.116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936" calcext:value-type="float">
            <text:p>2.193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4552" calcext:value-type="float">
            <text:p>1.845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1014" calcext:value-type="float">
            <text:p>1.010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9812" calcext:value-type="float">
            <text:p>0.9981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23326" calcext:value-type="float">
            <text:p>6.233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33786" calcext:value-type="float">
            <text:p>5.337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9974" calcext:value-type="float">
            <text:p>1.5997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781" calcext:value-type="float">
            <text:p>1.578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8402" calcext:value-type="float">
            <text:p>3.8840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677" calcext:value-type="float">
            <text:p>4.06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8974" calcext:value-type="float">
            <text:p>3.8897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0468" calcext:value-type="float">
            <text:p>1.9046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1134" calcext:value-type="float">
            <text:p>10.113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311" calcext:value-type="float">
            <text:p>5.63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39025" calcext:value-type="float">
            <text:p>0.93902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798" calcext:value-type="float">
            <text:p>1.47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95492" calcext:value-type="float">
            <text:p>0.89549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98578" calcext:value-type="float">
            <text:p>0.8985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7789" calcext:value-type="float">
            <text:p>2.0778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0237" calcext:value-type="float">
            <text:p>2.302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82274" calcext:value-type="float">
            <text:p>0.48227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33227" calcext:value-type="float">
            <text:p>0.1332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84398" calcext:value-type="float">
            <text:p>0.88439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0713" calcext:value-type="float">
            <text:p>1.107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0854" calcext:value-type="float">
            <text:p>2.508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82746" calcext:value-type="float">
            <text:p>0.7827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90319" calcext:value-type="float">
            <text:p>0.1903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571224" calcext:value-type="float">
            <text:p>0.057122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41568" calcext:value-type="float">
            <text:p>0.74156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94656" calcext:value-type="float">
            <text:p>0.59465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6864" calcext:value-type="float">
            <text:p>1.068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83087" calcext:value-type="float">
            <text:p>0.9830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90406" calcext:value-type="float">
            <text:p>0.59040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42922" calcext:value-type="float">
            <text:p>0.1429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5861" calcext:value-type="float">
            <text:p>1.2586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11589" calcext:value-type="float">
            <text:p>0.1115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4655" calcext:value-type="float">
            <text:p>2.2465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72599" calcext:value-type="float">
            <text:p>0.4725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38819" calcext:value-type="float">
            <text:p>0.08388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06787" calcext:value-type="float">
            <text:p>0.2067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39967" calcext:value-type="float">
            <text:p>7.3996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5836" calcext:value-type="float">
            <text:p>5.0583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6217" calcext:value-type="float">
            <text:p>2.3621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4563" calcext:value-type="float">
            <text:p>1.245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9682" calcext:value-type="float">
            <text:p>5.6968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4696" calcext:value-type="float">
            <text:p>3.946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4547" calcext:value-type="float">
            <text:p>1.2454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77956" calcext:value-type="float">
            <text:p>0.087795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59643" calcext:value-type="float">
            <text:p>6.596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14132" calcext:value-type="float">
            <text:p>4.1413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0117" calcext:value-type="float">
            <text:p>0.7011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79851" calcext:value-type="float">
            <text:p>0.6798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107" calcext:value-type="float">
            <text:p>4.010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7869" calcext:value-type="float">
            <text:p>3.778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75815" calcext:value-type="float">
            <text:p>0.6758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41237" calcext:value-type="float">
            <text:p>0.4412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2922" calcext:value-type="float">
            <text:p>1.729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482" calcext:value-type="float">
            <text:p>2.248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41221" calcext:value-type="float">
            <text:p>0.34122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1873" calcext:value-type="float">
            <text:p>1.418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1365" calcext:value-type="float">
            <text:p>6.413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1899" calcext:value-type="float">
            <text:p>3.518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016" calcext:value-type="float">
            <text:p>2.00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5155" calcext:value-type="float">
            <text:p>2.451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4165" calcext:value-type="float">
            <text:p>3.741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1841" calcext:value-type="float">
            <text:p>2.218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9127" calcext:value-type="float">
            <text:p>9.91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04304" calcext:value-type="float">
            <text:p>6.043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63923" calcext:value-type="float">
            <text:p>7.6392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431" calcext:value-type="float">
            <text:p>1.24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2682" calcext:value-type="float">
            <text:p>3.6268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0696" calcext:value-type="float">
            <text:p>1.406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3351" calcext:value-type="float">
            <text:p>1.533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7882" calcext:value-type="float">
            <text:p>2.7788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6928" calcext:value-type="float">
            <text:p>1.6692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3671" calcext:value-type="float">
            <text:p>1.336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6789" calcext:value-type="float">
            <text:p>3.067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8675" calcext:value-type="float">
            <text:p>1.586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06875" calcext:value-type="float">
            <text:p>0.10687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7908" calcext:value-type="float">
            <text:p>1.279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8105" calcext:value-type="float">
            <text:p>3.3810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7954" calcext:value-type="float">
            <text:p>2.379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79137" calcext:value-type="float">
            <text:p>0.47913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3628" calcext:value-type="float">
            <text:p>1.736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61551" calcext:value-type="float">
            <text:p>9.615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3398" calcext:value-type="float">
            <text:p>1.733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32287" calcext:value-type="float">
            <text:p>0.93228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72892" calcext:value-type="float">
            <text:p>0.9728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1484" calcext:value-type="float">
            <text:p>2.8148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73044" calcext:value-type="float">
            <text:p>0.8730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61334" calcext:value-type="float">
            <text:p>5.613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9097" calcext:value-type="float">
            <text:p>1.490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2355" calcext:value-type="float">
            <text:p>4.8235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2331" calcext:value-type="float">
            <text:p>1.323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9135" calcext:value-type="float">
            <text:p>1.7913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9939" calcext:value-type="float">
            <text:p>0.86993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08156" calcext:value-type="float">
            <text:p>0.3081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1055" calcext:value-type="float">
            <text:p>1.010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69518" calcext:value-type="float">
            <text:p>4.6951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0829" calcext:value-type="float">
            <text:p>3.808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6875" calcext:value-type="float">
            <text:p>3.1687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68673" calcext:value-type="float">
            <text:p>0.6686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14906" calcext:value-type="float">
            <text:p>0.51490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0286" calcext:value-type="float">
            <text:p>4.002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37534" calcext:value-type="float">
            <text:p>6.3753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8071" calcext:value-type="float">
            <text:p>1.180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1558" calcext:value-type="float">
            <text:p>2.7155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3524" calcext:value-type="float">
            <text:p>3.4352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95015" calcext:value-type="float">
            <text:p>0.59501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44754" calcext:value-type="float">
            <text:p>0.6447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6467" calcext:value-type="float">
            <text:p>0.86646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4727" calcext:value-type="float">
            <text:p>1.447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5725" calcext:value-type="float">
            <text:p>1.2572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72509" calcext:value-type="float">
            <text:p>0.3725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04362" calcext:value-type="float">
            <text:p>5.0436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71221" calcext:value-type="float">
            <text:p>0.6712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2842" calcext:value-type="float">
            <text:p>1.3284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09625" calcext:value-type="float">
            <text:p>0.5096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5089" calcext:value-type="float">
            <text:p>2.2508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0632" calcext:value-type="float">
            <text:p>1.806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58071" calcext:value-type="float">
            <text:p>0.6580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06725" calcext:value-type="float">
            <text:p>0.4067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0575" calcext:value-type="float">
            <text:p>1.5057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3467" calcext:value-type="float">
            <text:p>1.0346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1316" calcext:value-type="float">
            <text:p>1.0131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81799" calcext:value-type="float">
            <text:p>0.8817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80035" calcext:value-type="float">
            <text:p>4.8003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1322" calcext:value-type="float">
            <text:p>1.313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25338" calcext:value-type="float">
            <text:p>0.12533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161" calcext:value-type="float">
            <text:p>1.316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3801" calcext:value-type="float">
            <text:p>2.038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02792" calcext:value-type="float">
            <text:p>0.8027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7163" calcext:value-type="float">
            <text:p>2.9716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11671" calcext:value-type="float">
            <text:p>0.9116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23038" calcext:value-type="float">
            <text:p>0.2230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0276491" calcext:value-type="float">
            <text:p>0.002764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8747" calcext:value-type="float">
            <text:p>2.4874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8623" calcext:value-type="float">
            <text:p>2.086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6371" calcext:value-type="float">
            <text:p>2.863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15148" calcext:value-type="float">
            <text:p>0.3151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16841" calcext:value-type="float">
            <text:p>0.2168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1925" calcext:value-type="float">
            <text:p>1.919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7807" calcext:value-type="float">
            <text:p>0.37780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566547" calcext:value-type="float">
            <text:p>0.05665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031" calcext:value-type="float">
            <text:p>3.903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8039" calcext:value-type="float">
            <text:p>1.880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74274" calcext:value-type="float">
            <text:p>0.97427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0102" calcext:value-type="float">
            <text:p>1.501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65312" calcext:value-type="float">
            <text:p>7.6531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2822" calcext:value-type="float">
            <text:p>2.428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6154" calcext:value-type="float">
            <text:p>7.615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0228" calcext:value-type="float">
            <text:p>2.302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41188" calcext:value-type="float">
            <text:p>9.411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2359" calcext:value-type="float">
            <text:p>2.223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7749" calcext:value-type="float">
            <text:p>1.8774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7358" calcext:value-type="float">
            <text:p>1.173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4225" calcext:value-type="float">
            <text:p>3.2422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0511" calcext:value-type="float">
            <text:p>2.5051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0259" calcext:value-type="float">
            <text:p>2.2025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0925" calcext:value-type="float">
            <text:p>2.009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2405" calcext:value-type="float">
            <text:p>1.5240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1935" calcext:value-type="float">
            <text:p>1.91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228872" calcext:value-type="float">
            <text:p>0.02288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2819" calcext:value-type="float">
            <text:p>1.9281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59284" calcext:value-type="float">
            <text:p>6.5928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0586" calcext:value-type="float">
            <text:p>2.205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8013" calcext:value-type="float">
            <text:p>1.3801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9059" calcext:value-type="float">
            <text:p>2.390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69091" calcext:value-type="float">
            <text:p>4.6909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2139" calcext:value-type="float">
            <text:p>2.121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6482" calcext:value-type="float">
            <text:p>2.7648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3888" calcext:value-type="float">
            <text:p>2.5388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40811" calcext:value-type="float">
            <text:p>0.54081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18731" calcext:value-type="float">
            <text:p>0.7187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64077" calcext:value-type="float">
            <text:p>5.6407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46104" calcext:value-type="float">
            <text:p>5.461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985" calcext:value-type="float">
            <text:p>2.098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51402" calcext:value-type="float">
            <text:p>0.5514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8357" calcext:value-type="float">
            <text:p>3.083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6024" calcext:value-type="float">
            <text:p>2.2602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9024" calcext:value-type="float">
            <text:p>1.4902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02955" calcext:value-type="float">
            <text:p>0.8029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4172" calcext:value-type="float">
            <text:p>3.741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2321" calcext:value-type="float">
            <text:p>4.123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8296" calcext:value-type="float">
            <text:p>2.3829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26999" calcext:value-type="float">
            <text:p>0.3269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75958" calcext:value-type="float">
            <text:p>5.7595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9111" calcext:value-type="float">
            <text:p>1.391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1589" calcext:value-type="float">
            <text:p>3.015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42716" calcext:value-type="float">
            <text:p>0.5427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6381" calcext:value-type="float">
            <text:p>3.863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46994" calcext:value-type="float">
            <text:p>4.469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77316" calcext:value-type="float">
            <text:p>0.47731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1922" calcext:value-type="float">
            <text:p>0.319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5581" calcext:value-type="float">
            <text:p>3.55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4858" calcext:value-type="float">
            <text:p>1.748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0666" calcext:value-type="float">
            <text:p>1.6066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1727" calcext:value-type="float">
            <text:p>1.217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1749" calcext:value-type="float">
            <text:p>2.8174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9386" calcext:value-type="float">
            <text:p>1.293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62008" calcext:value-type="float">
            <text:p>0.26200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40689" calcext:value-type="float">
            <text:p>0.94068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7681" calcext:value-type="float">
            <text:p>2.276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2977" calcext:value-type="float">
            <text:p>1.629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1102" calcext:value-type="float">
            <text:p>2.0110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1063" calcext:value-type="float">
            <text:p>1.310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453" calcext:value-type="float">
            <text:p>2.745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4728" calcext:value-type="float">
            <text:p>0.8647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8413" calcext:value-type="float">
            <text:p>1.8841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33308" calcext:value-type="float">
            <text:p>0.3333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146" calcext:value-type="float">
            <text:p>8.1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2109" calcext:value-type="float">
            <text:p>2.021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6699" calcext:value-type="float">
            <text:p>2.5669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97255" calcext:value-type="float">
            <text:p>0.6972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7236" calcext:value-type="float">
            <text:p>2.5723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72276" calcext:value-type="float">
            <text:p>0.4722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43556" calcext:value-type="float">
            <text:p>0.3435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89877" calcext:value-type="float">
            <text:p>0.2898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7236" calcext:value-type="float">
            <text:p>1.5723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8362" calcext:value-type="float">
            <text:p>2.983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09087" calcext:value-type="float">
            <text:p>6.0908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5634" calcext:value-type="float">
            <text:p>3.156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27891" calcext:value-type="float">
            <text:p>9.2789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8934" calcext:value-type="float">
            <text:p>2.289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21822" calcext:value-type="float">
            <text:p>6.218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1522" calcext:value-type="float">
            <text:p>3.415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1612" calcext:value-type="float">
            <text:p>2.6161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5431" calcext:value-type="float">
            <text:p>2.754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8009" calcext:value-type="float">
            <text:p>2.9800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7008" calcext:value-type="float">
            <text:p>3.070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786" calcext:value-type="float">
            <text:p>1.478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0653" calcext:value-type="float">
            <text:p>0.2065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38381" calcext:value-type="float">
            <text:p>6.3838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8254" calcext:value-type="float">
            <text:p>3.282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69503" calcext:value-type="float">
            <text:p>5.695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94198" calcext:value-type="float">
            <text:p>0.49419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3871" calcext:value-type="float">
            <text:p>9.38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7197" calcext:value-type="float">
            <text:p>1.271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741" calcext:value-type="float">
            <text:p>0.774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141933" calcext:value-type="float">
            <text:p>0.01419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839" calcext:value-type="float">
            <text:p>3.083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4986" calcext:value-type="float">
            <text:p>3.549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6314" calcext:value-type="float">
            <text:p>0.5363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8154" calcext:value-type="float">
            <text:p>0.8681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5892" calcext:value-type="float">
            <text:p>1.9589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4248" calcext:value-type="float">
            <text:p>1.942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613" calcext:value-type="float">
            <text:p>4.561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705466" calcext:value-type="float">
            <text:p>0.070546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5732" calcext:value-type="float">
            <text:p>3.3573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8741" calcext:value-type="float">
            <text:p>1.987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12315" calcext:value-type="float">
            <text:p>0.7123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04989" calcext:value-type="float">
            <text:p>0.70498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3025" calcext:value-type="float">
            <text:p>3.3302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9586" calcext:value-type="float">
            <text:p>2.095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6225" calcext:value-type="float">
            <text:p>1.6622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2701" calcext:value-type="float">
            <text:p>1.527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02072" calcext:value-type="float">
            <text:p>0.2020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534207" calcext:value-type="float">
            <text:p>0.05342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07255" calcext:value-type="float">
            <text:p>7.0725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05339" calcext:value-type="float">
            <text:p>0.40533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66277" calcext:value-type="float">
            <text:p>0.2662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5046" calcext:value-type="float">
            <text:p>1.650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1773" calcext:value-type="float">
            <text:p>1.8177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9631" calcext:value-type="float">
            <text:p>1.096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8074" calcext:value-type="float">
            <text:p>1.6807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233678" calcext:value-type="float">
            <text:p>0.02336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12205" calcext:value-type="float">
            <text:p>0.3122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8685" calcext:value-type="float">
            <text:p>1.386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2041" calcext:value-type="float">
            <text:p>1.620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8427" calcext:value-type="float">
            <text:p>1.984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144" calcext:value-type="float">
            <text:p>4.014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6836" calcext:value-type="float">
            <text:p>1.2683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7201" calcext:value-type="float">
            <text:p>3.3720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2859" calcext:value-type="float">
            <text:p>2.028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9967" calcext:value-type="float">
            <text:p>1.0996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7215" calcext:value-type="float">
            <text:p>1.372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6796" calcext:value-type="float">
            <text:p>3.9679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907" calcext:value-type="float">
            <text:p>2.09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1768" calcext:value-type="float">
            <text:p>4.517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3095" calcext:value-type="float">
            <text:p>3.630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2368" calcext:value-type="float">
            <text:p>3.9236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0225" calcext:value-type="float">
            <text:p>1.902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33585" calcext:value-type="float">
            <text:p>0.1335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16808" calcext:value-type="float">
            <text:p>3.168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48404" calcext:value-type="float">
            <text:p>4.4840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8008" calcext:value-type="float">
            <text:p>1.780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552" calcext:value-type="float">
            <text:p>3.055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9075" calcext:value-type="float">
            <text:p>3.290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8149" calcext:value-type="float">
            <text:p>1.7814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9441" calcext:value-type="float">
            <text:p>1.894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6222" calcext:value-type="float">
            <text:p>2.3622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3899" calcext:value-type="float">
            <text:p>1.5389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6835" calcext:value-type="float">
            <text:p>12.683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6071" calcext:value-type="float">
            <text:p>5.460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48054" calcext:value-type="float">
            <text:p>0.54805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64515" calcext:value-type="float">
            <text:p>0.9645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3131" calcext:value-type="float">
            <text:p>10.313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817" calcext:value-type="float">
            <text:p>3.78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2284" calcext:value-type="float">
            <text:p>1.4228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8821" calcext:value-type="float">
            <text:p>0.8688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55789" calcext:value-type="float">
            <text:p>7.557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4692" calcext:value-type="float">
            <text:p>5.846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95919" calcext:value-type="float">
            <text:p>8.959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48953" calcext:value-type="float">
            <text:p>8.4895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9423" calcext:value-type="float">
            <text:p>1.3942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3249" calcext:value-type="float">
            <text:p>1.632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7.1399" calcext:value-type="float">
            <text:p>17.139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1.5527" calcext:value-type="float">
            <text:p>11.55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41903" calcext:value-type="float">
            <text:p>0.44190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133" calcext:value-type="float">
            <text:p>3.01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50998" calcext:value-type="float">
            <text:p>8.5099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21127" calcext:value-type="float">
            <text:p>9.211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1444" calcext:value-type="float">
            <text:p>2.1144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7417" calcext:value-type="float">
            <text:p>2.174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69815" calcext:value-type="float">
            <text:p>0.2698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85997" calcext:value-type="float">
            <text:p>0.1859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9724" calcext:value-type="float">
            <text:p>3.4972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50222" calcext:value-type="float">
            <text:p>0.55022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2767" calcext:value-type="float">
            <text:p>4.5276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7003" calcext:value-type="float">
            <text:p>1.770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1915" calcext:value-type="float">
            <text:p>3.4191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73287" calcext:value-type="float">
            <text:p>0.5732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1276" calcext:value-type="float">
            <text:p>0.2127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712402" calcext:value-type="float">
            <text:p>0.071240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77061" calcext:value-type="float">
            <text:p>0.6770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72604" calcext:value-type="float">
            <text:p>0.4726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166" calcext:value-type="float">
            <text:p>2.416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3085" calcext:value-type="float">
            <text:p>1.730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5.5074" calcext:value-type="float">
            <text:p>15.507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08663" calcext:value-type="float">
            <text:p>0.9086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39916" calcext:value-type="float">
            <text:p>0.1399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65717" calcext:value-type="float">
            <text:p>0.2657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3.6673" calcext:value-type="float">
            <text:p>13.667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1895" calcext:value-type="float">
            <text:p>1.218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3216" calcext:value-type="float">
            <text:p>1.732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2704" calcext:value-type="float">
            <text:p>1.927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92659" calcext:value-type="float">
            <text:p>6.9265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57496" calcext:value-type="float">
            <text:p>0.8574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9389" calcext:value-type="float">
            <text:p>0.9938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23779" calcext:value-type="float">
            <text:p>0.62377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172" calcext:value-type="float">
            <text:p>5.517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14" calcext:value-type="float">
            <text:p>4.0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32956" calcext:value-type="float">
            <text:p>0.73295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0340406" calcext:value-type="float">
            <text:p>0.003404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6337" calcext:value-type="float">
            <text:p>1.963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893" calcext:value-type="float">
            <text:p>2.68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866" calcext:value-type="float">
            <text:p>1.086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02834" calcext:value-type="float">
            <text:p>0.40283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0141" calcext:value-type="float">
            <text:p>3.501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7612" calcext:value-type="float">
            <text:p>4.276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8314" calcext:value-type="float">
            <text:p>0.8683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15559" calcext:value-type="float">
            <text:p>0.7155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1823" calcext:value-type="float">
            <text:p>8.0182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88525" calcext:value-type="float">
            <text:p>6.885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84866" calcext:value-type="float">
            <text:p>6.8486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0215" calcext:value-type="float">
            <text:p>4.202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9724" calcext:value-type="float">
            <text:p>12.972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06275" calcext:value-type="float">
            <text:p>7.062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57234" calcext:value-type="float">
            <text:p>0.4572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10106" calcext:value-type="float">
            <text:p>0.71010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01978" calcext:value-type="float">
            <text:p>7.019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8949" calcext:value-type="float">
            <text:p>6.89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59727" calcext:value-type="float">
            <text:p>0.4597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22521" calcext:value-type="float">
            <text:p>0.3225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2944" calcext:value-type="float">
            <text:p>4.8294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9884" calcext:value-type="float">
            <text:p>3.298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5199" calcext:value-type="float">
            <text:p>4.0519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09917" calcext:value-type="float">
            <text:p>0.4099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97299" calcext:value-type="float">
            <text:p>6.9729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0617" calcext:value-type="float">
            <text:p>1.806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60188" calcext:value-type="float">
            <text:p>0.1601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52148" calcext:value-type="float">
            <text:p>0.2521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4177" calcext:value-type="float">
            <text:p>3.341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303" calcext:value-type="float">
            <text:p>3.33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7434" calcext:value-type="float">
            <text:p>3.874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0561" calcext:value-type="float">
            <text:p>2.105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2126" calcext:value-type="float">
            <text:p>9.21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26441" calcext:value-type="float">
            <text:p>0.6264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5972" calcext:value-type="float">
            <text:p>1.359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2852" calcext:value-type="float">
            <text:p>2.8285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91477" calcext:value-type="float">
            <text:p>9.914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89464" calcext:value-type="float">
            <text:p>0.9894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4508" calcext:value-type="float">
            <text:p>2.5450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9565" calcext:value-type="float">
            <text:p>2.295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3913" calcext:value-type="float">
            <text:p>2.9391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35791" calcext:value-type="float">
            <text:p>0.5357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14011" calcext:value-type="float">
            <text:p>0.11401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8416" calcext:value-type="float">
            <text:p>2.0841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6495" calcext:value-type="float">
            <text:p>1.4649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5274" calcext:value-type="float">
            <text:p>1.5527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48028" calcext:value-type="float">
            <text:p>0.3480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8969" calcext:value-type="float">
            <text:p>2.4896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1019" calcext:value-type="float">
            <text:p>1.9101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08376" calcext:value-type="float">
            <text:p>0.50837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27563" calcext:value-type="float">
            <text:p>0.3275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6432" calcext:value-type="float">
            <text:p>1.9643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577" calcext:value-type="float">
            <text:p>1.55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96217" calcext:value-type="float">
            <text:p>0.89621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91517" calcext:value-type="float">
            <text:p>0.6915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8903" calcext:value-type="float">
            <text:p>5.4890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3478" calcext:value-type="float">
            <text:p>1.0347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1121" calcext:value-type="float">
            <text:p>4.0112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16191" calcext:value-type="float">
            <text:p>0.61619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4647" calcext:value-type="float">
            <text:p>5.6464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20617" calcext:value-type="float">
            <text:p>0.7206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19456" calcext:value-type="float">
            <text:p>0.41945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99027" calcext:value-type="float">
            <text:p>0.5990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612" calcext:value-type="float">
            <text:p>1.461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61591" calcext:value-type="float">
            <text:p>0.96159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8007" calcext:value-type="float">
            <text:p>0.37800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0426648" calcext:value-type="float">
            <text:p>0.004266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67177" calcext:value-type="float">
            <text:p>4.671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1594" calcext:value-type="float">
            <text:p>5.015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7931" calcext:value-type="float">
            <text:p>1.4793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43977" calcext:value-type="float">
            <text:p>0.5439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42165" calcext:value-type="float">
            <text:p>7.421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1762" calcext:value-type="float">
            <text:p>2.6176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8279" calcext:value-type="float">
            <text:p>0.08827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580229" calcext:value-type="float">
            <text:p>0.05802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5892" calcext:value-type="float">
            <text:p>6.4589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3705" calcext:value-type="float">
            <text:p>5.137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0363" calcext:value-type="float">
            <text:p>1.0036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96471" calcext:value-type="float">
            <text:p>0.2964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3904" calcext:value-type="float">
            <text:p>3.0390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9739" calcext:value-type="float">
            <text:p>3.397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855" calcext:value-type="float">
            <text:p>1.985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98786" calcext:value-type="float">
            <text:p>0.8987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2705" calcext:value-type="float">
            <text:p>4.2270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4615" calcext:value-type="float">
            <text:p>1.2461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83431" calcext:value-type="float">
            <text:p>0.38343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98294" calcext:value-type="float">
            <text:p>0.2982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481" calcext:value-type="float">
            <text:p>4.048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8814" calcext:value-type="float">
            <text:p>3.388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75571" calcext:value-type="float">
            <text:p>0.6755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1948" calcext:value-type="float">
            <text:p>1.319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895" calcext:value-type="float">
            <text:p>1.78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6805" calcext:value-type="float">
            <text:p>1.468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6789" calcext:value-type="float">
            <text:p>2.4678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6182" calcext:value-type="float">
            <text:p>1.6618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8716" calcext:value-type="float">
            <text:p>1.2871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4812" calcext:value-type="float">
            <text:p>1.848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3867" calcext:value-type="float">
            <text:p>1.2386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5525" calcext:value-type="float">
            <text:p>1.255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5491" calcext:value-type="float">
            <text:p>1.3549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2716" calcext:value-type="float">
            <text:p>1.527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8153" calcext:value-type="float">
            <text:p>2.6815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5392" calcext:value-type="float">
            <text:p>1.353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42217" calcext:value-type="float">
            <text:p>0.94221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97953" calcext:value-type="float">
            <text:p>0.59795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39386" calcext:value-type="float">
            <text:p>0.13938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2446" calcext:value-type="float">
            <text:p>2.1244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2684" calcext:value-type="float">
            <text:p>1.9268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92448" calcext:value-type="float">
            <text:p>0.7924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7401" calcext:value-type="float">
            <text:p>1.674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2314" calcext:value-type="float">
            <text:p>1.2231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87882" calcext:value-type="float">
            <text:p>0.98788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56769" calcext:value-type="float">
            <text:p>0.5567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82075" calcext:value-type="float">
            <text:p>0.38207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226529" calcext:value-type="float">
            <text:p>0.02265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1505" calcext:value-type="float">
            <text:p>1.4150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55264" calcext:value-type="float">
            <text:p>0.7552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74767" calcext:value-type="float">
            <text:p>0.67476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39883" calcext:value-type="float">
            <text:p>0.1398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0917" calcext:value-type="float">
            <text:p>2.7091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1119" calcext:value-type="float">
            <text:p>1.1111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700729" calcext:value-type="float">
            <text:p>0.070072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429448" calcext:value-type="float">
            <text:p>0.04294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94426" calcext:value-type="float">
            <text:p>0.8944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28362" calcext:value-type="float">
            <text:p>0.72836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9523" calcext:value-type="float">
            <text:p>1.2952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60594" calcext:value-type="float">
            <text:p>0.7605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5973" calcext:value-type="float">
            <text:p>1.2597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89663" calcext:value-type="float">
            <text:p>0.98966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83115" calcext:value-type="float">
            <text:p>0.98311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2693" calcext:value-type="float">
            <text:p>0.3269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07609" calcext:value-type="float">
            <text:p>0.40760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36988" calcext:value-type="float">
            <text:p>0.63698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52626" calcext:value-type="float">
            <text:p>0.75262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36605" calcext:value-type="float">
            <text:p>0.8366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6678" calcext:value-type="float">
            <text:p>0.966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2339" calcext:value-type="float">
            <text:p>1.023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63914" calcext:value-type="float">
            <text:p>0.5639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32263" calcext:value-type="float">
            <text:p>0.13226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3504" calcext:value-type="float">
            <text:p>2.1350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0697" calcext:value-type="float">
            <text:p>1.7069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1175" calcext:value-type="float">
            <text:p>1.7117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13141" calcext:value-type="float">
            <text:p>0.3131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15699" calcext:value-type="float">
            <text:p>4.1569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8314" calcext:value-type="float">
            <text:p>1.5831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72922" calcext:value-type="float">
            <text:p>0.27292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24925" calcext:value-type="float">
            <text:p>0.12492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9682" calcext:value-type="float">
            <text:p>1.6968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0423" calcext:value-type="float">
            <text:p>1.704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32188" calcext:value-type="float">
            <text:p>5.3218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0801" calcext:value-type="float">
            <text:p>3.2080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6943" calcext:value-type="float">
            <text:p>3.869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8458" calcext:value-type="float">
            <text:p>2.384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82372" calcext:value-type="float">
            <text:p>6.823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5852" calcext:value-type="float">
            <text:p>3.9585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00255" calcext:value-type="float">
            <text:p>6.0025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7454" calcext:value-type="float">
            <text:p>1.274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61603" calcext:value-type="float">
            <text:p>4.6160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0595" calcext:value-type="float">
            <text:p>2.805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4676" calcext:value-type="float">
            <text:p>2.6467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2405" calcext:value-type="float">
            <text:p>2.4240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20168" calcext:value-type="float">
            <text:p>5.201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9549" calcext:value-type="float">
            <text:p>5.95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0937" calcext:value-type="float">
            <text:p>11.09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98002" calcext:value-type="float">
            <text:p>5.9800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64197" calcext:value-type="float">
            <text:p>4.6419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42076" calcext:value-type="float">
            <text:p>6.4207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98422" calcext:value-type="float">
            <text:p>8.984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8829" calcext:value-type="float">
            <text:p>6.4882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21948" calcext:value-type="float">
            <text:p>5.2194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1397" calcext:value-type="float">
            <text:p>6.13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33677" calcext:value-type="float">
            <text:p>9.336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10685" calcext:value-type="float">
            <text:p>6.1068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364" calcext:value-type="float">
            <text:p>1.93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8471" calcext:value-type="float">
            <text:p>2.184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4078" calcext:value-type="float">
            <text:p>5.040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7733" calcext:value-type="float">
            <text:p>1.8773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62114" calcext:value-type="float">
            <text:p>7.6211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4183" calcext:value-type="float">
            <text:p>2.7418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26936" calcext:value-type="float">
            <text:p>7.2693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65374" calcext:value-type="float">
            <text:p>1.653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9278" calcext:value-type="float">
            <text:p>1.7927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5417" calcext:value-type="float">
            <text:p>2.0541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8226" calcext:value-type="float">
            <text:p>3.582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7323" calcext:value-type="float">
            <text:p>1.873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982" calcext:value-type="float">
            <text:p>1.498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2865" calcext:value-type="float">
            <text:p>2.828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0466" calcext:value-type="float">
            <text:p>4.8046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02927" calcext:value-type="float">
            <text:p>0.5029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36407" calcext:value-type="float">
            <text:p>5.3640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4665" calcext:value-type="float">
            <text:p>2.046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71443" calcext:value-type="float">
            <text:p>5.714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62173" calcext:value-type="float">
            <text:p>0.2621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7493" calcext:value-type="float">
            <text:p>2.4749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8274" calcext:value-type="float">
            <text:p>2.982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366" calcext:value-type="float">
            <text:p>3.436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0657" calcext:value-type="float">
            <text:p>0.506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83846" calcext:value-type="float">
            <text:p>4.8384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595" calcext:value-type="float">
            <text:p>3.959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0448" calcext:value-type="float">
            <text:p>2.3044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5935" calcext:value-type="float">
            <text:p>1.15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28218" calcext:value-type="float">
            <text:p>9.2821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2377" calcext:value-type="float">
            <text:p>4.523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3235" calcext:value-type="float">
            <text:p>2.5323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6638" calcext:value-type="float">
            <text:p>2.2663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1519" calcext:value-type="float">
            <text:p>3.015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3596" calcext:value-type="float">
            <text:p>2.935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8654" calcext:value-type="float">
            <text:p>1.286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8523" calcext:value-type="float">
            <text:p>1.185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29156" calcext:value-type="float">
            <text:p>3.2915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3331" calcext:value-type="float">
            <text:p>4.9333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0871" calcext:value-type="float">
            <text:p>1.908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5393" calcext:value-type="float">
            <text:p>2.553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1.1272" calcext:value-type="float">
            <text:p>11.12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7805" calcext:value-type="float">
            <text:p>3.3780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9156" calcext:value-type="float">
            <text:p>2.2915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7043" calcext:value-type="float">
            <text:p>1.770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57501" calcext:value-type="float">
            <text:p>3.575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37009" calcext:value-type="float">
            <text:p>4.370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2462" calcext:value-type="float">
            <text:p>2.7246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664" calcext:value-type="float">
            <text:p>2.766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738" calcext:value-type="float">
            <text:p>4.17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17408" calcext:value-type="float">
            <text:p>5.174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3037" calcext:value-type="float">
            <text:p>8.30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05646" calcext:value-type="float">
            <text:p>0.6056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0018" calcext:value-type="float">
            <text:p>4.9001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51975" calcext:value-type="float">
            <text:p>4.519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71693" calcext:value-type="float">
            <text:p>7.716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34662" calcext:value-type="float">
            <text:p>0.43466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36074" calcext:value-type="float">
            <text:p>6.3607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89823" calcext:value-type="float">
            <text:p>5.898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9257" calcext:value-type="float">
            <text:p>6.925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34567" calcext:value-type="float">
            <text:p>0.63456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9467" calcext:value-type="float">
            <text:p>2.2946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48727" calcext:value-type="float">
            <text:p>0.8487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0782" calcext:value-type="float">
            <text:p>5.1078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42823" calcext:value-type="float">
            <text:p>0.3428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3116" calcext:value-type="float">
            <text:p>1.631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7097" calcext:value-type="float">
            <text:p>2.7709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75046" calcext:value-type="float">
            <text:p>5.7504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41921" calcext:value-type="float">
            <text:p>0.24192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172" calcext:value-type="float">
            <text:p>3.71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89569" calcext:value-type="float">
            <text:p>0.48956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54044" calcext:value-type="float">
            <text:p>4.5404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22139" calcext:value-type="float">
            <text:p>0.32213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3301" calcext:value-type="float">
            <text:p>4.133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85423" calcext:value-type="float">
            <text:p>6.8542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8761" calcext:value-type="float">
            <text:p>5.5876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3721" calcext:value-type="float">
            <text:p>2.1372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1.001" calcext:value-type="float">
            <text:p>11.0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7361" calcext:value-type="float">
            <text:p>3.973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68204" calcext:value-type="float">
            <text:p>6.6820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0594" calcext:value-type="float">
            <text:p>1.405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3506" calcext:value-type="float">
            <text:p>4.9350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38315" calcext:value-type="float">
            <text:p>8.383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1382" calcext:value-type="float">
            <text:p>5.4138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4985" calcext:value-type="float">
            <text:p>2.2498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45271" calcext:value-type="float">
            <text:p>0.0452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0555" calcext:value-type="float">
            <text:p>0.705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1555" calcext:value-type="float">
            <text:p>5.4155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2458" calcext:value-type="float">
            <text:p>3.624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9768" calcext:value-type="float">
            <text:p>1.197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08629" calcext:value-type="float">
            <text:p>0.2086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0043" calcext:value-type="float">
            <text:p>5.800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3801" calcext:value-type="float">
            <text:p>2.338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12045" calcext:value-type="float">
            <text:p>0.21204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30044" calcext:value-type="float">
            <text:p>0.8300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6104" calcext:value-type="float">
            <text:p>5.0610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9508" calcext:value-type="float">
            <text:p>3.5950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39683" calcext:value-type="float">
            <text:p>0.23968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76937" calcext:value-type="float">
            <text:p>0.5769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4988" calcext:value-type="float">
            <text:p>3.8498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1728" calcext:value-type="float">
            <text:p>1.017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48905" calcext:value-type="float">
            <text:p>0.5489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67886" calcext:value-type="float">
            <text:p>0.4678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6047" calcext:value-type="float">
            <text:p>3.1604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999" calcext:value-type="float">
            <text:p>1.59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10569" calcext:value-type="float">
            <text:p>0.21056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19585" calcext:value-type="float">
            <text:p>0.4195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1548" calcext:value-type="float">
            <text:p>3.0154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14758" calcext:value-type="float">
            <text:p>0.9147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596884" calcext:value-type="float">
            <text:p>0.059688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77037" calcext:value-type="float">
            <text:p>0.087703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6277" calcext:value-type="float">
            <text:p>2.162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63331" calcext:value-type="float">
            <text:p>0.6633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07938" calcext:value-type="float">
            <text:p>0.8079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8777" calcext:value-type="float">
            <text:p>0.687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2539" calcext:value-type="float">
            <text:p>1.8253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3427" calcext:value-type="float">
            <text:p>1.034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04321" calcext:value-type="float">
            <text:p>0.80432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47987" calcext:value-type="float">
            <text:p>0.1479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8312" calcext:value-type="float">
            <text:p>1.5831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60749" calcext:value-type="float">
            <text:p>0.56074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65885" calcext:value-type="float">
            <text:p>0.1658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9654" calcext:value-type="float">
            <text:p>0.6965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6502" calcext:value-type="float">
            <text:p>4.650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0193" calcext:value-type="float">
            <text:p>2.8019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0587" calcext:value-type="float">
            <text:p>2.1058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9628" calcext:value-type="float">
            <text:p>0.0896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4287" calcext:value-type="float">
            <text:p>5.4428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84641" calcext:value-type="float">
            <text:p>1.8464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338" calcext:value-type="float">
            <text:p>0.3733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45733" calcext:value-type="float">
            <text:p>0.6457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7239" calcext:value-type="float">
            <text:p>4.2723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0847" calcext:value-type="float">
            <text:p>2.8084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2054" calcext:value-type="float">
            <text:p>3.6205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4848" calcext:value-type="float">
            <text:p>2.148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97569" calcext:value-type="float">
            <text:p>6.9756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9916" calcext:value-type="float">
            <text:p>4.799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46413" calcext:value-type="float">
            <text:p>0.74641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5503" calcext:value-type="float">
            <text:p>4.2550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09277" calcext:value-type="float">
            <text:p>7.0927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0853" calcext:value-type="float">
            <text:p>4.8085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6098" calcext:value-type="float">
            <text:p>3.3609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0409" calcext:value-type="float">
            <text:p>1.8040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12804" calcext:value-type="float">
            <text:p>6.1280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63676" calcext:value-type="float">
            <text:p>4.6367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80227" calcext:value-type="float">
            <text:p>8.8022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02855" calcext:value-type="float">
            <text:p>6.028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64" calcext:value-type="float">
            <text:p>4.9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27787" calcext:value-type="float">
            <text:p>0.7277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96504" calcext:value-type="float">
            <text:p>9.9650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28529" calcext:value-type="float">
            <text:p>7.2852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82327" calcext:value-type="float">
            <text:p>7.8232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2817" calcext:value-type="float">
            <text:p>1.528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3036" calcext:value-type="float">
            <text:p>4.2303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2044" calcext:value-type="float">
            <text:p>3.820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8" calcext:value-type="float">
            <text:p>3.3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1158" calcext:value-type="float">
            <text:p>0.7115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80881" calcext:value-type="float">
            <text:p>2.8088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8558" calcext:value-type="float">
            <text:p>2.285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4018" calcext:value-type="float">
            <text:p>3.5401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14873" calcext:value-type="float">
            <text:p>0.2148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77964" calcext:value-type="float">
            <text:p>7.779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8821" calcext:value-type="float">
            <text:p>2.4882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40043" calcext:value-type="float">
            <text:p>7.4004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29325" calcext:value-type="float">
            <text:p>0.6293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83316" calcext:value-type="float">
            <text:p>0.98331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444" calcext:value-type="float">
            <text:p>1.64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0497" calcext:value-type="float">
            <text:p>2.0049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62974" calcext:value-type="float">
            <text:p>0.26297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5172" calcext:value-type="float">
            <text:p>1.6517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74322" calcext:value-type="float">
            <text:p>0.17432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5726" calcext:value-type="float">
            <text:p>2.457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5204" calcext:value-type="float">
            <text:p>3.8520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7121" calcext:value-type="float">
            <text:p>3.0712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5443" calcext:value-type="float">
            <text:p>2.9544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0526" calcext:value-type="float">
            <text:p>4.005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8037" calcext:value-type="float">
            <text:p>1.0803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9471" calcext:value-type="float">
            <text:p>0.9947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35861" calcext:value-type="float">
            <text:p>0.9358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5727" calcext:value-type="float">
            <text:p>3.3572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7325" calcext:value-type="float">
            <text:p>3.8732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6909" calcext:value-type="float">
            <text:p>2.4690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90816" calcext:value-type="float">
            <text:p>3.908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11386" calcext:value-type="float">
            <text:p>6.1138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66803" calcext:value-type="float">
            <text:p>4.668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07806" calcext:value-type="float">
            <text:p>0.30780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4008" calcext:value-type="float">
            <text:p>2.0400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13081" calcext:value-type="float">
            <text:p>8.1308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7059" calcext:value-type="float">
            <text:p>5.8705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60032" calcext:value-type="float">
            <text:p>6.6003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91649" calcext:value-type="float">
            <text:p>4.916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3241" calcext:value-type="float">
            <text:p>4.932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1112" calcext:value-type="float">
            <text:p>4.811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7264" calcext:value-type="float">
            <text:p>1.572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68294" calcext:value-type="float">
            <text:p>0.6682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3637" calcext:value-type="float">
            <text:p>4.2363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96796" calcext:value-type="float">
            <text:p>3.9679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3474" calcext:value-type="float">
            <text:p>1.1347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3755" calcext:value-type="float">
            <text:p>1.7375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9.56665" calcext:value-type="float">
            <text:p>9.566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8073" calcext:value-type="float">
            <text:p>3.380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1085" calcext:value-type="float">
            <text:p>2.210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47762" calcext:value-type="float">
            <text:p>0.74776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35897" calcext:value-type="float">
            <text:p>4.3589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3526" calcext:value-type="float">
            <text:p>3.6352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60319" calcext:value-type="float">
            <text:p>0.76031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02459" calcext:value-type="float">
            <text:p>0.4024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2425" calcext:value-type="float">
            <text:p>2.6242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7223" calcext:value-type="float">
            <text:p>2.172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1337" calcext:value-type="float">
            <text:p>0.37133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21487" calcext:value-type="float">
            <text:p>0.42148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1841" calcext:value-type="float">
            <text:p>5.518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2555" calcext:value-type="float">
            <text:p>2.7255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7368" calcext:value-type="float">
            <text:p>1.973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05218" calcext:value-type="float">
            <text:p>0.20521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60122" calcext:value-type="float">
            <text:p>2.6012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1816" calcext:value-type="float">
            <text:p>2.018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92792" calcext:value-type="float">
            <text:p>0.59279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46592" calcext:value-type="float">
            <text:p>0.8465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75464" calcext:value-type="float">
            <text:p>5.754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22316" calcext:value-type="float">
            <text:p>5.223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05" calcext:value-type="float">
            <text:p>0.90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386542" calcext:value-type="float">
            <text:p>0.038654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754" calcext:value-type="float">
            <text:p>2.775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3746" calcext:value-type="float">
            <text:p>4.0374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3855" calcext:value-type="float">
            <text:p>2.4385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12374" calcext:value-type="float">
            <text:p>0.11237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85345" calcext:value-type="float">
            <text:p>5.8534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76013" calcext:value-type="float">
            <text:p>5.7601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4244" calcext:value-type="float">
            <text:p>3.7424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64324" calcext:value-type="float">
            <text:p>4.6432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2858" calcext:value-type="float">
            <text:p>5.628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92716" calcext:value-type="float">
            <text:p>1.927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3.8233" calcext:value-type="float">
            <text:p>13.823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74485" calcext:value-type="float">
            <text:p>9.7448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4.3141" calcext:value-type="float">
            <text:p>14.314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9935" calcext:value-type="float">
            <text:p>1.399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0001" calcext:value-type="float">
            <text:p>3.000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32758" calcext:value-type="float">
            <text:p>5.327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1118" calcext:value-type="float">
            <text:p>5.1111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8907" calcext:value-type="float">
            <text:p>1.5890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50024" calcext:value-type="float">
            <text:p>0.95002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77311" calcext:value-type="float">
            <text:p>0.3773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1331" calcext:value-type="float">
            <text:p>12.133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57417" calcext:value-type="float">
            <text:p>7.5741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23001" calcext:value-type="float">
            <text:p>0.9230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1392" calcext:value-type="float">
            <text:p>0.5313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4.6236" calcext:value-type="float">
            <text:p>24.623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6477" calcext:value-type="float">
            <text:p>8.647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356" calcext:value-type="float">
            <text:p>1.635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93458" calcext:value-type="float">
            <text:p>0.39345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0268" calcext:value-type="float">
            <text:p>11.026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4892" calcext:value-type="float">
            <text:p>7.489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7225" calcext:value-type="float">
            <text:p>1.4722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45644" calcext:value-type="float">
            <text:p>0.94564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24144" calcext:value-type="float">
            <text:p>5.2414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2603" calcext:value-type="float">
            <text:p>4.0260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56801" calcext:value-type="float">
            <text:p>0.8568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21071" calcext:value-type="float">
            <text:p>0.1210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6.6933" calcext:value-type="float">
            <text:p>16.693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2275" calcext:value-type="float">
            <text:p>4.822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6893" calcext:value-type="float">
            <text:p>3.0689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55375" calcext:value-type="float">
            <text:p>0.6553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9008" calcext:value-type="float">
            <text:p>4.8900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75557" calcext:value-type="float">
            <text:p>3.7555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7757" calcext:value-type="float">
            <text:p>1.477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59079" calcext:value-type="float">
            <text:p>0.75907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89101" calcext:value-type="float">
            <text:p>0.58910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184223" calcext:value-type="float">
            <text:p>0.018422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2702" calcext:value-type="float">
            <text:p>2.1270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3015" calcext:value-type="float">
            <text:p>2.4301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9504" calcext:value-type="float">
            <text:p>10.950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143048" calcext:value-type="float">
            <text:p>0.14304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3509" calcext:value-type="float">
            <text:p>1.2350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6479" calcext:value-type="float">
            <text:p>1.0647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78881" calcext:value-type="float">
            <text:p>0.37888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0145334" calcext:value-type="float">
            <text:p>0.014533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9863" calcext:value-type="float">
            <text:p>3.4986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5859" calcext:value-type="float">
            <text:p>2.958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4251" calcext:value-type="float">
            <text:p>12.42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7524" calcext:value-type="float">
            <text:p>2.9752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76691" calcext:value-type="float">
            <text:p>6.7669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0428" calcext:value-type="float">
            <text:p>1.5042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8.6893" calcext:value-type="float">
            <text:p>38.68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4784" calcext:value-type="float">
            <text:p>3.1478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48668" calcext:value-type="float">
            <text:p>5.4866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0016" calcext:value-type="float">
            <text:p>2.100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0753" calcext:value-type="float">
            <text:p>12.075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669" calcext:value-type="float">
            <text:p>2.866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20425" calcext:value-type="float">
            <text:p>0.02042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82694" calcext:value-type="float">
            <text:p>0.58269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7587" calcext:value-type="float">
            <text:p>4.7758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51352" calcext:value-type="float">
            <text:p>0.45135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07876" calcext:value-type="float">
            <text:p>5.0787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16326" calcext:value-type="float">
            <text:p>0.21632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7.6429" calcext:value-type="float">
            <text:p>27.642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58828" calcext:value-type="float">
            <text:p>0.55882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890177" calcext:value-type="float">
            <text:p>0.089017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2396" calcext:value-type="float">
            <text:p>1.3239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32726" calcext:value-type="float">
            <text:p>4.3272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33309" calcext:value-type="float">
            <text:p>0.53330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68885" calcext:value-type="float">
            <text:p>0.1688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9771" calcext:value-type="float">
            <text:p>0.35977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64112" calcext:value-type="float">
            <text:p>5.64112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58251" calcext:value-type="float">
            <text:p>5.5825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1097" calcext:value-type="float">
            <text:p>7.109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415149" calcext:value-type="float">
            <text:p>0.04151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9.228" calcext:value-type="float">
            <text:p>19.22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3338" calcext:value-type="float">
            <text:p>6.4333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50529" calcext:value-type="float">
            <text:p>0.65052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06445" calcext:value-type="float">
            <text:p>0.50644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1696" calcext:value-type="float">
            <text:p>5.4169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6344" calcext:value-type="float">
            <text:p>5.4634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31261" calcext:value-type="float">
            <text:p>0.63126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88526" calcext:value-type="float">
            <text:p>0.28852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91295" calcext:value-type="float">
            <text:p>6.9129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51898" calcext:value-type="float">
            <text:p>2.5189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7293" calcext:value-type="float">
            <text:p>3.8729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72539" calcext:value-type="float">
            <text:p>0.47253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5.8046" calcext:value-type="float">
            <text:p>35.804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27571" calcext:value-type="float">
            <text:p>3.2757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64018" calcext:value-type="float">
            <text:p>0.86401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31748" calcext:value-type="float">
            <text:p>0.231748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45958" calcext:value-type="float">
            <text:p>6.459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4594" calcext:value-type="float">
            <text:p>2.459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5691" calcext:value-type="float">
            <text:p>1.6569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051" calcext:value-type="float">
            <text:p>2.405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2806" calcext:value-type="float">
            <text:p>2.1280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75626" calcext:value-type="float">
            <text:p>0.7562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5.6559" calcext:value-type="float">
            <text:p>15.655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4427" calcext:value-type="float">
            <text:p>1.1442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6.6869" calcext:value-type="float">
            <text:p>16.686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51486" calcext:value-type="float">
            <text:p>0.45148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8049" calcext:value-type="float">
            <text:p>2.1804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5892" calcext:value-type="float">
            <text:p>2.6589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0314" calcext:value-type="float">
            <text:p>2.0031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832553" calcext:value-type="float">
            <text:p>0.83255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7532" calcext:value-type="float">
            <text:p>1.6753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59265" calcext:value-type="float">
            <text:p>0.35926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60406" calcext:value-type="float">
            <text:p>6.6040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219" calcext:value-type="float">
            <text:p>4.721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5301" calcext:value-type="float">
            <text:p>10.530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2959" calcext:value-type="float">
            <text:p>1.3295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0.3127" calcext:value-type="float">
            <text:p>20.312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24416" calcext:value-type="float">
            <text:p>4.2441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9796" calcext:value-type="float">
            <text:p>2.29796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536373" calcext:value-type="float">
            <text:p>0.53637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55978" calcext:value-type="float">
            <text:p>6.5597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4089" calcext:value-type="float">
            <text:p>4.7408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04364" calcext:value-type="float">
            <text:p>1.0436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84913" calcext:value-type="float">
            <text:p>0.28491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77251" calcext:value-type="float">
            <text:p>0.37725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02831" calcext:value-type="float">
            <text:p>0.50283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2.5962" calcext:value-type="float">
            <text:p>12.5962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5986" calcext:value-type="float">
            <text:p>1.5598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60839" calcext:value-type="float">
            <text:p>3.6083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26227" calcext:value-type="float">
            <text:p>0.42622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8941" calcext:value-type="float">
            <text:p>1.18941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71232" calcext:value-type="float">
            <text:p>0.4712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10665" calcext:value-type="float">
            <text:p>0.410665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470775" calcext:value-type="float">
            <text:p>0.47077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11857" calcext:value-type="float">
            <text:p>9.1185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3.6704" calcext:value-type="float">
            <text:p>13.6704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3.3893" calcext:value-type="float">
            <text:p>13.389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9118" calcext:value-type="float">
            <text:p>10.9118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4.6685" calcext:value-type="float">
            <text:p>24.6685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80811" calcext:value-type="float">
            <text:p>6.8081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3.3828" calcext:value-type="float">
            <text:p>23.382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3601" calcext:value-type="float">
            <text:p>12.360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62969" calcext:value-type="float">
            <text:p>8.6296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2.1577" calcext:value-type="float">
            <text:p>12.157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983" calcext:value-type="float">
            <text:p>12.983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6387" calcext:value-type="float">
            <text:p>10.6387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5897" calcext:value-type="float">
            <text:p>1.5589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07532" calcext:value-type="float">
            <text:p>0.607532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3536" calcext:value-type="float">
            <text:p>2.23536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8854" calcext:value-type="float">
            <text:p>1.78854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77834" calcext:value-type="float">
            <text:p>5.77834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3647" calcext:value-type="float">
            <text:p>2.33647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7171" calcext:value-type="float">
            <text:p>2.7171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9481" calcext:value-type="float">
            <text:p>1.49481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08529" calcext:value-type="float">
            <text:p>2.0852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8049" calcext:value-type="float">
            <text:p>1.6804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26987" calcext:value-type="float">
            <text:p>2.26987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1943" calcext:value-type="float">
            <text:p>2.0194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9669" calcext:value-type="float">
            <text:p>2.966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47633" calcext:value-type="float">
            <text:p>2.47633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35464" calcext:value-type="float">
            <text:p>7.3546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2973" calcext:value-type="float">
            <text:p>3.82973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9.0353" calcext:value-type="float">
            <text:p>19.035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12075" calcext:value-type="float">
            <text:p>4.12075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83089" calcext:value-type="float">
            <text:p>4.8308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31512" calcext:value-type="float">
            <text:p>4.31512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37008" calcext:value-type="float">
            <text:p>3.37008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6916" calcext:value-type="float">
            <text:p>3.46916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42624" calcext:value-type="float">
            <text:p>7.42624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9806" calcext:value-type="float">
            <text:p>3.59806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7009" calcext:value-type="float">
            <text:p>1.97009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98341" calcext:value-type="float">
            <text:p>0.9834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0099" calcext:value-type="float">
            <text:p>3.0099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7179" calcext:value-type="float">
            <text:p>2.9717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343" calcext:value-type="float">
            <text:p>3.4343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9239" calcext:value-type="float">
            <text:p>1.19239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8798" calcext:value-type="float">
            <text:p>4.0879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7099" calcext:value-type="float">
            <text:p>3.37099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7817" calcext:value-type="float">
            <text:p>1.87817</text:p>
          </table:table-cell>
          <table:table-cell/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56661" calcext:value-type="float">
            <text:p>0.756661</text:p>
          </table:table-cell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3858" calcext:value-type="float">
            <text:p>3.13858</text:p>
          </table:table-cell>
          <table:table-cell/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1135" calcext:value-type="float">
            <text:p>3.11135</text:p>
          </table:table-cell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62243" calcext:value-type="float">
            <text:p>0.262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3721" calcext:value-type="float">
            <text:p>1.23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2.0705" calcext:value-type="float">
            <text:p>12.0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20965" calcext:value-type="float">
            <text:p>5.20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60918" calcext:value-type="float">
            <text:p>0.260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33948" calcext:value-type="float">
            <text:p>1.33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97563" calcext:value-type="float">
            <text:p>0.497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5537" calcext:value-type="float">
            <text:p>1.15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3.6885" calcext:value-type="float">
            <text:p>13.6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09022" calcext:value-type="float">
            <text:p>5.09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381246" calcext:value-type="float">
            <text:p>0.381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14645" calcext:value-type="float">
            <text:p>1.146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35878" calcext:value-type="float">
            <text:p>0.635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93082" calcext:value-type="float">
            <text:p>7.93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1.9204" calcext:value-type="float">
            <text:p>11.9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52304" calcext:value-type="float">
            <text:p>3.52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858553" calcext:value-type="float">
            <text:p>0.858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15024" calcext:value-type="float">
            <text:p>8.15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73307" calcext:value-type="float">
            <text:p>5.73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0486" calcext:value-type="float">
            <text:p>1.20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2.6446" calcext:value-type="float">
            <text:p>12.6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7192" calcext:value-type="float">
            <text:p>4.07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12816" calcext:value-type="float">
            <text:p>5.12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51501" calcext:value-type="float">
            <text:p>1.51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206172" calcext:value-type="float">
            <text:p>0.0206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2.7213" calcext:value-type="float">
            <text:p>12.7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2.6096" calcext:value-type="float">
            <text:p>12.6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4.463" calcext:value-type="float">
            <text:p>14.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09586" calcext:value-type="float">
            <text:p>0.1095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3.9421" calcext:value-type="float">
            <text:p>13.9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2209" calcext:value-type="float">
            <text:p>3.02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36153" calcext:value-type="float">
            <text:p>7.36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7.2686" calcext:value-type="float">
            <text:p>17.2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19846" calcext:value-type="float">
            <text:p>6.19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44403" calcext:value-type="float">
            <text:p>3.444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9716" calcext:value-type="float">
            <text:p>8.09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9.4571" calcext:value-type="float">
            <text:p>9.4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9057" calcext:value-type="float">
            <text:p>3.39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9213" calcext:value-type="float">
            <text:p>1.19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7151" calcext:value-type="float">
            <text:p>5.17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8474" calcext:value-type="float">
            <text:p>7.8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35625" calcext:value-type="float">
            <text:p>3.3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84196" calcext:value-type="float">
            <text:p>1.84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8592" calcext:value-type="float">
            <text:p>4.78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5522" calcext:value-type="float">
            <text:p>4.055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4519" calcext:value-type="float">
            <text:p>2.34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0765" calcext:value-type="float">
            <text:p>0.60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3019" calcext:value-type="float">
            <text:p>4.03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81298" calcext:value-type="float">
            <text:p>3.81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358" calcext:value-type="float">
            <text:p>1.7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63832" calcext:value-type="float">
            <text:p>3.63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27325" calcext:value-type="float">
            <text:p>6.27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4874" calcext:value-type="float">
            <text:p>1.44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5475" calcext:value-type="float">
            <text:p>2.05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83593" calcext:value-type="float">
            <text:p>0.683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03172" calcext:value-type="float">
            <text:p>4.03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8.8068" calcext:value-type="float">
            <text:p>8.80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8.03959" calcext:value-type="float">
            <text:p>8.03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78728" calcext:value-type="float">
            <text:p>2.78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13123" calcext:value-type="float">
            <text:p>4.13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156664" calcext:value-type="float">
            <text:p>0.0156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59794" calcext:value-type="float">
            <text:p>7.59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54105" calcext:value-type="float">
            <text:p>6.54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80571" calcext:value-type="float">
            <text:p>3.80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58821" calcext:value-type="float">
            <text:p>0.658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89775" calcext:value-type="float">
            <text:p>6.89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82252" calcext:value-type="float">
            <text:p>4.82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992" calcext:value-type="float">
            <text:p>3.49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48818" calcext:value-type="float">
            <text:p>6.48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5962" calcext:value-type="float">
            <text:p>4.95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2296" calcext:value-type="float">
            <text:p>1.52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1634" calcext:value-type="float">
            <text:p>2.91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41331" calcext:value-type="float">
            <text:p>7.41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61881" calcext:value-type="float">
            <text:p>0.961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31303" calcext:value-type="float">
            <text:p>1.31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8715" calcext:value-type="float">
            <text:p>2.8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28079" calcext:value-type="float">
            <text:p>4.280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640994" calcext:value-type="float">
            <text:p>0.640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0621" calcext:value-type="float">
            <text:p>3.0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1856" calcext:value-type="float">
            <text:p>2.31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45354" calcext:value-type="float">
            <text:p>0.145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42436" calcext:value-type="float">
            <text:p>5.42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4.03811" calcext:value-type="float">
            <text:p>4.03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0053" calcext:value-type="float">
            <text:p>2.0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81731" calcext:value-type="float">
            <text:p>0.781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362787" calcext:value-type="float">
            <text:p>0.362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03607" calcext:value-type="float">
            <text:p>6.03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18277" calcext:value-type="float">
            <text:p>2.18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732408" calcext:value-type="float">
            <text:p>0.732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72937" calcext:value-type="float">
            <text:p>0.272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10705" calcext:value-type="float">
            <text:p>2.10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4671" calcext:value-type="float">
            <text:p>1.44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32447" calcext:value-type="float">
            <text:p>6.32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63263" calcext:value-type="float">
            <text:p>0.963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281304" calcext:value-type="float">
            <text:p>0.28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07461" calcext:value-type="float">
            <text:p>1.074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29344" calcext:value-type="float">
            <text:p>2.29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282753" calcext:value-type="float">
            <text:p>0.282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6.69814" calcext:value-type="float">
            <text:p>6.69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93887" calcext:value-type="float">
            <text:p>4.93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7.4877" calcext:value-type="float">
            <text:p>7.4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504857" calcext:value-type="float">
            <text:p>0.504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77023" calcext:value-type="float">
            <text:p>1.770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97453" calcext:value-type="float">
            <text:p>2.97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65573" calcext:value-type="float">
            <text:p>0.65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70033" calcext:value-type="float">
            <text:p>1.70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54999" calcext:value-type="float">
            <text:p>1.54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0472" calcext:value-type="float">
            <text:p>2.30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17275" calcext:value-type="float">
            <text:p>1.17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13593" calcext:value-type="float">
            <text:p>3.13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1513" calcext:value-type="float">
            <text:p>5.1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20925" calcext:value-type="float">
            <text:p>1.20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301353" calcext:value-type="float">
            <text:p>0.0301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7738" calcext:value-type="float">
            <text:p>2.37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68739" calcext:value-type="float">
            <text:p>2.687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3.48681" calcext:value-type="float">
            <text:p>3.486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0.5906" calcext:value-type="float">
            <text:p>10.5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0.945796" calcext:value-type="float">
            <text:p>0.9457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7814" calcext:value-type="float">
            <text:p>1.27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7693" calcext:value-type="float">
            <text:p>2.37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50616" calcext:value-type="float">
            <text:p>2.50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29846" calcext:value-type="float">
            <text:p>6.29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9105" calcext:value-type="float">
            <text:p>1.49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6025" calcext:value-type="float">
            <text:p>7.6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42549" calcext:value-type="float">
            <text:p>1.425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73915" calcext:value-type="float">
            <text:p>4.73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126749" calcext:value-type="float">
            <text:p>0.126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2.36617" calcext:value-type="float">
            <text:p>2.366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5.69791" calcext:value-type="float">
            <text:p>5.69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5.19236" calcext:value-type="float">
            <text:p>5.1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2.32965" calcext:value-type="float">
            <text:p>2.32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.43469" calcext:value-type="float">
            <text:p>1.434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0390161" calcext:value-type="float">
            <text:p>0.039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0.8085" calcext:value-type="float">
            <text:p>10.8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3.75589" calcext:value-type="float">
            <text:p>3.75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47758" calcext:value-type="float">
            <text:p>7.47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67861" calcext:value-type="float">
            <text:p>1.678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7.08575" calcext:value-type="float">
            <text:p>7.08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26486" calcext:value-type="float">
            <text:p>1.26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11.7572" calcext:value-type="float">
            <text:p>11.7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1.96729" calcext:value-type="float">
            <text:p>1.96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4.37374" calcext:value-type="float">
            <text:p>4.37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dar</text:p>
          </table:table-cell>
          <table:table-cell office:value-type="string" calcext:value-type="string">
            <text:p>NIS:</text:p>
          </table:table-cell>
          <table:table-cell office:value-type="float" office:value="0.430578" calcext:value-type="float">
            <text:p>0.430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NIS:</text:p>
          </table:table-cell>
          <table:table-cell office:value-type="float" office:value="6.21828" calcext:value-type="float">
            <text:p>6.2182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2_3.A1:2_3.C110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3:57:50.129824821</meta:creation-date>
    <dc:date>2020-05-16T17:26:47.451788014</dc:date>
    <meta:editing-duration>PT6M46S</meta:editing-duration>
    <meta:editing-cycles>1</meta:editing-cycles>
    <meta:document-statistic meta:table-count="2" meta:cell-count="1494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svg:stroke-opacity="80%" draw:fill-color="#004586" draw:opacity="80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61cm" svg:height="12.458cm" xlink:href=".." xlink:type="simple" chart:class="chart:line" chart:style-name="ch1">
        <chart:legend chart:legend-position="end" svg:x="27.303cm" svg:y="5.681cm" style:legend-expansion="high" chart:style-name="ch2"/>
        <chart:plot-area chart:style-name="ch3" table:cell-range-address="2_3.B1:2_3.B1 2_3.B700:2_3.B1100 2_3.F1:2_3.F1 2_3.F700:2_3.F1100" chart:data-source-has-labels="row" svg:x="0.549cm" svg:y="0.276cm" svg:width="25.959cm" svg:height="11.958cm">
          <chartooo:coordinate-region svg:x="1.17cm" svg:y="0.475cm" svg:width="25.338cm" svg:height="10.8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_3.B700:2_3.B1100" chart:label-cell-address="2_3.B1:2_3.B1" chart:class="chart:line">
            <chart:data-point chart:repeated="401"/>
          </chart:series>
          <chart:series chart:style-name="ch7" chart:values-cell-range-address="2_3.F700:2_3.F1100" chart:label-cell-address="2_3.F1:2_3.F1" chart:class="chart:line">
            <chart:data-point chart:repeated="4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shold</text:p>
                <draw:g>
                  <svg:desc>2_3.B1:2_3.B1</svg:desc>
                </draw:g>
              </table:table-cell>
              <table:table-cell office:value-type="string">
                <text:p>NIS_30/30</text:p>
                <draw:g>
                  <svg:desc>2_3.F1:2_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">
                <text:p>7.8</text:p>
                <draw:g>
                  <svg:desc>2_3.B700:2_3.B1100</svg:desc>
                </draw:g>
              </table:table-cell>
              <table:table-cell office:value-type="float" office:value="0.805033">
                <text:p>0.805033</text:p>
                <draw:g>
                  <svg:desc>2_3.F700:2_3.F1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">
                <text:p>7.8</text:p>
              </table:table-cell>
              <table:table-cell office:value-type="float" office:value="1.86655">
                <text:p>1.86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">
                <text:p>7.8</text:p>
              </table:table-cell>
              <table:table-cell office:value-type="float" office:value="0.88786">
                <text:p>0.88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">
                <text:p>7.8</text:p>
              </table:table-cell>
              <table:table-cell office:value-type="float" office:value="2.19853">
                <text:p>2.19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8">
                <text:p>7.8</text:p>
              </table:table-cell>
              <table:table-cell office:value-type="float" office:value="1.74648">
                <text:p>1.74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">
                <text:p>7.8</text:p>
              </table:table-cell>
              <table:table-cell office:value-type="float" office:value="1.41189">
                <text:p>1.411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">
                <text:p>7.8</text:p>
              </table:table-cell>
              <table:table-cell office:value-type="float" office:value="0.591487">
                <text:p>0.591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3.22801">
                <text:p>3.22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">
                <text:p>7.8</text:p>
              </table:table-cell>
              <table:table-cell office:value-type="float" office:value="2.47087">
                <text:p>2.47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">
                <text:p>7.8</text:p>
              </table:table-cell>
              <table:table-cell office:value-type="float" office:value="4.16035">
                <text:p>4.16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8">
                <text:p>7.8</text:p>
              </table:table-cell>
              <table:table-cell office:value-type="float" office:value="2.31771">
                <text:p>2.317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8">
                <text:p>7.8</text:p>
              </table:table-cell>
              <table:table-cell office:value-type="float" office:value="4.29758">
                <text:p>4.29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8">
                <text:p>7.8</text:p>
              </table:table-cell>
              <table:table-cell office:value-type="float" office:value="2.11825">
                <text:p>2.11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8">
                <text:p>7.8</text:p>
              </table:table-cell>
              <table:table-cell office:value-type="float" office:value="2.83465">
                <text:p>2.83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">
                <text:p>7.8</text:p>
              </table:table-cell>
              <table:table-cell office:value-type="float" office:value="0.69442">
                <text:p>0.694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8">
                <text:p>7.8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8">
                <text:p>7.8</text:p>
              </table:table-cell>
              <table:table-cell office:value-type="float" office:value="2.86979">
                <text:p>2.86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8">
                <text:p>7.8</text:p>
              </table:table-cell>
              <table:table-cell office:value-type="float" office:value="2.32204">
                <text:p>2.32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8">
                <text:p>7.8</text:p>
              </table:table-cell>
              <table:table-cell office:value-type="float" office:value="1.01752">
                <text:p>1.01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8">
                <text:p>7.8</text:p>
              </table:table-cell>
              <table:table-cell office:value-type="float" office:value="2.13682">
                <text:p>2.13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8">
                <text:p>7.8</text:p>
              </table:table-cell>
              <table:table-cell office:value-type="float" office:value="0.270668">
                <text:p>0.270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">
                <text:p>7.8</text:p>
              </table:table-cell>
              <table:table-cell office:value-type="float" office:value="1.98989">
                <text:p>1.98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">
                <text:p>7.8</text:p>
              </table:table-cell>
              <table:table-cell office:value-type="float" office:value="0.977912">
                <text:p>0.9779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8">
                <text:p>7.8</text:p>
              </table:table-cell>
              <table:table-cell office:value-type="float" office:value="2.38786">
                <text:p>2.38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">
                <text:p>7.8</text:p>
              </table:table-cell>
              <table:table-cell office:value-type="float" office:value="0.531064">
                <text:p>0.531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">
                <text:p>7.8</text:p>
              </table:table-cell>
              <table:table-cell office:value-type="float" office:value="1.53066">
                <text:p>1.530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8">
                <text:p>7.8</text:p>
              </table:table-cell>
              <table:table-cell office:value-type="float" office:value="3.49444">
                <text:p>3.49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8">
                <text:p>7.8</text:p>
              </table:table-cell>
              <table:table-cell office:value-type="float" office:value="0.408046">
                <text:p>0.4080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8">
                <text:p>7.8</text:p>
              </table:table-cell>
              <table:table-cell office:value-type="float" office:value="3.62892">
                <text:p>3.628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">
                <text:p>7.8</text:p>
              </table:table-cell>
              <table:table-cell office:value-type="float" office:value="1.40902">
                <text:p>1.409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8">
                <text:p>7.8</text:p>
              </table:table-cell>
              <table:table-cell office:value-type="float" office:value="3.98009">
                <text:p>3.980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8">
                <text:p>7.8</text:p>
              </table:table-cell>
              <table:table-cell office:value-type="float" office:value="1.10996">
                <text:p>1.109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1.19023">
                <text:p>1.19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8">
                <text:p>7.8</text:p>
              </table:table-cell>
              <table:table-cell office:value-type="float" office:value="2.57653">
                <text:p>2.57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8">
                <text:p>7.8</text:p>
              </table:table-cell>
              <table:table-cell office:value-type="float" office:value="2.95936">
                <text:p>2.95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">
                <text:p>7.8</text:p>
              </table:table-cell>
              <table:table-cell office:value-type="float" office:value="1.17143">
                <text:p>1.17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">
                <text:p>7.8</text:p>
              </table:table-cell>
              <table:table-cell office:value-type="float" office:value="1.14365">
                <text:p>1.143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8">
                <text:p>7.8</text:p>
              </table:table-cell>
              <table:table-cell office:value-type="float" office:value="0.477442">
                <text:p>0.477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2.30691">
                <text:p>2.306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">
                <text:p>7.8</text:p>
              </table:table-cell>
              <table:table-cell office:value-type="float" office:value="0.274967">
                <text:p>0.2749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8">
                <text:p>7.8</text:p>
              </table:table-cell>
              <table:table-cell office:value-type="float" office:value="3.06322">
                <text:p>3.06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8">
                <text:p>7.8</text:p>
              </table:table-cell>
              <table:table-cell office:value-type="float" office:value="0.338619">
                <text:p>0.3386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8">
                <text:p>7.8</text:p>
              </table:table-cell>
              <table:table-cell office:value-type="float" office:value="2.24299">
                <text:p>2.242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8">
                <text:p>7.8</text:p>
              </table:table-cell>
              <table:table-cell office:value-type="float" office:value="1.24425">
                <text:p>1.244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">
                <text:p>7.8</text:p>
              </table:table-cell>
              <table:table-cell office:value-type="float" office:value="1.87734">
                <text:p>1.877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8">
                <text:p>7.8</text:p>
              </table:table-cell>
              <table:table-cell office:value-type="float" office:value="1.83205">
                <text:p>1.83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8">
                <text:p>7.8</text:p>
              </table:table-cell>
              <table:table-cell office:value-type="float" office:value="0.508805">
                <text:p>0.5088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">
                <text:p>7.8</text:p>
              </table:table-cell>
              <table:table-cell office:value-type="float" office:value="1.00404">
                <text:p>1.00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">
                <text:p>7.8</text:p>
              </table:table-cell>
              <table:table-cell office:value-type="float" office:value="2.36763">
                <text:p>2.367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8">
                <text:p>7.8</text:p>
              </table:table-cell>
              <table:table-cell office:value-type="float" office:value="0.607608">
                <text:p>0.6076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8">
                <text:p>7.8</text:p>
              </table:table-cell>
              <table:table-cell office:value-type="float" office:value="0.390472">
                <text:p>0.390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8">
                <text:p>7.8</text:p>
              </table:table-cell>
              <table:table-cell office:value-type="float" office:value="1.00237">
                <text:p>1.002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8">
                <text:p>7.8</text:p>
              </table:table-cell>
              <table:table-cell office:value-type="float" office:value="0.110576">
                <text:p>0.1105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8">
                <text:p>7.8</text:p>
              </table:table-cell>
              <table:table-cell office:value-type="float" office:value="0.445843">
                <text:p>0.4458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8">
                <text:p>7.8</text:p>
              </table:table-cell>
              <table:table-cell office:value-type="float" office:value="0.350935">
                <text:p>0.350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8">
                <text:p>7.8</text:p>
              </table:table-cell>
              <table:table-cell office:value-type="float" office:value="0.103702">
                <text:p>0.103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8">
                <text:p>7.8</text:p>
              </table:table-cell>
              <table:table-cell office:value-type="float" office:value="3.35766">
                <text:p>3.35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8">
                <text:p>7.8</text:p>
              </table:table-cell>
              <table:table-cell office:value-type="float" office:value="0.57018">
                <text:p>0.57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8">
                <text:p>7.8</text:p>
              </table:table-cell>
              <table:table-cell office:value-type="float" office:value="2.94554">
                <text:p>2.945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8">
                <text:p>7.8</text:p>
              </table:table-cell>
              <table:table-cell office:value-type="float" office:value="0.182658">
                <text:p>0.1826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8">
                <text:p>7.8</text:p>
              </table:table-cell>
              <table:table-cell office:value-type="float" office:value="3.24483">
                <text:p>3.244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8">
                <text:p>7.8</text:p>
              </table:table-cell>
              <table:table-cell office:value-type="float" office:value="3.04627">
                <text:p>3.04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8">
                <text:p>7.8</text:p>
              </table:table-cell>
              <table:table-cell office:value-type="float" office:value="2.96849">
                <text:p>2.96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8">
                <text:p>7.8</text:p>
              </table:table-cell>
              <table:table-cell office:value-type="float" office:value="2.80774">
                <text:p>2.807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8">
                <text:p>7.8</text:p>
              </table:table-cell>
              <table:table-cell office:value-type="float" office:value="2.4517">
                <text:p>2.45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8">
                <text:p>7.8</text:p>
              </table:table-cell>
              <table:table-cell office:value-type="float" office:value="3.45077">
                <text:p>3.45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8">
                <text:p>7.8</text:p>
              </table:table-cell>
              <table:table-cell office:value-type="float" office:value="3.03798">
                <text:p>3.03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8">
                <text:p>7.8</text:p>
              </table:table-cell>
              <table:table-cell office:value-type="float" office:value="4.26843">
                <text:p>4.268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8">
                <text:p>7.8</text:p>
              </table:table-cell>
              <table:table-cell office:value-type="float" office:value="1.66137">
                <text:p>1.661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8">
                <text:p>7.8</text:p>
              </table:table-cell>
              <table:table-cell office:value-type="float" office:value="3.36011">
                <text:p>3.360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8">
                <text:p>7.8</text:p>
              </table:table-cell>
              <table:table-cell office:value-type="float" office:value="2.59651">
                <text:p>2.59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8">
                <text:p>7.8</text:p>
              </table:table-cell>
              <table:table-cell office:value-type="float" office:value="3.11675">
                <text:p>3.116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8">
                <text:p>7.8</text:p>
              </table:table-cell>
              <table:table-cell office:value-type="float" office:value="1.84552">
                <text:p>1.845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8">
                <text:p>7.8</text:p>
              </table:table-cell>
              <table:table-cell office:value-type="float" office:value="0.99812">
                <text:p>0.99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8">
                <text:p>7.8</text:p>
              </table:table-cell>
              <table:table-cell office:value-type="float" office:value="5.33786">
                <text:p>5.33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8">
                <text:p>7.8</text:p>
              </table:table-cell>
              <table:table-cell office:value-type="float" office:value="1.5781">
                <text:p>1.57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8">
                <text:p>7.8</text:p>
              </table:table-cell>
              <table:table-cell office:value-type="float" office:value="4.0677">
                <text:p>4.06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1.90468">
                <text:p>1.904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8">
                <text:p>7.8</text:p>
              </table:table-cell>
              <table:table-cell office:value-type="float" office:value="5.6311">
                <text:p>5.6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">
                <text:p>7.8</text:p>
              </table:table-cell>
              <table:table-cell office:value-type="float" office:value="1.4798">
                <text:p>1.47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8">
                <text:p>7.8</text:p>
              </table:table-cell>
              <table:table-cell office:value-type="float" office:value="0.898578">
                <text:p>0.8985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8">
                <text:p>7.8</text:p>
              </table:table-cell>
              <table:table-cell office:value-type="float" office:value="2.30237">
                <text:p>2.302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">
                <text:p>7.8</text:p>
              </table:table-cell>
              <table:table-cell office:value-type="float" office:value="0.133227">
                <text:p>0.1332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8">
                <text:p>7.8</text:p>
              </table:table-cell>
              <table:table-cell office:value-type="float" office:value="1.10713">
                <text:p>1.10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8">
                <text:p>7.8</text:p>
              </table:table-cell>
              <table:table-cell office:value-type="float" office:value="0.782746">
                <text:p>0.7827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8">
                <text:p>7.8</text:p>
              </table:table-cell>
              <table:table-cell office:value-type="float" office:value="0.0571224">
                <text:p>0.05712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8">
                <text:p>7.8</text:p>
              </table:table-cell>
              <table:table-cell office:value-type="float" office:value="0.594656">
                <text:p>0.594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8">
                <text:p>7.8</text:p>
              </table:table-cell>
              <table:table-cell office:value-type="float" office:value="0.983087">
                <text:p>0.9830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8">
                <text:p>7.8</text:p>
              </table:table-cell>
              <table:table-cell office:value-type="float" office:value="0.142922">
                <text:p>0.1429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8">
                <text:p>7.8</text:p>
              </table:table-cell>
              <table:table-cell office:value-type="float" office:value="0.111589">
                <text:p>0.1115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8">
                <text:p>7.8</text:p>
              </table:table-cell>
              <table:table-cell office:value-type="float" office:value="0.472599">
                <text:p>0.4725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8">
                <text:p>7.8</text:p>
              </table:table-cell>
              <table:table-cell office:value-type="float" office:value="0.206787">
                <text:p>0.2067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8">
                <text:p>7.8</text:p>
              </table:table-cell>
              <table:table-cell office:value-type="float" office:value="5.05836">
                <text:p>5.05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">
                <text:p>7.8</text:p>
              </table:table-cell>
              <table:table-cell office:value-type="float" office:value="1.24563">
                <text:p>1.245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">
                <text:p>7.8</text:p>
              </table:table-cell>
              <table:table-cell office:value-type="float" office:value="3.94696">
                <text:p>3.94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">
                <text:p>7.8</text:p>
              </table:table-cell>
              <table:table-cell office:value-type="float" office:value="0.0877956">
                <text:p>0.08779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4.14132">
                <text:p>4.141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8">
                <text:p>7.8</text:p>
              </table:table-cell>
              <table:table-cell office:value-type="float" office:value="0.679851">
                <text:p>0.6798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8">
                <text:p>7.8</text:p>
              </table:table-cell>
              <table:table-cell office:value-type="float" office:value="3.77869">
                <text:p>3.778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8">
                <text:p>7.8</text:p>
              </table:table-cell>
              <table:table-cell office:value-type="float" office:value="0.441237">
                <text:p>0.4412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8">
                <text:p>7.8</text:p>
              </table:table-cell>
              <table:table-cell office:value-type="float" office:value="2.2482">
                <text:p>2.24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8">
                <text:p>7.8</text:p>
              </table:table-cell>
              <table:table-cell office:value-type="float" office:value="1.41873">
                <text:p>1.418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8">
                <text:p>7.8</text:p>
              </table:table-cell>
              <table:table-cell office:value-type="float" office:value="3.51899">
                <text:p>3.51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8">
                <text:p>7.8</text:p>
              </table:table-cell>
              <table:table-cell office:value-type="float" office:value="2.45155">
                <text:p>2.451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8">
                <text:p>7.8</text:p>
              </table:table-cell>
              <table:table-cell office:value-type="float" office:value="2.21841">
                <text:p>2.218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8">
                <text:p>7.8</text:p>
              </table:table-cell>
              <table:table-cell office:value-type="float" office:value="6.04304">
                <text:p>6.043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8">
                <text:p>7.8</text:p>
              </table:table-cell>
              <table:table-cell office:value-type="float" office:value="1.2431">
                <text:p>1.24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8">
                <text:p>7.8</text:p>
              </table:table-cell>
              <table:table-cell office:value-type="float" office:value="1.40696">
                <text:p>1.406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8">
                <text:p>7.8</text:p>
              </table:table-cell>
              <table:table-cell office:value-type="float" office:value="2.77882">
                <text:p>2.778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8">
                <text:p>7.8</text:p>
              </table:table-cell>
              <table:table-cell office:value-type="float" office:value="1.33671">
                <text:p>1.336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8">
                <text:p>7.8</text:p>
              </table:table-cell>
              <table:table-cell office:value-type="float" office:value="1.58675">
                <text:p>1.586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8">
                <text:p>7.8</text:p>
              </table:table-cell>
              <table:table-cell office:value-type="float" office:value="1.27908">
                <text:p>1.279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8">
                <text:p>7.8</text:p>
              </table:table-cell>
              <table:table-cell office:value-type="float" office:value="2.37954">
                <text:p>2.379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8">
                <text:p>7.8</text:p>
              </table:table-cell>
              <table:table-cell office:value-type="float" office:value="1.73628">
                <text:p>1.736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8">
                <text:p>7.8</text:p>
              </table:table-cell>
              <table:table-cell office:value-type="float" office:value="1.73398">
                <text:p>1.733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8">
                <text:p>7.8</text:p>
              </table:table-cell>
              <table:table-cell office:value-type="float" office:value="0.972892">
                <text:p>0.9728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8">
                <text:p>7.8</text:p>
              </table:table-cell>
              <table:table-cell office:value-type="float" office:value="0.873044">
                <text:p>0.8730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8">
                <text:p>7.8</text:p>
              </table:table-cell>
              <table:table-cell office:value-type="float" office:value="1.49097">
                <text:p>1.490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8">
                <text:p>7.8</text:p>
              </table:table-cell>
              <table:table-cell office:value-type="float" office:value="1.32331">
                <text:p>1.323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8">
                <text:p>7.8</text:p>
              </table:table-cell>
              <table:table-cell office:value-type="float" office:value="0.869939">
                <text:p>0.8699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">
                <text:p>7.8</text:p>
              </table:table-cell>
              <table:table-cell office:value-type="float" office:value="1.01055">
                <text:p>1.010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8">
                <text:p>7.8</text:p>
              </table:table-cell>
              <table:table-cell office:value-type="float" office:value="3.80829">
                <text:p>3.808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8">
                <text:p>7.8</text:p>
              </table:table-cell>
              <table:table-cell office:value-type="float" office:value="0.668673">
                <text:p>0.6686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8">
                <text:p>7.8</text:p>
              </table:table-cell>
              <table:table-cell office:value-type="float" office:value="4.00286">
                <text:p>4.002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">
                <text:p>7.8</text:p>
              </table:table-cell>
              <table:table-cell office:value-type="float" office:value="1.18071">
                <text:p>1.180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8">
                <text:p>7.8</text:p>
              </table:table-cell>
              <table:table-cell office:value-type="float" office:value="3.43524">
                <text:p>3.43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8">
                <text:p>7.8</text:p>
              </table:table-cell>
              <table:table-cell office:value-type="float" office:value="0.644754">
                <text:p>0.6447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8">
                <text:p>7.8</text:p>
              </table:table-cell>
              <table:table-cell office:value-type="float" office:value="1.44727">
                <text:p>1.447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8">
                <text:p>7.8</text:p>
              </table:table-cell>
              <table:table-cell office:value-type="float" office:value="0.372509">
                <text:p>0.3725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8">
                <text:p>7.8</text:p>
              </table:table-cell>
              <table:table-cell office:value-type="float" office:value="0.671221">
                <text:p>0.6712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8">
                <text:p>7.8</text:p>
              </table:table-cell>
              <table:table-cell office:value-type="float" office:value="0.509625">
                <text:p>0.509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8">
                <text:p>7.8</text:p>
              </table:table-cell>
              <table:table-cell office:value-type="float" office:value="1.80632">
                <text:p>1.806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8">
                <text:p>7.8</text:p>
              </table:table-cell>
              <table:table-cell office:value-type="float" office:value="0.406725">
                <text:p>0.4067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8">
                <text:p>7.8</text:p>
              </table:table-cell>
              <table:table-cell office:value-type="float" office:value="1.03467">
                <text:p>1.03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">
                <text:p>7.8</text:p>
              </table:table-cell>
              <table:table-cell office:value-type="float" office:value="0.881799">
                <text:p>0.881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8">
                <text:p>7.8</text:p>
              </table:table-cell>
              <table:table-cell office:value-type="float" office:value="1.31322">
                <text:p>1.313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">
                <text:p>7.8</text:p>
              </table:table-cell>
              <table:table-cell office:value-type="float" office:value="1.3161">
                <text:p>1.31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8">
                <text:p>7.8</text:p>
              </table:table-cell>
              <table:table-cell office:value-type="float" office:value="0.802792">
                <text:p>0.8027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0.911671">
                <text:p>0.9116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8">
                <text:p>7.8</text:p>
              </table:table-cell>
              <table:table-cell office:value-type="float" office:value="0.00276491">
                <text:p>0.002764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8">
                <text:p>7.8</text:p>
              </table:table-cell>
              <table:table-cell office:value-type="float" office:value="2.08623">
                <text:p>2.086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8">
                <text:p>7.8</text:p>
              </table:table-cell>
              <table:table-cell office:value-type="float" office:value="0.315148">
                <text:p>0.3151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8">
                <text:p>7.8</text:p>
              </table:table-cell>
              <table:table-cell office:value-type="float" office:value="1.91925">
                <text:p>1.919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8">
                <text:p>7.8</text:p>
              </table:table-cell>
              <table:table-cell office:value-type="float" office:value="0.0566547">
                <text:p>0.05665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8">
                <text:p>7.8</text:p>
              </table:table-cell>
              <table:table-cell office:value-type="float" office:value="1.88039">
                <text:p>1.880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8">
                <text:p>7.8</text:p>
              </table:table-cell>
              <table:table-cell office:value-type="float" office:value="1.50102">
                <text:p>1.501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8">
                <text:p>7.8</text:p>
              </table:table-cell>
              <table:table-cell office:value-type="float" office:value="2.42822">
                <text:p>2.428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8">
                <text:p>7.8</text:p>
              </table:table-cell>
              <table:table-cell office:value-type="float" office:value="2.30228">
                <text:p>2.302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8">
                <text:p>7.8</text:p>
              </table:table-cell>
              <table:table-cell office:value-type="float" office:value="2.22359">
                <text:p>2.223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8">
                <text:p>7.8</text:p>
              </table:table-cell>
              <table:table-cell office:value-type="float" office:value="1.17358">
                <text:p>1.173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8">
                <text:p>7.8</text:p>
              </table:table-cell>
              <table:table-cell office:value-type="float" office:value="2.50511">
                <text:p>2.505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8">
                <text:p>7.8</text:p>
              </table:table-cell>
              <table:table-cell office:value-type="float" office:value="2.00925">
                <text:p>2.009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8">
                <text:p>7.8</text:p>
              </table:table-cell>
              <table:table-cell office:value-type="float" office:value="1.91935">
                <text:p>1.919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8">
                <text:p>7.8</text:p>
              </table:table-cell>
              <table:table-cell office:value-type="float" office:value="1.92819">
                <text:p>1.928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8">
                <text:p>7.8</text:p>
              </table:table-cell>
              <table:table-cell office:value-type="float" office:value="2.20586">
                <text:p>2.205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">
                <text:p>7.8</text:p>
              </table:table-cell>
              <table:table-cell office:value-type="float" office:value="2.39059">
                <text:p>2.390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">
                <text:p>7.8</text:p>
              </table:table-cell>
              <table:table-cell office:value-type="float" office:value="2.12139">
                <text:p>2.121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8">
                <text:p>7.8</text:p>
              </table:table-cell>
              <table:table-cell office:value-type="float" office:value="2.53888">
                <text:p>2.538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8">
                <text:p>7.8</text:p>
              </table:table-cell>
              <table:table-cell office:value-type="float" office:value="0.718731">
                <text:p>0.7187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8">
                <text:p>7.8</text:p>
              </table:table-cell>
              <table:table-cell office:value-type="float" office:value="5.46104">
                <text:p>5.46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8">
                <text:p>7.8</text:p>
              </table:table-cell>
              <table:table-cell office:value-type="float" office:value="0.551402">
                <text:p>0.5514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8">
                <text:p>7.8</text:p>
              </table:table-cell>
              <table:table-cell office:value-type="float" office:value="2.26024">
                <text:p>2.26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8">
                <text:p>7.8</text:p>
              </table:table-cell>
              <table:table-cell office:value-type="float" office:value="0.802955">
                <text:p>0.8029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">
                <text:p>7.8</text:p>
              </table:table-cell>
              <table:table-cell office:value-type="float" office:value="4.12321">
                <text:p>4.12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8">
                <text:p>7.8</text:p>
              </table:table-cell>
              <table:table-cell office:value-type="float" office:value="0.326999">
                <text:p>0.326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">
                <text:p>7.8</text:p>
              </table:table-cell>
              <table:table-cell office:value-type="float" office:value="1.39111">
                <text:p>1.391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">
                <text:p>7.8</text:p>
              </table:table-cell>
              <table:table-cell office:value-type="float" office:value="0.542716">
                <text:p>0.5427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8">
                <text:p>7.8</text:p>
              </table:table-cell>
              <table:table-cell office:value-type="float" office:value="4.46994">
                <text:p>4.469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8">
                <text:p>7.8</text:p>
              </table:table-cell>
              <table:table-cell office:value-type="float" office:value="0.31922">
                <text:p>0.319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8">
                <text:p>7.8</text:p>
              </table:table-cell>
              <table:table-cell office:value-type="float" office:value="1.74858">
                <text:p>1.74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">
                <text:p>7.8</text:p>
              </table:table-cell>
              <table:table-cell office:value-type="float" office:value="1.21727">
                <text:p>1.217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8">
                <text:p>7.8</text:p>
              </table:table-cell>
              <table:table-cell office:value-type="float" office:value="1.29386">
                <text:p>1.293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8">
                <text:p>7.8</text:p>
              </table:table-cell>
              <table:table-cell office:value-type="float" office:value="0.940689">
                <text:p>0.9406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8">
                <text:p>7.8</text:p>
              </table:table-cell>
              <table:table-cell office:value-type="float" office:value="1.62977">
                <text:p>1.629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8">
                <text:p>7.8</text:p>
              </table:table-cell>
              <table:table-cell office:value-type="float" office:value="1.31063">
                <text:p>1.310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8">
                <text:p>7.8</text:p>
              </table:table-cell>
              <table:table-cell office:value-type="float" office:value="0.864728">
                <text:p>0.8647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8">
                <text:p>7.8</text:p>
              </table:table-cell>
              <table:table-cell office:value-type="float" office:value="0.333308">
                <text:p>0.3333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8">
                <text:p>7.8</text:p>
              </table:table-cell>
              <table:table-cell office:value-type="float" office:value="2.02109">
                <text:p>2.021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8">
                <text:p>7.8</text:p>
              </table:table-cell>
              <table:table-cell office:value-type="float" office:value="0.697255">
                <text:p>0.6972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8">
                <text:p>7.8</text:p>
              </table:table-cell>
              <table:table-cell office:value-type="float" office:value="0.472276">
                <text:p>0.4722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8">
                <text:p>7.8</text:p>
              </table:table-cell>
              <table:table-cell office:value-type="float" office:value="0.289877">
                <text:p>0.2898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8">
                <text:p>7.8</text:p>
              </table:table-cell>
              <table:table-cell office:value-type="float" office:value="2.98362">
                <text:p>2.983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8">
                <text:p>7.8</text:p>
              </table:table-cell>
              <table:table-cell office:value-type="float" office:value="3.15634">
                <text:p>3.156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8">
                <text:p>7.8</text:p>
              </table:table-cell>
              <table:table-cell office:value-type="float" office:value="2.28934">
                <text:p>2.28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8">
                <text:p>7.8</text:p>
              </table:table-cell>
              <table:table-cell office:value-type="float" office:value="3.41522">
                <text:p>3.415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8">
                <text:p>7.8</text:p>
              </table:table-cell>
              <table:table-cell office:value-type="float" office:value="2.75431">
                <text:p>2.754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">
                <text:p>7.8</text:p>
              </table:table-cell>
              <table:table-cell office:value-type="float" office:value="3.07008">
                <text:p>3.070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8">
                <text:p>7.8</text:p>
              </table:table-cell>
              <table:table-cell office:value-type="float" office:value="0.20653">
                <text:p>0.206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8">
                <text:p>7.8</text:p>
              </table:table-cell>
              <table:table-cell office:value-type="float" office:value="3.28254">
                <text:p>3.282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8">
                <text:p>7.8</text:p>
              </table:table-cell>
              <table:table-cell office:value-type="float" office:value="0.494198">
                <text:p>0.4941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8">
                <text:p>7.8</text:p>
              </table:table-cell>
              <table:table-cell office:value-type="float" office:value="1.27197">
                <text:p>1.271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8">
                <text:p>7.8</text:p>
              </table:table-cell>
              <table:table-cell office:value-type="float" office:value="0.0141933">
                <text:p>0.01419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8">
                <text:p>7.8</text:p>
              </table:table-cell>
              <table:table-cell office:value-type="float" office:value="3.54986">
                <text:p>3.549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8">
                <text:p>7.8</text:p>
              </table:table-cell>
              <table:table-cell office:value-type="float" office:value="0.868154">
                <text:p>0.8681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8">
                <text:p>7.8</text:p>
              </table:table-cell>
              <table:table-cell office:value-type="float" office:value="1.94248">
                <text:p>1.942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">
                <text:p>7.8</text:p>
              </table:table-cell>
              <table:table-cell office:value-type="float" office:value="0.0705466">
                <text:p>0.07054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8">
                <text:p>7.8</text:p>
              </table:table-cell>
              <table:table-cell office:value-type="float" office:value="1.98741">
                <text:p>1.987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">
                <text:p>7.8</text:p>
              </table:table-cell>
              <table:table-cell office:value-type="float" office:value="0.704989">
                <text:p>0.7049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8">
                <text:p>7.8</text:p>
              </table:table-cell>
              <table:table-cell office:value-type="float" office:value="2.09586">
                <text:p>2.09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8">
                <text:p>7.8</text:p>
              </table:table-cell>
              <table:table-cell office:value-type="float" office:value="1.52701">
                <text:p>1.527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8">
                <text:p>7.8</text:p>
              </table:table-cell>
              <table:table-cell office:value-type="float" office:value="0.0534207">
                <text:p>0.053420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8">
                <text:p>7.8</text:p>
              </table:table-cell>
              <table:table-cell office:value-type="float" office:value="0.405339">
                <text:p>0.4053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8">
                <text:p>7.8</text:p>
              </table:table-cell>
              <table:table-cell office:value-type="float" office:value="1.65046">
                <text:p>1.65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8">
                <text:p>7.8</text:p>
              </table:table-cell>
              <table:table-cell office:value-type="float" office:value="1.09631">
                <text:p>1.096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8">
                <text:p>7.8</text:p>
              </table:table-cell>
              <table:table-cell office:value-type="float" office:value="0.0233678">
                <text:p>0.02336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8">
                <text:p>7.8</text:p>
              </table:table-cell>
              <table:table-cell office:value-type="float" office:value="1.38685">
                <text:p>1.386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8">
                <text:p>7.8</text:p>
              </table:table-cell>
              <table:table-cell office:value-type="float" office:value="1.98427">
                <text:p>1.984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8">
                <text:p>7.8</text:p>
              </table:table-cell>
              <table:table-cell office:value-type="float" office:value="1.26836">
                <text:p>1.268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8">
                <text:p>7.8</text:p>
              </table:table-cell>
              <table:table-cell office:value-type="float" office:value="2.02859">
                <text:p>2.028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8">
                <text:p>7.8</text:p>
              </table:table-cell>
              <table:table-cell office:value-type="float" office:value="1.37215">
                <text:p>1.372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8">
                <text:p>7.8</text:p>
              </table:table-cell>
              <table:table-cell office:value-type="float" office:value="2.0907">
                <text:p>2.09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8">
                <text:p>7.8</text:p>
              </table:table-cell>
              <table:table-cell office:value-type="float" office:value="3.63095">
                <text:p>3.630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8">
                <text:p>7.8</text:p>
              </table:table-cell>
              <table:table-cell office:value-type="float" office:value="1.90225">
                <text:p>1.902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8">
                <text:p>7.8</text:p>
              </table:table-cell>
              <table:table-cell office:value-type="float" office:value="3.16808">
                <text:p>3.168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8">
                <text:p>7.8</text:p>
              </table:table-cell>
              <table:table-cell office:value-type="float" office:value="1.78008">
                <text:p>1.780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8">
                <text:p>7.8</text:p>
              </table:table-cell>
              <table:table-cell office:value-type="float" office:value="3.29075">
                <text:p>3.290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8">
                <text:p>7.8</text:p>
              </table:table-cell>
              <table:table-cell office:value-type="float" office:value="1.89441">
                <text:p>1.894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8">
                <text:p>7.8</text:p>
              </table:table-cell>
              <table:table-cell office:value-type="float" office:value="1.53899">
                <text:p>1.538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8">
                <text:p>7.8</text:p>
              </table:table-cell>
              <table:table-cell office:value-type="float" office:value="5.46071">
                <text:p>5.460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8">
                <text:p>7.8</text:p>
              </table:table-cell>
              <table:table-cell office:value-type="float" office:value="0.964515">
                <text:p>0.9645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8">
                <text:p>7.8</text:p>
              </table:table-cell>
              <table:table-cell office:value-type="float" office:value="3.7817">
                <text:p>3.78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8">
                <text:p>7.8</text:p>
              </table:table-cell>
              <table:table-cell office:value-type="float" office:value="0.868821">
                <text:p>0.8688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8">
                <text:p>7.8</text:p>
              </table:table-cell>
              <table:table-cell office:value-type="float" office:value="5.84692">
                <text:p>5.846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8">
                <text:p>7.8</text:p>
              </table:table-cell>
              <table:table-cell office:value-type="float" office:value="8.48953">
                <text:p>8.4895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8">
                <text:p>7.8</text:p>
              </table:table-cell>
              <table:table-cell office:value-type="float" office:value="1.63249">
                <text:p>1.632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8">
                <text:p>7.8</text:p>
              </table:table-cell>
              <table:table-cell office:value-type="float" office:value="11.5527">
                <text:p>11.55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8">
                <text:p>7.8</text:p>
              </table:table-cell>
              <table:table-cell office:value-type="float" office:value="3.0133">
                <text:p>3.01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8">
                <text:p>7.8</text:p>
              </table:table-cell>
              <table:table-cell office:value-type="float" office:value="9.21127">
                <text:p>9.21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8">
                <text:p>7.8</text:p>
              </table:table-cell>
              <table:table-cell office:value-type="float" office:value="2.17417">
                <text:p>2.1741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8">
                <text:p>7.8</text:p>
              </table:table-cell>
              <table:table-cell office:value-type="float" office:value="0.185997">
                <text:p>0.1859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8">
                <text:p>7.8</text:p>
              </table:table-cell>
              <table:table-cell office:value-type="float" office:value="0.550222">
                <text:p>0.5502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8">
                <text:p>7.8</text:p>
              </table:table-cell>
              <table:table-cell office:value-type="float" office:value="1.77003">
                <text:p>1.770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8">
                <text:p>7.8</text:p>
              </table:table-cell>
              <table:table-cell office:value-type="float" office:value="0.573287">
                <text:p>0.5732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">
                <text:p>7.8</text:p>
              </table:table-cell>
              <table:table-cell office:value-type="float" office:value="0.0712402">
                <text:p>0.07124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">
                <text:p>7.8</text:p>
              </table:table-cell>
              <table:table-cell office:value-type="float" office:value="0.472604">
                <text:p>0.4726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">
                <text:p>7.8</text:p>
              </table:table-cell>
              <table:table-cell office:value-type="float" office:value="1.73085">
                <text:p>1.730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8">
                <text:p>7.8</text:p>
              </table:table-cell>
              <table:table-cell office:value-type="float" office:value="0.908663">
                <text:p>0.9086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8">
                <text:p>7.8</text:p>
              </table:table-cell>
              <table:table-cell office:value-type="float" office:value="0.265717">
                <text:p>0.265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8">
                <text:p>7.8</text:p>
              </table:table-cell>
              <table:table-cell office:value-type="float" office:value="1.21895">
                <text:p>1.218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8">
                <text:p>7.8</text:p>
              </table:table-cell>
              <table:table-cell office:value-type="float" office:value="1.92704">
                <text:p>1.927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8">
                <text:p>7.8</text:p>
              </table:table-cell>
              <table:table-cell office:value-type="float" office:value="0.857496">
                <text:p>0.8574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8">
                <text:p>7.8</text:p>
              </table:table-cell>
              <table:table-cell office:value-type="float" office:value="0.623779">
                <text:p>0.6237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8">
                <text:p>7.8</text:p>
              </table:table-cell>
              <table:table-cell office:value-type="float" office:value="4.014">
                <text:p>4.0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8">
                <text:p>7.8</text:p>
              </table:table-cell>
              <table:table-cell office:value-type="float" office:value="0.00340406">
                <text:p>0.0034040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8">
                <text:p>7.8</text:p>
              </table:table-cell>
              <table:table-cell office:value-type="float" office:value="2.6893">
                <text:p>2.68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8">
                <text:p>7.8</text:p>
              </table:table-cell>
              <table:table-cell office:value-type="float" office:value="0.402834">
                <text:p>0.402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8">
                <text:p>7.8</text:p>
              </table:table-cell>
              <table:table-cell office:value-type="float" office:value="4.27612">
                <text:p>4.276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8">
                <text:p>7.8</text:p>
              </table:table-cell>
              <table:table-cell office:value-type="float" office:value="0.715559">
                <text:p>0.7155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8">
                <text:p>7.8</text:p>
              </table:table-cell>
              <table:table-cell office:value-type="float" office:value="6.88525">
                <text:p>6.885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8">
                <text:p>7.8</text:p>
              </table:table-cell>
              <table:table-cell office:value-type="float" office:value="4.20215">
                <text:p>4.202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8">
                <text:p>7.8</text:p>
              </table:table-cell>
              <table:table-cell office:value-type="float" office:value="7.06275">
                <text:p>7.062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8">
                <text:p>7.8</text:p>
              </table:table-cell>
              <table:table-cell office:value-type="float" office:value="0.710106">
                <text:p>0.7101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8">
                <text:p>7.8</text:p>
              </table:table-cell>
              <table:table-cell office:value-type="float" office:value="6.8949">
                <text:p>6.894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8">
                <text:p>7.8</text:p>
              </table:table-cell>
              <table:table-cell office:value-type="float" office:value="0.322521">
                <text:p>0.3225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8">
                <text:p>7.8</text:p>
              </table:table-cell>
              <table:table-cell office:value-type="float" office:value="3.29884">
                <text:p>3.298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8">
                <text:p>7.8</text:p>
              </table:table-cell>
              <table:table-cell office:value-type="float" office:value="0.409917">
                <text:p>0.4099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8">
                <text:p>7.8</text:p>
              </table:table-cell>
              <table:table-cell office:value-type="float" office:value="1.80617">
                <text:p>1.806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8">
                <text:p>7.8</text:p>
              </table:table-cell>
              <table:table-cell office:value-type="float" office:value="0.252148">
                <text:p>0.2521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8">
                <text:p>7.8</text:p>
              </table:table-cell>
              <table:table-cell office:value-type="float" office:value="3.3303">
                <text:p>3.330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8">
                <text:p>7.8</text:p>
              </table:table-cell>
              <table:table-cell office:value-type="float" office:value="2.10561">
                <text:p>2.105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8">
                <text:p>7.8</text:p>
              </table:table-cell>
              <table:table-cell office:value-type="float" office:value="0.626441">
                <text:p>0.62644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8">
                <text:p>7.8</text:p>
              </table:table-cell>
              <table:table-cell office:value-type="float" office:value="2.82852">
                <text:p>2.828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8">
                <text:p>7.8</text:p>
              </table:table-cell>
              <table:table-cell office:value-type="float" office:value="0.989464">
                <text:p>0.9894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8">
                <text:p>7.8</text:p>
              </table:table-cell>
              <table:table-cell office:value-type="float" office:value="2.29565">
                <text:p>2.295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8">
                <text:p>7.8</text:p>
              </table:table-cell>
              <table:table-cell office:value-type="float" office:value="0.535791">
                <text:p>0.53579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8">
                <text:p>7.8</text:p>
              </table:table-cell>
              <table:table-cell office:value-type="float" office:value="0.3991">
                <text:p>0.39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8">
                <text:p>7.8</text:p>
              </table:table-cell>
              <table:table-cell office:value-type="float" office:value="1.46495">
                <text:p>1.464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8">
                <text:p>7.8</text:p>
              </table:table-cell>
              <table:table-cell office:value-type="float" office:value="0.348028">
                <text:p>0.3480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8">
                <text:p>7.8</text:p>
              </table:table-cell>
              <table:table-cell office:value-type="float" office:value="1.91019">
                <text:p>1.910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8">
                <text:p>7.8</text:p>
              </table:table-cell>
              <table:table-cell office:value-type="float" office:value="0.327563">
                <text:p>0.3275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8">
                <text:p>7.8</text:p>
              </table:table-cell>
              <table:table-cell office:value-type="float" office:value="1.5577">
                <text:p>1.55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8">
                <text:p>7.8</text:p>
              </table:table-cell>
              <table:table-cell office:value-type="float" office:value="0.691517">
                <text:p>0.6915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8">
                <text:p>7.8</text:p>
              </table:table-cell>
              <table:table-cell office:value-type="float" office:value="1.03478">
                <text:p>1.034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8">
                <text:p>7.8</text:p>
              </table:table-cell>
              <table:table-cell office:value-type="float" office:value="0.616191">
                <text:p>0.6161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8">
                <text:p>7.8</text:p>
              </table:table-cell>
              <table:table-cell office:value-type="float" office:value="0.720617">
                <text:p>0.7206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8">
                <text:p>7.8</text:p>
              </table:table-cell>
              <table:table-cell office:value-type="float" office:value="0.599027">
                <text:p>0.5990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8">
                <text:p>7.8</text:p>
              </table:table-cell>
              <table:table-cell office:value-type="float" office:value="0.961591">
                <text:p>0.9615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8">
                <text:p>7.8</text:p>
              </table:table-cell>
              <table:table-cell office:value-type="float" office:value="0.00426648">
                <text:p>0.004266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8">
                <text:p>7.8</text:p>
              </table:table-cell>
              <table:table-cell office:value-type="float" office:value="5.01594">
                <text:p>5.015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8">
                <text:p>7.8</text:p>
              </table:table-cell>
              <table:table-cell office:value-type="float" office:value="0.543977">
                <text:p>0.5439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8">
                <text:p>7.8</text:p>
              </table:table-cell>
              <table:table-cell office:value-type="float" office:value="2.61762">
                <text:p>2.617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8">
                <text:p>7.8</text:p>
              </table:table-cell>
              <table:table-cell office:value-type="float" office:value="0.0580229">
                <text:p>0.05802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8">
                <text:p>7.8</text:p>
              </table:table-cell>
              <table:table-cell office:value-type="float" office:value="5.13705">
                <text:p>5.137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8">
                <text:p>7.8</text:p>
              </table:table-cell>
              <table:table-cell office:value-type="float" office:value="0.296471">
                <text:p>0.2964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8">
                <text:p>7.8</text:p>
              </table:table-cell>
              <table:table-cell office:value-type="float" office:value="3.39739">
                <text:p>3.397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8">
                <text:p>7.8</text:p>
              </table:table-cell>
              <table:table-cell office:value-type="float" office:value="0.898786">
                <text:p>0.8987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8">
                <text:p>7.8</text:p>
              </table:table-cell>
              <table:table-cell office:value-type="float" office:value="1.24615">
                <text:p>1.246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8">
                <text:p>7.8</text:p>
              </table:table-cell>
              <table:table-cell office:value-type="float" office:value="0.298294">
                <text:p>0.2982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8">
                <text:p>7.8</text:p>
              </table:table-cell>
              <table:table-cell office:value-type="float" office:value="3.38814">
                <text:p>3.388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8">
                <text:p>7.8</text:p>
              </table:table-cell>
              <table:table-cell office:value-type="float" office:value="1.31948">
                <text:p>1.319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8">
                <text:p>7.8</text:p>
              </table:table-cell>
              <table:table-cell office:value-type="float" office:value="1.46805">
                <text:p>1.468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8">
                <text:p>7.8</text:p>
              </table:table-cell>
              <table:table-cell office:value-type="float" office:value="1.66182">
                <text:p>1.661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8">
                <text:p>7.8</text:p>
              </table:table-cell>
              <table:table-cell office:value-type="float" office:value="1.84812">
                <text:p>1.848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8">
                <text:p>7.8</text:p>
              </table:table-cell>
              <table:table-cell office:value-type="float" office:value="1.25525">
                <text:p>1.255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8">
                <text:p>7.8</text:p>
              </table:table-cell>
              <table:table-cell office:value-type="float" office:value="1.52716">
                <text:p>1.527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8">
                <text:p>7.8</text:p>
              </table:table-cell>
              <table:table-cell office:value-type="float" office:value="1.35392">
                <text:p>1.353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8">
                <text:p>7.8</text:p>
              </table:table-cell>
              <table:table-cell office:value-type="float" office:value="0.597953">
                <text:p>0.5979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8">
                <text:p>7.8</text:p>
              </table:table-cell>
              <table:table-cell office:value-type="float" office:value="2.12446">
                <text:p>2.124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8">
                <text:p>7.8</text:p>
              </table:table-cell>
              <table:table-cell office:value-type="float" office:value="0.792448">
                <text:p>0.7924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8">
                <text:p>7.8</text:p>
              </table:table-cell>
              <table:table-cell office:value-type="float" office:value="1.22314">
                <text:p>1.223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8">
                <text:p>7.8</text:p>
              </table:table-cell>
              <table:table-cell office:value-type="float" office:value="0.556769">
                <text:p>0.5567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8">
                <text:p>7.8</text:p>
              </table:table-cell>
              <table:table-cell office:value-type="float" office:value="0.0226529">
                <text:p>0.02265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8">
                <text:p>7.8</text:p>
              </table:table-cell>
              <table:table-cell office:value-type="float" office:value="0.755264">
                <text:p>0.7552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8">
                <text:p>7.8</text:p>
              </table:table-cell>
              <table:table-cell office:value-type="float" office:value="0.139883">
                <text:p>0.1398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8">
                <text:p>7.8</text:p>
              </table:table-cell>
              <table:table-cell office:value-type="float" office:value="1.11119">
                <text:p>1.111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8">
                <text:p>7.8</text:p>
              </table:table-cell>
              <table:table-cell office:value-type="float" office:value="0.0429448">
                <text:p>0.04294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8">
                <text:p>7.8</text:p>
              </table:table-cell>
              <table:table-cell office:value-type="float" office:value="0.728362">
                <text:p>0.7283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8">
                <text:p>7.8</text:p>
              </table:table-cell>
              <table:table-cell office:value-type="float" office:value="0.760594">
                <text:p>0.76059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8">
                <text:p>7.8</text:p>
              </table:table-cell>
              <table:table-cell office:value-type="float" office:value="0.989663">
                <text:p>0.9896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8">
                <text:p>7.8</text:p>
              </table:table-cell>
              <table:table-cell office:value-type="float" office:value="0.32693">
                <text:p>0.326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8">
                <text:p>7.8</text:p>
              </table:table-cell>
              <table:table-cell office:value-type="float" office:value="0.636988">
                <text:p>0.6369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8">
                <text:p>7.8</text:p>
              </table:table-cell>
              <table:table-cell office:value-type="float" office:value="0.836605">
                <text:p>0.83660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8">
                <text:p>7.8</text:p>
              </table:table-cell>
              <table:table-cell office:value-type="float" office:value="1.02339">
                <text:p>1.023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8">
                <text:p>7.8</text:p>
              </table:table-cell>
              <table:table-cell office:value-type="float" office:value="0.132263">
                <text:p>0.1322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8">
                <text:p>7.8</text:p>
              </table:table-cell>
              <table:table-cell office:value-type="float" office:value="1.70697">
                <text:p>1.706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8">
                <text:p>7.8</text:p>
              </table:table-cell>
              <table:table-cell office:value-type="float" office:value="0.313141">
                <text:p>0.3131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8">
                <text:p>7.8</text:p>
              </table:table-cell>
              <table:table-cell office:value-type="float" office:value="1.58314">
                <text:p>1.583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8">
                <text:p>7.8</text:p>
              </table:table-cell>
              <table:table-cell office:value-type="float" office:value="0.124925">
                <text:p>0.1249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8">
                <text:p>7.8</text:p>
              </table:table-cell>
              <table:table-cell office:value-type="float" office:value="1.70423">
                <text:p>1.704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8">
                <text:p>7.8</text:p>
              </table:table-cell>
              <table:table-cell office:value-type="float" office:value="3.20801">
                <text:p>3.20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8">
                <text:p>7.8</text:p>
              </table:table-cell>
              <table:table-cell office:value-type="float" office:value="2.38458">
                <text:p>2.384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8">
                <text:p>7.8</text:p>
              </table:table-cell>
              <table:table-cell office:value-type="float" office:value="3.95852">
                <text:p>3.958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8">
                <text:p>7.8</text:p>
              </table:table-cell>
              <table:table-cell office:value-type="float" office:value="1.27454">
                <text:p>1.274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8">
                <text:p>7.8</text:p>
              </table:table-cell>
              <table:table-cell office:value-type="float" office:value="2.80595">
                <text:p>2.805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8">
                <text:p>7.8</text:p>
              </table:table-cell>
              <table:table-cell office:value-type="float" office:value="2.42405">
                <text:p>2.424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8">
                <text:p>7.8</text:p>
              </table:table-cell>
              <table:table-cell office:value-type="float" office:value="5.9549">
                <text:p>5.95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8">
                <text:p>7.8</text:p>
              </table:table-cell>
              <table:table-cell office:value-type="float" office:value="5.98002">
                <text:p>5.980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8">
                <text:p>7.8</text:p>
              </table:table-cell>
              <table:table-cell office:value-type="float" office:value="6.42076">
                <text:p>6.420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8">
                <text:p>7.8</text:p>
              </table:table-cell>
              <table:table-cell office:value-type="float" office:value="6.48829">
                <text:p>6.488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8">
                <text:p>7.8</text:p>
              </table:table-cell>
              <table:table-cell office:value-type="float" office:value="6.1397">
                <text:p>6.13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8">
                <text:p>7.8</text:p>
              </table:table-cell>
              <table:table-cell office:value-type="float" office:value="6.10685">
                <text:p>6.106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8">
                <text:p>7.8</text:p>
              </table:table-cell>
              <table:table-cell office:value-type="float" office:value="2.18471">
                <text:p>2.184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8">
                <text:p>7.8</text:p>
              </table:table-cell>
              <table:table-cell office:value-type="float" office:value="1.87733">
                <text:p>1.877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8">
                <text:p>7.8</text:p>
              </table:table-cell>
              <table:table-cell office:value-type="float" office:value="2.74183">
                <text:p>2.741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8">
                <text:p>7.8</text:p>
              </table:table-cell>
              <table:table-cell office:value-type="float" office:value="1.65374">
                <text:p>1.653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8">
                <text:p>7.8</text:p>
              </table:table-cell>
              <table:table-cell office:value-type="float" office:value="2.05417">
                <text:p>2.054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8">
                <text:p>7.8</text:p>
              </table:table-cell>
              <table:table-cell office:value-type="float" office:value="1.87323">
                <text:p>1.873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8">
                <text:p>7.8</text:p>
              </table:table-cell>
              <table:table-cell office:value-type="float" office:value="2.82865">
                <text:p>2.828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8">
                <text:p>7.8</text:p>
              </table:table-cell>
              <table:table-cell office:value-type="float" office:value="0.502927">
                <text:p>0.5029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8">
                <text:p>7.8</text:p>
              </table:table-cell>
              <table:table-cell office:value-type="float" office:value="2.04665">
                <text:p>2.0466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8">
                <text:p>7.8</text:p>
              </table:table-cell>
              <table:table-cell office:value-type="float" office:value="0.262173">
                <text:p>0.2621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8">
                <text:p>7.8</text:p>
              </table:table-cell>
              <table:table-cell office:value-type="float" office:value="2.98274">
                <text:p>2.982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8">
                <text:p>7.8</text:p>
              </table:table-cell>
              <table:table-cell office:value-type="float" office:value="0.50657">
                <text:p>0.506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8">
                <text:p>7.8</text:p>
              </table:table-cell>
              <table:table-cell office:value-type="float" office:value="3.9595">
                <text:p>3.95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8">
                <text:p>7.8</text:p>
              </table:table-cell>
              <table:table-cell office:value-type="float" office:value="1.15935">
                <text:p>1.159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8">
                <text:p>7.8</text:p>
              </table:table-cell>
              <table:table-cell office:value-type="float" office:value="4.52377">
                <text:p>4.5237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8">
                <text:p>7.8</text:p>
              </table:table-cell>
              <table:table-cell office:value-type="float" office:value="2.26638">
                <text:p>2.266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8">
                <text:p>7.8</text:p>
              </table:table-cell>
              <table:table-cell office:value-type="float" office:value="2.93596">
                <text:p>2.935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8">
                <text:p>7.8</text:p>
              </table:table-cell>
              <table:table-cell office:value-type="float" office:value="1.18523">
                <text:p>1.1852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8">
                <text:p>7.8</text:p>
              </table:table-cell>
              <table:table-cell office:value-type="float" office:value="4.93331">
                <text:p>4.933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8">
                <text:p>7.8</text:p>
              </table:table-cell>
              <table:table-cell office:value-type="float" office:value="2.55393">
                <text:p>2.553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8">
                <text:p>7.8</text:p>
              </table:table-cell>
              <table:table-cell office:value-type="float" office:value="3.37805">
                <text:p>3.378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8">
                <text:p>7.8</text:p>
              </table:table-cell>
              <table:table-cell office:value-type="float" office:value="1.77043">
                <text:p>1.7704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8">
                <text:p>7.8</text:p>
              </table:table-cell>
              <table:table-cell office:value-type="float" office:value="4.37009">
                <text:p>4.370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8">
                <text:p>7.8</text:p>
              </table:table-cell>
              <table:table-cell office:value-type="float" office:value="2.7664">
                <text:p>2.76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8">
                <text:p>7.8</text:p>
              </table:table-cell>
              <table:table-cell office:value-type="float" office:value="5.17408">
                <text:p>5.17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8">
                <text:p>7.8</text:p>
              </table:table-cell>
              <table:table-cell office:value-type="float" office:value="0.605646">
                <text:p>0.60564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8">
                <text:p>7.8</text:p>
              </table:table-cell>
              <table:table-cell office:value-type="float" office:value="4.51975">
                <text:p>4.519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8">
                <text:p>7.8</text:p>
              </table:table-cell>
              <table:table-cell office:value-type="float" office:value="0.434662">
                <text:p>0.4346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8">
                <text:p>7.8</text:p>
              </table:table-cell>
              <table:table-cell office:value-type="float" office:value="5.89823">
                <text:p>5.898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8">
                <text:p>7.8</text:p>
              </table:table-cell>
              <table:table-cell office:value-type="float" office:value="0.634567">
                <text:p>0.6345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8">
                <text:p>7.8</text:p>
              </table:table-cell>
              <table:table-cell office:value-type="float" office:value="0.848727">
                <text:p>0.8487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8">
                <text:p>7.8</text:p>
              </table:table-cell>
              <table:table-cell office:value-type="float" office:value="0.342823">
                <text:p>0.3428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8">
                <text:p>7.8</text:p>
              </table:table-cell>
              <table:table-cell office:value-type="float" office:value="2.77097">
                <text:p>2.770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8">
                <text:p>7.8</text:p>
              </table:table-cell>
              <table:table-cell office:value-type="float" office:value="0.241921">
                <text:p>0.2419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8">
                <text:p>7.8</text:p>
              </table:table-cell>
              <table:table-cell office:value-type="float" office:value="0.489569">
                <text:p>0.4895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8">
                <text:p>7.8</text:p>
              </table:table-cell>
              <table:table-cell office:value-type="float" office:value="0.322139">
                <text:p>0.3221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8">
                <text:p>7.8</text:p>
              </table:table-cell>
              <table:table-cell office:value-type="float" office:value="6.85423">
                <text:p>6.854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8">
                <text:p>7.8</text:p>
              </table:table-cell>
              <table:table-cell office:value-type="float" office:value="2.13721">
                <text:p>2.137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8">
                <text:p>7.8</text:p>
              </table:table-cell>
              <table:table-cell office:value-type="float" office:value="3.97361">
                <text:p>3.9736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8">
                <text:p>7.8</text:p>
              </table:table-cell>
              <table:table-cell office:value-type="float" office:value="1.40594">
                <text:p>1.405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8">
                <text:p>7.8</text:p>
              </table:table-cell>
              <table:table-cell office:value-type="float" office:value="8.38315">
                <text:p>8.383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8">
                <text:p>7.8</text:p>
              </table:table-cell>
              <table:table-cell office:value-type="float" office:value="2.24985">
                <text:p>2.2498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8">
                <text:p>7.8</text:p>
              </table:table-cell>
              <table:table-cell office:value-type="float" office:value="0.70555">
                <text:p>0.705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8">
                <text:p>7.8</text:p>
              </table:table-cell>
              <table:table-cell office:value-type="float" office:value="3.62458">
                <text:p>3.624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8">
                <text:p>7.8</text:p>
              </table:table-cell>
              <table:table-cell office:value-type="float" office:value="0.208629">
                <text:p>0.2086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8">
                <text:p>7.8</text:p>
              </table:table-cell>
              <table:table-cell office:value-type="float" office:value="2.33801">
                <text:p>2.338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8">
                <text:p>7.8</text:p>
              </table:table-cell>
              <table:table-cell office:value-type="float" office:value="0.830044">
                <text:p>0.8300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8">
                <text:p>7.8</text:p>
              </table:table-cell>
              <table:table-cell office:value-type="float" office:value="3.59508">
                <text:p>3.595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8">
                <text:p>7.8</text:p>
              </table:table-cell>
              <table:table-cell office:value-type="float" office:value="0.576937">
                <text:p>0.5769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8">
                <text:p>7.8</text:p>
              </table:table-cell>
              <table:table-cell office:value-type="float" office:value="1.01728">
                <text:p>1.017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8">
                <text:p>7.8</text:p>
              </table:table-cell>
              <table:table-cell office:value-type="float" office:value="0.467886">
                <text:p>0.4678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8">
                <text:p>7.8</text:p>
              </table:table-cell>
              <table:table-cell office:value-type="float" office:value="1.5999">
                <text:p>1.59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8">
                <text:p>7.8</text:p>
              </table:table-cell>
              <table:table-cell office:value-type="float" office:value="0.419585">
                <text:p>0.4195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8">
                <text:p>7.8</text:p>
              </table:table-cell>
              <table:table-cell office:value-type="float" office:value="0.914758">
                <text:p>0.9147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8">
                <text:p>7.8</text:p>
              </table:table-cell>
              <table:table-cell office:value-type="float" office:value="0.0877037">
                <text:p>0.087703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8">
                <text:p>7.8</text:p>
              </table:table-cell>
              <table:table-cell office:value-type="float" office:value="0.663331">
                <text:p>0.6633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8">
                <text:p>7.8</text:p>
              </table:table-cell>
              <table:table-cell office:value-type="float" office:value="0.68777">
                <text:p>0.687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8">
                <text:p>7.8</text:p>
              </table:table-cell>
              <table:table-cell office:value-type="float" office:value="1.03427">
                <text:p>1.034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8">
                <text:p>7.8</text:p>
              </table:table-cell>
              <table:table-cell office:value-type="float" office:value="0.147987">
                <text:p>0.1479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8">
                <text:p>7.8</text:p>
              </table:table-cell>
              <table:table-cell office:value-type="float" office:value="0.560749">
                <text:p>0.5607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">
                <text:p>7.8</text:p>
              </table:table-cell>
              <table:table-cell office:value-type="float" office:value="0.69654">
                <text:p>0.696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8">
                <text:p>7.8</text:p>
              </table:table-cell>
              <table:table-cell office:value-type="float" office:value="2.80193">
                <text:p>2.801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8">
                <text:p>7.8</text:p>
              </table:table-cell>
              <table:table-cell office:value-type="float" office:value="0.089628">
                <text:p>0.0896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8">
                <text:p>7.8</text:p>
              </table:table-cell>
              <table:table-cell office:value-type="float" office:value="1.84641">
                <text:p>1.8464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8">
                <text:p>7.8</text:p>
              </table:table-cell>
              <table:table-cell office:value-type="float" office:value="0.645733">
                <text:p>0.6457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8">
                <text:p>7.8</text:p>
              </table:table-cell>
              <table:table-cell office:value-type="float" office:value="2.80847">
                <text:p>2.808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8">
                <text:p>7.8</text:p>
              </table:table-cell>
              <table:table-cell office:value-type="float" office:value="2.14848">
                <text:p>2.148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8">
                <text:p>7.8</text:p>
              </table:table-cell>
              <table:table-cell office:value-type="float" office:value="4.79916">
                <text:p>4.799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8">
                <text:p>7.8</text:p>
              </table:table-cell>
              <table:table-cell office:value-type="float" office:value="4.25503">
                <text:p>4.2550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8">
                <text:p>7.8</text:p>
              </table:table-cell>
              <table:table-cell office:value-type="float" office:value="4.80853">
                <text:p>4.80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